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number-columns-repeated="250" table:default-cell-style-name="ce1"/>
        <table:table-row table:style-name="ro1">
          <table:table-cell office:value-type="string" calcext:value-type="string">
            <text:p>mean_score</text:p>
          </table:table-cell>
          <table:table-cell office:value-type="string" calcext:value-type="string">
            <text:p>std dev score</text:p>
          </table:table-cell>
          <table:table-cell office:value-type="string" calcext:value-type="string">
            <text:p><text:s/>max_features</text:p>
          </table:table-cell>
          <table:table-cell office:value-type="string" calcext:value-type="string">
            <text:p><text:s/>min_samples_split</text:p>
          </table:table-cell>
          <table:table-cell office:value-type="string" calcext:value-type="string">
            <text:p><text:s/>criterion</text:p>
          </table:table-cell>
          <table:table-cell table:style-name="ce1" office:value-type="string" calcext:value-type="string">
            <text:p><text:s/>max_depth</text:p>
          </table:table-cell>
          <table:table-cell office:value-type="string" calcext:value-type="string">
            <text:p><text:s/>min_samples_leaf</text:p>
          </table:table-cell>
          <table:table-cell table:number-columns-repeated="250"/>
        </table:table-row>
        <table:table-row table:style-name="ro1" table:visibility="filter">
          <table:table-cell office:value-type="float" office:value="0.227321721135" calcext:value-type="float">
            <text:p>0.2273217211</text:p>
          </table:table-cell>
          <table:table-cell office:value-type="float" office:value="0.321481461051" calcext:value-type="float">
            <text:p>0.321481461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258352479418" calcext:value-type="float">
            <text:p>0.2583524794</text:p>
          </table:table-cell>
          <table:table-cell office:value-type="float" office:value="0.365365580266" calcext:value-type="float">
            <text:p>0.365365580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355373542003" calcext:value-type="float">
            <text:p>0.355373542</text:p>
          </table:table-cell>
          <table:table-cell office:value-type="float" office:value="0.252397011262" calcext:value-type="float">
            <text:p>0.252397011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363198504966" calcext:value-type="float">
            <text:p>0.363198505</text:p>
          </table:table-cell>
          <table:table-cell office:value-type="float" office:value="0.258533007215" calcext:value-type="float">
            <text:p>0.258533007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375702667285" calcext:value-type="float">
            <text:p>0.3757026673</text:p>
          </table:table-cell>
          <table:table-cell office:value-type="float" office:value="0.269920270775" calcext:value-type="float">
            <text:p>0.269920270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20376532722" calcext:value-type="float">
            <text:p>0.4203765327</text:p>
          </table:table-cell>
          <table:table-cell office:value-type="float" office:value="0.300027723466" calcext:value-type="float">
            <text:p>0.300027723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25977146274" calcext:value-type="float">
            <text:p>0.4259771463</text:p>
          </table:table-cell>
          <table:table-cell office:value-type="float" office:value="0.303250555421" calcext:value-type="float">
            <text:p>0.303250555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29471356392" calcext:value-type="float">
            <text:p>0.4294713564</text:p>
          </table:table-cell>
          <table:table-cell office:value-type="float" office:value="0.305119791798" calcext:value-type="float">
            <text:p>0.305119791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30233442317" calcext:value-type="float">
            <text:p>0.4302334423</text:p>
          </table:table-cell>
          <table:table-cell office:value-type="float" office:value="0.321820541604" calcext:value-type="float">
            <text:p>0.321820541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60626992109" calcext:value-type="float">
            <text:p>0.4606269921</text:p>
          </table:table-cell>
          <table:table-cell office:value-type="float" office:value="0.332682534895" calcext:value-type="float">
            <text:p>0.332682534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76704638962" calcext:value-type="float">
            <text:p>0.476704639</text:p>
          </table:table-cell>
          <table:table-cell office:value-type="float" office:value="0.350825764342" calcext:value-type="float">
            <text:p>0.350825764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81227015144" calcext:value-type="float">
            <text:p>0.4812270151</text:p>
          </table:table-cell>
          <table:table-cell office:value-type="float" office:value="0.352751437915" calcext:value-type="float">
            <text:p>0.352751437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85917246331" calcext:value-type="float">
            <text:p>0.4859172463</text:p>
          </table:table-cell>
          <table:table-cell office:value-type="float" office:value="0.354494725713" calcext:value-type="float">
            <text:p>0.354494725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87159209552" calcext:value-type="float">
            <text:p>0.4871592096</text:p>
          </table:table-cell>
          <table:table-cell office:value-type="float" office:value="0.346913002399" calcext:value-type="float">
            <text:p>0.346913002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488486140301" calcext:value-type="float">
            <text:p>0.4884861403</text:p>
          </table:table-cell>
          <table:table-cell office:value-type="float" office:value="0.355498380344" calcext:value-type="float">
            <text:p>0.355498380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11770971984" calcext:value-type="float">
            <text:p>0.511770972</text:p>
          </table:table-cell>
          <table:table-cell office:value-type="float" office:value="0.36881674839" calcext:value-type="float">
            <text:p>0.368816748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30310407675" calcext:value-type="float">
            <text:p>0.5303104077</text:p>
          </table:table-cell>
          <table:table-cell office:value-type="float" office:value="0.0264148085612" calcext:value-type="float">
            <text:p>0.026414808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42152684074" calcext:value-type="float">
            <text:p>0.5421526841</text:p>
          </table:table-cell>
          <table:table-cell office:value-type="float" office:value="0.38462468265" calcext:value-type="float">
            <text:p>0.384624682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45229879026" calcext:value-type="float">
            <text:p>0.545229879</text:p>
          </table:table-cell>
          <table:table-cell office:value-type="float" office:value="0.386719299976" calcext:value-type="float">
            <text:p>0.386719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49898055797" calcext:value-type="float">
            <text:p>0.5498980558</text:p>
          </table:table-cell>
          <table:table-cell office:value-type="float" office:value="0.389440619177" calcext:value-type="float">
            <text:p>0.389440619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55297914179" calcext:value-type="float">
            <text:p>0.5529791418</text:p>
          </table:table-cell>
          <table:table-cell office:value-type="float" office:value="0.392382002941" calcext:value-type="float">
            <text:p>0.392382002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558814366544" calcext:value-type="float">
            <text:p>0.5588143665</text:p>
          </table:table-cell>
          <table:table-cell office:value-type="float" office:value="0.395279764934" calcext:value-type="float">
            <text:p>0.395279764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561640211318" calcext:value-type="float">
            <text:p>0.5616402113</text:p>
          </table:table-cell>
          <table:table-cell office:value-type="float" office:value="0.0406920397252" calcext:value-type="float">
            <text:p>0.040692039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64106453383" calcext:value-type="float">
            <text:p>0.5641064534</text:p>
          </table:table-cell>
          <table:table-cell office:value-type="float" office:value="0.0312321198924" calcext:value-type="float">
            <text:p>0.031232119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65576957541" calcext:value-type="float">
            <text:p>0.5655769575</text:p>
          </table:table-cell>
          <table:table-cell office:value-type="float" office:value="0.0278731351626" calcext:value-type="float">
            <text:p>0.027873135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69394362065" calcext:value-type="float">
            <text:p>0.5693943621</text:p>
          </table:table-cell>
          <table:table-cell office:value-type="float" office:value="0.0380340609103" calcext:value-type="float">
            <text:p>0.038034060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76476225085" calcext:value-type="float">
            <text:p>0.5764762251</text:p>
          </table:table-cell>
          <table:table-cell office:value-type="float" office:value="0.0506295380917" calcext:value-type="float">
            <text:p>0.050629538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78571458055" calcext:value-type="float">
            <text:p>0.5785714581</text:p>
          </table:table-cell>
          <table:table-cell office:value-type="float" office:value="0.0384663611633" calcext:value-type="float">
            <text:p>0.038466361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79389072235" calcext:value-type="float">
            <text:p>0.5793890722</text:p>
          </table:table-cell>
          <table:table-cell office:value-type="float" office:value="0.0421932880066" calcext:value-type="float">
            <text:p>0.04219328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8716925141" calcext:value-type="float">
            <text:p>0.5871692514</text:p>
          </table:table-cell>
          <table:table-cell office:value-type="float" office:value="0.00463586182447" calcext:value-type="float">
            <text:p>0.004635861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87450616669" calcext:value-type="float">
            <text:p>0.5874506167</text:p>
          </table:table-cell>
          <table:table-cell office:value-type="float" office:value="0.00479473505309" calcext:value-type="float">
            <text:p>0.004794735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93457798829" calcext:value-type="float">
            <text:p>0.5934577988</text:p>
          </table:table-cell>
          <table:table-cell office:value-type="float" office:value="0.0106221489002" calcext:value-type="float">
            <text:p>0.010622148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9484789788" calcext:value-type="float">
            <text:p>0.5948478979</text:p>
          </table:table-cell>
          <table:table-cell office:value-type="float" office:value="0.0734487839284" calcext:value-type="float">
            <text:p>0.073448783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596934860252" calcext:value-type="float">
            <text:p>0.5969348603</text:p>
          </table:table-cell>
          <table:table-cell office:value-type="float" office:value="0.016202974624" calcext:value-type="float">
            <text:p>0.016202974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00286660145" calcext:value-type="float">
            <text:p>0.6002866601</text:p>
          </table:table-cell>
          <table:table-cell office:value-type="float" office:value="0.0162898779342" calcext:value-type="float">
            <text:p>0.016289877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02925353375" calcext:value-type="float">
            <text:p>0.6029253534</text:p>
          </table:table-cell>
          <table:table-cell office:value-type="float" office:value="0.0654493603772" calcext:value-type="float">
            <text:p>0.065449360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04497615958" calcext:value-type="float">
            <text:p>0.604497616</text:p>
          </table:table-cell>
          <table:table-cell office:value-type="float" office:value="0.0166733425101" calcext:value-type="float">
            <text:p>0.016673342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05350816733" calcext:value-type="float">
            <text:p>0.6053508167</text:p>
          </table:table-cell>
          <table:table-cell office:value-type="float" office:value="0.124094037726" calcext:value-type="float">
            <text:p>0.124094037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05582516629" calcext:value-type="float">
            <text:p>0.6055825166</text:p>
          </table:table-cell>
          <table:table-cell office:value-type="float" office:value="0.0122315918193" calcext:value-type="float">
            <text:p>0.012231591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1073054963" calcext:value-type="float">
            <text:p>0.6107305496</text:p>
          </table:table-cell>
          <table:table-cell office:value-type="float" office:value="0.0660404129097" calcext:value-type="float">
            <text:p>0.066040412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12841641786" calcext:value-type="float">
            <text:p>0.6128416418</text:p>
          </table:table-cell>
          <table:table-cell office:value-type="float" office:value="0.0170208406385" calcext:value-type="float">
            <text:p>0.017020840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12841641786" calcext:value-type="float">
            <text:p>0.6128416418</text:p>
          </table:table-cell>
          <table:table-cell office:value-type="float" office:value="0.0170208406385" calcext:value-type="float">
            <text:p>0.017020840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12890364398" calcext:value-type="float">
            <text:p>0.6128903644</text:p>
          </table:table-cell>
          <table:table-cell office:value-type="float" office:value="0.00393872270646" calcext:value-type="float">
            <text:p>0.003938722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21001988297" calcext:value-type="float">
            <text:p>0.6210019883</text:p>
          </table:table-cell>
          <table:table-cell office:value-type="float" office:value="0.112075045153" calcext:value-type="float">
            <text:p>0.112075045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23270035133" calcext:value-type="float">
            <text:p>0.6232700351</text:p>
          </table:table-cell>
          <table:table-cell office:value-type="float" office:value="0.112343141579" calcext:value-type="float">
            <text:p>0.112343141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23633193874" calcext:value-type="float">
            <text:p>0.6236331939</text:p>
          </table:table-cell>
          <table:table-cell office:value-type="float" office:value="0.149945734197" calcext:value-type="float">
            <text:p>0.149945734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27724470652" calcext:value-type="float">
            <text:p>0.6277244707</text:p>
          </table:table-cell>
          <table:table-cell office:value-type="float" office:value="0.0409213287636" calcext:value-type="float">
            <text:p>0.040921328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27724470652" calcext:value-type="float">
            <text:p>0.6277244707</text:p>
          </table:table-cell>
          <table:table-cell office:value-type="float" office:value="0.0409213287636" calcext:value-type="float">
            <text:p>0.040921328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29064639906" calcext:value-type="float">
            <text:p>0.6290646399</text:p>
          </table:table-cell>
          <table:table-cell office:value-type="float" office:value="0.111363570897" calcext:value-type="float">
            <text:p>0.111363570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32583561283" calcext:value-type="float">
            <text:p>0.6325835613</text:p>
          </table:table-cell>
          <table:table-cell office:value-type="float" office:value="0.0999313990356" calcext:value-type="float">
            <text:p>0.09993139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36387442754" calcext:value-type="float">
            <text:p>0.6363874428</text:p>
          </table:table-cell>
          <table:table-cell office:value-type="float" office:value="0.0325539786577" calcext:value-type="float">
            <text:p>0.032553978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0407142463" calcext:value-type="float">
            <text:p>0.6404071425</text:p>
          </table:table-cell>
          <table:table-cell office:value-type="float" office:value="0.102395036992" calcext:value-type="float">
            <text:p>0.10239503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1533225718" calcext:value-type="float">
            <text:p>0.6415332257</text:p>
          </table:table-cell>
          <table:table-cell office:value-type="float" office:value="0.0988537946984" calcext:value-type="float">
            <text:p>0.098853794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3070085276" calcext:value-type="float">
            <text:p>0.6430700853</text:p>
          </table:table-cell>
          <table:table-cell office:value-type="float" office:value="0.0976064510743" calcext:value-type="float">
            <text:p>0.097606451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3190777292" calcext:value-type="float">
            <text:p>0.6431907773</text:p>
          </table:table-cell>
          <table:table-cell office:value-type="float" office:value="0.104987823459" calcext:value-type="float">
            <text:p>0.104987823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374639943" calcext:value-type="float">
            <text:p>0.6437463994</text:p>
          </table:table-cell>
          <table:table-cell office:value-type="float" office:value="0.0976647625419" calcext:value-type="float">
            <text:p>0.097664762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767077372" calcext:value-type="float">
            <text:p>0.6476707737</text:p>
          </table:table-cell>
          <table:table-cell office:value-type="float" office:value="0.0932029764575" calcext:value-type="float">
            <text:p>0.093202976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49614419184" calcext:value-type="float">
            <text:p>0.6496144192</text:p>
          </table:table-cell>
          <table:table-cell office:value-type="float" office:value="0.0918688598515" calcext:value-type="float">
            <text:p>0.091868859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0281093708" calcext:value-type="float">
            <text:p>0.6502810937</text:p>
          </table:table-cell>
          <table:table-cell office:value-type="float" office:value="0.0942136964022" calcext:value-type="float">
            <text:p>0.094213696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1186377591" calcext:value-type="float">
            <text:p>0.6511863776</text:p>
          </table:table-cell>
          <table:table-cell office:value-type="float" office:value="0.133088691077" calcext:value-type="float">
            <text:p>0.133088691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2647382174" calcext:value-type="float">
            <text:p>0.6526473822</text:p>
          </table:table-cell>
          <table:table-cell office:value-type="float" office:value="0.0447215294857" calcext:value-type="float">
            <text:p>0.044721529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3507185344" calcext:value-type="float">
            <text:p>0.6535071853</text:p>
          </table:table-cell>
          <table:table-cell office:value-type="float" office:value="0.0921027917464" calcext:value-type="float">
            <text:p>0.092102791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4183286902" calcext:value-type="float">
            <text:p>0.6541832869</text:p>
          </table:table-cell>
          <table:table-cell office:value-type="float" office:value="0.143654270349" calcext:value-type="float">
            <text:p>0.143654270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5893084414" calcext:value-type="float">
            <text:p>0.6558930844</text:p>
          </table:table-cell>
          <table:table-cell office:value-type="float" office:value="0.0844904695169" calcext:value-type="float">
            <text:p>0.084490469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662902941" calcext:value-type="float">
            <text:p>0.6566290294</text:p>
          </table:table-cell>
          <table:table-cell office:value-type="float" office:value="0.112565998193" calcext:value-type="float">
            <text:p>0.112565998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8563993181" calcext:value-type="float">
            <text:p>0.6585639932</text:p>
          </table:table-cell>
          <table:table-cell office:value-type="float" office:value="0.0893142784387" calcext:value-type="float">
            <text:p>0.089314278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58880106369" calcext:value-type="float">
            <text:p>0.6588801064</text:p>
          </table:table-cell>
          <table:table-cell office:value-type="float" office:value="0.0830706519143" calcext:value-type="float">
            <text:p>0.083070651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0119259246" calcext:value-type="float">
            <text:p>0.6601192592</text:p>
          </table:table-cell>
          <table:table-cell office:value-type="float" office:value="0.0865814834588" calcext:value-type="float">
            <text:p>0.0865814835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3046673526" calcext:value-type="float">
            <text:p>0.6630466735</text:p>
          </table:table-cell>
          <table:table-cell office:value-type="float" office:value="0.0310834800898" calcext:value-type="float">
            <text:p>0.031083480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3197366575" calcext:value-type="float">
            <text:p>0.6631973666</text:p>
          </table:table-cell>
          <table:table-cell office:value-type="float" office:value="0.0840477378799" calcext:value-type="float">
            <text:p>0.084047737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375463834" calcext:value-type="float">
            <text:p>0.6637546383</text:p>
          </table:table-cell>
          <table:table-cell office:value-type="float" office:value="0.0840751230055" calcext:value-type="float">
            <text:p>0.08407512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5802565977" calcext:value-type="float">
            <text:p>0.665802566</text:p>
          </table:table-cell>
          <table:table-cell office:value-type="float" office:value="0.0821495149446" calcext:value-type="float">
            <text:p>0.082149514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6061196006" calcext:value-type="float">
            <text:p>0.666061196</text:p>
          </table:table-cell>
          <table:table-cell office:value-type="float" office:value="0.11885700638" calcext:value-type="float">
            <text:p>0.118857006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6498417298" calcext:value-type="float">
            <text:p>0.6664984173</text:p>
          </table:table-cell>
          <table:table-cell office:value-type="float" office:value="0.141215361622" calcext:value-type="float">
            <text:p>0.141215361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7011985381" calcext:value-type="float">
            <text:p>0.6670119854</text:p>
          </table:table-cell>
          <table:table-cell office:value-type="float" office:value="0.138076351599" calcext:value-type="float">
            <text:p>0.138076351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7974930039" calcext:value-type="float">
            <text:p>0.66797493</text:p>
          </table:table-cell>
          <table:table-cell office:value-type="float" office:value="0.0751258265454" calcext:value-type="float">
            <text:p>0.075125826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6889031519" calcext:value-type="float">
            <text:p>0.6688903152</text:p>
          </table:table-cell>
          <table:table-cell office:value-type="float" office:value="0.0783291046801" calcext:value-type="float">
            <text:p>0.078329104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72896706452" calcext:value-type="float">
            <text:p>0.6728967065</text:p>
          </table:table-cell>
          <table:table-cell office:value-type="float" office:value="0.134846321897" calcext:value-type="float">
            <text:p>0.134846321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7410151271" calcext:value-type="float">
            <text:p>0.6741015127</text:p>
          </table:table-cell>
          <table:table-cell office:value-type="float" office:value="0.075623343975" calcext:value-type="float">
            <text:p>0.07562334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74425905358" calcext:value-type="float">
            <text:p>0.6744259054</text:p>
          </table:table-cell>
          <table:table-cell office:value-type="float" office:value="0.0894253485675" calcext:value-type="float">
            <text:p>0.089425348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74625921901" calcext:value-type="float">
            <text:p>0.6746259219</text:p>
          </table:table-cell>
          <table:table-cell office:value-type="float" office:value="0.0870148496299" calcext:value-type="float">
            <text:p>0.087014849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75201976021" calcext:value-type="float">
            <text:p>0.675201976</text:p>
          </table:table-cell>
          <table:table-cell office:value-type="float" office:value="0.11399195136" calcext:value-type="float">
            <text:p>0.113991951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77548457775" calcext:value-type="float">
            <text:p>0.6775484578</text:p>
          </table:table-cell>
          <table:table-cell office:value-type="float" office:value="0.0731136993538" calcext:value-type="float">
            <text:p>0.073113699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0432872276" calcext:value-type="float">
            <text:p>0.6804328723</text:p>
          </table:table-cell>
          <table:table-cell office:value-type="float" office:value="0.121359257839" calcext:value-type="float">
            <text:p>0.121359257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1261183757" calcext:value-type="float">
            <text:p>0.6812611838</text:p>
          </table:table-cell>
          <table:table-cell office:value-type="float" office:value="0.0785193346683" calcext:value-type="float">
            <text:p>0.078519334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1479743716" calcext:value-type="float">
            <text:p>0.6814797437</text:p>
          </table:table-cell>
          <table:table-cell office:value-type="float" office:value="0.109696264141" calcext:value-type="float">
            <text:p>0.109696264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2576380641" calcext:value-type="float">
            <text:p>0.6825763806</text:p>
          </table:table-cell>
          <table:table-cell office:value-type="float" office:value="0.107540859169" calcext:value-type="float">
            <text:p>0.107540859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3884366606" calcext:value-type="float">
            <text:p>0.6838843666</text:p>
          </table:table-cell>
          <table:table-cell office:value-type="float" office:value="0.077778062872" calcext:value-type="float">
            <text:p>0.077778062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408438315" calcext:value-type="float">
            <text:p>0.6840843832</text:p>
          </table:table-cell>
          <table:table-cell office:value-type="float" office:value="0.0749688899236" calcext:value-type="float">
            <text:p>0.074968889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528430057" calcext:value-type="float">
            <text:p>0.6852843006</text:p>
          </table:table-cell>
          <table:table-cell office:value-type="float" office:value="0.107572221049" calcext:value-type="float">
            <text:p>0.10757222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5827721917" calcext:value-type="float">
            <text:p>0.6858277219</text:p>
          </table:table-cell>
          <table:table-cell office:value-type="float" office:value="0.128519912304" calcext:value-type="float">
            <text:p>0.128519912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6578662246" calcext:value-type="float">
            <text:p>0.6865786622</text:p>
          </table:table-cell>
          <table:table-cell office:value-type="float" office:value="0.104421247096" calcext:value-type="float">
            <text:p>0.104421247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7691997434" calcext:value-type="float">
            <text:p>0.6876919974</text:p>
          </table:table-cell>
          <table:table-cell office:value-type="float" office:value="0.117394507714" calcext:value-type="float">
            <text:p>0.117394507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89157451313" calcext:value-type="float">
            <text:p>0.6891574513</text:p>
          </table:table-cell>
          <table:table-cell office:value-type="float" office:value="0.118731889031" calcext:value-type="float">
            <text:p>0.11873188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2310886636" calcext:value-type="float">
            <text:p>0.6923108866</text:p>
          </table:table-cell>
          <table:table-cell office:value-type="float" office:value="0.101373061684" calcext:value-type="float">
            <text:p>0.101373061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2708282499" calcext:value-type="float">
            <text:p>0.6927082825</text:p>
          </table:table-cell>
          <table:table-cell office:value-type="float" office:value="0.112051650271" calcext:value-type="float">
            <text:p>0.112051650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3466019504" calcext:value-type="float">
            <text:p>0.6934660195</text:p>
          </table:table-cell>
          <table:table-cell office:value-type="float" office:value="0.06712159009" calcext:value-type="float">
            <text:p>0.067121590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3539022718" calcext:value-type="float">
            <text:p>0.6935390227</text:p>
          </table:table-cell>
          <table:table-cell office:value-type="float" office:value="0.0672166081982" calcext:value-type="float">
            <text:p>0.067216608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3539022718" calcext:value-type="float">
            <text:p>0.6935390227</text:p>
          </table:table-cell>
          <table:table-cell office:value-type="float" office:value="0.0672166081982" calcext:value-type="float">
            <text:p>0.067216608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3805849331" calcext:value-type="float">
            <text:p>0.6938058493</text:p>
          </table:table-cell>
          <table:table-cell office:value-type="float" office:value="0.111584283496" calcext:value-type="float">
            <text:p>0.111584283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4023043956" calcext:value-type="float">
            <text:p>0.694023044</text:p>
          </table:table-cell>
          <table:table-cell office:value-type="float" office:value="0.113830071775" calcext:value-type="float">
            <text:p>0.113830071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5013272766" calcext:value-type="float">
            <text:p>0.6950132728</text:p>
          </table:table-cell>
          <table:table-cell office:value-type="float" office:value="0.0662669186919" calcext:value-type="float">
            <text:p>0.066266918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5594429718" calcext:value-type="float">
            <text:p>0.6955944297</text:p>
          </table:table-cell>
          <table:table-cell office:value-type="float" office:value="0.119574847716" calcext:value-type="float">
            <text:p>0.119574847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5667432932" calcext:value-type="float">
            <text:p>0.6956674329</text:p>
          </table:table-cell>
          <table:table-cell office:value-type="float" office:value="0.119626911714" calcext:value-type="float">
            <text:p>0.119626911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6171118281" calcext:value-type="float">
            <text:p>0.6961711183</text:p>
          </table:table-cell>
          <table:table-cell office:value-type="float" office:value="0.119886801653" calcext:value-type="float">
            <text:p>0.119886801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8425746544" calcext:value-type="float">
            <text:p>0.6984257465</text:p>
          </table:table-cell>
          <table:table-cell office:value-type="float" office:value="0.104252753428" calcext:value-type="float">
            <text:p>0.104252753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699343544355" calcext:value-type="float">
            <text:p>0.6993435444</text:p>
          </table:table-cell>
          <table:table-cell office:value-type="float" office:value="0.104447650974" calcext:value-type="float">
            <text:p>0.10444765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04052342169" calcext:value-type="float">
            <text:p>0.7040523422</text:p>
          </table:table-cell>
          <table:table-cell office:value-type="float" office:value="0.143509474058" calcext:value-type="float">
            <text:p>0.143509474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04403040926" calcext:value-type="float">
            <text:p>0.7044030409</text:p>
          </table:table-cell>
          <table:table-cell office:value-type="float" office:value="0.101164521151" calcext:value-type="float">
            <text:p>0.101164521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07447603817" calcext:value-type="float">
            <text:p>0.7074476038</text:p>
          </table:table-cell>
          <table:table-cell office:value-type="float" office:value="0.0997155767384" calcext:value-type="float">
            <text:p>0.099715576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08557556928" calcext:value-type="float">
            <text:p>0.7085575569</text:p>
          </table:table-cell>
          <table:table-cell office:value-type="float" office:value="0.112004407246" calcext:value-type="float">
            <text:p>0.112004407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09595977721" calcext:value-type="float">
            <text:p>0.7095959777</text:p>
          </table:table-cell>
          <table:table-cell office:value-type="float" office:value="0.116964219223" calcext:value-type="float">
            <text:p>0.116964219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0335400358" calcext:value-type="float">
            <text:p>0.7103354004</text:p>
          </table:table-cell>
          <table:table-cell office:value-type="float" office:value="0.110019687337" calcext:value-type="float">
            <text:p>0.110019687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1356762009" calcext:value-type="float">
            <text:p>0.711356762</text:p>
          </table:table-cell>
          <table:table-cell office:value-type="float" office:value="0.0924242452091" calcext:value-type="float">
            <text:p>0.092424245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1522564043" calcext:value-type="float">
            <text:p>0.711522564</text:p>
          </table:table-cell>
          <table:table-cell office:value-type="float" office:value="0.0921898367791" calcext:value-type="float">
            <text:p>0.092189836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1665147357" calcext:value-type="float">
            <text:p>0.7116651474</text:p>
          </table:table-cell>
          <table:table-cell office:value-type="float" office:value="0.132915407587" calcext:value-type="float">
            <text:p>0.132915407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2216802931" calcext:value-type="float">
            <text:p>0.7122168029</text:p>
          </table:table-cell>
          <table:table-cell office:value-type="float" office:value="0.0921734768584" calcext:value-type="float">
            <text:p>0.092173476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3774166214" calcext:value-type="float">
            <text:p>0.7137741662</text:p>
          </table:table-cell>
          <table:table-cell office:value-type="float" office:value="0.0896220669097" calcext:value-type="float">
            <text:p>0.089622066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3876806859" calcext:value-type="float">
            <text:p>0.7138768069</text:p>
          </table:table-cell>
          <table:table-cell office:value-type="float" office:value="0.134472308215" calcext:value-type="float">
            <text:p>0.134472308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3972774414" calcext:value-type="float">
            <text:p>0.7139727744</text:p>
          </table:table-cell>
          <table:table-cell office:value-type="float" office:value="0.0915305919308" calcext:value-type="float">
            <text:p>0.091530591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4197743428" calcext:value-type="float">
            <text:p>0.7141977434</text:p>
          </table:table-cell>
          <table:table-cell office:value-type="float" office:value="0.0256129906164" calcext:value-type="float">
            <text:p>0.025612990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4480930686" calcext:value-type="float">
            <text:p>0.7144809307</text:p>
          </table:table-cell>
          <table:table-cell office:value-type="float" office:value="0.0470661350565" calcext:value-type="float">
            <text:p>0.047066135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4604208724" calcext:value-type="float">
            <text:p>0.7146042087</text:p>
          </table:table-cell>
          <table:table-cell office:value-type="float" office:value="0.0938184818076" calcext:value-type="float">
            <text:p>0.093818481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4759179828" calcext:value-type="float">
            <text:p>0.7147591798</text:p>
          </table:table-cell>
          <table:table-cell office:value-type="float" office:value="0.0895358579047" calcext:value-type="float">
            <text:p>0.089535857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5113005538" calcext:value-type="float">
            <text:p>0.7151130055</text:p>
          </table:table-cell>
          <table:table-cell office:value-type="float" office:value="0.0882373233194" calcext:value-type="float">
            <text:p>0.088237323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6885037051" calcext:value-type="float">
            <text:p>0.7168850371</text:p>
          </table:table-cell>
          <table:table-cell office:value-type="float" office:value="0.106596514844" calcext:value-type="float">
            <text:p>0.106596514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6922346594" calcext:value-type="float">
            <text:p>0.7169223466</text:p>
          </table:table-cell>
          <table:table-cell office:value-type="float" office:value="0.0452704293805" calcext:value-type="float">
            <text:p>0.045270429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6922346594" calcext:value-type="float">
            <text:p>0.7169223466</text:p>
          </table:table-cell>
          <table:table-cell office:value-type="float" office:value="0.0452704293805" calcext:value-type="float">
            <text:p>0.0452704294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7146042857" calcext:value-type="float">
            <text:p>0.7171460429</text:p>
          </table:table-cell>
          <table:table-cell office:value-type="float" office:value="0.090223786722" calcext:value-type="float">
            <text:p>0.090223786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1774070395" calcext:value-type="float">
            <text:p>0.717740704</text:p>
          </table:table-cell>
          <table:table-cell office:value-type="float" office:value="0.0546220614208" calcext:value-type="float">
            <text:p>0.054622061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0688836516" calcext:value-type="float">
            <text:p>0.7206888365</text:p>
          </table:table-cell>
          <table:table-cell office:value-type="float" office:value="0.0561638688238" calcext:value-type="float">
            <text:p>0.0561638688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2478036306" calcext:value-type="float">
            <text:p>0.7224780363</text:p>
          </table:table-cell>
          <table:table-cell office:value-type="float" office:value="0.119068596397" calcext:value-type="float">
            <text:p>0.119068596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3241687877" calcext:value-type="float">
            <text:p>0.7232416879</text:p>
          </table:table-cell>
          <table:table-cell office:value-type="float" office:value="0.100527360892" calcext:value-type="float">
            <text:p>0.100527360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3293076085" calcext:value-type="float">
            <text:p>0.7232930761</text:p>
          </table:table-cell>
          <table:table-cell office:value-type="float" office:value="0.116794606214" calcext:value-type="float">
            <text:p>0.116794606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4569781002" calcext:value-type="float">
            <text:p>0.724569781</text:p>
          </table:table-cell>
          <table:table-cell office:value-type="float" office:value="0.0756676752344" calcext:value-type="float">
            <text:p>0.075667675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4569781002" calcext:value-type="float">
            <text:p>0.724569781</text:p>
          </table:table-cell>
          <table:table-cell office:value-type="float" office:value="0.0756676752344" calcext:value-type="float">
            <text:p>0.075667675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8336089632" calcext:value-type="float">
            <text:p>0.7283360896</text:p>
          </table:table-cell>
          <table:table-cell office:value-type="float" office:value="0.0678373416866" calcext:value-type="float">
            <text:p>0.067837341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8975121686" calcext:value-type="float">
            <text:p>0.7289751217</text:p>
          </table:table-cell>
          <table:table-cell office:value-type="float" office:value="0.119696678552" calcext:value-type="float">
            <text:p>0.119696678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28975121686" calcext:value-type="float">
            <text:p>0.7289751217</text:p>
          </table:table-cell>
          <table:table-cell office:value-type="float" office:value="0.119696678552" calcext:value-type="float">
            <text:p>0.119696678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0201184599" calcext:value-type="float">
            <text:p>0.7302011846</text:p>
          </table:table-cell>
          <table:table-cell office:value-type="float" office:value="0.123563808217" calcext:value-type="float">
            <text:p>0.123563808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1824958345" calcext:value-type="float">
            <text:p>0.7318249583</text:p>
          </table:table-cell>
          <table:table-cell office:value-type="float" office:value="0.158109176977" calcext:value-type="float">
            <text:p>0.15810917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2122587079" calcext:value-type="float">
            <text:p>0.7321225871</text:p>
          </table:table-cell>
          <table:table-cell office:value-type="float" office:value="0.109169431665" calcext:value-type="float">
            <text:p>0.109169431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2605067588" calcext:value-type="float">
            <text:p>0.7326050676</text:p>
          </table:table-cell>
          <table:table-cell office:value-type="float" office:value="0.108107912439" calcext:value-type="float">
            <text:p>0.108107912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2662824476" calcext:value-type="float">
            <text:p>0.7326628245</text:p>
          </table:table-cell>
          <table:table-cell office:value-type="float" office:value="0.10838909518" calcext:value-type="float">
            <text:p>0.108389095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2968553754" calcext:value-type="float">
            <text:p>0.7329685538</text:p>
          </table:table-cell>
          <table:table-cell office:value-type="float" office:value="0.105326046185" calcext:value-type="float">
            <text:p>0.105326046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3322379464" calcext:value-type="float">
            <text:p>0.7333223795</text:p>
          </table:table-cell>
          <table:table-cell office:value-type="float" office:value="0.104162591613" calcext:value-type="float">
            <text:p>0.104162591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4179800986" calcext:value-type="float">
            <text:p>0.734179801</text:p>
          </table:table-cell>
          <table:table-cell office:value-type="float" office:value="0.0707543937891" calcext:value-type="float">
            <text:p>0.070754393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4673924326" calcext:value-type="float">
            <text:p>0.7346739243</text:p>
          </table:table-cell>
          <table:table-cell office:value-type="float" office:value="0.101117314161" calcext:value-type="float">
            <text:p>0.101117314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5469100727" calcext:value-type="float">
            <text:p>0.7354691007</text:p>
          </table:table-cell>
          <table:table-cell office:value-type="float" office:value="0.104513699454" calcext:value-type="float">
            <text:p>0.104513699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5484347052" calcext:value-type="float">
            <text:p>0.7354843471</text:p>
          </table:table-cell>
          <table:table-cell office:value-type="float" office:value="0.104255467911" calcext:value-type="float">
            <text:p>0.104255467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8266078757" calcext:value-type="float">
            <text:p>0.7382660788</text:p>
          </table:table-cell>
          <table:table-cell office:value-type="float" office:value="0.0827610058267" calcext:value-type="float">
            <text:p>0.082761005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941760212" calcext:value-type="float">
            <text:p>0.7394176021</text:p>
          </table:table-cell>
          <table:table-cell office:value-type="float" office:value="0.0643396259575" calcext:value-type="float">
            <text:p>0.06433962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39579494562" calcext:value-type="float">
            <text:p>0.7395794946</text:p>
          </table:table-cell>
          <table:table-cell office:value-type="float" office:value="0.096297451385" calcext:value-type="float">
            <text:p>0.096297451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066255957" calcext:value-type="float">
            <text:p>0.7406625596</text:p>
          </table:table-cell>
          <table:table-cell office:value-type="float" office:value="0.110646397085" calcext:value-type="float">
            <text:p>0.110646397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088513517" calcext:value-type="float">
            <text:p>0.7408851352</text:p>
          </table:table-cell>
          <table:table-cell office:value-type="float" office:value="0.093820991665" calcext:value-type="float">
            <text:p>0.093820991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1021683945" calcext:value-type="float">
            <text:p>0.7410216839</text:p>
          </table:table-cell>
          <table:table-cell office:value-type="float" office:value="0.15856033042" calcext:value-type="float">
            <text:p>0.158560330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1364022746" calcext:value-type="float">
            <text:p>0.7413640227</text:p>
          </table:table-cell>
          <table:table-cell office:value-type="float" office:value="0.112431119231" calcext:value-type="float">
            <text:p>0.112431119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3872157126" calcext:value-type="float">
            <text:p>0.7438721571</text:p>
          </table:table-cell>
          <table:table-cell office:value-type="float" office:value="0.0897592669531" calcext:value-type="float">
            <text:p>0.08975926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4251269081" calcext:value-type="float">
            <text:p>0.7442512691</text:p>
          </table:table-cell>
          <table:table-cell office:value-type="float" office:value="0.0924369098074" calcext:value-type="float">
            <text:p>0.092436909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4463941251" calcext:value-type="float">
            <text:p>0.7444639413</text:p>
          </table:table-cell>
          <table:table-cell office:value-type="float" office:value="0.129007987721" calcext:value-type="float">
            <text:p>0.129007987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4729785388" calcext:value-type="float">
            <text:p>0.7447297854</text:p>
          </table:table-cell>
          <table:table-cell office:value-type="float" office:value="0.091377567216" calcext:value-type="float">
            <text:p>0.091377567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4729785388" calcext:value-type="float">
            <text:p>0.7447297854</text:p>
          </table:table-cell>
          <table:table-cell office:value-type="float" office:value="0.091377567216" calcext:value-type="float">
            <text:p>0.091377567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4810390818" calcext:value-type="float">
            <text:p>0.7448103908</text:p>
          </table:table-cell>
          <table:table-cell office:value-type="float" office:value="0.101654313191" calcext:value-type="float">
            <text:p>0.101654313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327709968" calcext:value-type="float">
            <text:p>0.74532771</text:p>
          </table:table-cell>
          <table:table-cell office:value-type="float" office:value="0.126684659997" calcext:value-type="float">
            <text:p>0.1266846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414844407" calcext:value-type="float">
            <text:p>0.7454148444</text:p>
          </table:table-cell>
          <table:table-cell office:value-type="float" office:value="0.118611537635" calcext:value-type="float">
            <text:p>0.118611537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426715363" calcext:value-type="float">
            <text:p>0.7454267154</text:p>
          </table:table-cell>
          <table:table-cell office:value-type="float" office:value="0.1265446469" calcext:value-type="float">
            <text:p>0.126544646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51168897" calcext:value-type="float">
            <text:p>0.745511689</text:p>
          </table:table-cell>
          <table:table-cell office:value-type="float" office:value="0.0460766660964" calcext:value-type="float">
            <text:p>0.046076666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51168897" calcext:value-type="float">
            <text:p>0.745511689</text:p>
          </table:table-cell>
          <table:table-cell office:value-type="float" office:value="0.0460766660964" calcext:value-type="float">
            <text:p>0.046076666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51168897" calcext:value-type="float">
            <text:p>0.745511689</text:p>
          </table:table-cell>
          <table:table-cell office:value-type="float" office:value="0.0460766660964" calcext:value-type="float">
            <text:p>0.046076666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5584314445" calcext:value-type="float">
            <text:p>0.7455843144</text:p>
          </table:table-cell>
          <table:table-cell office:value-type="float" office:value="0.102766490626" calcext:value-type="float">
            <text:p>0.102766490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6186559704" calcext:value-type="float">
            <text:p>0.7461865597</text:p>
          </table:table-cell>
          <table:table-cell office:value-type="float" office:value="0.090589559668" calcext:value-type="float">
            <text:p>0.090589559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618980302" calcext:value-type="float">
            <text:p>0.746189803</text:p>
          </table:table-cell>
          <table:table-cell office:value-type="float" office:value="0.0905995033405" calcext:value-type="float">
            <text:p>0.090599503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7180872186" calcext:value-type="float">
            <text:p>0.7471808722</text:p>
          </table:table-cell>
          <table:table-cell office:value-type="float" office:value="0.0604234707459" calcext:value-type="float">
            <text:p>0.060423470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7898717024" calcext:value-type="float">
            <text:p>0.747898717</text:p>
          </table:table-cell>
          <table:table-cell office:value-type="float" office:value="0.103454186333" calcext:value-type="float">
            <text:p>0.103454186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48845686904" calcext:value-type="float">
            <text:p>0.7488456869</text:p>
          </table:table-cell>
          <table:table-cell office:value-type="float" office:value="0.0785873652762" calcext:value-type="float">
            <text:p>0.078587365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0074169594" calcext:value-type="float">
            <text:p>0.7500741696</text:p>
          </table:table-cell>
          <table:table-cell office:value-type="float" office:value="0.124550584867" calcext:value-type="float">
            <text:p>0.124550584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117462392" calcext:value-type="float">
            <text:p>0.7511746239</text:p>
          </table:table-cell>
          <table:table-cell office:value-type="float" office:value="0.0991345791831" calcext:value-type="float">
            <text:p>0.099134579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143890186" calcext:value-type="float">
            <text:p>0.7514389019</text:p>
          </table:table-cell>
          <table:table-cell office:value-type="float" office:value="0.0958895471504" calcext:value-type="float">
            <text:p>0.095889547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1493702491" calcext:value-type="float">
            <text:p>0.7514937025</text:p>
          </table:table-cell>
          <table:table-cell office:value-type="float" office:value="0.0959365278857" calcext:value-type="float">
            <text:p>0.095936527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1637893901" calcext:value-type="float">
            <text:p>0.7516378939</text:p>
          </table:table-cell>
          <table:table-cell office:value-type="float" office:value="0.0983906510931" calcext:value-type="float">
            <text:p>0.098390651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1637893901" calcext:value-type="float">
            <text:p>0.7516378939</text:p>
          </table:table-cell>
          <table:table-cell office:value-type="float" office:value="0.0983906510931" calcext:value-type="float">
            <text:p>0.098390651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2665288159" calcext:value-type="float">
            <text:p>0.7526652882</text:p>
          </table:table-cell>
          <table:table-cell office:value-type="float" office:value="0.116307892493" calcext:value-type="float">
            <text:p>0.116307892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2770725589" calcext:value-type="float">
            <text:p>0.7527707256</text:p>
          </table:table-cell>
          <table:table-cell office:value-type="float" office:value="0.093974379339" calcext:value-type="float">
            <text:p>0.093974379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2872943699" calcext:value-type="float">
            <text:p>0.7528729437</text:p>
          </table:table-cell>
          <table:table-cell office:value-type="float" office:value="0.0987919499293" calcext:value-type="float">
            <text:p>0.098791949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3474700671" calcext:value-type="float">
            <text:p>0.7534747007</text:p>
          </table:table-cell>
          <table:table-cell office:value-type="float" office:value="0.0798666882814" calcext:value-type="float">
            <text:p>0.079866688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3912491673" calcext:value-type="float">
            <text:p>0.7539124917</text:p>
          </table:table-cell>
          <table:table-cell office:value-type="float" office:value="0.04638713368" calcext:value-type="float">
            <text:p>0.0463871337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4372565193" calcext:value-type="float">
            <text:p>0.7543725652</text:p>
          </table:table-cell>
          <table:table-cell office:value-type="float" office:value="0.0706940537535" calcext:value-type="float">
            <text:p>0.070694053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5578103586" calcext:value-type="float">
            <text:p>0.7555781036</text:p>
          </table:table-cell>
          <table:table-cell office:value-type="float" office:value="0.123514793009" calcext:value-type="float">
            <text:p>0.12351479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5707945813" calcext:value-type="float">
            <text:p>0.7557079458</text:p>
          </table:table-cell>
          <table:table-cell office:value-type="float" office:value="0.0416253297366" calcext:value-type="float">
            <text:p>0.041625329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6460587683" calcext:value-type="float">
            <text:p>0.7564605877</text:p>
          </table:table-cell>
          <table:table-cell office:value-type="float" office:value="0.0952752820176" calcext:value-type="float">
            <text:p>0.09527528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7248797458" calcext:value-type="float">
            <text:p>0.7572487975</text:p>
          </table:table-cell>
          <table:table-cell office:value-type="float" office:value="0.0838923488729" calcext:value-type="float">
            <text:p>0.083892348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8337422909" calcext:value-type="float">
            <text:p>0.7583374229</text:p>
          </table:table-cell>
          <table:table-cell office:value-type="float" office:value="0.123218069548" calcext:value-type="float">
            <text:p>0.123218069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59276228967" calcext:value-type="float">
            <text:p>0.759276229</text:p>
          </table:table-cell>
          <table:table-cell office:value-type="float" office:value="0.106989350423" calcext:value-type="float">
            <text:p>0.106989350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0733678825" calcext:value-type="float">
            <text:p>0.7607336788</text:p>
          </table:table-cell>
          <table:table-cell office:value-type="float" office:value="0.0813287419867" calcext:value-type="float">
            <text:p>0.08132874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2320410066" calcext:value-type="float">
            <text:p>0.7623204101</text:p>
          </table:table-cell>
          <table:table-cell office:value-type="float" office:value="0.128440868323" calcext:value-type="float">
            <text:p>0.128440868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24862121" calcext:value-type="float">
            <text:p>0.7624862121</text:p>
          </table:table-cell>
          <table:table-cell office:value-type="float" office:value="0.128206403138" calcext:value-type="float">
            <text:p>0.128206403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3375881044" calcext:value-type="float">
            <text:p>0.763375881</text:p>
          </table:table-cell>
          <table:table-cell office:value-type="float" office:value="0.0151015906386" calcext:value-type="float">
            <text:p>0.015101590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3721062896" calcext:value-type="float">
            <text:p>0.7637210629</text:p>
          </table:table-cell>
          <table:table-cell office:value-type="float" office:value="0.0638748576241" calcext:value-type="float">
            <text:p>0.063874857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3721062896" calcext:value-type="float">
            <text:p>0.7637210629</text:p>
          </table:table-cell>
          <table:table-cell office:value-type="float" office:value="0.0638748576241" calcext:value-type="float">
            <text:p>0.063874857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3899757317" calcext:value-type="float">
            <text:p>0.7638997573</text:p>
          </table:table-cell>
          <table:table-cell office:value-type="float" office:value="0.0241041369327" calcext:value-type="float">
            <text:p>0.024104136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4465281694" calcext:value-type="float">
            <text:p>0.7644652817</text:p>
          </table:table-cell>
          <table:table-cell office:value-type="float" office:value="0.0752924121208" calcext:value-type="float">
            <text:p>0.075292412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4472180161" calcext:value-type="float">
            <text:p>0.7644721802</text:p>
          </table:table-cell>
          <table:table-cell office:value-type="float" office:value="0.100712065232" calcext:value-type="float">
            <text:p>0.100712065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5034625299" calcext:value-type="float">
            <text:p>0.7650346253</text:p>
          </table:table-cell>
          <table:table-cell office:value-type="float" office:value="0.0643788323852" calcext:value-type="float">
            <text:p>0.0643788324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513542016" calcext:value-type="float">
            <text:p>0.7651354202</text:p>
          </table:table-cell>
          <table:table-cell office:value-type="float" office:value="0.0637227670115" calcext:value-type="float">
            <text:p>0.06372276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5193177049" calcext:value-type="float">
            <text:p>0.765193177</text:p>
          </table:table-cell>
          <table:table-cell office:value-type="float" office:value="0.0641693739557" calcext:value-type="float">
            <text:p>0.06416937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5336508271" calcext:value-type="float">
            <text:p>0.7653365083</text:p>
          </table:table-cell>
          <table:table-cell office:value-type="float" office:value="0.0618099690834" calcext:value-type="float">
            <text:p>0.061809969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6184337481" calcext:value-type="float">
            <text:p>0.7661843375</text:p>
          </table:table-cell>
          <table:table-cell office:value-type="float" office:value="0.112145462301" calcext:value-type="float">
            <text:p>0.112145462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6238725334" calcext:value-type="float">
            <text:p>0.7662387253</text:p>
          </table:table-cell>
          <table:table-cell office:value-type="float" office:value="0.060643044987" calcext:value-type="float">
            <text:p>0.06064304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6238725334" calcext:value-type="float">
            <text:p>0.7662387253</text:p>
          </table:table-cell>
          <table:table-cell office:value-type="float" office:value="0.060643044987" calcext:value-type="float">
            <text:p>0.06064304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6535354124" calcext:value-type="float">
            <text:p>0.7665353541</text:p>
          </table:table-cell>
          <table:table-cell office:value-type="float" office:value="0.0967235984341" calcext:value-type="float">
            <text:p>0.096723598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7066861345" calcext:value-type="float">
            <text:p>0.7670668613</text:p>
          </table:table-cell>
          <table:table-cell office:value-type="float" office:value="0.0264576787306" calcext:value-type="float">
            <text:p>0.0264576787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7086349945" calcext:value-type="float">
            <text:p>0.7670863499</text:p>
          </table:table-cell>
          <table:table-cell office:value-type="float" office:value="0.0855835458922" calcext:value-type="float">
            <text:p>0.085583545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7166551798" calcext:value-type="float">
            <text:p>0.7671665518</text:p>
          </table:table-cell>
          <table:table-cell office:value-type="float" office:value="0.0400998929568" calcext:value-type="float">
            <text:p>0.04009989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761181252" calcext:value-type="float">
            <text:p>0.7676118125</text:p>
          </table:table-cell>
          <table:table-cell office:value-type="float" office:value="0.119997925624" calcext:value-type="float">
            <text:p>0.119997925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7710839487" calcext:value-type="float">
            <text:p>0.7677108395</text:p>
          </table:table-cell>
          <table:table-cell office:value-type="float" office:value="0.0608923431118" calcext:value-type="float">
            <text:p>0.060892343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8079488133" calcext:value-type="float">
            <text:p>0.7680794881</text:p>
          </table:table-cell>
          <table:table-cell office:value-type="float" office:value="0.0776618518883" calcext:value-type="float">
            <text:p>0.077661851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8387218504" calcext:value-type="float">
            <text:p>0.7683872185</text:p>
          </table:table-cell>
          <table:table-cell office:value-type="float" office:value="0.0730455555759" calcext:value-type="float">
            <text:p>0.073045555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9263817507" calcext:value-type="float">
            <text:p>0.7692638175</text:p>
          </table:table-cell>
          <table:table-cell office:value-type="float" office:value="0.023044855476" calcext:value-type="float">
            <text:p>0.023044855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9733109635" calcext:value-type="float">
            <text:p>0.7697331096</text:p>
          </table:table-cell>
          <table:table-cell office:value-type="float" office:value="0.0118645978283" calcext:value-type="float">
            <text:p>0.011864597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9920271042" calcext:value-type="float">
            <text:p>0.769920271</text:p>
          </table:table-cell>
          <table:table-cell office:value-type="float" office:value="0.10684644213" calcext:value-type="float">
            <text:p>0.106846442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69920271042" calcext:value-type="float">
            <text:p>0.769920271</text:p>
          </table:table-cell>
          <table:table-cell office:value-type="float" office:value="0.10684644213" calcext:value-type="float">
            <text:p>0.106846442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0565244032" calcext:value-type="float">
            <text:p>0.770565244</text:p>
          </table:table-cell>
          <table:table-cell office:value-type="float" office:value="0.0293182811345" calcext:value-type="float">
            <text:p>0.029318281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1078463913" calcext:value-type="float">
            <text:p>0.7710784639</text:p>
          </table:table-cell>
          <table:table-cell office:value-type="float" office:value="0.0800416974886" calcext:value-type="float">
            <text:p>0.080041697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1415233736" calcext:value-type="float">
            <text:p>0.7714152337</text:p>
          </table:table-cell>
          <table:table-cell office:value-type="float" office:value="0.115579715414" calcext:value-type="float">
            <text:p>0.115579715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1527478028" calcext:value-type="float">
            <text:p>0.771527478</text:p>
          </table:table-cell>
          <table:table-cell office:value-type="float" office:value="0.0713863907163" calcext:value-type="float">
            <text:p>0.071386390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1580582455" calcext:value-type="float">
            <text:p>0.7715805825</text:p>
          </table:table-cell>
          <table:table-cell office:value-type="float" office:value="0.0129998306215" calcext:value-type="float">
            <text:p>0.012999830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2043528674" calcext:value-type="float">
            <text:p>0.7720435287</text:p>
          </table:table-cell>
          <table:table-cell office:value-type="float" office:value="0.0714809260517" calcext:value-type="float">
            <text:p>0.071480926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2043528674" calcext:value-type="float">
            <text:p>0.7720435287</text:p>
          </table:table-cell>
          <table:table-cell office:value-type="float" office:value="0.0714809260517" calcext:value-type="float">
            <text:p>0.071480926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2043528674" calcext:value-type="float">
            <text:p>0.7720435287</text:p>
          </table:table-cell>
          <table:table-cell office:value-type="float" office:value="0.0714809260517" calcext:value-type="float">
            <text:p>0.071480926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3300140182" calcext:value-type="float">
            <text:p>0.7733001402</text:p>
          </table:table-cell>
          <table:table-cell office:value-type="float" office:value="0.0780245859123" calcext:value-type="float">
            <text:p>0.078024585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3300140182" calcext:value-type="float">
            <text:p>0.7733001402</text:p>
          </table:table-cell>
          <table:table-cell office:value-type="float" office:value="0.0780245859123" calcext:value-type="float">
            <text:p>0.078024585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3443462638" calcext:value-type="float">
            <text:p>0.7734434626</text:p>
          </table:table-cell>
          <table:table-cell office:value-type="float" office:value="0.101907038305" calcext:value-type="float">
            <text:p>0.101907038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3544301879" calcext:value-type="float">
            <text:p>0.7735443019</text:p>
          </table:table-cell>
          <table:table-cell office:value-type="float" office:value="0.0182417134364" calcext:value-type="float">
            <text:p>0.018241713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4557947796" calcext:value-type="float">
            <text:p>0.7745579478</text:p>
          </table:table-cell>
          <table:table-cell office:value-type="float" office:value="0.0682904113992" calcext:value-type="float">
            <text:p>0.068290411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6146715388" calcext:value-type="float">
            <text:p>0.7761467154</text:p>
          </table:table-cell>
          <table:table-cell office:value-type="float" office:value="0.0592304615601" calcext:value-type="float">
            <text:p>0.059230461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67869603" calcext:value-type="float">
            <text:p>0.7767869603</text:p>
          </table:table-cell>
          <table:table-cell office:value-type="float" office:value="0.0726099402619" calcext:value-type="float">
            <text:p>0.072609940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6855956077" calcext:value-type="float">
            <text:p>0.7768559561</text:p>
          </table:table-cell>
          <table:table-cell office:value-type="float" office:value="0.0865937046148" calcext:value-type="float">
            <text:p>0.086593704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7081224362" calcext:value-type="float">
            <text:p>0.7770812244</text:p>
          </table:table-cell>
          <table:table-cell office:value-type="float" office:value="0.0151905496856" calcext:value-type="float">
            <text:p>0.015190549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7429563308" calcext:value-type="float">
            <text:p>0.7774295633</text:p>
          </table:table-cell>
          <table:table-cell office:value-type="float" office:value="0.0647543097382" calcext:value-type="float">
            <text:p>0.064754309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7461099498" calcext:value-type="float">
            <text:p>0.7774610995</text:p>
          </table:table-cell>
          <table:table-cell office:value-type="float" office:value="0.0614771508588" calcext:value-type="float">
            <text:p>0.061477150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7471115613" calcext:value-type="float">
            <text:p>0.7774711156</text:p>
          </table:table-cell>
          <table:table-cell office:value-type="float" office:value="0.0307959162036" calcext:value-type="float">
            <text:p>0.030795916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066435625" calcext:value-type="float">
            <text:p>0.7780664356</text:p>
          </table:table-cell>
          <table:table-cell office:value-type="float" office:value="0.00299130377804" calcext:value-type="float">
            <text:p>0.002991303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345489379" calcext:value-type="float">
            <text:p>0.7783454894</text:p>
          </table:table-cell>
          <table:table-cell office:value-type="float" office:value="0.109911975105" calcext:value-type="float">
            <text:p>0.109911975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413878098" calcext:value-type="float">
            <text:p>0.7784138781</text:p>
          </table:table-cell>
          <table:table-cell office:value-type="float" office:value="0.0617401100567" calcext:value-type="float">
            <text:p>0.061740110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414907441" calcext:value-type="float">
            <text:p>0.7784149074</text:p>
          </table:table-cell>
          <table:table-cell office:value-type="float" office:value="0.020951571469" calcext:value-type="float">
            <text:p>0.020951571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488420407" calcext:value-type="float">
            <text:p>0.7784884204</text:p>
          </table:table-cell>
          <table:table-cell office:value-type="float" office:value="0.0587108727694" calcext:value-type="float">
            <text:p>0.058710872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674358893" calcext:value-type="float">
            <text:p>0.7786743589</text:p>
          </table:table-cell>
          <table:table-cell office:value-type="float" office:value="0.105314609127" calcext:value-type="float">
            <text:p>0.105314609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780802161" calcext:value-type="float">
            <text:p>0.7787808022</text:p>
          </table:table-cell>
          <table:table-cell office:value-type="float" office:value="0.026065001366" calcext:value-type="float">
            <text:p>0.026065001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908724051" calcext:value-type="float">
            <text:p>0.7789087241</text:p>
          </table:table-cell>
          <table:table-cell office:value-type="float" office:value="0.00272330442719" calcext:value-type="float">
            <text:p>0.002723304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981727265" calcext:value-type="float">
            <text:p>0.7789817273</text:p>
          </table:table-cell>
          <table:table-cell office:value-type="float" office:value="0.00277592585133" calcext:value-type="float">
            <text:p>0.002775925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981727265" calcext:value-type="float">
            <text:p>0.7789817273</text:p>
          </table:table-cell>
          <table:table-cell office:value-type="float" office:value="0.00277592585133" calcext:value-type="float">
            <text:p>0.002775925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8984260351" calcext:value-type="float">
            <text:p>0.7789842604</text:p>
          </table:table-cell>
          <table:table-cell office:value-type="float" office:value="0.0385265981496" calcext:value-type="float">
            <text:p>0.038526598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9382544279" calcext:value-type="float">
            <text:p>0.7793825443</text:p>
          </table:table-cell>
          <table:table-cell office:value-type="float" office:value="0.0909491959313" calcext:value-type="float">
            <text:p>0.090949195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9497273956" calcext:value-type="float">
            <text:p>0.779497274</text:p>
          </table:table-cell>
          <table:table-cell office:value-type="float" office:value="0.067366268093" calcext:value-type="float">
            <text:p>0.067366268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7954829216" calcext:value-type="float">
            <text:p>0.7795482922</text:p>
          </table:table-cell>
          <table:table-cell office:value-type="float" office:value="0.0457556484435" calcext:value-type="float">
            <text:p>0.045755648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245350181" calcext:value-type="float">
            <text:p>0.7802453502</text:p>
          </table:table-cell>
          <table:table-cell office:value-type="float" office:value="0.0555280325331" calcext:value-type="float">
            <text:p>0.055528032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320083936" calcext:value-type="float">
            <text:p>0.7803200839</text:p>
          </table:table-cell>
          <table:table-cell office:value-type="float" office:value="0.0584840394932" calcext:value-type="float">
            <text:p>0.058484039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380838204" calcext:value-type="float">
            <text:p>0.7803808382</text:p>
          </table:table-cell>
          <table:table-cell office:value-type="float" office:value="0.000641531374361" calcext:value-type="float">
            <text:p>0.000641531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380838204" calcext:value-type="float">
            <text:p>0.7803808382</text:p>
          </table:table-cell>
          <table:table-cell office:value-type="float" office:value="0.000641531374361" calcext:value-type="float">
            <text:p>0.000641531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380838204" calcext:value-type="float">
            <text:p>0.7803808382</text:p>
          </table:table-cell>
          <table:table-cell office:value-type="float" office:value="0.000641531374361" calcext:value-type="float">
            <text:p>0.000641531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453841418" calcext:value-type="float">
            <text:p>0.7804538414</text:p>
          </table:table-cell>
          <table:table-cell office:value-type="float" office:value="0.000697138224085" calcext:value-type="float">
            <text:p>0.000697138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0453841418" calcext:value-type="float">
            <text:p>0.7804538414</text:p>
          </table:table-cell>
          <table:table-cell office:value-type="float" office:value="0.000697138224085" calcext:value-type="float">
            <text:p>0.000697138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1352003132" calcext:value-type="float">
            <text:p>0.7813520031</text:p>
          </table:table-cell>
          <table:table-cell office:value-type="float" office:value="0.00972606596112" calcext:value-type="float">
            <text:p>0.00972606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1500470707" calcext:value-type="float">
            <text:p>0.7815004707</text:p>
          </table:table-cell>
          <table:table-cell office:value-type="float" office:value="0.00626405100454" calcext:value-type="float">
            <text:p>0.00626405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159017678" calcext:value-type="float">
            <text:p>0.7815901768</text:p>
          </table:table-cell>
          <table:table-cell office:value-type="float" office:value="0.0292428661328" calcext:value-type="float">
            <text:p>0.029242866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2512715323" calcext:value-type="float">
            <text:p>0.7825127153</text:p>
          </table:table-cell>
          <table:table-cell office:value-type="float" office:value="0.0740981956859" calcext:value-type="float">
            <text:p>0.074098195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3343588397" calcext:value-type="float">
            <text:p>0.7833435884</text:p>
          </table:table-cell>
          <table:table-cell office:value-type="float" office:value="0.0522699052506" calcext:value-type="float">
            <text:p>0.052269905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3358895727" calcext:value-type="float">
            <text:p>0.7833588957</text:p>
          </table:table-cell>
          <table:table-cell office:value-type="float" office:value="0.0125616811484" calcext:value-type="float">
            <text:p>0.012561681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3417797301" calcext:value-type="float">
            <text:p>0.7834177973</text:p>
          </table:table-cell>
          <table:table-cell office:value-type="float" office:value="0.0728182619812" calcext:value-type="float">
            <text:p>0.07281826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3551040812" calcext:value-type="float">
            <text:p>0.7835510408</text:p>
          </table:table-cell>
          <table:table-cell office:value-type="float" office:value="0.00470444937328" calcext:value-type="float">
            <text:p>0.004704449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3551040812" calcext:value-type="float">
            <text:p>0.7835510408</text:p>
          </table:table-cell>
          <table:table-cell office:value-type="float" office:value="0.00470444937328" calcext:value-type="float">
            <text:p>0.004704449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4445963366" calcext:value-type="float">
            <text:p>0.7844459634</text:p>
          </table:table-cell>
          <table:table-cell office:value-type="float" office:value="0.0724648707326" calcext:value-type="float">
            <text:p>0.072464870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4445963366" calcext:value-type="float">
            <text:p>0.7844459634</text:p>
          </table:table-cell>
          <table:table-cell office:value-type="float" office:value="0.0724648707326" calcext:value-type="float">
            <text:p>0.072464870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4682616893" calcext:value-type="float">
            <text:p>0.7846826169</text:p>
          </table:table-cell>
          <table:table-cell office:value-type="float" office:value="0.0407430029753" calcext:value-type="float">
            <text:p>0.04074300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5133732999" calcext:value-type="float">
            <text:p>0.785133733</text:p>
          </table:table-cell>
          <table:table-cell office:value-type="float" office:value="0.0853588751406" calcext:value-type="float">
            <text:p>0.085358875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6130760102" calcext:value-type="float">
            <text:p>0.7861307601</text:p>
          </table:table-cell>
          <table:table-cell office:value-type="float" office:value="0.00895036333708" calcext:value-type="float">
            <text:p>0.008950363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6232734493" calcext:value-type="float">
            <text:p>0.7862327345</text:p>
          </table:table-cell>
          <table:table-cell office:value-type="float" office:value="0.0838564353671" calcext:value-type="float">
            <text:p>0.083856435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6481688102" calcext:value-type="float">
            <text:p>0.7864816881</text:p>
          </table:table-cell>
          <table:table-cell office:value-type="float" office:value="0.0864718222074" calcext:value-type="float">
            <text:p>0.086471822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6584710091" calcext:value-type="float">
            <text:p>0.7865847101</text:p>
          </table:table-cell>
          <table:table-cell office:value-type="float" office:value="0.0317219074529" calcext:value-type="float">
            <text:p>0.031721907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6722861272" calcext:value-type="float">
            <text:p>0.7867228613</text:p>
          </table:table-cell>
          <table:table-cell office:value-type="float" office:value="0.00956141051732" calcext:value-type="float">
            <text:p>0.009561410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6833789335" calcext:value-type="float">
            <text:p>0.7868337893</text:p>
          </table:table-cell>
          <table:table-cell office:value-type="float" office:value="0.0357804517877" calcext:value-type="float">
            <text:p>0.035780451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7238680876" calcext:value-type="float">
            <text:p>0.7872386809</text:p>
          </table:table-cell>
          <table:table-cell office:value-type="float" office:value="0.027021478764" calcext:value-type="float">
            <text:p>0.027021478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7706003976" calcext:value-type="float">
            <text:p>0.787706004</text:p>
          </table:table-cell>
          <table:table-cell office:value-type="float" office:value="0.0446803239842" calcext:value-type="float">
            <text:p>0.04468032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7726161001" calcext:value-type="float">
            <text:p>0.787726161</text:p>
          </table:table-cell>
          <table:table-cell office:value-type="float" office:value="0.0499602735286" calcext:value-type="float">
            <text:p>0.049960273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784409824" calcext:value-type="float">
            <text:p>0.7878440982</text:p>
          </table:table-cell>
          <table:table-cell office:value-type="float" office:value="0.0177234602561" calcext:value-type="float">
            <text:p>0.017723460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8048514719" calcext:value-type="float">
            <text:p>0.7880485147</text:p>
          </table:table-cell>
          <table:table-cell office:value-type="float" office:value="0.0485283945462" calcext:value-type="float">
            <text:p>0.048528394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8178774687" calcext:value-type="float">
            <text:p>0.7881787747</text:p>
          </table:table-cell>
          <table:table-cell office:value-type="float" office:value="0.0579522954934" calcext:value-type="float">
            <text:p>0.057952295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8235719257" calcext:value-type="float">
            <text:p>0.7882357193</text:p>
          </table:table-cell>
          <table:table-cell office:value-type="float" office:value="0.00651661888416" calcext:value-type="float">
            <text:p>0.006516618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88282128052" calcext:value-type="float">
            <text:p>0.7882821281</text:p>
          </table:table-cell>
          <table:table-cell office:value-type="float" office:value="0.058761201295" calcext:value-type="float">
            <text:p>0.058761201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022222155" calcext:value-type="float">
            <text:p>0.7900222222</text:p>
          </table:table-cell>
          <table:table-cell office:value-type="float" office:value="0.0749342239862" calcext:value-type="float">
            <text:p>0.07493422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242611852" calcext:value-type="float">
            <text:p>0.7902426119</text:p>
          </table:table-cell>
          <table:table-cell office:value-type="float" office:value="0.00883380088293" calcext:value-type="float">
            <text:p>0.008833800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325905815" calcext:value-type="float">
            <text:p>0.7903259058</text:p>
          </table:table-cell>
          <table:table-cell office:value-type="float" office:value="0.0780950558052" calcext:value-type="float">
            <text:p>0.078095055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52634944" calcext:value-type="float">
            <text:p>0.7905263494</text:p>
          </table:table-cell>
          <table:table-cell office:value-type="float" office:value="0.0354419538647" calcext:value-type="float">
            <text:p>0.035441953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656381642" calcext:value-type="float">
            <text:p>0.7906563816</text:p>
          </table:table-cell>
          <table:table-cell office:value-type="float" office:value="0.00792344623315" calcext:value-type="float">
            <text:p>0.007923446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772776083" calcext:value-type="float">
            <text:p>0.7907727761</text:p>
          </table:table-cell>
          <table:table-cell office:value-type="float" office:value="0.0935623053291" calcext:value-type="float">
            <text:p>0.093562305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0843675216" calcext:value-type="float">
            <text:p>0.7908436752</text:p>
          </table:table-cell>
          <table:table-cell office:value-type="float" office:value="0.0772400102325" calcext:value-type="float">
            <text:p>0.077240010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1166355995" calcext:value-type="float">
            <text:p>0.791166356</text:p>
          </table:table-cell>
          <table:table-cell office:value-type="float" office:value="0.0733234958779" calcext:value-type="float">
            <text:p>0.073323495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1166355995" calcext:value-type="float">
            <text:p>0.791166356</text:p>
          </table:table-cell>
          <table:table-cell office:value-type="float" office:value="0.0733234958779" calcext:value-type="float">
            <text:p>0.073323495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1169281308" calcext:value-type="float">
            <text:p>0.7911692813</text:p>
          </table:table-cell>
          <table:table-cell office:value-type="float" office:value="0.00908527881374" calcext:value-type="float">
            <text:p>0.009085278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1663411767" calcext:value-type="float">
            <text:p>0.7916634118</text:p>
          </table:table-cell>
          <table:table-cell office:value-type="float" office:value="0.0139528164867" calcext:value-type="float">
            <text:p>0.013952816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1671510602" calcext:value-type="float">
            <text:p>0.7916715106</text:p>
          </table:table-cell>
          <table:table-cell office:value-type="float" office:value="0.0771948675562" calcext:value-type="float">
            <text:p>0.077194867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1793977197" calcext:value-type="float">
            <text:p>0.7917939772</text:p>
          </table:table-cell>
          <table:table-cell office:value-type="float" office:value="0.0351656224923" calcext:value-type="float">
            <text:p>0.035165622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2003878604" calcext:value-type="float">
            <text:p>0.7920038786</text:p>
          </table:table-cell>
          <table:table-cell office:value-type="float" office:value="0.00790770546064" calcext:value-type="float">
            <text:p>0.0079077055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2038163411" calcext:value-type="float">
            <text:p>0.7920381634</text:p>
          </table:table-cell>
          <table:table-cell office:value-type="float" office:value="0.0534028427643" calcext:value-type="float">
            <text:p>0.0534028428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2620022633" calcext:value-type="float">
            <text:p>0.7926200226</text:p>
          </table:table-cell>
          <table:table-cell office:value-type="float" office:value="0.0312979773072" calcext:value-type="float">
            <text:p>0.031297977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275407304" calcext:value-type="float">
            <text:p>0.792754073</text:p>
          </table:table-cell>
          <table:table-cell office:value-type="float" office:value="0.024765307836" calcext:value-type="float">
            <text:p>0.024765307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2926050865" calcext:value-type="float">
            <text:p>0.7929260509</text:p>
          </table:table-cell>
          <table:table-cell office:value-type="float" office:value="0.0436490178486" calcext:value-type="float">
            <text:p>0.043649017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3348764848" calcext:value-type="float">
            <text:p>0.7933487648</text:p>
          </table:table-cell>
          <table:table-cell office:value-type="float" office:value="0.0523052916495" calcext:value-type="float">
            <text:p>0.052305291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3655961497" calcext:value-type="float">
            <text:p>0.7936559615</text:p>
          </table:table-cell>
          <table:table-cell office:value-type="float" office:value="0.0207452935286" calcext:value-type="float">
            <text:p>0.020745293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3913210649" calcext:value-type="float">
            <text:p>0.7939132106</text:p>
          </table:table-cell>
          <table:table-cell office:value-type="float" office:value="0.0322516710638" calcext:value-type="float">
            <text:p>0.032251671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4819757983" calcext:value-type="float">
            <text:p>0.794819758</text:p>
          </table:table-cell>
          <table:table-cell office:value-type="float" office:value="0.0319307966752" calcext:value-type="float">
            <text:p>0.031930796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4876698613" calcext:value-type="float">
            <text:p>0.7948766986</text:p>
          </table:table-cell>
          <table:table-cell office:value-type="float" office:value="0.0288453622745" calcext:value-type="float">
            <text:p>0.028845362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5400139486" calcext:value-type="float">
            <text:p>0.7954001395</text:p>
          </table:table-cell>
          <table:table-cell office:value-type="float" office:value="0.0550868200125" calcext:value-type="float">
            <text:p>0.0550868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5529971826" calcext:value-type="float">
            <text:p>0.7955299718</text:p>
          </table:table-cell>
          <table:table-cell office:value-type="float" office:value="0.0447359309376" calcext:value-type="float">
            <text:p>0.044735930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5885456414" calcext:value-type="float">
            <text:p>0.7958854564</text:p>
          </table:table-cell>
          <table:table-cell office:value-type="float" office:value="0.0441766461345" calcext:value-type="float">
            <text:p>0.044176646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5915218367" calcext:value-type="float">
            <text:p>0.7959152184</text:p>
          </table:table-cell>
          <table:table-cell office:value-type="float" office:value="0.0537394088927" calcext:value-type="float">
            <text:p>0.053739408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252832218" calcext:value-type="float">
            <text:p>0.7962528322</text:p>
          </table:table-cell>
          <table:table-cell office:value-type="float" office:value="0.0280026414752" calcext:value-type="float">
            <text:p>0.028002641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28176725" calcext:value-type="float">
            <text:p>0.7962817673</text:p>
          </table:table-cell>
          <table:table-cell office:value-type="float" office:value="0.00902407731887" calcext:value-type="float">
            <text:p>0.009024077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292668618" calcext:value-type="float">
            <text:p>0.7962926686</text:p>
          </table:table-cell>
          <table:table-cell office:value-type="float" office:value="0.0447932303814" calcext:value-type="float">
            <text:p>0.044793230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348812766" calcext:value-type="float">
            <text:p>0.7963488128</text:p>
          </table:table-cell>
          <table:table-cell office:value-type="float" office:value="0.0278933099071" calcext:value-type="float">
            <text:p>0.027893309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457256229" calcext:value-type="float">
            <text:p>0.7964572562</text:p>
          </table:table-cell>
          <table:table-cell office:value-type="float" office:value="0.0796527990879" calcext:value-type="float">
            <text:p>0.079652799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658788354" calcext:value-type="float">
            <text:p>0.7966587884</text:p>
          </table:table-cell>
          <table:table-cell office:value-type="float" office:value="0.0480721153368" calcext:value-type="float">
            <text:p>0.048072115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6933653951" calcext:value-type="float">
            <text:p>0.796933654</text:p>
          </table:table-cell>
          <table:table-cell office:value-type="float" office:value="0.0395324565932" calcext:value-type="float">
            <text:p>0.0395324566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7208144063" calcext:value-type="float">
            <text:p>0.7972081441</text:p>
          </table:table-cell>
          <table:table-cell office:value-type="float" office:value="0.00739799115218" calcext:value-type="float">
            <text:p>0.007397991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7658965297" calcext:value-type="float">
            <text:p>0.7976589653</text:p>
          </table:table-cell>
          <table:table-cell office:value-type="float" office:value="0.0380692366531" calcext:value-type="float">
            <text:p>0.038069236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7683732524" calcext:value-type="float">
            <text:p>0.7976837325</text:p>
          </table:table-cell>
          <table:table-cell office:value-type="float" office:value="0.0428403102956" calcext:value-type="float">
            <text:p>0.042840310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7683732524" calcext:value-type="float">
            <text:p>0.7976837325</text:p>
          </table:table-cell>
          <table:table-cell office:value-type="float" office:value="0.0428403102956" calcext:value-type="float">
            <text:p>0.042840310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7997022444" calcext:value-type="float">
            <text:p>0.7979970224</text:p>
          </table:table-cell>
          <table:table-cell office:value-type="float" office:value="0.00583700818906" calcext:value-type="float">
            <text:p>0.005837008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210394115" calcext:value-type="float">
            <text:p>0.7982103941</text:p>
          </table:table-cell>
          <table:table-cell office:value-type="float" office:value="0.0288647372842" calcext:value-type="float">
            <text:p>0.028864737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337378952" calcext:value-type="float">
            <text:p>0.798337379</text:p>
          </table:table-cell>
          <table:table-cell office:value-type="float" office:value="0.0153671832912" calcext:value-type="float">
            <text:p>0.015367183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507468288" calcext:value-type="float">
            <text:p>0.7985074683</text:p>
          </table:table-cell>
          <table:table-cell office:value-type="float" office:value="0.0408419249797" calcext:value-type="float">
            <text:p>0.04084192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605458456" calcext:value-type="float">
            <text:p>0.7986054585</text:p>
          </table:table-cell>
          <table:table-cell office:value-type="float" office:value="0.0251321223235" calcext:value-type="float">
            <text:p>0.025132122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663215344" calcext:value-type="float">
            <text:p>0.7986632153</text:p>
          </table:table-cell>
          <table:table-cell office:value-type="float" office:value="0.0261701134921" calcext:value-type="float">
            <text:p>0.026170113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66645866" calcext:value-type="float">
            <text:p>0.7986664587</text:p>
          </table:table-cell>
          <table:table-cell office:value-type="float" office:value="0.0261980176377" calcext:value-type="float">
            <text:p>0.026198017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671271106" calcext:value-type="float">
            <text:p>0.7986712711</text:p>
          </table:table-cell>
          <table:table-cell office:value-type="float" office:value="0.0333399442915" calcext:value-type="float">
            <text:p>0.033339944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884546652" calcext:value-type="float">
            <text:p>0.7988454665</text:p>
          </table:table-cell>
          <table:table-cell office:value-type="float" office:value="0.034325216761" calcext:value-type="float">
            <text:p>0.034325216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9308845037" calcext:value-type="float">
            <text:p>0.799308845</text:p>
          </table:table-cell>
          <table:table-cell office:value-type="float" office:value="0.017257191651" calcext:value-type="float">
            <text:p>0.017257191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799357824424" calcext:value-type="float">
            <text:p>0.7993578244</text:p>
          </table:table-cell>
          <table:table-cell office:value-type="float" office:value="0.0180070323376" calcext:value-type="float">
            <text:p>0.018007032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003978453" calcext:value-type="float">
            <text:p>0.8000397845</text:p>
          </table:table-cell>
          <table:table-cell office:value-type="float" office:value="0.033112879915" calcext:value-type="float">
            <text:p>0.033112879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0111991131" calcext:value-type="float">
            <text:p>0.8001119911</text:p>
          </table:table-cell>
          <table:table-cell office:value-type="float" office:value="0.0362738271812" calcext:value-type="float">
            <text:p>0.036273827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019747823" calcext:value-type="float">
            <text:p>0.8001974782</text:p>
          </table:table-cell>
          <table:table-cell office:value-type="float" office:value="0.0498623499606" calcext:value-type="float">
            <text:p>0.04986235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027958515" calcext:value-type="float">
            <text:p>0.8002795852</text:p>
          </table:table-cell>
          <table:table-cell office:value-type="float" office:value="0.0256645158214" calcext:value-type="float">
            <text:p>0.025664515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0831452393" calcext:value-type="float">
            <text:p>0.8008314524</text:p>
          </table:table-cell>
          <table:table-cell office:value-type="float" office:value="0.00955044123684" calcext:value-type="float">
            <text:p>0.009550441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0872648095" calcext:value-type="float">
            <text:p>0.8008726481</text:p>
          </table:table-cell>
          <table:table-cell office:value-type="float" office:value="0.0247112756642" calcext:value-type="float">
            <text:p>0.024711275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048737537" calcext:value-type="float">
            <text:p>0.8010487375</text:p>
          </table:table-cell>
          <table:table-cell office:value-type="float" office:value="0.0249510381807" calcext:value-type="float">
            <text:p>0.024951038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048737537" calcext:value-type="float">
            <text:p>0.8010487375</text:p>
          </table:table-cell>
          <table:table-cell office:value-type="float" office:value="0.0249510381807" calcext:value-type="float">
            <text:p>0.024951038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048737537" calcext:value-type="float">
            <text:p>0.8010487375</text:p>
          </table:table-cell>
          <table:table-cell office:value-type="float" office:value="0.0249510381807" calcext:value-type="float">
            <text:p>0.024951038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048737537" calcext:value-type="float">
            <text:p>0.8010487375</text:p>
          </table:table-cell>
          <table:table-cell office:value-type="float" office:value="0.0249510381807" calcext:value-type="float">
            <text:p>0.024951038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206225382" calcext:value-type="float">
            <text:p>0.8012062254</text:p>
          </table:table-cell>
          <table:table-cell office:value-type="float" office:value="0.00804432786466" calcext:value-type="float">
            <text:p>0.008044327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206225382" calcext:value-type="float">
            <text:p>0.8012062254</text:p>
          </table:table-cell>
          <table:table-cell office:value-type="float" office:value="0.00804432786466" calcext:value-type="float">
            <text:p>0.008044327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214207916" calcext:value-type="float">
            <text:p>0.8012142079</text:p>
          </table:table-cell>
          <table:table-cell office:value-type="float" office:value="0.0225746035753" calcext:value-type="float">
            <text:p>0.022574603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489774307" calcext:value-type="float">
            <text:p>0.8014897743</text:p>
          </table:table-cell>
          <table:table-cell office:value-type="float" office:value="0.0275747930021" calcext:value-type="float">
            <text:p>0.02757479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602418583" calcext:value-type="float">
            <text:p>0.8016024186</text:p>
          </table:table-cell>
          <table:table-cell office:value-type="float" office:value="0.0396527826055" calcext:value-type="float">
            <text:p>0.0396527826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661842512" calcext:value-type="float">
            <text:p>0.8016618425</text:p>
          </table:table-cell>
          <table:table-cell office:value-type="float" office:value="0.0549984004711" calcext:value-type="float">
            <text:p>0.0549984005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70265785" calcext:value-type="float">
            <text:p>0.8017026579</text:p>
          </table:table-cell>
          <table:table-cell office:value-type="float" office:value="0.0232557747688" calcext:value-type="float">
            <text:p>0.023255774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760414739" calcext:value-type="float">
            <text:p>0.8017604147</text:p>
          </table:table-cell>
          <table:table-cell office:value-type="float" office:value="0.0243664638099" calcext:value-type="float">
            <text:p>0.024366463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1816281512" calcext:value-type="float">
            <text:p>0.8018162815</text:p>
          </table:table-cell>
          <table:table-cell office:value-type="float" office:value="0.0583498172654" calcext:value-type="float">
            <text:p>0.058349817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046104692" calcext:value-type="float">
            <text:p>0.8020461047</text:p>
          </table:table-cell>
          <table:table-cell office:value-type="float" office:value="0.0240457703179" calcext:value-type="float">
            <text:p>0.024045770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056647019" calcext:value-type="float">
            <text:p>0.802056647</text:p>
          </table:table-cell>
          <table:table-cell office:value-type="float" office:value="0.0180519664805" calcext:value-type="float">
            <text:p>0.018051966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22997731" calcext:value-type="float">
            <text:p>0.8022299773</text:p>
          </table:table-cell>
          <table:table-cell office:value-type="float" office:value="0.0335616068547" calcext:value-type="float">
            <text:p>0.033561606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252267346" calcext:value-type="float">
            <text:p>0.8022522673</text:p>
          </table:table-cell>
          <table:table-cell office:value-type="float" office:value="0.0676686489348" calcext:value-type="float">
            <text:p>0.067668648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396814641" calcext:value-type="float">
            <text:p>0.8023968146</text:p>
          </table:table-cell>
          <table:table-cell office:value-type="float" office:value="0.0458412790145" calcext:value-type="float">
            <text:p>0.04584127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425240764" calcext:value-type="float">
            <text:p>0.8024252408</text:p>
          </table:table-cell>
          <table:table-cell office:value-type="float" office:value="0.0347105695046" calcext:value-type="float">
            <text:p>0.034710569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433572585" calcext:value-type="float">
            <text:p>0.8024335726</text:p>
          </table:table-cell>
          <table:table-cell office:value-type="float" office:value="0.0674126862189" calcext:value-type="float">
            <text:p>0.067412686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46708463" calcext:value-type="float">
            <text:p>0.8024670846</text:p>
          </table:table-cell>
          <table:table-cell office:value-type="float" office:value="0.0375431569463" calcext:value-type="float">
            <text:p>0.037543156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622070337" calcext:value-type="float">
            <text:p>0.8026220703</text:p>
          </table:table-cell>
          <table:table-cell office:value-type="float" office:value="0.0253972717724" calcext:value-type="float">
            <text:p>0.025397271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2698476694" calcext:value-type="float">
            <text:p>0.8026984767</text:p>
          </table:table-cell>
          <table:table-cell office:value-type="float" office:value="0.0355991048517" calcext:value-type="float">
            <text:p>0.035599104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06156287" calcext:value-type="float">
            <text:p>0.8030615629</text:p>
          </table:table-cell>
          <table:table-cell office:value-type="float" office:value="0.0864058909804" calcext:value-type="float">
            <text:p>0.08640589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199164391" calcext:value-type="float">
            <text:p>0.8031991644</text:p>
          </table:table-cell>
          <table:table-cell office:value-type="float" office:value="0.0366469214722" calcext:value-type="float">
            <text:p>0.036646921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28917963" calcext:value-type="float">
            <text:p>0.8032891796</text:p>
          </table:table-cell>
          <table:table-cell office:value-type="float" office:value="0.0249157504239" calcext:value-type="float">
            <text:p>0.024915750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35331805" calcext:value-type="float">
            <text:p>0.8033533181</text:p>
          </table:table-cell>
          <table:table-cell office:value-type="float" office:value="0.0415089235505" calcext:value-type="float">
            <text:p>0.041508923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42414032" calcext:value-type="float">
            <text:p>0.8034241403</text:p>
          </table:table-cell>
          <table:table-cell office:value-type="float" office:value="0.0237016769333" calcext:value-type="float">
            <text:p>0.023701676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814997253" calcext:value-type="float">
            <text:p>0.8038149973</text:p>
          </table:table-cell>
          <table:table-cell office:value-type="float" office:value="0.0706914751912" calcext:value-type="float">
            <text:p>0.070691475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870408691" calcext:value-type="float">
            <text:p>0.8038704087</text:p>
          </table:table-cell>
          <table:table-cell office:value-type="float" office:value="0.0336139630977" calcext:value-type="float">
            <text:p>0.033613963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3897354916" calcext:value-type="float">
            <text:p>0.8038973549</text:p>
          </table:table-cell>
          <table:table-cell office:value-type="float" office:value="0.0335943569174" calcext:value-type="float">
            <text:p>0.033594356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024295215" calcext:value-type="float">
            <text:p>0.8040242952</text:p>
          </table:table-cell>
          <table:table-cell office:value-type="float" office:value="0.0369444008741" calcext:value-type="float">
            <text:p>0.036944400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024295215" calcext:value-type="float">
            <text:p>0.8040242952</text:p>
          </table:table-cell>
          <table:table-cell office:value-type="float" office:value="0.0369444008741" calcext:value-type="float">
            <text:p>0.036944400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076527075" calcext:value-type="float">
            <text:p>0.8040765271</text:p>
          </table:table-cell>
          <table:table-cell office:value-type="float" office:value="0.0379818678057" calcext:value-type="float">
            <text:p>0.037981867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254903783" calcext:value-type="float">
            <text:p>0.8042549038</text:p>
          </table:table-cell>
          <table:table-cell office:value-type="float" office:value="0.0707419646599" calcext:value-type="float">
            <text:p>0.070741964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262505223" calcext:value-type="float">
            <text:p>0.8042625052</text:p>
          </table:table-cell>
          <table:table-cell office:value-type="float" office:value="0.0538127397138" calcext:value-type="float">
            <text:p>0.053812739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537552682" calcext:value-type="float">
            <text:p>0.8045375527</text:p>
          </table:table-cell>
          <table:table-cell office:value-type="float" office:value="0.023852866793" calcext:value-type="float">
            <text:p>0.023852866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748518009" calcext:value-type="float">
            <text:p>0.804748518</text:p>
          </table:table-cell>
          <table:table-cell office:value-type="float" office:value="0.0471964206212" calcext:value-type="float">
            <text:p>0.047196420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4748518009" calcext:value-type="float">
            <text:p>0.804748518</text:p>
          </table:table-cell>
          <table:table-cell office:value-type="float" office:value="0.0471964206212" calcext:value-type="float">
            <text:p>0.047196420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067057556" calcext:value-type="float">
            <text:p>0.8050670576</text:p>
          </table:table-cell>
          <table:table-cell office:value-type="float" office:value="0.0216380326137" calcext:value-type="float">
            <text:p>0.021638032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085411931" calcext:value-type="float">
            <text:p>0.8050854119</text:p>
          </table:table-cell>
          <table:table-cell office:value-type="float" office:value="0.021663987032" calcext:value-type="float">
            <text:p>0.02166398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431032915" calcext:value-type="float">
            <text:p>0.8054310329</text:p>
          </table:table-cell>
          <table:table-cell office:value-type="float" office:value="0.0231597959034" calcext:value-type="float">
            <text:p>0.023159795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585872046" calcext:value-type="float">
            <text:p>0.805585872</text:p>
          </table:table-cell>
          <table:table-cell office:value-type="float" office:value="0.0537970851752" calcext:value-type="float">
            <text:p>0.053797085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586570184" calcext:value-type="float">
            <text:p>0.8055865702</text:p>
          </table:table-cell>
          <table:table-cell office:value-type="float" office:value="0.0348501206929" calcext:value-type="float">
            <text:p>0.034850120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586570184" calcext:value-type="float">
            <text:p>0.8055865702</text:p>
          </table:table-cell>
          <table:table-cell office:value-type="float" office:value="0.0348501206929" calcext:value-type="float">
            <text:p>0.034850120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586570184" calcext:value-type="float">
            <text:p>0.8055865702</text:p>
          </table:table-cell>
          <table:table-cell office:value-type="float" office:value="0.0348501206929" calcext:value-type="float">
            <text:p>0.034850120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69555259" calcext:value-type="float">
            <text:p>0.8056955526</text:p>
          </table:table-cell>
          <table:table-cell office:value-type="float" office:value="0.0538940619853" calcext:value-type="float">
            <text:p>0.05389406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713906965" calcext:value-type="float">
            <text:p>0.805713907</text:p>
          </table:table-cell>
          <table:table-cell office:value-type="float" office:value="0.053904273715" calcext:value-type="float">
            <text:p>0.053904273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5927417878" calcext:value-type="float">
            <text:p>0.8059274179</text:p>
          </table:table-cell>
          <table:table-cell office:value-type="float" office:value="0.0228546508358" calcext:value-type="float">
            <text:p>0.022854650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6237698631" calcext:value-type="float">
            <text:p>0.8062376986</text:p>
          </table:table-cell>
          <table:table-cell office:value-type="float" office:value="0.0220923345661" calcext:value-type="float">
            <text:p>0.0220923346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6512238838" calcext:value-type="float">
            <text:p>0.8065122388</text:p>
          </table:table-cell>
          <table:table-cell office:value-type="float" office:value="0.014549788218" calcext:value-type="float">
            <text:p>0.014549788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6723468909" calcext:value-type="float">
            <text:p>0.8067234689</text:p>
          </table:table-cell>
          <table:table-cell office:value-type="float" office:value="0.0281778636763" calcext:value-type="float">
            <text:p>0.028177863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6864351437" calcext:value-type="float">
            <text:p>0.8068643514</text:p>
          </table:table-cell>
          <table:table-cell office:value-type="float" office:value="0.0348781534767" calcext:value-type="float">
            <text:p>0.034878153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015144614" calcext:value-type="float">
            <text:p>0.8070151446</text:p>
          </table:table-cell>
          <table:table-cell office:value-type="float" office:value="0.0236822284545" calcext:value-type="float">
            <text:p>0.023682228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121494609" calcext:value-type="float">
            <text:p>0.8071214946</text:p>
          </table:table-cell>
          <table:table-cell office:value-type="float" office:value="0.0352211556838" calcext:value-type="float">
            <text:p>0.035221155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181152437" calcext:value-type="float">
            <text:p>0.8071811524</text:p>
          </table:table-cell>
          <table:table-cell office:value-type="float" office:value="0.0288544781875" calcext:value-type="float">
            <text:p>0.028854478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182922423" calcext:value-type="float">
            <text:p>0.8071829224</text:p>
          </table:table-cell>
          <table:table-cell office:value-type="float" office:value="0.032318583188" calcext:value-type="float">
            <text:p>0.032318583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277000948" calcext:value-type="float">
            <text:p>0.8072770009</text:p>
          </table:table-cell>
          <table:table-cell office:value-type="float" office:value="0.031386089326" calcext:value-type="float">
            <text:p>0.031386089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3009651" calcext:value-type="float">
            <text:p>0.8073009651</text:p>
          </table:table-cell>
          <table:table-cell office:value-type="float" office:value="0.0250078247599" calcext:value-type="float">
            <text:p>0.025007824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354953831" calcext:value-type="float">
            <text:p>0.8073549538</text:p>
          </table:table-cell>
          <table:table-cell office:value-type="float" office:value="0.0216850542353" calcext:value-type="float">
            <text:p>0.021685054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513839738" calcext:value-type="float">
            <text:p>0.8075138397</text:p>
          </table:table-cell>
          <table:table-cell office:value-type="float" office:value="0.0149279060436" calcext:value-type="float">
            <text:p>0.01492790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886623755" calcext:value-type="float">
            <text:p>0.8078866238</text:p>
          </table:table-cell>
          <table:table-cell office:value-type="float" office:value="0.0277224102285" calcext:value-type="float">
            <text:p>0.027722410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894407916" calcext:value-type="float">
            <text:p>0.8078944079</text:p>
          </table:table-cell>
          <table:table-cell office:value-type="float" office:value="0.0537046087248" calcext:value-type="float">
            <text:p>0.053704608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933304544" calcext:value-type="float">
            <text:p>0.8079333045</text:p>
          </table:table-cell>
          <table:table-cell office:value-type="float" office:value="0.034015018107" calcext:value-type="float">
            <text:p>0.034015018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95684605" calcext:value-type="float">
            <text:p>0.8079568461</text:p>
          </table:table-cell>
          <table:table-cell office:value-type="float" office:value="0.0342826468181" calcext:value-type="float">
            <text:p>0.034282646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7981045448" calcext:value-type="float">
            <text:p>0.8079810454</text:p>
          </table:table-cell>
          <table:table-cell office:value-type="float" office:value="0.0341609611207" calcext:value-type="float">
            <text:p>0.034160961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055775871" calcext:value-type="float">
            <text:p>0.8080557759</text:p>
          </table:table-cell>
          <table:table-cell office:value-type="float" office:value="0.0289931015432" calcext:value-type="float">
            <text:p>0.028993101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18223602" calcext:value-type="float">
            <text:p>0.808182236</text:p>
          </table:table-cell>
          <table:table-cell office:value-type="float" office:value="0.0359203244228" calcext:value-type="float">
            <text:p>0.035920324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295575529" calcext:value-type="float">
            <text:p>0.8082955755</text:p>
          </table:table-cell>
          <table:table-cell office:value-type="float" office:value="0.0578359654591" calcext:value-type="float">
            <text:p>0.057835965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467232104" calcext:value-type="float">
            <text:p>0.8084672321</text:p>
          </table:table-cell>
          <table:table-cell office:value-type="float" office:value="0.0187027775611" calcext:value-type="float">
            <text:p>0.018702777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532589208" calcext:value-type="float">
            <text:p>0.8085325892</text:p>
          </table:table-cell>
          <table:table-cell office:value-type="float" office:value="0.0448527732395" calcext:value-type="float">
            <text:p>0.044852773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593608762" calcext:value-type="float">
            <text:p>0.8085936088</text:p>
          </table:table-cell>
          <table:table-cell office:value-type="float" office:value="0.0339184337133" calcext:value-type="float">
            <text:p>0.033918433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655036576" calcext:value-type="float">
            <text:p>0.8086550366</text:p>
          </table:table-cell>
          <table:table-cell office:value-type="float" office:value="0.030890780172" calcext:value-type="float">
            <text:p>0.030890780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708924561" calcext:value-type="float">
            <text:p>0.8087089246</text:p>
          </table:table-cell>
          <table:table-cell office:value-type="float" office:value="0.0431264897739" calcext:value-type="float">
            <text:p>0.043126489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740154567" calcext:value-type="float">
            <text:p>0.8087401546</text:p>
          </table:table-cell>
          <table:table-cell office:value-type="float" office:value="0.0253096377393" calcext:value-type="float">
            <text:p>0.025309637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8936782752" calcext:value-type="float">
            <text:p>0.8089367828</text:p>
          </table:table-cell>
          <table:table-cell office:value-type="float" office:value="0.0218687740577" calcext:value-type="float">
            <text:p>0.021868774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035196592" calcext:value-type="float">
            <text:p>0.8090351966</text:p>
          </table:table-cell>
          <table:table-cell office:value-type="float" office:value="0.0646415088741" calcext:value-type="float">
            <text:p>0.064641508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111531391" calcext:value-type="float">
            <text:p>0.8091115314</text:p>
          </table:table-cell>
          <table:table-cell office:value-type="float" office:value="0.0331126824473" calcext:value-type="float">
            <text:p>0.033112682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209812132" calcext:value-type="float">
            <text:p>0.8092098121</text:p>
          </table:table-cell>
          <table:table-cell office:value-type="float" office:value="0.0456476180898" calcext:value-type="float">
            <text:p>0.045647618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231890926" calcext:value-type="float">
            <text:p>0.8092318909</text:p>
          </table:table-cell>
          <table:table-cell office:value-type="float" office:value="0.0269575998537" calcext:value-type="float">
            <text:p>0.026957599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438362859" calcext:value-type="float">
            <text:p>0.8094383629</text:p>
          </table:table-cell>
          <table:table-cell office:value-type="float" office:value="0.0310468155289" calcext:value-type="float">
            <text:p>0.031046815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722417039" calcext:value-type="float">
            <text:p>0.809722417</text:p>
          </table:table-cell>
          <table:table-cell office:value-type="float" office:value="0.0468355819536" calcext:value-type="float">
            <text:p>0.04683558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821333349" calcext:value-type="float">
            <text:p>0.8098213333</text:p>
          </table:table-cell>
          <table:table-cell office:value-type="float" office:value="0.026128435661" calcext:value-type="float">
            <text:p>0.026128435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882731132" calcext:value-type="float">
            <text:p>0.8098827311</text:p>
          </table:table-cell>
          <table:table-cell office:value-type="float" office:value="0.0354247798462" calcext:value-type="float">
            <text:p>0.035424779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09905751125" calcext:value-type="float">
            <text:p>0.8099057511</text:p>
          </table:table-cell>
          <table:table-cell office:value-type="float" office:value="0.0177887767342" calcext:value-type="float">
            <text:p>0.017788776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317812775" calcext:value-type="float">
            <text:p>0.8103178128</text:p>
          </table:table-cell>
          <table:table-cell office:value-type="float" office:value="0.0129028628182" calcext:value-type="float">
            <text:p>0.012902862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407782492" calcext:value-type="float">
            <text:p>0.8104077825</text:p>
          </table:table-cell>
          <table:table-cell office:value-type="float" office:value="0.0262398859669" calcext:value-type="float">
            <text:p>0.02623988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487967361" calcext:value-type="float">
            <text:p>0.8104879674</text:p>
          </table:table-cell>
          <table:table-cell office:value-type="float" office:value="0.0398234082109" calcext:value-type="float">
            <text:p>0.039823408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491154737" calcext:value-type="float">
            <text:p>0.8104911547</text:p>
          </table:table-cell>
          <table:table-cell office:value-type="float" office:value="0.0290385046845" calcext:value-type="float">
            <text:p>0.029038504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693396502" calcext:value-type="float">
            <text:p>0.8106933965</text:p>
          </table:table-cell>
          <table:table-cell office:value-type="float" office:value="0.0342477067249" calcext:value-type="float">
            <text:p>0.034247706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768584484" calcext:value-type="float">
            <text:p>0.8107685845</text:p>
          </table:table-cell>
          <table:table-cell office:value-type="float" office:value="0.0297063802874" calcext:value-type="float">
            <text:p>0.029706380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924582229" calcext:value-type="float">
            <text:p>0.8109245822</text:p>
          </table:table-cell>
          <table:table-cell office:value-type="float" office:value="0.0220963376642" calcext:value-type="float">
            <text:p>0.022096337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0932504829" calcext:value-type="float">
            <text:p>0.8109325048</text:p>
          </table:table-cell>
          <table:table-cell office:value-type="float" office:value="0.02973080008" calcext:value-type="float">
            <text:p>0.029730800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072810273" calcext:value-type="float">
            <text:p>0.8110728103</text:p>
          </table:table-cell>
          <table:table-cell office:value-type="float" office:value="0.0324531901824" calcext:value-type="float">
            <text:p>0.032453190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246462791" calcext:value-type="float">
            <text:p>0.8112464628</text:p>
          </table:table-cell>
          <table:table-cell office:value-type="float" office:value="0.0466524494742" calcext:value-type="float">
            <text:p>0.046652449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566951583" calcext:value-type="float">
            <text:p>0.8115669516</text:p>
          </table:table-cell>
          <table:table-cell office:value-type="float" office:value="0.0188131900569" calcext:value-type="float">
            <text:p>0.018813190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596760544" calcext:value-type="float">
            <text:p>0.8115967605</text:p>
          </table:table-cell>
          <table:table-cell office:value-type="float" office:value="0.0468437422938" calcext:value-type="float">
            <text:p>0.046843742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706738221" calcext:value-type="float">
            <text:p>0.8117067382</text:p>
          </table:table-cell>
          <table:table-cell office:value-type="float" office:value="0.038691492323" calcext:value-type="float">
            <text:p>0.038691492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751227524" calcext:value-type="float">
            <text:p>0.8117512275</text:p>
          </table:table-cell>
          <table:table-cell office:value-type="float" office:value="0.0314050856275" calcext:value-type="float">
            <text:p>0.031405085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874574814" calcext:value-type="float">
            <text:p>0.8118745748</text:p>
          </table:table-cell>
          <table:table-cell office:value-type="float" office:value="0.0417843550805" calcext:value-type="float">
            <text:p>0.041784355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897767414" calcext:value-type="float">
            <text:p>0.8118977674</text:p>
          </table:table-cell>
          <table:table-cell office:value-type="float" office:value="0.0425110730635" calcext:value-type="float">
            <text:p>0.042511073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921463467" calcext:value-type="float">
            <text:p>0.8119214635</text:p>
          </table:table-cell>
          <table:table-cell office:value-type="float" office:value="0.0385904992573" calcext:value-type="float">
            <text:p>0.038590499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921463467" calcext:value-type="float">
            <text:p>0.8119214635</text:p>
          </table:table-cell>
          <table:table-cell office:value-type="float" office:value="0.0385904992573" calcext:value-type="float">
            <text:p>0.038590499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961679393" calcext:value-type="float">
            <text:p>0.8119616794</text:p>
          </table:table-cell>
          <table:table-cell office:value-type="float" office:value="0.0279843544303" calcext:value-type="float">
            <text:p>0.027984354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961679393" calcext:value-type="float">
            <text:p>0.8119616794</text:p>
          </table:table-cell>
          <table:table-cell office:value-type="float" office:value="0.0279843544303" calcext:value-type="float">
            <text:p>0.027984354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1986603483" calcext:value-type="float">
            <text:p>0.8119866035</text:p>
          </table:table-cell>
          <table:table-cell office:value-type="float" office:value="0.0216691318402" calcext:value-type="float">
            <text:p>0.0216691318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035841582" calcext:value-type="float">
            <text:p>0.8120358416</text:p>
          </table:table-cell>
          <table:table-cell office:value-type="float" office:value="0.0287943909658" calcext:value-type="float">
            <text:p>0.02879439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227981149" calcext:value-type="float">
            <text:p>0.8122279811</text:p>
          </table:table-cell>
          <table:table-cell office:value-type="float" office:value="0.0186088905694" calcext:value-type="float">
            <text:p>0.018608890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265703372" calcext:value-type="float">
            <text:p>0.8122657034</text:p>
          </table:table-cell>
          <table:table-cell office:value-type="float" office:value="0.0223181063152" calcext:value-type="float">
            <text:p>0.022318106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572587737" calcext:value-type="float">
            <text:p>0.8125725877</text:p>
          </table:table-cell>
          <table:table-cell office:value-type="float" office:value="0.0114403039545" calcext:value-type="float">
            <text:p>0.01144030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572587737" calcext:value-type="float">
            <text:p>0.8125725877</text:p>
          </table:table-cell>
          <table:table-cell office:value-type="float" office:value="0.0114403039545" calcext:value-type="float">
            <text:p>0.01144030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662742896" calcext:value-type="float">
            <text:p>0.8126627429</text:p>
          </table:table-cell>
          <table:table-cell office:value-type="float" office:value="0.0251201434602" calcext:value-type="float">
            <text:p>0.025120143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795874916" calcext:value-type="float">
            <text:p>0.8127958749</text:p>
          </table:table-cell>
          <table:table-cell office:value-type="float" office:value="0.0465876978703" calcext:value-type="float">
            <text:p>0.046587697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828872636" calcext:value-type="float">
            <text:p>0.8128288726</text:p>
          </table:table-cell>
          <table:table-cell office:value-type="float" office:value="0.0226009665359" calcext:value-type="float">
            <text:p>0.022600966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870522558" calcext:value-type="float">
            <text:p>0.8128705226</text:p>
          </table:table-cell>
          <table:table-cell office:value-type="float" office:value="0.0151766452992" calcext:value-type="float">
            <text:p>0.015176645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922364042" calcext:value-type="float">
            <text:p>0.812922364</text:p>
          </table:table-cell>
          <table:table-cell office:value-type="float" office:value="0.0310236619223" calcext:value-type="float">
            <text:p>0.031023661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2978517838" calcext:value-type="float">
            <text:p>0.8129785178</text:p>
          </table:table-cell>
          <table:table-cell office:value-type="float" office:value="0.0189554110495" calcext:value-type="float">
            <text:p>0.01895541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128850119" calcext:value-type="float">
            <text:p>0.8131288501</text:p>
          </table:table-cell>
          <table:table-cell office:value-type="float" office:value="0.0449633859212" calcext:value-type="float">
            <text:p>0.044963385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173478074" calcext:value-type="float">
            <text:p>0.8131734781</text:p>
          </table:table-cell>
          <table:table-cell office:value-type="float" office:value="0.0259312381548" calcext:value-type="float">
            <text:p>0.025931238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25169848" calcext:value-type="float">
            <text:p>0.8132516985</text:p>
          </table:table-cell>
          <table:table-cell office:value-type="float" office:value="0.0399581494108" calcext:value-type="float">
            <text:p>0.039958149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273012096" calcext:value-type="float">
            <text:p>0.8132730121</text:p>
          </table:table-cell>
          <table:table-cell office:value-type="float" office:value="0.019896901733" calcext:value-type="float">
            <text:p>0.019896901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319372369" calcext:value-type="float">
            <text:p>0.8133193724</text:p>
          </table:table-cell>
          <table:table-cell office:value-type="float" office:value="0.0224448999828" calcext:value-type="float">
            <text:p>0.022444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324701694" calcext:value-type="float">
            <text:p>0.8133247017</text:p>
          </table:table-cell>
          <table:table-cell office:value-type="float" office:value="0.0398989822755" calcext:value-type="float">
            <text:p>0.039898982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368448023" calcext:value-type="float">
            <text:p>0.813368448</text:p>
          </table:table-cell>
          <table:table-cell office:value-type="float" office:value="0.0294168588098" calcext:value-type="float">
            <text:p>0.029416858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368448023" calcext:value-type="float">
            <text:p>0.813368448</text:p>
          </table:table-cell>
          <table:table-cell office:value-type="float" office:value="0.0294168588098" calcext:value-type="float">
            <text:p>0.029416858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4205612" calcext:value-type="float">
            <text:p>0.8134205612</text:p>
          </table:table-cell>
          <table:table-cell office:value-type="float" office:value="0.0430668322064" calcext:value-type="float">
            <text:p>0.043066832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428350656" calcext:value-type="float">
            <text:p>0.8134283507</text:p>
          </table:table-cell>
          <table:table-cell office:value-type="float" office:value="0.0418158725726" calcext:value-type="float">
            <text:p>0.041815872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482739707" calcext:value-type="float">
            <text:p>0.8134827397</text:p>
          </table:table-cell>
          <table:table-cell office:value-type="float" office:value="0.0417645082689" calcext:value-type="float">
            <text:p>0.041764508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570637409" calcext:value-type="float">
            <text:p>0.8135706374</text:p>
          </table:table-cell>
          <table:table-cell office:value-type="float" office:value="0.0411595592602" calcext:value-type="float">
            <text:p>0.041159559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62125733" calcext:value-type="float">
            <text:p>0.8136212573</text:p>
          </table:table-cell>
          <table:table-cell office:value-type="float" office:value="0.0318541870201" calcext:value-type="float">
            <text:p>0.03185418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960549194" calcext:value-type="float">
            <text:p>0.8139605492</text:p>
          </table:table-cell>
          <table:table-cell office:value-type="float" office:value="0.0290587029245" calcext:value-type="float">
            <text:p>0.029058702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3960549194" calcext:value-type="float">
            <text:p>0.8139605492</text:p>
          </table:table-cell>
          <table:table-cell office:value-type="float" office:value="0.0290587029245" calcext:value-type="float">
            <text:p>0.029058702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067077281" calcext:value-type="float">
            <text:p>0.8140670773</text:p>
          </table:table-cell>
          <table:table-cell office:value-type="float" office:value="0.0433587382129" calcext:value-type="float">
            <text:p>0.043358738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13089776" calcext:value-type="float">
            <text:p>0.8141308978</text:p>
          </table:table-cell>
          <table:table-cell office:value-type="float" office:value="0.0309922222306" calcext:value-type="float">
            <text:p>0.030992222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188503472" calcext:value-type="float">
            <text:p>0.8141885035</text:p>
          </table:table-cell>
          <table:table-cell office:value-type="float" office:value="0.0247811316475" calcext:value-type="float">
            <text:p>0.024781131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224231477" calcext:value-type="float">
            <text:p>0.8142242315</text:p>
          </table:table-cell>
          <table:table-cell office:value-type="float" office:value="0.0322613297126" calcext:value-type="float">
            <text:p>0.032261329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263062344" calcext:value-type="float">
            <text:p>0.8142630623</text:p>
          </table:table-cell>
          <table:table-cell office:value-type="float" office:value="0.0305918141142" calcext:value-type="float">
            <text:p>0.030591814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369758592" calcext:value-type="float">
            <text:p>0.8143697586</text:p>
          </table:table-cell>
          <table:table-cell office:value-type="float" office:value="0.0302935812882" calcext:value-type="float">
            <text:p>0.030293581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383053875" calcext:value-type="float">
            <text:p>0.8143830539</text:p>
          </table:table-cell>
          <table:table-cell office:value-type="float" office:value="0.0557531592405" calcext:value-type="float">
            <text:p>0.055753159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550313512" calcext:value-type="float">
            <text:p>0.8145503135</text:p>
          </table:table-cell>
          <table:table-cell office:value-type="float" office:value="0.0305340323384" calcext:value-type="float">
            <text:p>0.030534032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573433018" calcext:value-type="float">
            <text:p>0.814573433</text:p>
          </table:table-cell>
          <table:table-cell office:value-type="float" office:value="0.0287615751023" calcext:value-type="float">
            <text:p>0.028761575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62357301" calcext:value-type="float">
            <text:p>0.814623573</text:p>
          </table:table-cell>
          <table:table-cell office:value-type="float" office:value="0.0440688434231" calcext:value-type="float">
            <text:p>0.044068843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4993340587" calcext:value-type="float">
            <text:p>0.8149933406</text:p>
          </table:table-cell>
          <table:table-cell office:value-type="float" office:value="0.0293681778105" calcext:value-type="float">
            <text:p>0.029368177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116316371" calcext:value-type="float">
            <text:p>0.8151163164</text:p>
          </table:table-cell>
          <table:table-cell office:value-type="float" office:value="0.0293340874829" calcext:value-type="float">
            <text:p>0.029334087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153078915" calcext:value-type="float">
            <text:p>0.8151530789</text:p>
          </table:table-cell>
          <table:table-cell office:value-type="float" office:value="0.0313799398109" calcext:value-type="float">
            <text:p>0.0313799398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182042687" calcext:value-type="float">
            <text:p>0.8151820427</text:p>
          </table:table-cell>
          <table:table-cell office:value-type="float" office:value="0.0292158679946" calcext:value-type="float">
            <text:p>0.02921586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311933735" calcext:value-type="float">
            <text:p>0.8153119337</text:p>
          </table:table-cell>
          <table:table-cell office:value-type="float" office:value="0.0163757629495" calcext:value-type="float">
            <text:p>0.016375762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421659471" calcext:value-type="float">
            <text:p>0.8154216595</text:p>
          </table:table-cell>
          <table:table-cell office:value-type="float" office:value="0.0331128534219" calcext:value-type="float">
            <text:p>0.033112853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443252698" calcext:value-type="float">
            <text:p>0.8154432527</text:p>
          </table:table-cell>
          <table:table-cell office:value-type="float" office:value="0.0430217695204" calcext:value-type="float">
            <text:p>0.043021769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476721649" calcext:value-type="float">
            <text:p>0.8154767216</text:p>
          </table:table-cell>
          <table:table-cell office:value-type="float" office:value="0.0285807548015" calcext:value-type="float">
            <text:p>0.028580754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495418828" calcext:value-type="float">
            <text:p>0.8154954188</text:p>
          </table:table-cell>
          <table:table-cell office:value-type="float" office:value="0.0274888946325" calcext:value-type="float">
            <text:p>0.027488894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520860686" calcext:value-type="float">
            <text:p>0.8155208607</text:p>
          </table:table-cell>
          <table:table-cell office:value-type="float" office:value="0.0307331092743" calcext:value-type="float">
            <text:p>0.030733109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561328054" calcext:value-type="float">
            <text:p>0.8155613281</text:p>
          </table:table-cell>
          <table:table-cell office:value-type="float" office:value="0.0287409929652" calcext:value-type="float">
            <text:p>0.02874099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576580876" calcext:value-type="float">
            <text:p>0.8155765809</text:p>
          </table:table-cell>
          <table:table-cell office:value-type="float" office:value="0.0288252072145" calcext:value-type="float">
            <text:p>0.028825207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577098458" calcext:value-type="float">
            <text:p>0.8155770985</text:p>
          </table:table-cell>
          <table:table-cell office:value-type="float" office:value="0.0284388005831" calcext:value-type="float">
            <text:p>0.028438800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742753235" calcext:value-type="float">
            <text:p>0.8157427532</text:p>
          </table:table-cell>
          <table:table-cell office:value-type="float" office:value="0.0397032422927" calcext:value-type="float">
            <text:p>0.039703242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7722756" calcext:value-type="float">
            <text:p>0.8157722756</text:p>
          </table:table-cell>
          <table:table-cell office:value-type="float" office:value="0.0426853297353" calcext:value-type="float">
            <text:p>0.042685329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790902" calcext:value-type="float">
            <text:p>0.815790902</text:p>
          </table:table-cell>
          <table:table-cell office:value-type="float" office:value="0.0424185076055" calcext:value-type="float">
            <text:p>0.042418507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827733664" calcext:value-type="float">
            <text:p>0.8158277337</text:p>
          </table:table-cell>
          <table:table-cell office:value-type="float" office:value="0.0314352090031" calcext:value-type="float">
            <text:p>0.03143520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882328867" calcext:value-type="float">
            <text:p>0.8158823289</text:p>
          </table:table-cell>
          <table:table-cell office:value-type="float" office:value="0.0143304507588" calcext:value-type="float">
            <text:p>0.014330450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916419861" calcext:value-type="float">
            <text:p>0.8159164199</text:p>
          </table:table-cell>
          <table:table-cell office:value-type="float" office:value="0.0422440705289" calcext:value-type="float">
            <text:p>0.042244070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92441152" calcext:value-type="float">
            <text:p>0.8159244115</text:p>
          </table:table-cell>
          <table:table-cell office:value-type="float" office:value="0.0215952162947" calcext:value-type="float">
            <text:p>0.021595216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926326927" calcext:value-type="float">
            <text:p>0.8159263269</text:p>
          </table:table-cell>
          <table:table-cell office:value-type="float" office:value="0.0248315419071" calcext:value-type="float">
            <text:p>0.024831541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5950014078" calcext:value-type="float">
            <text:p>0.8159500141</text:p>
          </table:table-cell>
          <table:table-cell office:value-type="float" office:value="0.0249066914305" calcext:value-type="float">
            <text:p>0.024906691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029689554" calcext:value-type="float">
            <text:p>0.8160296896</text:p>
          </table:table-cell>
          <table:table-cell office:value-type="float" office:value="0.014626068356" calcext:value-type="float">
            <text:p>0.014626068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114377867" calcext:value-type="float">
            <text:p>0.8161143779</text:p>
          </table:table-cell>
          <table:table-cell office:value-type="float" office:value="0.0192859431174" calcext:value-type="float">
            <text:p>0.019285943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117430776" calcext:value-type="float">
            <text:p>0.8161174308</text:p>
          </table:table-cell>
          <table:table-cell office:value-type="float" office:value="0.0284958411149" calcext:value-type="float">
            <text:p>0.028495841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121772074" calcext:value-type="float">
            <text:p>0.8161217721</text:p>
          </table:table-cell>
          <table:table-cell office:value-type="float" office:value="0.0236934208359" calcext:value-type="float">
            <text:p>0.023693420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229872051" calcext:value-type="float">
            <text:p>0.8162298721</text:p>
          </table:table-cell>
          <table:table-cell office:value-type="float" office:value="0.0377604015686" calcext:value-type="float">
            <text:p>0.037760401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653085648" calcext:value-type="float">
            <text:p>0.8166530856</text:p>
          </table:table-cell>
          <table:table-cell office:value-type="float" office:value="0.04282222656" calcext:value-type="float">
            <text:p>0.042822226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65617292" calcext:value-type="float">
            <text:p>0.8166561729</text:p>
          </table:table-cell>
          <table:table-cell office:value-type="float" office:value="0.0308434285088" calcext:value-type="float">
            <text:p>0.030843428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844413619" calcext:value-type="float">
            <text:p>0.8168444136</text:p>
          </table:table-cell>
          <table:table-cell office:value-type="float" office:value="0.0300071663576" calcext:value-type="float">
            <text:p>0.030007166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891078913" calcext:value-type="float">
            <text:p>0.8168910789</text:p>
          </table:table-cell>
          <table:table-cell office:value-type="float" office:value="0.0255157041903" calcext:value-type="float">
            <text:p>0.025515704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891078913" calcext:value-type="float">
            <text:p>0.8168910789</text:p>
          </table:table-cell>
          <table:table-cell office:value-type="float" office:value="0.0255157041903" calcext:value-type="float">
            <text:p>0.025515704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9316376" calcext:value-type="float">
            <text:p>0.8169316376</text:p>
          </table:table-cell>
          <table:table-cell office:value-type="float" office:value="0.0249737099974" calcext:value-type="float">
            <text:p>0.0249737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948835801" calcext:value-type="float">
            <text:p>0.8169488358</text:p>
          </table:table-cell>
          <table:table-cell office:value-type="float" office:value="0.0264988714276" calcext:value-type="float">
            <text:p>0.026498871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6964082127" calcext:value-type="float">
            <text:p>0.8169640821</text:p>
          </table:table-cell>
          <table:table-cell office:value-type="float" office:value="0.0254124943616" calcext:value-type="float">
            <text:p>0.025412494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049166316" calcext:value-type="float">
            <text:p>0.8170491663</text:p>
          </table:table-cell>
          <table:table-cell office:value-type="float" office:value="0.0488049884787" calcext:value-type="float">
            <text:p>0.048804988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205464039" calcext:value-type="float">
            <text:p>0.817205464</text:p>
          </table:table-cell>
          <table:table-cell office:value-type="float" office:value="0.028455316243" calcext:value-type="float">
            <text:p>0.028455316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274991866" calcext:value-type="float">
            <text:p>0.8172749919</text:p>
          </table:table-cell>
          <table:table-cell office:value-type="float" office:value="0.0301306696212" calcext:value-type="float">
            <text:p>0.030130669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412983799" calcext:value-type="float">
            <text:p>0.8174129838</text:p>
          </table:table-cell>
          <table:table-cell office:value-type="float" office:value="0.0249214041237" calcext:value-type="float">
            <text:p>0.024921404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747861629" calcext:value-type="float">
            <text:p>0.8177478616</text:p>
          </table:table-cell>
          <table:table-cell office:value-type="float" office:value="0.0363091065027" calcext:value-type="float">
            <text:p>0.036309106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792456882" calcext:value-type="float">
            <text:p>0.8177924569</text:p>
          </table:table-cell>
          <table:table-cell office:value-type="float" office:value="0.0163181366198" calcext:value-type="float">
            <text:p>0.016318136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7980277697" calcext:value-type="float">
            <text:p>0.8179802777</text:p>
          </table:table-cell>
          <table:table-cell office:value-type="float" office:value="0.0203548760153" calcext:value-type="float">
            <text:p>0.02035487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009380139" calcext:value-type="float">
            <text:p>0.8180093801</text:p>
          </table:table-cell>
          <table:table-cell office:value-type="float" office:value="0.0365144246793" calcext:value-type="float">
            <text:p>0.036514424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086522053" calcext:value-type="float">
            <text:p>0.8180865221</text:p>
          </table:table-cell>
          <table:table-cell office:value-type="float" office:value="0.0505191820692" calcext:value-type="float">
            <text:p>0.050519182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343750423" calcext:value-type="float">
            <text:p>0.8183437504</text:p>
          </table:table-cell>
          <table:table-cell office:value-type="float" office:value="0.039905212197" calcext:value-type="float">
            <text:p>0.039905212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499119793" calcext:value-type="float">
            <text:p>0.8184991198</text:p>
          </table:table-cell>
          <table:table-cell office:value-type="float" office:value="0.0134573670192" calcext:value-type="float">
            <text:p>0.01345736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576983031" calcext:value-type="float">
            <text:p>0.818576983</text:p>
          </table:table-cell>
          <table:table-cell office:value-type="float" office:value="0.0255829153675" calcext:value-type="float">
            <text:p>0.025582915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603158991" calcext:value-type="float">
            <text:p>0.818603159</text:p>
          </table:table-cell>
          <table:table-cell office:value-type="float" office:value="0.021517993875" calcext:value-type="float">
            <text:p>0.021517993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603402267" calcext:value-type="float">
            <text:p>0.8186034023</text:p>
          </table:table-cell>
          <table:table-cell office:value-type="float" office:value="0.0458180497064" calcext:value-type="float">
            <text:p>0.045818049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632662057" calcext:value-type="float">
            <text:p>0.8186326621</text:p>
          </table:table-cell>
          <table:table-cell office:value-type="float" office:value="0.0406253848368" calcext:value-type="float">
            <text:p>0.040625384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649012673" calcext:value-type="float">
            <text:p>0.8186490127</text:p>
          </table:table-cell>
          <table:table-cell office:value-type="float" office:value="0.0310655972852" calcext:value-type="float">
            <text:p>0.031065597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8839952629" calcext:value-type="float">
            <text:p>0.8188399526</text:p>
          </table:table-cell>
          <table:table-cell office:value-type="float" office:value="0.0371402705718" calcext:value-type="float">
            <text:p>0.037140270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069228269" calcext:value-type="float">
            <text:p>0.8190692283</text:p>
          </table:table-cell>
          <table:table-cell office:value-type="float" office:value="0.0482341975931" calcext:value-type="float">
            <text:p>0.0482341976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114881876" calcext:value-type="float">
            <text:p>0.8191148819</text:p>
          </table:table-cell>
          <table:table-cell office:value-type="float" office:value="0.0311895114717" calcext:value-type="float">
            <text:p>0.031189511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183077873" calcext:value-type="float">
            <text:p>0.8191830779</text:p>
          </table:table-cell>
          <table:table-cell office:value-type="float" office:value="0.0326216690265" calcext:value-type="float">
            <text:p>0.03262166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38560356" calcext:value-type="float">
            <text:p>0.8193856036</text:p>
          </table:table-cell>
          <table:table-cell office:value-type="float" office:value="0.0163891544656" calcext:value-type="float">
            <text:p>0.016389154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401878602" calcext:value-type="float">
            <text:p>0.8194018786</text:p>
          </table:table-cell>
          <table:table-cell office:value-type="float" office:value="0.0400880117397" calcext:value-type="float">
            <text:p>0.040088011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42641885" calcext:value-type="float">
            <text:p>0.8194264189</text:p>
          </table:table-cell>
          <table:table-cell office:value-type="float" office:value="0.0508266306902" calcext:value-type="float">
            <text:p>0.050826630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49988368" calcext:value-type="float">
            <text:p>0.8194998837</text:p>
          </table:table-cell>
          <table:table-cell office:value-type="float" office:value="0.0274718199307" calcext:value-type="float">
            <text:p>0.027471819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562588738" calcext:value-type="float">
            <text:p>0.8195625887</text:p>
          </table:table-cell>
          <table:table-cell office:value-type="float" office:value="0.0217390008393" calcext:value-type="float">
            <text:p>0.021739000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69823501" calcext:value-type="float">
            <text:p>0.819698235</text:p>
          </table:table-cell>
          <table:table-cell office:value-type="float" office:value="0.0402095532798" calcext:value-type="float">
            <text:p>0.040209553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705165328" calcext:value-type="float">
            <text:p>0.8197051653</text:p>
          </table:table-cell>
          <table:table-cell office:value-type="float" office:value="0.0283719697299" calcext:value-type="float">
            <text:p>0.028371969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892777022" calcext:value-type="float">
            <text:p>0.819892777</text:p>
          </table:table-cell>
          <table:table-cell office:value-type="float" office:value="0.0303551379282" calcext:value-type="float">
            <text:p>0.030355137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19985034991" calcext:value-type="float">
            <text:p>0.819985035</text:p>
          </table:table-cell>
          <table:table-cell office:value-type="float" office:value="0.0211108323279" calcext:value-type="float">
            <text:p>0.021110832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119875828" calcext:value-type="float">
            <text:p>0.8201198758</text:p>
          </table:table-cell>
          <table:table-cell office:value-type="float" office:value="0.0278908405963" calcext:value-type="float">
            <text:p>0.027890840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119875828" calcext:value-type="float">
            <text:p>0.8201198758</text:p>
          </table:table-cell>
          <table:table-cell office:value-type="float" office:value="0.0278908405963" calcext:value-type="float">
            <text:p>0.027890840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271912136" calcext:value-type="float">
            <text:p>0.8202719121</text:p>
          </table:table-cell>
          <table:table-cell office:value-type="float" office:value="0.025314832584" calcext:value-type="float">
            <text:p>0.025314832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329840571" calcext:value-type="float">
            <text:p>0.8203298406</text:p>
          </table:table-cell>
          <table:table-cell office:value-type="float" office:value="0.0312471202052" calcext:value-type="float">
            <text:p>0.031247120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723554574" calcext:value-type="float">
            <text:p>0.8207235546</text:p>
          </table:table-cell>
          <table:table-cell office:value-type="float" office:value="0.0501339980632" calcext:value-type="float">
            <text:p>0.050133998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72833305" calcext:value-type="float">
            <text:p>0.8207283331</text:p>
          </table:table-cell>
          <table:table-cell office:value-type="float" office:value="0.0284917428587" calcext:value-type="float">
            <text:p>0.028491742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72833305" calcext:value-type="float">
            <text:p>0.8207283331</text:p>
          </table:table-cell>
          <table:table-cell office:value-type="float" office:value="0.0284917428587" calcext:value-type="float">
            <text:p>0.028491742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81051927" calcext:value-type="float">
            <text:p>0.8208105193</text:p>
          </table:table-cell>
          <table:table-cell office:value-type="float" office:value="0.0469934167086" calcext:value-type="float">
            <text:p>0.046993416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851633715" calcext:value-type="float">
            <text:p>0.8208516337</text:p>
          </table:table-cell>
          <table:table-cell office:value-type="float" office:value="0.0238292171476" calcext:value-type="float">
            <text:p>0.023829217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921202473" calcext:value-type="float">
            <text:p>0.8209212025</text:p>
          </table:table-cell>
          <table:table-cell office:value-type="float" office:value="0.0431601705764" calcext:value-type="float">
            <text:p>0.043160170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932072602" calcext:value-type="float">
            <text:p>0.8209320726</text:p>
          </table:table-cell>
          <table:table-cell office:value-type="float" office:value="0.0294252576811" calcext:value-type="float">
            <text:p>0.029425257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0950634972" calcext:value-type="float">
            <text:p>0.820950635</text:p>
          </table:table-cell>
          <table:table-cell office:value-type="float" office:value="0.0433312638106" calcext:value-type="float">
            <text:p>0.043331263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051913541" calcext:value-type="float">
            <text:p>0.8210519135</text:p>
          </table:table-cell>
          <table:table-cell office:value-type="float" office:value="0.0224077457652" calcext:value-type="float">
            <text:p>0.022407745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2759965" calcext:value-type="float">
            <text:p>0.8212759965</text:p>
          </table:table-cell>
          <table:table-cell office:value-type="float" office:value="0.0216388703355" calcext:value-type="float">
            <text:p>0.021638870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373973451" calcext:value-type="float">
            <text:p>0.8213739735</text:p>
          </table:table-cell>
          <table:table-cell office:value-type="float" office:value="0.0248418007567" calcext:value-type="float">
            <text:p>0.024841800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406627041" calcext:value-type="float">
            <text:p>0.821406627</text:p>
          </table:table-cell>
          <table:table-cell office:value-type="float" office:value="0.0347686081039" calcext:value-type="float">
            <text:p>0.034768608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481541532" calcext:value-type="float">
            <text:p>0.8214815415</text:p>
          </table:table-cell>
          <table:table-cell office:value-type="float" office:value="0.0345414771097" calcext:value-type="float">
            <text:p>0.034541477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481541532" calcext:value-type="float">
            <text:p>0.8214815415</text:p>
          </table:table-cell>
          <table:table-cell office:value-type="float" office:value="0.0345414771097" calcext:value-type="float">
            <text:p>0.034541477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494614589" calcext:value-type="float">
            <text:p>0.8214946146</text:p>
          </table:table-cell>
          <table:table-cell office:value-type="float" office:value="0.0217952620108" calcext:value-type="float">
            <text:p>0.02179526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553411846" calcext:value-type="float">
            <text:p>0.8215534118</text:p>
          </table:table-cell>
          <table:table-cell office:value-type="float" office:value="0.0536780902567" calcext:value-type="float">
            <text:p>0.053678090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571082273" calcext:value-type="float">
            <text:p>0.8215710823</text:p>
          </table:table-cell>
          <table:table-cell office:value-type="float" office:value="0.0573425692135" calcext:value-type="float">
            <text:p>0.057342569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578602465" calcext:value-type="float">
            <text:p>0.8215786025</text:p>
          </table:table-cell>
          <table:table-cell office:value-type="float" office:value="0.0382753378993" calcext:value-type="float">
            <text:p>0.038275337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581201639" calcext:value-type="float">
            <text:p>0.8215812016</text:p>
          </table:table-cell>
          <table:table-cell office:value-type="float" office:value="0.0253695344007" calcext:value-type="float">
            <text:p>0.025369534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611326888" calcext:value-type="float">
            <text:p>0.8216113269</text:p>
          </table:table-cell>
          <table:table-cell office:value-type="float" office:value="0.00896675514506" calcext:value-type="float">
            <text:p>0.008966755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633541101" calcext:value-type="float">
            <text:p>0.8216335411</text:p>
          </table:table-cell>
          <table:table-cell office:value-type="float" office:value="0.03869680032" calcext:value-type="float">
            <text:p>0.038696800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648760572" calcext:value-type="float">
            <text:p>0.8216487606</text:p>
          </table:table-cell>
          <table:table-cell office:value-type="float" office:value="0.0187901739902" calcext:value-type="float">
            <text:p>0.01879017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675741144" calcext:value-type="float">
            <text:p>0.8216757411</text:p>
          </table:table-cell>
          <table:table-cell office:value-type="float" office:value="0.0223444361752" calcext:value-type="float">
            <text:p>0.022344436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818629789" calcext:value-type="float">
            <text:p>0.8218186298</text:p>
          </table:table-cell>
          <table:table-cell office:value-type="float" office:value="0.0313731040972" calcext:value-type="float">
            <text:p>0.031373104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818734287" calcext:value-type="float">
            <text:p>0.8218187343</text:p>
          </table:table-cell>
          <table:table-cell office:value-type="float" office:value="0.0280830325064" calcext:value-type="float">
            <text:p>0.028083032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1907715592" calcext:value-type="float">
            <text:p>0.8219077156</text:p>
          </table:table-cell>
          <table:table-cell office:value-type="float" office:value="0.00468774731073" calcext:value-type="float">
            <text:p>0.004687747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179732057" calcext:value-type="float">
            <text:p>0.8221797321</text:p>
          </table:table-cell>
          <table:table-cell office:value-type="float" office:value="0.030873426101" calcext:value-type="float">
            <text:p>0.030873426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179732057" calcext:value-type="float">
            <text:p>0.8221797321</text:p>
          </table:table-cell>
          <table:table-cell office:value-type="float" office:value="0.030873426101" calcext:value-type="float">
            <text:p>0.030873426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182992885" calcext:value-type="float">
            <text:p>0.8221829929</text:p>
          </table:table-cell>
          <table:table-cell office:value-type="float" office:value="0.0298718231133" calcext:value-type="float">
            <text:p>0.029871823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194978383" calcext:value-type="float">
            <text:p>0.8221949784</text:p>
          </table:table-cell>
          <table:table-cell office:value-type="float" office:value="0.0299435071102" calcext:value-type="float">
            <text:p>0.029943507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399664166" calcext:value-type="float">
            <text:p>0.8223996642</text:p>
          </table:table-cell>
          <table:table-cell office:value-type="float" office:value="0.02364003866" calcext:value-type="float">
            <text:p>0.023640038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624096023" calcext:value-type="float">
            <text:p>0.822624096</text:p>
          </table:table-cell>
          <table:table-cell office:value-type="float" office:value="0.0465222451204" calcext:value-type="float">
            <text:p>0.046522245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78984213" calcext:value-type="float">
            <text:p>0.8227898421</text:p>
          </table:table-cell>
          <table:table-cell office:value-type="float" office:value="0.00874907676716" calcext:value-type="float">
            <text:p>0.008749076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863098812" calcext:value-type="float">
            <text:p>0.8228630988</text:p>
          </table:table-cell>
          <table:table-cell office:value-type="float" office:value="0.0327766994605" calcext:value-type="float">
            <text:p>0.032776699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2934408161" calcext:value-type="float">
            <text:p>0.8229344082</text:p>
          </table:table-cell>
          <table:table-cell office:value-type="float" office:value="0.0300544140421" calcext:value-type="float">
            <text:p>0.03005441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166094854" calcext:value-type="float">
            <text:p>0.8231660949</text:p>
          </table:table-cell>
          <table:table-cell office:value-type="float" office:value="0.0177063422585" calcext:value-type="float">
            <text:p>0.017706342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277382588" calcext:value-type="float">
            <text:p>0.8232773826</text:p>
          </table:table-cell>
          <table:table-cell office:value-type="float" office:value="0.0353247313437" calcext:value-type="float">
            <text:p>0.035324731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314571772" calcext:value-type="float">
            <text:p>0.8233145718</text:p>
          </table:table-cell>
          <table:table-cell office:value-type="float" office:value="0.0316654154171" calcext:value-type="float">
            <text:p>0.031665415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336841545" calcext:value-type="float">
            <text:p>0.8233368415</text:p>
          </table:table-cell>
          <table:table-cell office:value-type="float" office:value="0.00908999153657" calcext:value-type="float">
            <text:p>0.009089991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49863609" calcext:value-type="float">
            <text:p>0.8234986361</text:p>
          </table:table-cell>
          <table:table-cell office:value-type="float" office:value="0.0369193200846" calcext:value-type="float">
            <text:p>0.036919320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593714446" calcext:value-type="float">
            <text:p>0.8235937144</text:p>
          </table:table-cell>
          <table:table-cell office:value-type="float" office:value="0.0220568103289" calcext:value-type="float">
            <text:p>0.022056810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729619428" calcext:value-type="float">
            <text:p>0.8237296194</text:p>
          </table:table-cell>
          <table:table-cell office:value-type="float" office:value="0.0245255353988" calcext:value-type="float">
            <text:p>0.024525535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784342616" calcext:value-type="float">
            <text:p>0.8237843426</text:p>
          </table:table-cell>
          <table:table-cell office:value-type="float" office:value="0.0274224890078" calcext:value-type="float">
            <text:p>0.02742248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787158585" calcext:value-type="float">
            <text:p>0.8237871586</text:p>
          </table:table-cell>
          <table:table-cell office:value-type="float" office:value="0.0274022308127" calcext:value-type="float">
            <text:p>0.027402230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79594411" calcext:value-type="float">
            <text:p>0.8237959441</text:p>
          </table:table-cell>
          <table:table-cell office:value-type="float" office:value="0.031362672702" calcext:value-type="float">
            <text:p>0.031362672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79594411" calcext:value-type="float">
            <text:p>0.8237959441</text:p>
          </table:table-cell>
          <table:table-cell office:value-type="float" office:value="0.031362672702" calcext:value-type="float">
            <text:p>0.031362672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803720787" calcext:value-type="float">
            <text:p>0.8238037208</text:p>
          </table:table-cell>
          <table:table-cell office:value-type="float" office:value="0.0338709216814" calcext:value-type="float">
            <text:p>0.033870921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856755957" calcext:value-type="float">
            <text:p>0.823856756</text:p>
          </table:table-cell>
          <table:table-cell office:value-type="float" office:value="0.034398750936" calcext:value-type="float">
            <text:p>0.034398750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87219064" calcext:value-type="float">
            <text:p>0.8238721906</text:p>
          </table:table-cell>
          <table:table-cell office:value-type="float" office:value="0.0312833914611" calcext:value-type="float">
            <text:p>0.031283391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87219064" calcext:value-type="float">
            <text:p>0.8238721906</text:p>
          </table:table-cell>
          <table:table-cell office:value-type="float" office:value="0.0312833914611" calcext:value-type="float">
            <text:p>0.031283391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876049993" calcext:value-type="float">
            <text:p>0.82387605</text:p>
          </table:table-cell>
          <table:table-cell office:value-type="float" office:value="0.0549328962139" calcext:value-type="float">
            <text:p>0.054932896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898609336" calcext:value-type="float">
            <text:p>0.8238986093</text:p>
          </table:table-cell>
          <table:table-cell office:value-type="float" office:value="0.0367810198273" calcext:value-type="float">
            <text:p>0.036781019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3968357812" calcext:value-type="float">
            <text:p>0.8239683578</text:p>
          </table:table-cell>
          <table:table-cell office:value-type="float" office:value="0.0197068099708" calcext:value-type="float">
            <text:p>0.0197068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069302877" calcext:value-type="float">
            <text:p>0.8240693029</text:p>
          </table:table-cell>
          <table:table-cell office:value-type="float" office:value="0.0215824725221" calcext:value-type="float">
            <text:p>0.021582472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232407658" calcext:value-type="float">
            <text:p>0.8242324077</text:p>
          </table:table-cell>
          <table:table-cell office:value-type="float" office:value="0.0112811049297" calcext:value-type="float">
            <text:p>0.011281104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284503312" calcext:value-type="float">
            <text:p>0.8242845033</text:p>
          </table:table-cell>
          <table:table-cell office:value-type="float" office:value="0.0157706575673" calcext:value-type="float">
            <text:p>0.0157706576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379076688" calcext:value-type="float">
            <text:p>0.8243790767</text:p>
          </table:table-cell>
          <table:table-cell office:value-type="float" office:value="0.0671501027863" calcext:value-type="float">
            <text:p>0.067150102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42746566" calcext:value-type="float">
            <text:p>0.8244274657</text:p>
          </table:table-cell>
          <table:table-cell office:value-type="float" office:value="0.0198749608889" calcext:value-type="float">
            <text:p>0.019874960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508367998" calcext:value-type="float">
            <text:p>0.824508368</text:p>
          </table:table-cell>
          <table:table-cell office:value-type="float" office:value="0.0453411928796" calcext:value-type="float">
            <text:p>0.045341192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754655041" calcext:value-type="float">
            <text:p>0.824754655</text:p>
          </table:table-cell>
          <table:table-cell office:value-type="float" office:value="0.049202051852" calcext:value-type="float">
            <text:p>0.049202051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820249174" calcext:value-type="float">
            <text:p>0.8248202492</text:p>
          </table:table-cell>
          <table:table-cell office:value-type="float" office:value="0.0270662520351" calcext:value-type="float">
            <text:p>0.02706625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899625057" calcext:value-type="float">
            <text:p>0.8248996251</text:p>
          </table:table-cell>
          <table:table-cell office:value-type="float" office:value="0.026535202475" calcext:value-type="float">
            <text:p>0.026535202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4962158578" calcext:value-type="float">
            <text:p>0.8249621586</text:p>
          </table:table-cell>
          <table:table-cell office:value-type="float" office:value="0.0221795555152" calcext:value-type="float">
            <text:p>0.022179555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180819024" calcext:value-type="float">
            <text:p>0.825180819</text:p>
          </table:table-cell>
          <table:table-cell office:value-type="float" office:value="0.0347239188165" calcext:value-type="float">
            <text:p>0.034723918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351819237" calcext:value-type="float">
            <text:p>0.8253518192</text:p>
          </table:table-cell>
          <table:table-cell office:value-type="float" office:value="0.0122388135633" calcext:value-type="float">
            <text:p>0.012238813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381357237" calcext:value-type="float">
            <text:p>0.8253813572</text:p>
          </table:table-cell>
          <table:table-cell office:value-type="float" office:value="0.0282976909586" calcext:value-type="float">
            <text:p>0.02829769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399851059" calcext:value-type="float">
            <text:p>0.8253998511</text:p>
          </table:table-cell>
          <table:table-cell office:value-type="float" office:value="0.00236442138112" calcext:value-type="float">
            <text:p>0.002364421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404956961" calcext:value-type="float">
            <text:p>0.825404957</text:p>
          </table:table-cell>
          <table:table-cell office:value-type="float" office:value="0.0260006506917" calcext:value-type="float">
            <text:p>0.026000650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486374874" calcext:value-type="float">
            <text:p>0.8254863749</text:p>
          </table:table-cell>
          <table:table-cell office:value-type="float" office:value="0.0263174762872" calcext:value-type="float">
            <text:p>0.026317476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551543662" calcext:value-type="float">
            <text:p>0.8255515437</text:p>
          </table:table-cell>
          <table:table-cell office:value-type="float" office:value="0.0321029134458" calcext:value-type="float">
            <text:p>0.032102913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761677756" calcext:value-type="float">
            <text:p>0.8257616778</text:p>
          </table:table-cell>
          <table:table-cell office:value-type="float" office:value="0.00661982815222" calcext:value-type="float">
            <text:p>0.006619828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5922155475" calcext:value-type="float">
            <text:p>0.8259221555</text:p>
          </table:table-cell>
          <table:table-cell office:value-type="float" office:value="0.024851333571" calcext:value-type="float">
            <text:p>0.024851333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135646278" calcext:value-type="float">
            <text:p>0.8261356463</text:p>
          </table:table-cell>
          <table:table-cell office:value-type="float" office:value="0.0311503470629" calcext:value-type="float">
            <text:p>0.031150347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271543153" calcext:value-type="float">
            <text:p>0.8262715432</text:p>
          </table:table-cell>
          <table:table-cell office:value-type="float" office:value="0.0186578929234" calcext:value-type="float">
            <text:p>0.018657892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310164457" calcext:value-type="float">
            <text:p>0.8263101645</text:p>
          </table:table-cell>
          <table:table-cell office:value-type="float" office:value="0.00917228329087" calcext:value-type="float">
            <text:p>0.009172283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38987245" calcext:value-type="float">
            <text:p>0.8263898725</text:p>
          </table:table-cell>
          <table:table-cell office:value-type="float" office:value="0.0266126471634" calcext:value-type="float">
            <text:p>0.026612647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389923662" calcext:value-type="float">
            <text:p>0.8263899237</text:p>
          </table:table-cell>
          <table:table-cell office:value-type="float" office:value="0.0258539524051" calcext:value-type="float">
            <text:p>0.025853952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438945161" calcext:value-type="float">
            <text:p>0.8264389452</text:p>
          </table:table-cell>
          <table:table-cell office:value-type="float" office:value="0.0265481893477" calcext:value-type="float">
            <text:p>0.026548189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456426993" calcext:value-type="float">
            <text:p>0.826456427</text:p>
          </table:table-cell>
          <table:table-cell office:value-type="float" office:value="0.0228412301807" calcext:value-type="float">
            <text:p>0.022841230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580557805" calcext:value-type="float">
            <text:p>0.8265805578</text:p>
          </table:table-cell>
          <table:table-cell office:value-type="float" office:value="0.0262950735962" calcext:value-type="float">
            <text:p>0.026295073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639881615" calcext:value-type="float">
            <text:p>0.8266398816</text:p>
          </table:table-cell>
          <table:table-cell office:value-type="float" office:value="0.0173121295997" calcext:value-type="float">
            <text:p>0.017312129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721911785" calcext:value-type="float">
            <text:p>0.8267219118</text:p>
          </table:table-cell>
          <table:table-cell office:value-type="float" office:value="0.0146779267929" calcext:value-type="float">
            <text:p>0.014677926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729249488" calcext:value-type="float">
            <text:p>0.8267292495</text:p>
          </table:table-cell>
          <table:table-cell office:value-type="float" office:value="0.0275600614393" calcext:value-type="float">
            <text:p>0.027560061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854180766" calcext:value-type="float">
            <text:p>0.8268541808</text:p>
          </table:table-cell>
          <table:table-cell office:value-type="float" office:value="0.0362144340709" calcext:value-type="float">
            <text:p>0.036214434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6894952821" calcext:value-type="float">
            <text:p>0.8268949528</text:p>
          </table:table-cell>
          <table:table-cell office:value-type="float" office:value="0.0235352338874" calcext:value-type="float">
            <text:p>0.023535233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121174582" calcext:value-type="float">
            <text:p>0.8271211746</text:p>
          </table:table-cell>
          <table:table-cell office:value-type="float" office:value="0.00643174354932" calcext:value-type="float">
            <text:p>0.006431743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267997711" calcext:value-type="float">
            <text:p>0.8272679977</text:p>
          </table:table-cell>
          <table:table-cell office:value-type="float" office:value="0.0183910291881" calcext:value-type="float">
            <text:p>0.018391029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340278524" calcext:value-type="float">
            <text:p>0.8273402785</text:p>
          </table:table-cell>
          <table:table-cell office:value-type="float" office:value="0.0241974244367" calcext:value-type="float">
            <text:p>0.024197424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532300222" calcext:value-type="float">
            <text:p>0.8275323002</text:p>
          </table:table-cell>
          <table:table-cell office:value-type="float" office:value="0.0305661900673" calcext:value-type="float">
            <text:p>0.030566190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561527073" calcext:value-type="float">
            <text:p>0.8275615271</text:p>
          </table:table-cell>
          <table:table-cell office:value-type="float" office:value="0.0333060364802" calcext:value-type="float">
            <text:p>0.033306036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571882991" calcext:value-type="float">
            <text:p>0.827571883</text:p>
          </table:table-cell>
          <table:table-cell office:value-type="float" office:value="0.0104222976004" calcext:value-type="float">
            <text:p>0.010422297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679688301" calcext:value-type="float">
            <text:p>0.8276796883</text:p>
          </table:table-cell>
          <table:table-cell office:value-type="float" office:value="0.0165137215321" calcext:value-type="float">
            <text:p>0.016513721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741207094" calcext:value-type="float">
            <text:p>0.8277412071</text:p>
          </table:table-cell>
          <table:table-cell office:value-type="float" office:value="0.0211226434504" calcext:value-type="float">
            <text:p>0.021122643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775939757" calcext:value-type="float">
            <text:p>0.8277759398</text:p>
          </table:table-cell>
          <table:table-cell office:value-type="float" office:value="0.0266115833417" calcext:value-type="float">
            <text:p>0.026611583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838160772" calcext:value-type="float">
            <text:p>0.8278381608</text:p>
          </table:table-cell>
          <table:table-cell office:value-type="float" office:value="0.0156466810286" calcext:value-type="float">
            <text:p>0.01564668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861422732" calcext:value-type="float">
            <text:p>0.8278614227</text:p>
          </table:table-cell>
          <table:table-cell office:value-type="float" office:value="0.0273296124702" calcext:value-type="float">
            <text:p>0.027329612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885107564" calcext:value-type="float">
            <text:p>0.8278851076</text:p>
          </table:table-cell>
          <table:table-cell office:value-type="float" office:value="0.0281992473058" calcext:value-type="float">
            <text:p>0.028199247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7891660616" calcext:value-type="float">
            <text:p>0.8278916606</text:p>
          </table:table-cell>
          <table:table-cell office:value-type="float" office:value="0.0156945759613" calcext:value-type="float">
            <text:p>0.01569457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153730518" calcext:value-type="float">
            <text:p>0.8281537305</text:p>
          </table:table-cell>
          <table:table-cell office:value-type="float" office:value="0.00408539255427" calcext:value-type="float">
            <text:p>0.004085392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242679129" calcext:value-type="float">
            <text:p>0.8282426791</text:p>
          </table:table-cell>
          <table:table-cell office:value-type="float" office:value="0.0363732989288" calcext:value-type="float">
            <text:p>0.036373298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267578856" calcext:value-type="float">
            <text:p>0.8282675789</text:p>
          </table:table-cell>
          <table:table-cell office:value-type="float" office:value="0.0308870572589" calcext:value-type="float">
            <text:p>0.030887057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317616324" calcext:value-type="float">
            <text:p>0.8283176163</text:p>
          </table:table-cell>
          <table:table-cell office:value-type="float" office:value="0.00959768906229" calcext:value-type="float">
            <text:p>0.009597689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369124606" calcext:value-type="float">
            <text:p>0.8283691246</text:p>
          </table:table-cell>
          <table:table-cell office:value-type="float" office:value="0.03839818089" calcext:value-type="float">
            <text:p>0.038398180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500282967" calcext:value-type="float">
            <text:p>0.828500283</text:p>
          </table:table-cell>
          <table:table-cell office:value-type="float" office:value="0.0240027342155" calcext:value-type="float">
            <text:p>0.024002734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583294087" calcext:value-type="float">
            <text:p>0.8285832941</text:p>
          </table:table-cell>
          <table:table-cell office:value-type="float" office:value="0.0374776247874" calcext:value-type="float">
            <text:p>0.037477624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704347106" calcext:value-type="float">
            <text:p>0.8287043471</text:p>
          </table:table-cell>
          <table:table-cell office:value-type="float" office:value="0.0126145678417" calcext:value-type="float">
            <text:p>0.012614567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705805949" calcext:value-type="float">
            <text:p>0.8287058059</text:p>
          </table:table-cell>
          <table:table-cell office:value-type="float" office:value="0.0366853570727" calcext:value-type="float">
            <text:p>0.036685357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858268537" calcext:value-type="float">
            <text:p>0.8288582685</text:p>
          </table:table-cell>
          <table:table-cell office:value-type="float" office:value="0.0454529263216" calcext:value-type="float">
            <text:p>0.045452926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8877447927" calcext:value-type="float">
            <text:p>0.8288774479</text:p>
          </table:table-cell>
          <table:table-cell office:value-type="float" office:value="0.0131439268795" calcext:value-type="float">
            <text:p>0.013143926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008903374" calcext:value-type="float">
            <text:p>0.8290089034</text:p>
          </table:table-cell>
          <table:table-cell office:value-type="float" office:value="0.0615223018745" calcext:value-type="float">
            <text:p>0.061522301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01292608" calcext:value-type="float">
            <text:p>0.8290129261</text:p>
          </table:table-cell>
          <table:table-cell office:value-type="float" office:value="0.0350834107815" calcext:value-type="float">
            <text:p>0.035083410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030083682" calcext:value-type="float">
            <text:p>0.8290300837</text:p>
          </table:table-cell>
          <table:table-cell office:value-type="float" office:value="0.0341207677984" calcext:value-type="float">
            <text:p>0.034120767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074324222" calcext:value-type="float">
            <text:p>0.8290743242</text:p>
          </table:table-cell>
          <table:table-cell office:value-type="float" office:value="0.0369733102382" calcext:value-type="float">
            <text:p>0.036973310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103086896" calcext:value-type="float">
            <text:p>0.8291030869</text:p>
          </table:table-cell>
          <table:table-cell office:value-type="float" office:value="0.0340176150218" calcext:value-type="float">
            <text:p>0.03401761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108660591" calcext:value-type="float">
            <text:p>0.8291086606</text:p>
          </table:table-cell>
          <table:table-cell office:value-type="float" office:value="0.0256339299946" calcext:value-type="float">
            <text:p>0.0256339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289975645" calcext:value-type="float">
            <text:p>0.8292899756</text:p>
          </table:table-cell>
          <table:table-cell office:value-type="float" office:value="0.0343200126609" calcext:value-type="float">
            <text:p>0.034320012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324684805" calcext:value-type="float">
            <text:p>0.8293246848</text:p>
          </table:table-cell>
          <table:table-cell office:value-type="float" office:value="0.0214186118559" calcext:value-type="float">
            <text:p>0.021418611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466414092" calcext:value-type="float">
            <text:p>0.8294664141</text:p>
          </table:table-cell>
          <table:table-cell office:value-type="float" office:value="0.0039970587498" calcext:value-type="float">
            <text:p>0.003997058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591436246" calcext:value-type="float">
            <text:p>0.8295914362</text:p>
          </table:table-cell>
          <table:table-cell office:value-type="float" office:value="0.0146970026159" calcext:value-type="float">
            <text:p>0.014697002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73177015" calcext:value-type="float">
            <text:p>0.8297317702</text:p>
          </table:table-cell>
          <table:table-cell office:value-type="float" office:value="0.0267725530486" calcext:value-type="float">
            <text:p>0.02677255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799622385" calcext:value-type="float">
            <text:p>0.8297996224</text:p>
          </table:table-cell>
          <table:table-cell office:value-type="float" office:value="0.0118903342274" calcext:value-type="float">
            <text:p>0.011890334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29939476083" calcext:value-type="float">
            <text:p>0.8299394761</text:p>
          </table:table-cell>
          <table:table-cell office:value-type="float" office:value="0.0283739238305" calcext:value-type="float">
            <text:p>0.0283739238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095898474" calcext:value-type="float">
            <text:p>0.8300958985</text:p>
          </table:table-cell>
          <table:table-cell office:value-type="float" office:value="0.0526175101876" calcext:value-type="float">
            <text:p>0.052617510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241460804" calcext:value-type="float">
            <text:p>0.8302414608</text:p>
          </table:table-cell>
          <table:table-cell office:value-type="float" office:value="0.0292306189674" calcext:value-type="float">
            <text:p>0.02923061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333240162" calcext:value-type="float">
            <text:p>0.8303332402</text:p>
          </table:table-cell>
          <table:table-cell office:value-type="float" office:value="0.0176229677318" calcext:value-type="float">
            <text:p>0.017622967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372846069" calcext:value-type="float">
            <text:p>0.8303728461</text:p>
          </table:table-cell>
          <table:table-cell office:value-type="float" office:value="0.0251380083917" calcext:value-type="float">
            <text:p>0.025138008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433716408" calcext:value-type="float">
            <text:p>0.8304337164</text:p>
          </table:table-cell>
          <table:table-cell office:value-type="float" office:value="0.0223968883525" calcext:value-type="float">
            <text:p>0.022396888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513752103" calcext:value-type="float">
            <text:p>0.8305137521</text:p>
          </table:table-cell>
          <table:table-cell office:value-type="float" office:value="0.018714819362" calcext:value-type="float">
            <text:p>0.018714819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5587699" calcext:value-type="float">
            <text:p>0.8305587699</text:p>
          </table:table-cell>
          <table:table-cell office:value-type="float" office:value="0.0218876604908" calcext:value-type="float">
            <text:p>0.021887660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608216298" calcext:value-type="float">
            <text:p>0.8306082163</text:p>
          </table:table-cell>
          <table:table-cell office:value-type="float" office:value="0.0183906013172" calcext:value-type="float">
            <text:p>0.018390601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629138133" calcext:value-type="float">
            <text:p>0.8306291381</text:p>
          </table:table-cell>
          <table:table-cell office:value-type="float" office:value="0.0352023682553" calcext:value-type="float">
            <text:p>0.035202368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629138133" calcext:value-type="float">
            <text:p>0.8306291381</text:p>
          </table:table-cell>
          <table:table-cell office:value-type="float" office:value="0.0352023682553" calcext:value-type="float">
            <text:p>0.035202368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756129295" calcext:value-type="float">
            <text:p>0.8307561293</text:p>
          </table:table-cell>
          <table:table-cell office:value-type="float" office:value="0.0179405093647" calcext:value-type="float">
            <text:p>0.017940509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859925701" calcext:value-type="float">
            <text:p>0.8308599257</text:p>
          </table:table-cell>
          <table:table-cell office:value-type="float" office:value="0.0198620270719" calcext:value-type="float">
            <text:p>0.019862027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865950161" calcext:value-type="float">
            <text:p>0.8308659502</text:p>
          </table:table-cell>
          <table:table-cell office:value-type="float" office:value="0.0447270055223" calcext:value-type="float">
            <text:p>0.044727005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094939538" calcext:value-type="float">
            <text:p>0.8309493954</text:p>
          </table:table-cell>
          <table:table-cell office:value-type="float" office:value="0.0350237888161" calcext:value-type="float">
            <text:p>0.035023788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073808384" calcext:value-type="float">
            <text:p>0.8310738084</text:p>
          </table:table-cell>
          <table:table-cell office:value-type="float" office:value="0.0184763049061" calcext:value-type="float">
            <text:p>0.018476304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201620319" calcext:value-type="float">
            <text:p>0.8312016203</text:p>
          </table:table-cell>
          <table:table-cell office:value-type="float" office:value="0.0243134880391" calcext:value-type="float">
            <text:p>0.02431348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389991807" calcext:value-type="float">
            <text:p>0.8313899918</text:p>
          </table:table-cell>
          <table:table-cell office:value-type="float" office:value="0.0295326375709" calcext:value-type="float">
            <text:p>0.029532637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407061879" calcext:value-type="float">
            <text:p>0.8314070619</text:p>
          </table:table-cell>
          <table:table-cell office:value-type="float" office:value="0.012955705702" calcext:value-type="float">
            <text:p>0.012955705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502788359" calcext:value-type="float">
            <text:p>0.8315027884</text:p>
          </table:table-cell>
          <table:table-cell office:value-type="float" office:value="0.0293283296559" calcext:value-type="float">
            <text:p>0.029328329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52305014" calcext:value-type="float">
            <text:p>0.8315230501</text:p>
          </table:table-cell>
          <table:table-cell office:value-type="float" office:value="0.0236291523622" calcext:value-type="float">
            <text:p>0.023629152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633605728" calcext:value-type="float">
            <text:p>0.8316336057</text:p>
          </table:table-cell>
          <table:table-cell office:value-type="float" office:value="0.0133720384398" calcext:value-type="float">
            <text:p>0.013372038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770749738" calcext:value-type="float">
            <text:p>0.8317707497</text:p>
          </table:table-cell>
          <table:table-cell office:value-type="float" office:value="0.0283155326586" calcext:value-type="float">
            <text:p>0.0283155327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935404756" calcext:value-type="float">
            <text:p>0.8319354048</text:p>
          </table:table-cell>
          <table:table-cell office:value-type="float" office:value="0.0115998374464" calcext:value-type="float">
            <text:p>0.011599837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1967828238" calcext:value-type="float">
            <text:p>0.8319678282</text:p>
          </table:table-cell>
          <table:table-cell office:value-type="float" office:value="0.0354205269189" calcext:value-type="float">
            <text:p>0.035420526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01944735" calcext:value-type="float">
            <text:p>0.8320194474</text:p>
          </table:table-cell>
          <table:table-cell office:value-type="float" office:value="0.0139621109174" calcext:value-type="float">
            <text:p>0.013962110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131017784" calcext:value-type="float">
            <text:p>0.8321310178</text:p>
          </table:table-cell>
          <table:table-cell office:value-type="float" office:value="0.0172478611013" calcext:value-type="float">
            <text:p>0.017247861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149792437" calcext:value-type="float">
            <text:p>0.8321497924</text:p>
          </table:table-cell>
          <table:table-cell office:value-type="float" office:value="0.0139646606085" calcext:value-type="float">
            <text:p>0.013964660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166561063" calcext:value-type="float">
            <text:p>0.8321665611</text:p>
          </table:table-cell>
          <table:table-cell office:value-type="float" office:value="0.030215142355" calcext:value-type="float">
            <text:p>0.030215142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176836903" calcext:value-type="float">
            <text:p>0.8321768369</text:p>
          </table:table-cell>
          <table:table-cell office:value-type="float" office:value="0.0305291185325" calcext:value-type="float">
            <text:p>0.030529118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205183841" calcext:value-type="float">
            <text:p>0.8322051838</text:p>
          </table:table-cell>
          <table:table-cell office:value-type="float" office:value="0.02623625599" calcext:value-type="float">
            <text:p>0.02623625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287709905" calcext:value-type="float">
            <text:p>0.8322877099</text:p>
          </table:table-cell>
          <table:table-cell office:value-type="float" office:value="0.021100075576" calcext:value-type="float">
            <text:p>0.021100075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319568897" calcext:value-type="float">
            <text:p>0.8323195689</text:p>
          </table:table-cell>
          <table:table-cell office:value-type="float" office:value="0.0304154067391" calcext:value-type="float">
            <text:p>0.030415406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369862436" calcext:value-type="float">
            <text:p>0.8323698624</text:p>
          </table:table-cell>
          <table:table-cell office:value-type="float" office:value="0.0368419944519" calcext:value-type="float">
            <text:p>0.036841994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384616769" calcext:value-type="float">
            <text:p>0.8323846168</text:p>
          </table:table-cell>
          <table:table-cell office:value-type="float" office:value="0.0265565434068" calcext:value-type="float">
            <text:p>0.026556543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421392445" calcext:value-type="float">
            <text:p>0.8324213924</text:p>
          </table:table-cell>
          <table:table-cell office:value-type="float" office:value="0.0203273740423" calcext:value-type="float">
            <text:p>0.02032737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548691931" calcext:value-type="float">
            <text:p>0.8325486919</text:p>
          </table:table-cell>
          <table:table-cell office:value-type="float" office:value="0.00765546274475" calcext:value-type="float">
            <text:p>0.007655462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564966676" calcext:value-type="float">
            <text:p>0.8325649667</text:p>
          </table:table-cell>
          <table:table-cell office:value-type="float" office:value="0.0110658883903" calcext:value-type="float">
            <text:p>0.011065888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634093398" calcext:value-type="float">
            <text:p>0.8326340934</text:p>
          </table:table-cell>
          <table:table-cell office:value-type="float" office:value="0.0157256793282" calcext:value-type="float">
            <text:p>0.015725679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636741718" calcext:value-type="float">
            <text:p>0.8326367417</text:p>
          </table:table-cell>
          <table:table-cell office:value-type="float" office:value="0.0376397744633" calcext:value-type="float">
            <text:p>0.037639774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716669505" calcext:value-type="float">
            <text:p>0.8327166695</text:p>
          </table:table-cell>
          <table:table-cell office:value-type="float" office:value="0.00947020957978" calcext:value-type="float">
            <text:p>0.009470209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848912568" calcext:value-type="float">
            <text:p>0.8328489126</text:p>
          </table:table-cell>
          <table:table-cell office:value-type="float" office:value="0.0200343534516" calcext:value-type="float">
            <text:p>0.020034353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889331675" calcext:value-type="float">
            <text:p>0.8328893317</text:p>
          </table:table-cell>
          <table:table-cell office:value-type="float" office:value="0.0324729756163" calcext:value-type="float">
            <text:p>0.032472975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900636072" calcext:value-type="float">
            <text:p>0.8329006361</text:p>
          </table:table-cell>
          <table:table-cell office:value-type="float" office:value="0.0315955079182" calcext:value-type="float">
            <text:p>0.031595507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2949095973" calcext:value-type="float">
            <text:p>0.832949096</text:p>
          </table:table-cell>
          <table:table-cell office:value-type="float" office:value="0.0310795149112" calcext:value-type="float">
            <text:p>0.031079514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022182835" calcext:value-type="float">
            <text:p>0.8330221828</text:p>
          </table:table-cell>
          <table:table-cell office:value-type="float" office:value="0.0205748669409" calcext:value-type="float">
            <text:p>0.020574866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030395438" calcext:value-type="float">
            <text:p>0.8330303954</text:p>
          </table:table-cell>
          <table:table-cell office:value-type="float" office:value="0.0318068998018" calcext:value-type="float">
            <text:p>0.031806899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04070561" calcext:value-type="float">
            <text:p>0.8330407056</text:p>
          </table:table-cell>
          <table:table-cell office:value-type="float" office:value="0.0392643421917" calcext:value-type="float">
            <text:p>0.039264342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043778693" calcext:value-type="float">
            <text:p>0.8330437787</text:p>
          </table:table-cell>
          <table:table-cell office:value-type="float" office:value="0.00832594156198" calcext:value-type="float">
            <text:p>0.008325941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077631534" calcext:value-type="float">
            <text:p>0.8330776315</text:p>
          </table:table-cell>
          <table:table-cell office:value-type="float" office:value="0.00997721373551" calcext:value-type="float">
            <text:p>0.009977213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09153047" calcext:value-type="float">
            <text:p>0.8330915305</text:p>
          </table:table-cell>
          <table:table-cell office:value-type="float" office:value="0.0234694367036" calcext:value-type="float">
            <text:p>0.023469436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612891662" calcext:value-type="float">
            <text:p>0.8336128917</text:p>
          </table:table-cell>
          <table:table-cell office:value-type="float" office:value="0.015053369345" calcext:value-type="float">
            <text:p>0.015053369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726337528" calcext:value-type="float">
            <text:p>0.8337263375</text:p>
          </table:table-cell>
          <table:table-cell office:value-type="float" office:value="0.0308228288091" calcext:value-type="float">
            <text:p>0.030822828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726337528" calcext:value-type="float">
            <text:p>0.8337263375</text:p>
          </table:table-cell>
          <table:table-cell office:value-type="float" office:value="0.0308228288091" calcext:value-type="float">
            <text:p>0.030822828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771742826" calcext:value-type="float">
            <text:p>0.8337717428</text:p>
          </table:table-cell>
          <table:table-cell office:value-type="float" office:value="0.00722546318757" calcext:value-type="float">
            <text:p>0.007225463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787765342" calcext:value-type="float">
            <text:p>0.8337877653</text:p>
          </table:table-cell>
          <table:table-cell office:value-type="float" office:value="0.027399621032" calcext:value-type="float">
            <text:p>0.02739962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787765342" calcext:value-type="float">
            <text:p>0.8337877653</text:p>
          </table:table-cell>
          <table:table-cell office:value-type="float" office:value="0.027399621032" calcext:value-type="float">
            <text:p>0.02739962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787765342" calcext:value-type="float">
            <text:p>0.8337877653</text:p>
          </table:table-cell>
          <table:table-cell office:value-type="float" office:value="0.027399621032" calcext:value-type="float">
            <text:p>0.02739962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82340402" calcext:value-type="float">
            <text:p>0.833823404</text:p>
          </table:table-cell>
          <table:table-cell office:value-type="float" office:value="0.0198684591375" calcext:value-type="float">
            <text:p>0.019868459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3859450671" calcext:value-type="float">
            <text:p>0.8338594507</text:p>
          </table:table-cell>
          <table:table-cell office:value-type="float" office:value="0.0282437850654" calcext:value-type="float">
            <text:p>0.028243785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088490695" calcext:value-type="float">
            <text:p>0.8340884907</text:p>
          </table:table-cell>
          <table:table-cell office:value-type="float" office:value="0.0170384875341" calcext:value-type="float">
            <text:p>0.017038487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119285074" calcext:value-type="float">
            <text:p>0.8341192851</text:p>
          </table:table-cell>
          <table:table-cell office:value-type="float" office:value="0.00936259542205" calcext:value-type="float">
            <text:p>0.009362595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140838984" calcext:value-type="float">
            <text:p>0.834140839</text:p>
          </table:table-cell>
          <table:table-cell office:value-type="float" office:value="0.0325327087998" calcext:value-type="float">
            <text:p>0.032532708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193161556" calcext:value-type="float">
            <text:p>0.8341931616</text:p>
          </table:table-cell>
          <table:table-cell office:value-type="float" office:value="0.0226020801613" calcext:value-type="float">
            <text:p>0.022602080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372620686" calcext:value-type="float">
            <text:p>0.8343726207</text:p>
          </table:table-cell>
          <table:table-cell office:value-type="float" office:value="0.0389085858751" calcext:value-type="float">
            <text:p>0.038908585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376427215" calcext:value-type="float">
            <text:p>0.8343764272</text:p>
          </table:table-cell>
          <table:table-cell office:value-type="float" office:value="0.0318407690737" calcext:value-type="float">
            <text:p>0.031840769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402067872" calcext:value-type="float">
            <text:p>0.8344020679</text:p>
          </table:table-cell>
          <table:table-cell office:value-type="float" office:value="0.0159440058235" calcext:value-type="float">
            <text:p>0.015944005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411264228" calcext:value-type="float">
            <text:p>0.8344112642</text:p>
          </table:table-cell>
          <table:table-cell office:value-type="float" office:value="0.00676637227107" calcext:value-type="float">
            <text:p>0.006766372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429248252" calcext:value-type="float">
            <text:p>0.8344292483</text:p>
          </table:table-cell>
          <table:table-cell office:value-type="float" office:value="0.0219106335998" calcext:value-type="float">
            <text:p>0.021910633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458452404" calcext:value-type="float">
            <text:p>0.8344584524</text:p>
          </table:table-cell>
          <table:table-cell office:value-type="float" office:value="0.0171917243552" calcext:value-type="float">
            <text:p>0.017191724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501588288" calcext:value-type="float">
            <text:p>0.8345015883</text:p>
          </table:table-cell>
          <table:table-cell office:value-type="float" office:value="0.0388186744721" calcext:value-type="float">
            <text:p>0.038818674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50802068" calcext:value-type="float">
            <text:p>0.8345080207</text:p>
          </table:table-cell>
          <table:table-cell office:value-type="float" office:value="0.0342659969227" calcext:value-type="float">
            <text:p>0.034265996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620474862" calcext:value-type="float">
            <text:p>0.8346204749</text:p>
          </table:table-cell>
          <table:table-cell office:value-type="float" office:value="0.0303913474773" calcext:value-type="float">
            <text:p>0.030391347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622342421" calcext:value-type="float">
            <text:p>0.8346223424</text:p>
          </table:table-cell>
          <table:table-cell office:value-type="float" office:value="0.0335384019892" calcext:value-type="float">
            <text:p>0.03353840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651859744" calcext:value-type="float">
            <text:p>0.8346518597</text:p>
          </table:table-cell>
          <table:table-cell office:value-type="float" office:value="0.0320726942307" calcext:value-type="float">
            <text:p>0.032072694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761381461" calcext:value-type="float">
            <text:p>0.8347613815</text:p>
          </table:table-cell>
          <table:table-cell office:value-type="float" office:value="0.0181406527982" calcext:value-type="float">
            <text:p>0.018140652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772959939" calcext:value-type="float">
            <text:p>0.8347729599</text:p>
          </table:table-cell>
          <table:table-cell office:value-type="float" office:value="0.0122066154328" calcext:value-type="float">
            <text:p>0.012206615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779331827" calcext:value-type="float">
            <text:p>0.8347793318</text:p>
          </table:table-cell>
          <table:table-cell office:value-type="float" office:value="0.0351680045781" calcext:value-type="float">
            <text:p>0.035168004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83792984" calcext:value-type="float">
            <text:p>0.8348379298</text:p>
          </table:table-cell>
          <table:table-cell office:value-type="float" office:value="0.015744702008" calcext:value-type="float">
            <text:p>0.01574470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853514055" calcext:value-type="float">
            <text:p>0.8348535141</text:p>
          </table:table-cell>
          <table:table-cell office:value-type="float" office:value="0.0138537397382" calcext:value-type="float">
            <text:p>0.013853739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873633361" calcext:value-type="float">
            <text:p>0.8348736334</text:p>
          </table:table-cell>
          <table:table-cell office:value-type="float" office:value="0.0203401876605" calcext:value-type="float">
            <text:p>0.020340187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49278214" calcext:value-type="float">
            <text:p>0.8349278214</text:p>
          </table:table-cell>
          <table:table-cell office:value-type="float" office:value="0.00107288476145" calcext:value-type="float">
            <text:p>0.001072884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002721194" calcext:value-type="float">
            <text:p>0.8350027212</text:p>
          </table:table-cell>
          <table:table-cell office:value-type="float" office:value="0.00466333273415" calcext:value-type="float">
            <text:p>0.004663332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038022674" calcext:value-type="float">
            <text:p>0.8350380227</text:p>
          </table:table-cell>
          <table:table-cell office:value-type="float" office:value="0.0432225320857" calcext:value-type="float">
            <text:p>0.043222532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173456053" calcext:value-type="float">
            <text:p>0.8351734561</text:p>
          </table:table-cell>
          <table:table-cell office:value-type="float" office:value="0.000725574065551" calcext:value-type="float">
            <text:p>0.000725574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173456053" calcext:value-type="float">
            <text:p>0.8351734561</text:p>
          </table:table-cell>
          <table:table-cell office:value-type="float" office:value="0.000725574065551" calcext:value-type="float">
            <text:p>0.000725574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287946047" calcext:value-type="float">
            <text:p>0.835287946</text:p>
          </table:table-cell>
          <table:table-cell office:value-type="float" office:value="0.0262274514696" calcext:value-type="float">
            <text:p>0.026227451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323651205" calcext:value-type="float">
            <text:p>0.8353236512</text:p>
          </table:table-cell>
          <table:table-cell office:value-type="float" office:value="0.0373457499611" calcext:value-type="float">
            <text:p>0.0373457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40011178" calcext:value-type="float">
            <text:p>0.8354001118</text:p>
          </table:table-cell>
          <table:table-cell office:value-type="float" office:value="0.0093004065365" calcext:value-type="float">
            <text:p>0.009300406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430589658" calcext:value-type="float">
            <text:p>0.8354305897</text:p>
          </table:table-cell>
          <table:table-cell office:value-type="float" office:value="0.0210952064259" calcext:value-type="float">
            <text:p>0.021095206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481441042" calcext:value-type="float">
            <text:p>0.835481441</text:p>
          </table:table-cell>
          <table:table-cell office:value-type="float" office:value="0.0022144382273" calcext:value-type="float">
            <text:p>0.0022144382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580785764" calcext:value-type="float">
            <text:p>0.8355807858</text:p>
          </table:table-cell>
          <table:table-cell office:value-type="float" office:value="0.0326593849605" calcext:value-type="float">
            <text:p>0.03265938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586219564" calcext:value-type="float">
            <text:p>0.8355862196</text:p>
          </table:table-cell>
          <table:table-cell office:value-type="float" office:value="0.0183951810079" calcext:value-type="float">
            <text:p>0.01839518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594689303" calcext:value-type="float">
            <text:p>0.8355946893</text:p>
          </table:table-cell>
          <table:table-cell office:value-type="float" office:value="0.0400186916981" calcext:value-type="float">
            <text:p>0.040018691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612427813" calcext:value-type="float">
            <text:p>0.8356124278</text:p>
          </table:table-cell>
          <table:table-cell office:value-type="float" office:value="0.0179852418057" calcext:value-type="float">
            <text:p>0.017985241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739152081" calcext:value-type="float">
            <text:p>0.8357391521</text:p>
          </table:table-cell>
          <table:table-cell office:value-type="float" office:value="0.0225256617835" calcext:value-type="float">
            <text:p>0.022525661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780995956" calcext:value-type="float">
            <text:p>0.835780996</text:p>
          </table:table-cell>
          <table:table-cell office:value-type="float" office:value="0.0013657728441" calcext:value-type="float">
            <text:p>0.001365772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875561657" calcext:value-type="float">
            <text:p>0.8358755617</text:p>
          </table:table-cell>
          <table:table-cell office:value-type="float" office:value="0.0223444271305" calcext:value-type="float">
            <text:p>0.022344427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5960514593" calcext:value-type="float">
            <text:p>0.8359605146</text:p>
          </table:table-cell>
          <table:table-cell office:value-type="float" office:value="0.00929911679172" calcext:value-type="float">
            <text:p>0.009299116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015426197" calcext:value-type="float">
            <text:p>0.8360154262</text:p>
          </table:table-cell>
          <table:table-cell office:value-type="float" office:value="0.00867137936096" calcext:value-type="float">
            <text:p>0.008671379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134388805" calcext:value-type="float">
            <text:p>0.8361343888</text:p>
          </table:table-cell>
          <table:table-cell office:value-type="float" office:value="0.0210453107224" calcext:value-type="float">
            <text:p>0.021045310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288123587" calcext:value-type="float">
            <text:p>0.8362881236</text:p>
          </table:table-cell>
          <table:table-cell office:value-type="float" office:value="0.0293597169114" calcext:value-type="float">
            <text:p>0.029359716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288257398" calcext:value-type="float">
            <text:p>0.8362882574</text:p>
          </table:table-cell>
          <table:table-cell office:value-type="float" office:value="0.00458422647837" calcext:value-type="float">
            <text:p>0.004584226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301594314" calcext:value-type="float">
            <text:p>0.8363015943</text:p>
          </table:table-cell>
          <table:table-cell office:value-type="float" office:value="0.0498003476233" calcext:value-type="float">
            <text:p>0.049800347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337302763" calcext:value-type="float">
            <text:p>0.8363373028</text:p>
          </table:table-cell>
          <table:table-cell office:value-type="float" office:value="0.0405376233113" calcext:value-type="float">
            <text:p>0.040537623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347240288" calcext:value-type="float">
            <text:p>0.8363472403</text:p>
          </table:table-cell>
          <table:table-cell office:value-type="float" office:value="0.0173325188665" calcext:value-type="float">
            <text:p>0.017332518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352507488" calcext:value-type="float">
            <text:p>0.8363525075</text:p>
          </table:table-cell>
          <table:table-cell office:value-type="float" office:value="0.0416560624338" calcext:value-type="float">
            <text:p>0.041656062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458643677" calcext:value-type="float">
            <text:p>0.8364586437</text:p>
          </table:table-cell>
          <table:table-cell office:value-type="float" office:value="0.0281879633099" calcext:value-type="float">
            <text:p>0.028187963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684605107" calcext:value-type="float">
            <text:p>0.8366846051</text:p>
          </table:table-cell>
          <table:table-cell office:value-type="float" office:value="0.0229833521137" calcext:value-type="float">
            <text:p>0.022983352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712270732" calcext:value-type="float">
            <text:p>0.8367122707</text:p>
          </table:table-cell>
          <table:table-cell office:value-type="float" office:value="0.0309116589235" calcext:value-type="float">
            <text:p>0.030911658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894207334" calcext:value-type="float">
            <text:p>0.8368942073</text:p>
          </table:table-cell>
          <table:table-cell office:value-type="float" office:value="0.00862276317747" calcext:value-type="float">
            <text:p>0.008622763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905343787" calcext:value-type="float">
            <text:p>0.8369053438</text:p>
          </table:table-cell>
          <table:table-cell office:value-type="float" office:value="0.0229977312716" calcext:value-type="float">
            <text:p>0.022997731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926662117" calcext:value-type="float">
            <text:p>0.8369266621</text:p>
          </table:table-cell>
          <table:table-cell office:value-type="float" office:value="0.0159498507067" calcext:value-type="float">
            <text:p>0.015949850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937779717" calcext:value-type="float">
            <text:p>0.8369377797</text:p>
          </table:table-cell>
          <table:table-cell office:value-type="float" office:value="0.0275406196126" calcext:value-type="float">
            <text:p>0.027540619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94741788" calcext:value-type="float">
            <text:p>0.8369474179</text:p>
          </table:table-cell>
          <table:table-cell office:value-type="float" office:value="0.026664529392" calcext:value-type="float">
            <text:p>0.026664529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6975184353" calcext:value-type="float">
            <text:p>0.8369751844</text:p>
          </table:table-cell>
          <table:table-cell office:value-type="float" office:value="0.0105610740173" calcext:value-type="float">
            <text:p>0.01056107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097965933" calcext:value-type="float">
            <text:p>0.8370979659</text:p>
          </table:table-cell>
          <table:table-cell office:value-type="float" office:value="0.024218207394" calcext:value-type="float">
            <text:p>0.024218207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107035536" calcext:value-type="float">
            <text:p>0.8371070355</text:p>
          </table:table-cell>
          <table:table-cell office:value-type="float" office:value="0.0334047749404" calcext:value-type="float">
            <text:p>0.033404774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407873366" calcext:value-type="float">
            <text:p>0.8374078734</text:p>
          </table:table-cell>
          <table:table-cell office:value-type="float" office:value="0.0143338022359" calcext:value-type="float">
            <text:p>0.014333802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443071133" calcext:value-type="float">
            <text:p>0.8374430711</text:p>
          </table:table-cell>
          <table:table-cell office:value-type="float" office:value="0.0181261694872" calcext:value-type="float">
            <text:p>0.018126169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524545686" calcext:value-type="float">
            <text:p>0.8375245457</text:p>
          </table:table-cell>
          <table:table-cell office:value-type="float" office:value="0.00808574821966" calcext:value-type="float">
            <text:p>0.008085748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617617126" calcext:value-type="float">
            <text:p>0.8376176171</text:p>
          </table:table-cell>
          <table:table-cell office:value-type="float" office:value="0.00144605847409" calcext:value-type="float">
            <text:p>0.001446058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627168808" calcext:value-type="float">
            <text:p>0.8376271688</text:p>
          </table:table-cell>
          <table:table-cell office:value-type="float" office:value="0.0132396802925" calcext:value-type="float">
            <text:p>0.013239680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728760978" calcext:value-type="float">
            <text:p>0.837728761</text:p>
          </table:table-cell>
          <table:table-cell office:value-type="float" office:value="0.00288844008354" calcext:value-type="float">
            <text:p>0.002888440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737593697" calcext:value-type="float">
            <text:p>0.8377375937</text:p>
          </table:table-cell>
          <table:table-cell office:value-type="float" office:value="0.0137648467161" calcext:value-type="float">
            <text:p>0.013764846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754321728" calcext:value-type="float">
            <text:p>0.8377543217</text:p>
          </table:table-cell>
          <table:table-cell office:value-type="float" office:value="0.0158516738261" calcext:value-type="float">
            <text:p>0.015851673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858664614" calcext:value-type="float">
            <text:p>0.8378586646</text:p>
          </table:table-cell>
          <table:table-cell office:value-type="float" office:value="0.0194439995857" calcext:value-type="float">
            <text:p>0.019443999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902274005" calcext:value-type="float">
            <text:p>0.837902274</text:p>
          </table:table-cell>
          <table:table-cell office:value-type="float" office:value="0.00761780945585" calcext:value-type="float">
            <text:p>0.0076178095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7978678542" calcext:value-type="float">
            <text:p>0.8379786785</text:p>
          </table:table-cell>
          <table:table-cell office:value-type="float" office:value="0.0261393780581" calcext:value-type="float">
            <text:p>0.026139378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003529235" calcext:value-type="float">
            <text:p>0.8380035292</text:p>
          </table:table-cell>
          <table:table-cell office:value-type="float" office:value="0.0257189164409" calcext:value-type="float">
            <text:p>0.025718916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076468018" calcext:value-type="float">
            <text:p>0.838076468</text:p>
          </table:table-cell>
          <table:table-cell office:value-type="float" office:value="0.0195869470421" calcext:value-type="float">
            <text:p>0.01958694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178397479" calcext:value-type="float">
            <text:p>0.8381783975</text:p>
          </table:table-cell>
          <table:table-cell office:value-type="float" office:value="0.0127419908482" calcext:value-type="float">
            <text:p>0.012741990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310954986" calcext:value-type="float">
            <text:p>0.838310955</text:p>
          </table:table-cell>
          <table:table-cell office:value-type="float" office:value="0.0259271388396" calcext:value-type="float">
            <text:p>0.025927138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317993959" calcext:value-type="float">
            <text:p>0.838317994</text:p>
          </table:table-cell>
          <table:table-cell office:value-type="float" office:value="0.0116360090638" calcext:value-type="float">
            <text:p>0.011636009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379687121" calcext:value-type="float">
            <text:p>0.8383796871</text:p>
          </table:table-cell>
          <table:table-cell office:value-type="float" office:value="0.0226425570216" calcext:value-type="float">
            <text:p>0.02264255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459479608" calcext:value-type="float">
            <text:p>0.8384594796</text:p>
          </table:table-cell>
          <table:table-cell office:value-type="float" office:value="0.0349288497035" calcext:value-type="float">
            <text:p>0.034928849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494209727" calcext:value-type="float">
            <text:p>0.8384942097</text:p>
          </table:table-cell>
          <table:table-cell office:value-type="float" office:value="0.0185860777227" calcext:value-type="float">
            <text:p>0.018586077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614764793" calcext:value-type="float">
            <text:p>0.8386147648</text:p>
          </table:table-cell>
          <table:table-cell office:value-type="float" office:value="0.0275833051495" calcext:value-type="float">
            <text:p>0.027583305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660667625" calcext:value-type="float">
            <text:p>0.8386606676</text:p>
          </table:table-cell>
          <table:table-cell office:value-type="float" office:value="0.00563024968522" calcext:value-type="float">
            <text:p>0.005630249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763778594" calcext:value-type="float">
            <text:p>0.8387637786</text:p>
          </table:table-cell>
          <table:table-cell office:value-type="float" office:value="0.044484920511" calcext:value-type="float">
            <text:p>0.044484920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8946249814" calcext:value-type="float">
            <text:p>0.8389462498</text:p>
          </table:table-cell>
          <table:table-cell office:value-type="float" office:value="0.00991309808246" calcext:value-type="float">
            <text:p>0.009913098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034213512" calcext:value-type="float">
            <text:p>0.8390342135</text:p>
          </table:table-cell>
          <table:table-cell office:value-type="float" office:value="0.0351746664158" calcext:value-type="float">
            <text:p>0.0351746664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040135456" calcext:value-type="float">
            <text:p>0.8390401355</text:p>
          </table:table-cell>
          <table:table-cell office:value-type="float" office:value="0.00598679032406" calcext:value-type="float">
            <text:p>0.0059867903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405650669" calcext:value-type="float">
            <text:p>0.8394056507</text:p>
          </table:table-cell>
          <table:table-cell office:value-type="float" office:value="0.0216370705121" calcext:value-type="float">
            <text:p>0.021637070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45384103" calcext:value-type="float">
            <text:p>0.839453841</text:p>
          </table:table-cell>
          <table:table-cell office:value-type="float" office:value="0.012401016929" calcext:value-type="float">
            <text:p>0.012401016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516247072" calcext:value-type="float">
            <text:p>0.8395162471</text:p>
          </table:table-cell>
          <table:table-cell office:value-type="float" office:value="0.00962023287194" calcext:value-type="float">
            <text:p>0.009620232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566139099" calcext:value-type="float">
            <text:p>0.8395661391</text:p>
          </table:table-cell>
          <table:table-cell office:value-type="float" office:value="0.0139150244483" calcext:value-type="float">
            <text:p>0.013915024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571981736" calcext:value-type="float">
            <text:p>0.8395719817</text:p>
          </table:table-cell>
          <table:table-cell office:value-type="float" office:value="0.035695394701" calcext:value-type="float">
            <text:p>0.035695394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741345859" calcext:value-type="float">
            <text:p>0.8397413459</text:p>
          </table:table-cell>
          <table:table-cell office:value-type="float" office:value="0.0282330319659" calcext:value-type="float">
            <text:p>0.02823303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758207034" calcext:value-type="float">
            <text:p>0.839758207</text:p>
          </table:table-cell>
          <table:table-cell office:value-type="float" office:value="0.0101081123033" calcext:value-type="float">
            <text:p>0.010108112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866746175" calcext:value-type="float">
            <text:p>0.8398667462</text:p>
          </table:table-cell>
          <table:table-cell office:value-type="float" office:value="0.0112550342453" calcext:value-type="float">
            <text:p>0.011255034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909869224" calcext:value-type="float">
            <text:p>0.8399098692</text:p>
          </table:table-cell>
          <table:table-cell office:value-type="float" office:value="0.00528692897217" calcext:value-type="float">
            <text:p>0.005286929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39978537538" calcext:value-type="float">
            <text:p>0.8399785375</text:p>
          </table:table-cell>
          <table:table-cell office:value-type="float" office:value="0.0200777855789" calcext:value-type="float">
            <text:p>0.020077785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148771324" calcext:value-type="float">
            <text:p>0.8401487713</text:p>
          </table:table-cell>
          <table:table-cell office:value-type="float" office:value="0.00671537832164" calcext:value-type="float">
            <text:p>0.006715378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193879292" calcext:value-type="float">
            <text:p>0.8401938793</text:p>
          </table:table-cell>
          <table:table-cell office:value-type="float" office:value="0.0319118144299" calcext:value-type="float">
            <text:p>0.031911814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377131631" calcext:value-type="float">
            <text:p>0.8403771316</text:p>
          </table:table-cell>
          <table:table-cell office:value-type="float" office:value="0.0335959983873" calcext:value-type="float">
            <text:p>0.0335959984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404352309" calcext:value-type="float">
            <text:p>0.8404043523</text:p>
          </table:table-cell>
          <table:table-cell office:value-type="float" office:value="0.00780016117285" calcext:value-type="float">
            <text:p>0.007800161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404352309" calcext:value-type="float">
            <text:p>0.8404043523</text:p>
          </table:table-cell>
          <table:table-cell office:value-type="float" office:value="0.00780016117285" calcext:value-type="float">
            <text:p>0.007800161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404352309" calcext:value-type="float">
            <text:p>0.8404043523</text:p>
          </table:table-cell>
          <table:table-cell office:value-type="float" office:value="0.00780016117285" calcext:value-type="float">
            <text:p>0.007800161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404352309" calcext:value-type="float">
            <text:p>0.8404043523</text:p>
          </table:table-cell>
          <table:table-cell office:value-type="float" office:value="0.00780016117285" calcext:value-type="float">
            <text:p>0.007800161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404352309" calcext:value-type="float">
            <text:p>0.8404043523</text:p>
          </table:table-cell>
          <table:table-cell office:value-type="float" office:value="0.00780016117285" calcext:value-type="float">
            <text:p>0.007800161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493761135" calcext:value-type="float">
            <text:p>0.8404937611</text:p>
          </table:table-cell>
          <table:table-cell office:value-type="float" office:value="0.0294121032536" calcext:value-type="float">
            <text:p>0.029412103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0860007633" calcext:value-type="float">
            <text:p>0.8408600076</text:p>
          </table:table-cell>
          <table:table-cell office:value-type="float" office:value="0.0167823685404" calcext:value-type="float">
            <text:p>0.016782368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023863201" calcext:value-type="float">
            <text:p>0.8410238632</text:p>
          </table:table-cell>
          <table:table-cell office:value-type="float" office:value="0.0163815664475" calcext:value-type="float">
            <text:p>0.016381566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082832532" calcext:value-type="float">
            <text:p>0.8410828325</text:p>
          </table:table-cell>
          <table:table-cell office:value-type="float" office:value="0.00999050158119" calcext:value-type="float">
            <text:p>0.009990501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094754297" calcext:value-type="float">
            <text:p>0.8410947543</text:p>
          </table:table-cell>
          <table:table-cell office:value-type="float" office:value="0.0102173454832" calcext:value-type="float">
            <text:p>0.010217345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15092636" calcext:value-type="float">
            <text:p>0.8411509264</text:p>
          </table:table-cell>
          <table:table-cell office:value-type="float" office:value="0.00502045193092" calcext:value-type="float">
            <text:p>0.005020451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162103774" calcext:value-type="float">
            <text:p>0.8411621038</text:p>
          </table:table-cell>
          <table:table-cell office:value-type="float" office:value="0.0191341802477" calcext:value-type="float">
            <text:p>0.019134180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211561032" calcext:value-type="float">
            <text:p>0.841211561</text:p>
          </table:table-cell>
          <table:table-cell office:value-type="float" office:value="0.0170172974498" calcext:value-type="float">
            <text:p>0.017017297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253366029" calcext:value-type="float">
            <text:p>0.841253366</text:p>
          </table:table-cell>
          <table:table-cell office:value-type="float" office:value="0.0190916995752" calcext:value-type="float">
            <text:p>0.019091699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309214752" calcext:value-type="float">
            <text:p>0.8413092148</text:p>
          </table:table-cell>
          <table:table-cell office:value-type="float" office:value="0.0193545196477" calcext:value-type="float">
            <text:p>0.019354519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331185641" calcext:value-type="float">
            <text:p>0.8413311856</text:p>
          </table:table-cell>
          <table:table-cell office:value-type="float" office:value="0.012909714391" calcext:value-type="float">
            <text:p>0.012909714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559561813" calcext:value-type="float">
            <text:p>0.8415595618</text:p>
          </table:table-cell>
          <table:table-cell office:value-type="float" office:value="0.0173060662896" calcext:value-type="float">
            <text:p>0.017306066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582057601" calcext:value-type="float">
            <text:p>0.8415820576</text:p>
          </table:table-cell>
          <table:table-cell office:value-type="float" office:value="0.0130425372386" calcext:value-type="float">
            <text:p>0.013042537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646418497" calcext:value-type="float">
            <text:p>0.8416464185</text:p>
          </table:table-cell>
          <table:table-cell office:value-type="float" office:value="0.00952238691979" calcext:value-type="float">
            <text:p>0.009522386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730710686" calcext:value-type="float">
            <text:p>0.8417307107</text:p>
          </table:table-cell>
          <table:table-cell office:value-type="float" office:value="0.0183040978504" calcext:value-type="float">
            <text:p>0.018304097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748065989" calcext:value-type="float">
            <text:p>0.841748066</text:p>
          </table:table-cell>
          <table:table-cell office:value-type="float" office:value="0.014136460267" calcext:value-type="float">
            <text:p>0.014136460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>
          <table:table-cell office:value-type="float" office:value="0.841767360102" calcext:value-type="float">
            <text:p>0.8417673601</text:p>
          </table:table-cell>
          <table:table-cell office:value-type="float" office:value="0.00962399295868" calcext:value-type="float">
            <text:p>0.00962399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810691029" calcext:value-type="float">
            <text:p>0.841810691</text:p>
          </table:table-cell>
          <table:table-cell office:value-type="float" office:value="0.0176622368927" calcext:value-type="float">
            <text:p>0.017662236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89155303" calcext:value-type="float">
            <text:p>0.841891553</text:p>
          </table:table-cell>
          <table:table-cell office:value-type="float" office:value="0.00499068828341" calcext:value-type="float">
            <text:p>0.004990688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896407477" calcext:value-type="float">
            <text:p>0.8418964075</text:p>
          </table:table-cell>
          <table:table-cell office:value-type="float" office:value="0.0331338012885" calcext:value-type="float">
            <text:p>0.033133801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1921898105" calcext:value-type="float">
            <text:p>0.8419218981</text:p>
          </table:table-cell>
          <table:table-cell office:value-type="float" office:value="0.00537764034283" calcext:value-type="float">
            <text:p>0.005377640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006650077" calcext:value-type="float">
            <text:p>0.8420066501</text:p>
          </table:table-cell>
          <table:table-cell office:value-type="float" office:value="0.0100312739108" calcext:value-type="float">
            <text:p>0.010031273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024990408" calcext:value-type="float">
            <text:p>0.8420249904</text:p>
          </table:table-cell>
          <table:table-cell office:value-type="float" office:value="0.01846268971" calcext:value-type="float">
            <text:p>0.018462689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081564567" calcext:value-type="float">
            <text:p>0.8420815646</text:p>
          </table:table-cell>
          <table:table-cell office:value-type="float" office:value="0.00904419743549" calcext:value-type="float">
            <text:p>0.009044197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081564567" calcext:value-type="float">
            <text:p>0.8420815646</text:p>
          </table:table-cell>
          <table:table-cell office:value-type="float" office:value="0.00904419743549" calcext:value-type="float">
            <text:p>0.009044197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228248214" calcext:value-type="float">
            <text:p>0.8422282482</text:p>
          </table:table-cell>
          <table:table-cell office:value-type="float" office:value="0.00518225121448" calcext:value-type="float">
            <text:p>0.005182251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35259613" calcext:value-type="float">
            <text:p>0.8423525961</text:p>
          </table:table-cell>
          <table:table-cell office:value-type="float" office:value="0.00681658913867" calcext:value-type="float">
            <text:p>0.0068165891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426914511" calcext:value-type="float">
            <text:p>0.8424269145</text:p>
          </table:table-cell>
          <table:table-cell office:value-type="float" office:value="0.0115428510485" calcext:value-type="float">
            <text:p>0.01154285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445378943" calcext:value-type="float">
            <text:p>0.8424453789</text:p>
          </table:table-cell>
          <table:table-cell office:value-type="float" office:value="0.0030957552186" calcext:value-type="float">
            <text:p>0.003095755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690690186" calcext:value-type="float">
            <text:p>0.8426906902</text:p>
          </table:table-cell>
          <table:table-cell office:value-type="float" office:value="0.0288992403955" calcext:value-type="float">
            <text:p>0.028899240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737406015" calcext:value-type="float">
            <text:p>0.842737406</text:p>
          </table:table-cell>
          <table:table-cell office:value-type="float" office:value="0.0183487663142" calcext:value-type="float">
            <text:p>0.018348766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739094974" calcext:value-type="float">
            <text:p>0.842739095</text:p>
          </table:table-cell>
          <table:table-cell office:value-type="float" office:value="0.0109063959823" calcext:value-type="float">
            <text:p>0.01090639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756390686" calcext:value-type="float">
            <text:p>0.8427563907</text:p>
          </table:table-cell>
          <table:table-cell office:value-type="float" office:value="0.0231711169877" calcext:value-type="float">
            <text:p>0.02317111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802472812" calcext:value-type="float">
            <text:p>0.8428024728</text:p>
          </table:table-cell>
          <table:table-cell office:value-type="float" office:value="0.0107507934392" calcext:value-type="float">
            <text:p>0.010750793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864248959" calcext:value-type="float">
            <text:p>0.842864249</text:p>
          </table:table-cell>
          <table:table-cell office:value-type="float" office:value="0.0146836737572" calcext:value-type="float">
            <text:p>0.014683673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901695129" calcext:value-type="float">
            <text:p>0.8429016951</text:p>
          </table:table-cell>
          <table:table-cell office:value-type="float" office:value="0.00738197830929" calcext:value-type="float">
            <text:p>0.007381978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929179933" calcext:value-type="float">
            <text:p>0.8429291799</text:p>
          </table:table-cell>
          <table:table-cell office:value-type="float" office:value="0.0142414519169" calcext:value-type="float">
            <text:p>0.014241451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2977685174" calcext:value-type="float">
            <text:p>0.8429776852</text:p>
          </table:table-cell>
          <table:table-cell office:value-type="float" office:value="0.0185833073475" calcext:value-type="float">
            <text:p>0.018583307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001574066" calcext:value-type="float">
            <text:p>0.8430015741</text:p>
          </table:table-cell>
          <table:table-cell office:value-type="float" office:value="0.00705083732842" calcext:value-type="float">
            <text:p>0.007050837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015892093" calcext:value-type="float">
            <text:p>0.8430158921</text:p>
          </table:table-cell>
          <table:table-cell office:value-type="float" office:value="0.0157041514933" calcext:value-type="float">
            <text:p>0.015704151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267458661" calcext:value-type="float">
            <text:p>0.8432674587</text:p>
          </table:table-cell>
          <table:table-cell office:value-type="float" office:value="0.0325830826785" calcext:value-type="float">
            <text:p>0.032583082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32904242" calcext:value-type="float">
            <text:p>0.8433290424</text:p>
          </table:table-cell>
          <table:table-cell office:value-type="float" office:value="0.0117107625555" calcext:value-type="float">
            <text:p>0.011710762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335880263" calcext:value-type="float">
            <text:p>0.8433358803</text:p>
          </table:table-cell>
          <table:table-cell office:value-type="float" office:value="0.015460945859" calcext:value-type="float">
            <text:p>0.015460945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533262604" calcext:value-type="float">
            <text:p>0.8435332626</text:p>
          </table:table-cell>
          <table:table-cell office:value-type="float" office:value="0.0140622137976" calcext:value-type="float">
            <text:p>0.0140622138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561017745" calcext:value-type="float">
            <text:p>0.8435610177</text:p>
          </table:table-cell>
          <table:table-cell office:value-type="float" office:value="0.0109243077749" calcext:value-type="float">
            <text:p>0.010924307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688092237" calcext:value-type="float">
            <text:p>0.8436880922</text:p>
          </table:table-cell>
          <table:table-cell office:value-type="float" office:value="0.0190342468191" calcext:value-type="float">
            <text:p>0.019034246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751206464" calcext:value-type="float">
            <text:p>0.8437512065</text:p>
          </table:table-cell>
          <table:table-cell office:value-type="float" office:value="0.00792694477758" calcext:value-type="float">
            <text:p>0.007926944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795176027" calcext:value-type="float">
            <text:p>0.843795176</text:p>
          </table:table-cell>
          <table:table-cell office:value-type="float" office:value="0.0452568442975" calcext:value-type="float">
            <text:p>0.045256844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892107992" calcext:value-type="float">
            <text:p>0.843892108</text:p>
          </table:table-cell>
          <table:table-cell office:value-type="float" office:value="0.00994885272084" calcext:value-type="float">
            <text:p>0.009948852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9123134" calcext:value-type="float">
            <text:p>0.8439123134</text:p>
          </table:table-cell>
          <table:table-cell office:value-type="float" office:value="0.0195752198092" calcext:value-type="float">
            <text:p>0.019575219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966601381" calcext:value-type="float">
            <text:p>0.8439666014</text:p>
          </table:table-cell>
          <table:table-cell office:value-type="float" office:value="0.0184257401214" calcext:value-type="float">
            <text:p>0.018425740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3980019464" calcext:value-type="float">
            <text:p>0.8439800195</text:p>
          </table:table-cell>
          <table:table-cell office:value-type="float" office:value="0.0135246839765" calcext:value-type="float">
            <text:p>0.01352468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047719489" calcext:value-type="float">
            <text:p>0.8440477195</text:p>
          </table:table-cell>
          <table:table-cell office:value-type="float" office:value="0.0104795526191" calcext:value-type="float">
            <text:p>0.0104795526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050221015" calcext:value-type="float">
            <text:p>0.844050221</text:p>
          </table:table-cell>
          <table:table-cell office:value-type="float" office:value="0.00934748133259" calcext:value-type="float">
            <text:p>0.009347481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138118145" calcext:value-type="float">
            <text:p>0.8441381181</text:p>
          </table:table-cell>
          <table:table-cell office:value-type="float" office:value="0.0105510016795" calcext:value-type="float">
            <text:p>0.010551001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211686018" calcext:value-type="float">
            <text:p>0.844211686</text:p>
          </table:table-cell>
          <table:table-cell office:value-type="float" office:value="0.00735267852934" calcext:value-type="float">
            <text:p>0.007352678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329298201" calcext:value-type="float">
            <text:p>0.8443292982</text:p>
          </table:table-cell>
          <table:table-cell office:value-type="float" office:value="0.00291823900029" calcext:value-type="float">
            <text:p>0.00291823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37748611" calcext:value-type="float">
            <text:p>0.8443774861</text:p>
          </table:table-cell>
          <table:table-cell office:value-type="float" office:value="0.0444834338394" calcext:value-type="float">
            <text:p>0.044483433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550198222" calcext:value-type="float">
            <text:p>0.8445501982</text:p>
          </table:table-cell>
          <table:table-cell office:value-type="float" office:value="0.00136479405541" calcext:value-type="float">
            <text:p>0.001364794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603476354" calcext:value-type="float">
            <text:p>0.8446034764</text:p>
          </table:table-cell>
          <table:table-cell office:value-type="float" office:value="0.0118127763652" calcext:value-type="float">
            <text:p>0.011812776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704012617" calcext:value-type="float">
            <text:p>0.8447040126</text:p>
          </table:table-cell>
          <table:table-cell office:value-type="float" office:value="0.00988777092771" calcext:value-type="float">
            <text:p>0.009887770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773620417" calcext:value-type="float">
            <text:p>0.8447736204</text:p>
          </table:table-cell>
          <table:table-cell office:value-type="float" office:value="0.0214003227114" calcext:value-type="float">
            <text:p>0.021400322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800250805" calcext:value-type="float">
            <text:p>0.8448002508</text:p>
          </table:table-cell>
          <table:table-cell office:value-type="float" office:value="0.0201787048494" calcext:value-type="float">
            <text:p>0.020178704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801631047" calcext:value-type="float">
            <text:p>0.844801631</text:p>
          </table:table-cell>
          <table:table-cell office:value-type="float" office:value="0.00942006873413" calcext:value-type="float">
            <text:p>0.009420068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82632569" calcext:value-type="float">
            <text:p>0.8448263257</text:p>
          </table:table-cell>
          <table:table-cell office:value-type="float" office:value="0.0111591045014" calcext:value-type="float">
            <text:p>0.0111591045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889966367" calcext:value-type="float">
            <text:p>0.8448899664</text:p>
          </table:table-cell>
          <table:table-cell office:value-type="float" office:value="0.0141327263124" calcext:value-type="float">
            <text:p>0.014132726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905582886" calcext:value-type="float">
            <text:p>0.8449055829</text:p>
          </table:table-cell>
          <table:table-cell office:value-type="float" office:value="0.0118027275133" calcext:value-type="float">
            <text:p>0.011802727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921531007" calcext:value-type="float">
            <text:p>0.844921531</text:p>
          </table:table-cell>
          <table:table-cell office:value-type="float" office:value="0.0162008300921" calcext:value-type="float">
            <text:p>0.016200830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9251598" calcext:value-type="float">
            <text:p>0.8449251598</text:p>
          </table:table-cell>
          <table:table-cell office:value-type="float" office:value="0.0232011500597" calcext:value-type="float">
            <text:p>0.023201150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955234702" calcext:value-type="float">
            <text:p>0.8449552347</text:p>
          </table:table-cell>
          <table:table-cell office:value-type="float" office:value="0.00686258140898" calcext:value-type="float">
            <text:p>0.006862581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4989989576" calcext:value-type="float">
            <text:p>0.8449899896</text:p>
          </table:table-cell>
          <table:table-cell office:value-type="float" office:value="0.0116179840608" calcext:value-type="float">
            <text:p>0.011617984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007470157" calcext:value-type="float">
            <text:p>0.8450074702</text:p>
          </table:table-cell>
          <table:table-cell office:value-type="float" office:value="0.0394154357129" calcext:value-type="float">
            <text:p>0.039415435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008781633" calcext:value-type="float">
            <text:p>0.8450087816</text:p>
          </table:table-cell>
          <table:table-cell office:value-type="float" office:value="0.012746382272" calcext:value-type="float">
            <text:p>0.012746382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116805648" calcext:value-type="float">
            <text:p>0.8451168056</text:p>
          </table:table-cell>
          <table:table-cell office:value-type="float" office:value="0.0116750945886" calcext:value-type="float">
            <text:p>0.011675094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195482832" calcext:value-type="float">
            <text:p>0.8451954828</text:p>
          </table:table-cell>
          <table:table-cell office:value-type="float" office:value="0.0284419479922" calcext:value-type="float">
            <text:p>0.02844194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216329667" calcext:value-type="float">
            <text:p>0.8452163297</text:p>
          </table:table-cell>
          <table:table-cell office:value-type="float" office:value="0.0148896091715" calcext:value-type="float">
            <text:p>0.014889609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513570407" calcext:value-type="float">
            <text:p>0.8455135704</text:p>
          </table:table-cell>
          <table:table-cell office:value-type="float" office:value="0.019862395346" calcext:value-type="float">
            <text:p>0.019862395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583482561" calcext:value-type="float">
            <text:p>0.8455834826</text:p>
          </table:table-cell>
          <table:table-cell office:value-type="float" office:value="0.0102339990205" calcext:value-type="float">
            <text:p>0.01023399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586171328" calcext:value-type="float">
            <text:p>0.8455861713</text:p>
          </table:table-cell>
          <table:table-cell office:value-type="float" office:value="0.0434521192746" calcext:value-type="float">
            <text:p>0.043452119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646692436" calcext:value-type="float">
            <text:p>0.8456466924</text:p>
          </table:table-cell>
          <table:table-cell office:value-type="float" office:value="0.0380103462255" calcext:value-type="float">
            <text:p>0.038010346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689978768" calcext:value-type="float">
            <text:p>0.8456899788</text:p>
          </table:table-cell>
          <table:table-cell office:value-type="float" office:value="0.00774173145022" calcext:value-type="float">
            <text:p>0.0077417315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695105274" calcext:value-type="float">
            <text:p>0.8456951053</text:p>
          </table:table-cell>
          <table:table-cell office:value-type="float" office:value="0.0073734238657" calcext:value-type="float">
            <text:p>0.007373423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758376468" calcext:value-type="float">
            <text:p>0.8457583765</text:p>
          </table:table-cell>
          <table:table-cell office:value-type="float" office:value="0.0195570220752" calcext:value-type="float">
            <text:p>0.019557022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828301835" calcext:value-type="float">
            <text:p>0.8458283018</text:p>
          </table:table-cell>
          <table:table-cell office:value-type="float" office:value="0.00653349126875" calcext:value-type="float">
            <text:p>0.006533491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892717249" calcext:value-type="float">
            <text:p>0.8458927172</text:p>
          </table:table-cell>
          <table:table-cell office:value-type="float" office:value="0.0217099611557" calcext:value-type="float">
            <text:p>0.021709961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5936613231" calcext:value-type="float">
            <text:p>0.8459366132</text:p>
          </table:table-cell>
          <table:table-cell office:value-type="float" office:value="0.0340729813361" calcext:value-type="float">
            <text:p>0.034072981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066679772" calcext:value-type="float">
            <text:p>0.8460666798</text:p>
          </table:table-cell>
          <table:table-cell office:value-type="float" office:value="0.0071812465479" calcext:value-type="float">
            <text:p>0.007181246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150061075" calcext:value-type="float">
            <text:p>0.8461500611</text:p>
          </table:table-cell>
          <table:table-cell office:value-type="float" office:value="0.0471196751459" calcext:value-type="float">
            <text:p>0.047119675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565203682" calcext:value-type="float">
            <text:p>0.8465652037</text:p>
          </table:table-cell>
          <table:table-cell office:value-type="float" office:value="0.00794602099539" calcext:value-type="float">
            <text:p>0.00794602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631657172" calcext:value-type="float">
            <text:p>0.8466316572</text:p>
          </table:table-cell>
          <table:table-cell office:value-type="float" office:value="0.0205746271691" calcext:value-type="float">
            <text:p>0.0205746272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681883517" calcext:value-type="float">
            <text:p>0.8466818835</text:p>
          </table:table-cell>
          <table:table-cell office:value-type="float" office:value="0.0199474163025" calcext:value-type="float">
            <text:p>0.019947416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684813221" calcext:value-type="float">
            <text:p>0.8466848132</text:p>
          </table:table-cell>
          <table:table-cell office:value-type="float" office:value="0.00809310879218" calcext:value-type="float">
            <text:p>0.008093108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685787982" calcext:value-type="float">
            <text:p>0.846685788</text:p>
          </table:table-cell>
          <table:table-cell office:value-type="float" office:value="0.00110865694864" calcext:value-type="float">
            <text:p>0.001108656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826465938" calcext:value-type="float">
            <text:p>0.8468264659</text:p>
          </table:table-cell>
          <table:table-cell office:value-type="float" office:value="0.0167546867799" calcext:value-type="float">
            <text:p>0.016754686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828431436" calcext:value-type="float">
            <text:p>0.8468284314</text:p>
          </table:table-cell>
          <table:table-cell office:value-type="float" office:value="0.0242514904427" calcext:value-type="float">
            <text:p>0.024251490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880310194" calcext:value-type="float">
            <text:p>0.8468803102</text:p>
          </table:table-cell>
          <table:table-cell office:value-type="float" office:value="0.018498544159" calcext:value-type="float">
            <text:p>0.018498544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919503438" calcext:value-type="float">
            <text:p>0.8469195034</text:p>
          </table:table-cell>
          <table:table-cell office:value-type="float" office:value="0.00815604053938" calcext:value-type="float">
            <text:p>0.008156040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931212079" calcext:value-type="float">
            <text:p>0.8469312121</text:p>
          </table:table-cell>
          <table:table-cell office:value-type="float" office:value="0.00933231781114" calcext:value-type="float">
            <text:p>0.009332317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957998841" calcext:value-type="float">
            <text:p>0.8469579988</text:p>
          </table:table-cell>
          <table:table-cell office:value-type="float" office:value="0.03627124357" calcext:value-type="float">
            <text:p>0.036271243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6980978511" calcext:value-type="float">
            <text:p>0.8469809785</text:p>
          </table:table-cell>
          <table:table-cell office:value-type="float" office:value="0.0234923710297" calcext:value-type="float">
            <text:p>0.02349237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00403176" calcext:value-type="float">
            <text:p>0.8470040318</text:p>
          </table:table-cell>
          <table:table-cell office:value-type="float" office:value="0.000701328289161" calcext:value-type="float">
            <text:p>0.000701328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177196475" calcext:value-type="float">
            <text:p>0.8471771965</text:p>
          </table:table-cell>
          <table:table-cell office:value-type="float" office:value="0.0190907865746" calcext:value-type="float">
            <text:p>0.019090786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188795272" calcext:value-type="float">
            <text:p>0.8471887953</text:p>
          </table:table-cell>
          <table:table-cell office:value-type="float" office:value="0.0151513527413" calcext:value-type="float">
            <text:p>0.015151352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192413723" calcext:value-type="float">
            <text:p>0.8471924137</text:p>
          </table:table-cell>
          <table:table-cell office:value-type="float" office:value="0.00943839756031" calcext:value-type="float">
            <text:p>0.009438397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211289715" calcext:value-type="float">
            <text:p>0.8472112897</text:p>
          </table:table-cell>
          <table:table-cell office:value-type="float" office:value="0.00822034735262" calcext:value-type="float">
            <text:p>0.008220347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312460823" calcext:value-type="float">
            <text:p>0.8473124608</text:p>
          </table:table-cell>
          <table:table-cell office:value-type="float" office:value="0.00835717451844" calcext:value-type="float">
            <text:p>0.008357174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408828988" calcext:value-type="float">
            <text:p>0.847408829</text:p>
          </table:table-cell>
          <table:table-cell office:value-type="float" office:value="0.0171048030084" calcext:value-type="float">
            <text:p>0.01710480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498328433" calcext:value-type="float">
            <text:p>0.8474983284</text:p>
          </table:table-cell>
          <table:table-cell office:value-type="float" office:value="0.0128537861103" calcext:value-type="float">
            <text:p>0.0128537861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649559494" calcext:value-type="float">
            <text:p>0.8476495595</text:p>
          </table:table-cell>
          <table:table-cell office:value-type="float" office:value="0.00533218884345" calcext:value-type="float">
            <text:p>0.005332188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670610506" calcext:value-type="float">
            <text:p>0.8476706105</text:p>
          </table:table-cell>
          <table:table-cell office:value-type="float" office:value="0.00604630231781" calcext:value-type="float">
            <text:p>0.006046302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720334256" calcext:value-type="float">
            <text:p>0.8477203343</text:p>
          </table:table-cell>
          <table:table-cell office:value-type="float" office:value="0.0059236628853" calcext:value-type="float">
            <text:p>0.005923662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764083212" calcext:value-type="float">
            <text:p>0.8477640832</text:p>
          </table:table-cell>
          <table:table-cell office:value-type="float" office:value="0.0191741800457" calcext:value-type="float">
            <text:p>0.0191741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782204824" calcext:value-type="float">
            <text:p>0.8477822048</text:p>
          </table:table-cell>
          <table:table-cell office:value-type="float" office:value="0.0053912606972" calcext:value-type="float">
            <text:p>0.005391260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819364866" calcext:value-type="float">
            <text:p>0.8478193649</text:p>
          </table:table-cell>
          <table:table-cell office:value-type="float" office:value="0.0137025095464" calcext:value-type="float">
            <text:p>0.013702509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897683772" calcext:value-type="float">
            <text:p>0.8478976838</text:p>
          </table:table-cell>
          <table:table-cell office:value-type="float" office:value="0.035327854104" calcext:value-type="float">
            <text:p>0.035327854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920880631" calcext:value-type="float">
            <text:p>0.8479208806</text:p>
          </table:table-cell>
          <table:table-cell office:value-type="float" office:value="0.0115450575799" calcext:value-type="float">
            <text:p>0.011545057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946130042" calcext:value-type="float">
            <text:p>0.84794613</text:p>
          </table:table-cell>
          <table:table-cell office:value-type="float" office:value="0.0100895859929" calcext:value-type="float">
            <text:p>0.01008958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7958641717" calcext:value-type="float">
            <text:p>0.8479586417</text:p>
          </table:table-cell>
          <table:table-cell office:value-type="float" office:value="0.0376713754632" calcext:value-type="float">
            <text:p>0.037671375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021174774" calcext:value-type="float">
            <text:p>0.8480211748</text:p>
          </table:table-cell>
          <table:table-cell office:value-type="float" office:value="0.01614586464" calcext:value-type="float">
            <text:p>0.016145864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091304678" calcext:value-type="float">
            <text:p>0.8480913047</text:p>
          </table:table-cell>
          <table:table-cell office:value-type="float" office:value="0.00160163763868" calcext:value-type="float">
            <text:p>0.001601637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161240714" calcext:value-type="float">
            <text:p>0.8481612407</text:p>
          </table:table-cell>
          <table:table-cell office:value-type="float" office:value="0.0103083754072" calcext:value-type="float">
            <text:p>0.010308375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232221394" calcext:value-type="float">
            <text:p>0.8482322214</text:p>
          </table:table-cell>
          <table:table-cell office:value-type="float" office:value="0.00867858006817" calcext:value-type="float">
            <text:p>0.008678580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239904156" calcext:value-type="float">
            <text:p>0.8482399042</text:p>
          </table:table-cell>
          <table:table-cell office:value-type="float" office:value="0.0281867927119" calcext:value-type="float">
            <text:p>0.028186792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248629606" calcext:value-type="float">
            <text:p>0.8482486296</text:p>
          </table:table-cell>
          <table:table-cell office:value-type="float" office:value="0.0250241888477" calcext:value-type="float">
            <text:p>0.025024188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279198373" calcext:value-type="float">
            <text:p>0.8482791984</text:p>
          </table:table-cell>
          <table:table-cell office:value-type="float" office:value="0.0165160702742" calcext:value-type="float">
            <text:p>0.016516070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412138188" calcext:value-type="float">
            <text:p>0.8484121382</text:p>
          </table:table-cell>
          <table:table-cell office:value-type="float" office:value="0.0165093218038" calcext:value-type="float">
            <text:p>0.016509321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489069051" calcext:value-type="float">
            <text:p>0.8484890691</text:p>
          </table:table-cell>
          <table:table-cell office:value-type="float" office:value="0.0191891294262" calcext:value-type="float">
            <text:p>0.019189129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522253673" calcext:value-type="float">
            <text:p>0.8485222537</text:p>
          </table:table-cell>
          <table:table-cell office:value-type="float" office:value="0.0145616311606" calcext:value-type="float">
            <text:p>0.014561631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618359463" calcext:value-type="float">
            <text:p>0.8486183595</text:p>
          </table:table-cell>
          <table:table-cell office:value-type="float" office:value="0.01554553039" calcext:value-type="float">
            <text:p>0.015545530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66235388" calcext:value-type="float">
            <text:p>0.8486623539</text:p>
          </table:table-cell>
          <table:table-cell office:value-type="float" office:value="0.00826667487797" calcext:value-type="float">
            <text:p>0.008266674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683731777" calcext:value-type="float">
            <text:p>0.8486837318</text:p>
          </table:table-cell>
          <table:table-cell office:value-type="float" office:value="0.0033827053399" calcext:value-type="float">
            <text:p>0.003382705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723008818" calcext:value-type="float">
            <text:p>0.8487230088</text:p>
          </table:table-cell>
          <table:table-cell office:value-type="float" office:value="0.0213675420281" calcext:value-type="float">
            <text:p>0.02136754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75434552" calcext:value-type="float">
            <text:p>0.8487543455</text:p>
          </table:table-cell>
          <table:table-cell office:value-type="float" office:value="0.011634943951" calcext:value-type="float">
            <text:p>0.01163494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805917647" calcext:value-type="float">
            <text:p>0.8488059176</text:p>
          </table:table-cell>
          <table:table-cell office:value-type="float" office:value="0.0157025357739" calcext:value-type="float">
            <text:p>0.015702535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817325012" calcext:value-type="float">
            <text:p>0.848817325</text:p>
          </table:table-cell>
          <table:table-cell office:value-type="float" office:value="0.0115461675794" calcext:value-type="float">
            <text:p>0.011546167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881283929" calcext:value-type="float">
            <text:p>0.8488812839</text:p>
          </table:table-cell>
          <table:table-cell office:value-type="float" office:value="0.0177345647583" calcext:value-type="float">
            <text:p>0.017734564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903359506" calcext:value-type="float">
            <text:p>0.8489033595</text:p>
          </table:table-cell>
          <table:table-cell office:value-type="float" office:value="0.0169248293033" calcext:value-type="float">
            <text:p>0.0169248293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91475859" calcext:value-type="float">
            <text:p>0.8489147586</text:p>
          </table:table-cell>
          <table:table-cell office:value-type="float" office:value="0.00935353484973" calcext:value-type="float">
            <text:p>0.009353534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963499472" calcext:value-type="float">
            <text:p>0.8489634995</text:p>
          </table:table-cell>
          <table:table-cell office:value-type="float" office:value="0.0197603193646" calcext:value-type="float">
            <text:p>0.019760319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8967157506" calcext:value-type="float">
            <text:p>0.8489671575</text:p>
          </table:table-cell>
          <table:table-cell office:value-type="float" office:value="0.00129948412466" calcext:value-type="float">
            <text:p>0.001299484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093985066" calcext:value-type="float">
            <text:p>0.8490939851</text:p>
          </table:table-cell>
          <table:table-cell office:value-type="float" office:value="0.0201260692516" calcext:value-type="float">
            <text:p>0.020126069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163405058" calcext:value-type="float">
            <text:p>0.8491634051</text:p>
          </table:table-cell>
          <table:table-cell office:value-type="float" office:value="0.0246347101484" calcext:value-type="float">
            <text:p>0.024634710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165558551" calcext:value-type="float">
            <text:p>0.8491655586</text:p>
          </table:table-cell>
          <table:table-cell office:value-type="float" office:value="0.0144433800647" calcext:value-type="float">
            <text:p>0.014443380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214852967" calcext:value-type="float">
            <text:p>0.849214853</text:p>
          </table:table-cell>
          <table:table-cell office:value-type="float" office:value="0.0212848042592" calcext:value-type="float">
            <text:p>0.021284804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234457815" calcext:value-type="float">
            <text:p>0.8492344578</text:p>
          </table:table-cell>
          <table:table-cell office:value-type="float" office:value="0.021295848154" calcext:value-type="float">
            <text:p>0.021295848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296086329" calcext:value-type="float">
            <text:p>0.8492960863</text:p>
          </table:table-cell>
          <table:table-cell office:value-type="float" office:value="0.0107059833091" calcext:value-type="float">
            <text:p>0.010705983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303454983" calcext:value-type="float">
            <text:p>0.849303455</text:p>
          </table:table-cell>
          <table:table-cell office:value-type="float" office:value="0.0131432799141" calcext:value-type="float">
            <text:p>0.013143279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427501476" calcext:value-type="float">
            <text:p>0.8494275015</text:p>
          </table:table-cell>
          <table:table-cell office:value-type="float" office:value="0.026703322774" calcext:value-type="float">
            <text:p>0.026703322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477101741" calcext:value-type="float">
            <text:p>0.8494771017</text:p>
          </table:table-cell>
          <table:table-cell office:value-type="float" office:value="0.0236703308346" calcext:value-type="float">
            <text:p>0.023670330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508861524" calcext:value-type="float">
            <text:p>0.8495088615</text:p>
          </table:table-cell>
          <table:table-cell office:value-type="float" office:value="0.00532211083727" calcext:value-type="float">
            <text:p>0.005322110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549198654" calcext:value-type="float">
            <text:p>0.8495491987</text:p>
          </table:table-cell>
          <table:table-cell office:value-type="float" office:value="0.0376521791964" calcext:value-type="float">
            <text:p>0.037652179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580130598" calcext:value-type="float">
            <text:p>0.8495801306</text:p>
          </table:table-cell>
          <table:table-cell office:value-type="float" office:value="0.0085430890477" calcext:value-type="float">
            <text:p>0.00854308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613654918" calcext:value-type="float">
            <text:p>0.8496136549</text:p>
          </table:table-cell>
          <table:table-cell office:value-type="float" office:value="0.0109308508681" calcext:value-type="float">
            <text:p>0.010930850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688110495" calcext:value-type="float">
            <text:p>0.8496881105</text:p>
          </table:table-cell>
          <table:table-cell office:value-type="float" office:value="0.00994616248471" calcext:value-type="float">
            <text:p>0.009946162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711193513" calcext:value-type="float">
            <text:p>0.8497111935</text:p>
          </table:table-cell>
          <table:table-cell office:value-type="float" office:value="0.00822924447916" calcext:value-type="float">
            <text:p>0.008229244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798147996" calcext:value-type="float">
            <text:p>0.849798148</text:p>
          </table:table-cell>
          <table:table-cell office:value-type="float" office:value="0.0199594869357" calcext:value-type="float">
            <text:p>0.019959486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95209782" calcext:value-type="float">
            <text:p>0.8499520978</text:p>
          </table:table-cell>
          <table:table-cell office:value-type="float" office:value="0.0223798177661" calcext:value-type="float">
            <text:p>0.022379817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49972503531" calcext:value-type="float">
            <text:p>0.8499725035</text:p>
          </table:table-cell>
          <table:table-cell office:value-type="float" office:value="0.0257097756542" calcext:value-type="float">
            <text:p>0.025709775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06627513" calcext:value-type="float">
            <text:p>0.8500662751</text:p>
          </table:table-cell>
          <table:table-cell office:value-type="float" office:value="0.0190573891023" calcext:value-type="float">
            <text:p>0.019057389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184108963" calcext:value-type="float">
            <text:p>0.850184109</text:p>
          </table:table-cell>
          <table:table-cell office:value-type="float" office:value="0.0316527461576" calcext:value-type="float">
            <text:p>0.031652746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282172604" calcext:value-type="float">
            <text:p>0.8502821726</text:p>
          </table:table-cell>
          <table:table-cell office:value-type="float" office:value="0.015727718456" calcext:value-type="float">
            <text:p>0.015727718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284208371" calcext:value-type="float">
            <text:p>0.8502842084</text:p>
          </table:table-cell>
          <table:table-cell office:value-type="float" office:value="0.0143643580101" calcext:value-type="float">
            <text:p>0.01436435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285946247" calcext:value-type="float">
            <text:p>0.8502859462</text:p>
          </table:table-cell>
          <table:table-cell office:value-type="float" office:value="0.0211315311382" calcext:value-type="float">
            <text:p>0.021131531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29107009" calcext:value-type="float">
            <text:p>0.8502910701</text:p>
          </table:table-cell>
          <table:table-cell office:value-type="float" office:value="0.0103460739764" calcext:value-type="float">
            <text:p>0.010346074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328898867" calcext:value-type="float">
            <text:p>0.8503288989</text:p>
          </table:table-cell>
          <table:table-cell office:value-type="float" office:value="0.0079074752145" calcext:value-type="float">
            <text:p>0.007907475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334860975" calcext:value-type="float">
            <text:p>0.850334861</text:p>
          </table:table-cell>
          <table:table-cell office:value-type="float" office:value="0.0230480961032" calcext:value-type="float">
            <text:p>0.023048096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421199825" calcext:value-type="float">
            <text:p>0.8504211998</text:p>
          </table:table-cell>
          <table:table-cell office:value-type="float" office:value="0.0186263071572" calcext:value-type="float">
            <text:p>0.018626307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42847113" calcext:value-type="float">
            <text:p>0.8504284711</text:p>
          </table:table-cell>
          <table:table-cell office:value-type="float" office:value="0.00579172195545" calcext:value-type="float">
            <text:p>0.00579172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476235038" calcext:value-type="float">
            <text:p>0.850476235</text:p>
          </table:table-cell>
          <table:table-cell office:value-type="float" office:value="0.0207000963175" calcext:value-type="float">
            <text:p>0.020700096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485270763" calcext:value-type="float">
            <text:p>0.8504852708</text:p>
          </table:table-cell>
          <table:table-cell office:value-type="float" office:value="0.0202115231653" calcext:value-type="float">
            <text:p>0.020211523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504133779" calcext:value-type="float">
            <text:p>0.8505041338</text:p>
          </table:table-cell>
          <table:table-cell office:value-type="float" office:value="0.0181623811013" calcext:value-type="float">
            <text:p>0.018162381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535740319" calcext:value-type="float">
            <text:p>0.8505357403</text:p>
          </table:table-cell>
          <table:table-cell office:value-type="float" office:value="0.0143687059069" calcext:value-type="float">
            <text:p>0.014368705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642862697" calcext:value-type="float">
            <text:p>0.8506428627</text:p>
          </table:table-cell>
          <table:table-cell office:value-type="float" office:value="0.00854449605723" calcext:value-type="float">
            <text:p>0.008544496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651320893" calcext:value-type="float">
            <text:p>0.8506513209</text:p>
          </table:table-cell>
          <table:table-cell office:value-type="float" office:value="0.00744958992119" calcext:value-type="float">
            <text:p>0.007449589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729056" calcext:value-type="float">
            <text:p>0.850729056</text:p>
          </table:table-cell>
          <table:table-cell office:value-type="float" office:value="0.00919781096728" calcext:value-type="float">
            <text:p>0.00919781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844025663" calcext:value-type="float">
            <text:p>0.8508440257</text:p>
          </table:table-cell>
          <table:table-cell office:value-type="float" office:value="0.0141557214159" calcext:value-type="float">
            <text:p>0.014155721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882899586" calcext:value-type="float">
            <text:p>0.8508828996</text:p>
          </table:table-cell>
          <table:table-cell office:value-type="float" office:value="0.0123984518003" calcext:value-type="float">
            <text:p>0.0123984518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892504628" calcext:value-type="float">
            <text:p>0.8508925046</text:p>
          </table:table-cell>
          <table:table-cell office:value-type="float" office:value="0.00428903172966" calcext:value-type="float">
            <text:p>0.0042890317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920750142" calcext:value-type="float">
            <text:p>0.8509207501</text:p>
          </table:table-cell>
          <table:table-cell office:value-type="float" office:value="0.0103694670489" calcext:value-type="float">
            <text:p>0.01036946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935027734" calcext:value-type="float">
            <text:p>0.8509350277</text:p>
          </table:table-cell>
          <table:table-cell office:value-type="float" office:value="0.00638803422378" calcext:value-type="float">
            <text:p>0.006388034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967406404" calcext:value-type="float">
            <text:p>0.8509674064</text:p>
          </table:table-cell>
          <table:table-cell office:value-type="float" office:value="0.030520689111" calcext:value-type="float">
            <text:p>0.030520689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0991218028" calcext:value-type="float">
            <text:p>0.850991218</text:p>
          </table:table-cell>
          <table:table-cell office:value-type="float" office:value="0.00901703240756" calcext:value-type="float">
            <text:p>0.009017032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112288951" calcext:value-type="float">
            <text:p>0.851112289</text:p>
          </table:table-cell>
          <table:table-cell office:value-type="float" office:value="0.0466971721409" calcext:value-type="float">
            <text:p>0.046697172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115802523" calcext:value-type="float">
            <text:p>0.8511158025</text:p>
          </table:table-cell>
          <table:table-cell office:value-type="float" office:value="0.0253976005593" calcext:value-type="float">
            <text:p>0.025397600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164271197" calcext:value-type="float">
            <text:p>0.8511642712</text:p>
          </table:table-cell>
          <table:table-cell office:value-type="float" office:value="0.0237426428129" calcext:value-type="float">
            <text:p>0.023742642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230735179" calcext:value-type="float">
            <text:p>0.8512307352</text:p>
          </table:table-cell>
          <table:table-cell office:value-type="float" office:value="0.00449940782952" calcext:value-type="float">
            <text:p>0.004499407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286380611" calcext:value-type="float">
            <text:p>0.8512863806</text:p>
          </table:table-cell>
          <table:table-cell office:value-type="float" office:value="0.005859892681" calcext:value-type="float">
            <text:p>0.005859892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311804134" calcext:value-type="float">
            <text:p>0.8513118041</text:p>
          </table:table-cell>
          <table:table-cell office:value-type="float" office:value="0.0232254335256" calcext:value-type="float">
            <text:p>0.023225433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312921837" calcext:value-type="float">
            <text:p>0.8513129218</text:p>
          </table:table-cell>
          <table:table-cell office:value-type="float" office:value="0.0201211282146" calcext:value-type="float">
            <text:p>0.020121128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388069355" calcext:value-type="float">
            <text:p>0.8513880694</text:p>
          </table:table-cell>
          <table:table-cell office:value-type="float" office:value="0.00775298029276" calcext:value-type="float">
            <text:p>0.007752980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396884086" calcext:value-type="float">
            <text:p>0.8513968841</text:p>
          </table:table-cell>
          <table:table-cell office:value-type="float" office:value="0.0177664279008" calcext:value-type="float">
            <text:p>0.017766427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403458481" calcext:value-type="float">
            <text:p>0.8514034585</text:p>
          </table:table-cell>
          <table:table-cell office:value-type="float" office:value="0.00796809992399" calcext:value-type="float">
            <text:p>0.007968099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405349457" calcext:value-type="float">
            <text:p>0.8514053495</text:p>
          </table:table-cell>
          <table:table-cell office:value-type="float" office:value="0.0150762987847" calcext:value-type="float">
            <text:p>0.0150762988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530840858" calcext:value-type="float">
            <text:p>0.8515308409</text:p>
          </table:table-cell>
          <table:table-cell office:value-type="float" office:value="0.0220357301709" calcext:value-type="float">
            <text:p>0.022035730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58401545" calcext:value-type="float">
            <text:p>0.8515840155</text:p>
          </table:table-cell>
          <table:table-cell office:value-type="float" office:value="0.0235539776036" calcext:value-type="float">
            <text:p>0.023553977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59783363" calcext:value-type="float">
            <text:p>0.8515978336</text:p>
          </table:table-cell>
          <table:table-cell office:value-type="float" office:value="0.0101059163556" calcext:value-type="float">
            <text:p>0.010105916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703523965" calcext:value-type="float">
            <text:p>0.851703524</text:p>
          </table:table-cell>
          <table:table-cell office:value-type="float" office:value="0.00310319221379" calcext:value-type="float">
            <text:p>0.003103192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727017005" calcext:value-type="float">
            <text:p>0.851727017</text:p>
          </table:table-cell>
          <table:table-cell office:value-type="float" office:value="0.0194115139437" calcext:value-type="float">
            <text:p>0.019411513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751972107" calcext:value-type="float">
            <text:p>0.8517519721</text:p>
          </table:table-cell>
          <table:table-cell office:value-type="float" office:value="0.0217206734545" calcext:value-type="float">
            <text:p>0.021720673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852454529" calcext:value-type="float">
            <text:p>0.8518524545</text:p>
          </table:table-cell>
          <table:table-cell office:value-type="float" office:value="0.0374637007506" calcext:value-type="float">
            <text:p>0.037463700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86994131" calcext:value-type="float">
            <text:p>0.8518699413</text:p>
          </table:table-cell>
          <table:table-cell office:value-type="float" office:value="0.0145041403468" calcext:value-type="float">
            <text:p>0.014504140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872318762" calcext:value-type="float">
            <text:p>0.8518723188</text:p>
          </table:table-cell>
          <table:table-cell office:value-type="float" office:value="0.00473941137223" calcext:value-type="float">
            <text:p>0.0047394114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875318816" calcext:value-type="float">
            <text:p>0.8518753188</text:p>
          </table:table-cell>
          <table:table-cell office:value-type="float" office:value="0.00899229727006" calcext:value-type="float">
            <text:p>0.008992297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880064247" calcext:value-type="float">
            <text:p>0.8518800642</text:p>
          </table:table-cell>
          <table:table-cell office:value-type="float" office:value="0.0151673102506" calcext:value-type="float">
            <text:p>0.015167310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909624871" calcext:value-type="float">
            <text:p>0.8519096249</text:p>
          </table:table-cell>
          <table:table-cell office:value-type="float" office:value="0.0122425416169" calcext:value-type="float">
            <text:p>0.012242541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952671359" calcext:value-type="float">
            <text:p>0.8519526714</text:p>
          </table:table-cell>
          <table:table-cell office:value-type="float" office:value="0.0156665534995" calcext:value-type="float">
            <text:p>0.015666553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955776178" calcext:value-type="float">
            <text:p>0.8519557762</text:p>
          </table:table-cell>
          <table:table-cell office:value-type="float" office:value="0.00832393389295" calcext:value-type="float">
            <text:p>0.008323933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978140391" calcext:value-type="float">
            <text:p>0.8519781404</text:p>
          </table:table-cell>
          <table:table-cell office:value-type="float" office:value="0.0301885500871" calcext:value-type="float">
            <text:p>0.0301885501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980311323" calcext:value-type="float">
            <text:p>0.8519803113</text:p>
          </table:table-cell>
          <table:table-cell office:value-type="float" office:value="0.0130740848969" calcext:value-type="float">
            <text:p>0.013074084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1980421074" calcext:value-type="float">
            <text:p>0.8519804211</text:p>
          </table:table-cell>
          <table:table-cell office:value-type="float" office:value="0.0018669474738" calcext:value-type="float">
            <text:p>0.001866947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018020678" calcext:value-type="float">
            <text:p>0.8520180207</text:p>
          </table:table-cell>
          <table:table-cell office:value-type="float" office:value="0.00220799300663" calcext:value-type="float">
            <text:p>0.00220799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122799187" calcext:value-type="float">
            <text:p>0.8521227992</text:p>
          </table:table-cell>
          <table:table-cell office:value-type="float" office:value="0.0367216903103" calcext:value-type="float">
            <text:p>0.036721690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132033429" calcext:value-type="float">
            <text:p>0.8521320334</text:p>
          </table:table-cell>
          <table:table-cell office:value-type="float" office:value="0.0220432034707" calcext:value-type="float">
            <text:p>0.022043203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272383528" calcext:value-type="float">
            <text:p>0.8522723835</text:p>
          </table:table-cell>
          <table:table-cell office:value-type="float" office:value="0.00823161829214" calcext:value-type="float">
            <text:p>0.008231618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323887369" calcext:value-type="float">
            <text:p>0.8523238874</text:p>
          </table:table-cell>
          <table:table-cell office:value-type="float" office:value="0.0152317649063" calcext:value-type="float">
            <text:p>0.015231764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342824393" calcext:value-type="float">
            <text:p>0.8523428244</text:p>
          </table:table-cell>
          <table:table-cell office:value-type="float" office:value="0.0173184524439" calcext:value-type="float">
            <text:p>0.017318452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421206103" calcext:value-type="float">
            <text:p>0.8524212061</text:p>
          </table:table-cell>
          <table:table-cell office:value-type="float" office:value="0.0107712180693" calcext:value-type="float">
            <text:p>0.010771218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432083029" calcext:value-type="float">
            <text:p>0.852432083</text:p>
          </table:table-cell>
          <table:table-cell office:value-type="float" office:value="0.0140725807361" calcext:value-type="float">
            <text:p>0.014072580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459644205" calcext:value-type="float">
            <text:p>0.8524596442</text:p>
          </table:table-cell>
          <table:table-cell office:value-type="float" office:value="0.00302939866581" calcext:value-type="float">
            <text:p>0.003029398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490013905" calcext:value-type="float">
            <text:p>0.8524900139</text:p>
          </table:table-cell>
          <table:table-cell office:value-type="float" office:value="0.0200071619307" calcext:value-type="float">
            <text:p>0.020007161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491569576" calcext:value-type="float">
            <text:p>0.8524915696</text:p>
          </table:table-cell>
          <table:table-cell office:value-type="float" office:value="0.0153679437308" calcext:value-type="float">
            <text:p>0.015367943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558989645" calcext:value-type="float">
            <text:p>0.8525589896</text:p>
          </table:table-cell>
          <table:table-cell office:value-type="float" office:value="0.00421805042638" calcext:value-type="float">
            <text:p>0.004218050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587265333" calcext:value-type="float">
            <text:p>0.8525872653</text:p>
          </table:table-cell>
          <table:table-cell office:value-type="float" office:value="0.00742804606332" calcext:value-type="float">
            <text:p>0.007428046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671770707" calcext:value-type="float">
            <text:p>0.8526717707</text:p>
          </table:table-cell>
          <table:table-cell office:value-type="float" office:value="0.00405985567936" calcext:value-type="float">
            <text:p>0.004059855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702096729" calcext:value-type="float">
            <text:p>0.8527020967</text:p>
          </table:table-cell>
          <table:table-cell office:value-type="float" office:value="0.00570603354238" calcext:value-type="float">
            <text:p>0.0057060335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712933939" calcext:value-type="float">
            <text:p>0.8527129339</text:p>
          </table:table-cell>
          <table:table-cell office:value-type="float" office:value="0.0235850728091" calcext:value-type="float">
            <text:p>0.023585072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746315638" calcext:value-type="float">
            <text:p>0.8527463156</text:p>
          </table:table-cell>
          <table:table-cell office:value-type="float" office:value="0.0353304574587" calcext:value-type="float">
            <text:p>0.035330457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807495945" calcext:value-type="float">
            <text:p>0.8528074959</text:p>
          </table:table-cell>
          <table:table-cell office:value-type="float" office:value="0.0130265399351" calcext:value-type="float">
            <text:p>0.013026539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855362708" calcext:value-type="float">
            <text:p>0.8528553627</text:p>
          </table:table-cell>
          <table:table-cell office:value-type="float" office:value="0.0419731704961" calcext:value-type="float">
            <text:p>0.0419731705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868221435" calcext:value-type="float">
            <text:p>0.8528682214</text:p>
          </table:table-cell>
          <table:table-cell office:value-type="float" office:value="0.00941115932175" calcext:value-type="float">
            <text:p>0.009411159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929621017" calcext:value-type="float">
            <text:p>0.852929621</text:p>
          </table:table-cell>
          <table:table-cell office:value-type="float" office:value="0.00454040315678" calcext:value-type="float">
            <text:p>0.004540403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2980135717" calcext:value-type="float">
            <text:p>0.8529801357</text:p>
          </table:table-cell>
          <table:table-cell office:value-type="float" office:value="0.00665301159497" calcext:value-type="float">
            <text:p>0.006653011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056500401" calcext:value-type="float">
            <text:p>0.8530565004</text:p>
          </table:table-cell>
          <table:table-cell office:value-type="float" office:value="0.00441378146252" calcext:value-type="float">
            <text:p>0.004413781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07043897" calcext:value-type="float">
            <text:p>0.853070439</text:p>
          </table:table-cell>
          <table:table-cell office:value-type="float" office:value="0.0120439510686" calcext:value-type="float">
            <text:p>0.012043951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144729541" calcext:value-type="float">
            <text:p>0.8531447295</text:p>
          </table:table-cell>
          <table:table-cell office:value-type="float" office:value="0.0351095744588" calcext:value-type="float">
            <text:p>0.035109574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283591625" calcext:value-type="float">
            <text:p>0.8532835916</text:p>
          </table:table-cell>
          <table:table-cell office:value-type="float" office:value="0.0230741359018" calcext:value-type="float">
            <text:p>0.023074135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334693837" calcext:value-type="float">
            <text:p>0.8533346938</text:p>
          </table:table-cell>
          <table:table-cell office:value-type="float" office:value="0.0131725147969" calcext:value-type="float">
            <text:p>0.013172514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40052378" calcext:value-type="float">
            <text:p>0.8534005238</text:p>
          </table:table-cell>
          <table:table-cell office:value-type="float" office:value="0.0501780451515" calcext:value-type="float">
            <text:p>0.050178045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401813105" calcext:value-type="float">
            <text:p>0.8534018131</text:p>
          </table:table-cell>
          <table:table-cell office:value-type="float" office:value="0.0169079187487" calcext:value-type="float">
            <text:p>0.016907918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436146637" calcext:value-type="float">
            <text:p>0.8534361466</text:p>
          </table:table-cell>
          <table:table-cell office:value-type="float" office:value="0.011430779504" calcext:value-type="float">
            <text:p>0.011430779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439813583" calcext:value-type="float">
            <text:p>0.8534398136</text:p>
          </table:table-cell>
          <table:table-cell office:value-type="float" office:value="0.00733317052255" calcext:value-type="float">
            <text:p>0.007333170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531207539" calcext:value-type="float">
            <text:p>0.8535312075</text:p>
          </table:table-cell>
          <table:table-cell office:value-type="float" office:value="0.00285494434018" calcext:value-type="float">
            <text:p>0.002854944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587315368" calcext:value-type="float">
            <text:p>0.8535873154</text:p>
          </table:table-cell>
          <table:table-cell office:value-type="float" office:value="0.0109054860586" calcext:value-type="float">
            <text:p>0.010905486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667099056" calcext:value-type="float">
            <text:p>0.8536670991</text:p>
          </table:table-cell>
          <table:table-cell office:value-type="float" office:value="0.00461972426283" calcext:value-type="float">
            <text:p>0.0046197243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02638485" calcext:value-type="float">
            <text:p>0.8537026385</text:p>
          </table:table-cell>
          <table:table-cell office:value-type="float" office:value="0.00262120923137" calcext:value-type="float">
            <text:p>0.0026212092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02638485" calcext:value-type="float">
            <text:p>0.8537026385</text:p>
          </table:table-cell>
          <table:table-cell office:value-type="float" office:value="0.00262120923137" calcext:value-type="float">
            <text:p>0.0026212092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02638485" calcext:value-type="float">
            <text:p>0.8537026385</text:p>
          </table:table-cell>
          <table:table-cell office:value-type="float" office:value="0.00262120923137" calcext:value-type="float">
            <text:p>0.0026212092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02638485" calcext:value-type="float">
            <text:p>0.8537026385</text:p>
          </table:table-cell>
          <table:table-cell office:value-type="float" office:value="0.00262120923137" calcext:value-type="float">
            <text:p>0.0026212092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02638485" calcext:value-type="float">
            <text:p>0.8537026385</text:p>
          </table:table-cell>
          <table:table-cell office:value-type="float" office:value="0.00262120923137" calcext:value-type="float">
            <text:p>0.0026212092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02638485" calcext:value-type="float">
            <text:p>0.8537026385</text:p>
          </table:table-cell>
          <table:table-cell office:value-type="float" office:value="0.00262120923137" calcext:value-type="float">
            <text:p>0.0026212092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62241525" calcext:value-type="float">
            <text:p>0.8537622415</text:p>
          </table:table-cell>
          <table:table-cell office:value-type="float" office:value="0.0212120056822" calcext:value-type="float">
            <text:p>0.021212005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377522948" calcext:value-type="float">
            <text:p>0.8537752295</text:p>
          </table:table-cell>
          <table:table-cell office:value-type="float" office:value="0.00705429994867" calcext:value-type="float">
            <text:p>0.007054299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003934168" calcext:value-type="float">
            <text:p>0.8540039342</text:p>
          </table:table-cell>
          <table:table-cell office:value-type="float" office:value="0.00502409543238" calcext:value-type="float">
            <text:p>0.005024095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006444305" calcext:value-type="float">
            <text:p>0.8540064443</text:p>
          </table:table-cell>
          <table:table-cell office:value-type="float" office:value="0.0141264581755" calcext:value-type="float">
            <text:p>0.014126458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049356197" calcext:value-type="float">
            <text:p>0.8540493562</text:p>
          </table:table-cell>
          <table:table-cell office:value-type="float" office:value="0.0338347007693" calcext:value-type="float">
            <text:p>0.033834700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033156" calcext:value-type="float">
            <text:p>0.8541033156</text:p>
          </table:table-cell>
          <table:table-cell office:value-type="float" office:value="0.0181495272496" calcext:value-type="float">
            <text:p>0.018149527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145654846" calcext:value-type="float">
            <text:p>0.8541456548</text:p>
          </table:table-cell>
          <table:table-cell office:value-type="float" office:value="0.00201147080584" calcext:value-type="float">
            <text:p>0.0020114708</text:p>
          </table:table-cell>
          <table:table-cell office:value-type="string" calcext:value-type="string">
            <text:p>None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13383874" calcext:value-type="float">
            <text:p>0.8542133839</text:p>
          </table:table-cell>
          <table:table-cell office:value-type="float" office:value="0.00258868984126" calcext:value-type="float">
            <text:p>0.002588689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13383874" calcext:value-type="float">
            <text:p>0.8542133839</text:p>
          </table:table-cell>
          <table:table-cell office:value-type="float" office:value="0.00258868984126" calcext:value-type="float">
            <text:p>0.002588689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13383874" calcext:value-type="float">
            <text:p>0.8542133839</text:p>
          </table:table-cell>
          <table:table-cell office:value-type="float" office:value="0.00258868984126" calcext:value-type="float">
            <text:p>0.0025886898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57416289" calcext:value-type="float">
            <text:p>0.8542574163</text:p>
          </table:table-cell>
          <table:table-cell office:value-type="float" office:value="0.000607462217091" calcext:value-type="float">
            <text:p>0.000607462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87216022" calcext:value-type="float">
            <text:p>0.854287216</text:p>
          </table:table-cell>
          <table:table-cell office:value-type="float" office:value="0.013271641729" calcext:value-type="float">
            <text:p>0.0132716417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89696774" calcext:value-type="float">
            <text:p>0.8542896968</text:p>
          </table:table-cell>
          <table:table-cell office:value-type="float" office:value="0.00248156246801" calcext:value-type="float">
            <text:p>0.002481562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289696774" calcext:value-type="float">
            <text:p>0.8542896968</text:p>
          </table:table-cell>
          <table:table-cell office:value-type="float" office:value="0.00248156246801" calcext:value-type="float">
            <text:p>0.0024815625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02315418" calcext:value-type="float">
            <text:p>0.8543023154</text:p>
          </table:table-cell>
          <table:table-cell office:value-type="float" office:value="0.00248855807333" calcext:value-type="float">
            <text:p>0.0024885581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40439071" calcext:value-type="float">
            <text:p>0.8543404391</text:p>
          </table:table-cell>
          <table:table-cell office:value-type="float" office:value="0.00243502292572" calcext:value-type="float">
            <text:p>0.0024350229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40439071" calcext:value-type="float">
            <text:p>0.8543404391</text:p>
          </table:table-cell>
          <table:table-cell office:value-type="float" office:value="0.00243502292572" calcext:value-type="float">
            <text:p>0.0024350229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40439071" calcext:value-type="float">
            <text:p>0.8543404391</text:p>
          </table:table-cell>
          <table:table-cell office:value-type="float" office:value="0.00243502292572" calcext:value-type="float">
            <text:p>0.0024350229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48228651" calcext:value-type="float">
            <text:p>0.8543482287</text:p>
          </table:table-cell>
          <table:table-cell office:value-type="float" office:value="0.0179494136889" calcext:value-type="float">
            <text:p>0.017949413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53142102" calcext:value-type="float">
            <text:p>0.8543531421</text:p>
          </table:table-cell>
          <table:table-cell office:value-type="float" office:value="0.00241718844321" calcext:value-type="float">
            <text:p>0.0024171884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53142102" calcext:value-type="float">
            <text:p>0.8543531421</text:p>
          </table:table-cell>
          <table:table-cell office:value-type="float" office:value="0.00241718844321" calcext:value-type="float">
            <text:p>0.0024171884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353142102" calcext:value-type="float">
            <text:p>0.8543531421</text:p>
          </table:table-cell>
          <table:table-cell office:value-type="float" office:value="0.00241718844321" calcext:value-type="float">
            <text:p>0.0024171884</text:p>
          </table:table-cell>
          <table:table-cell office:value-type="string" calcext:value-type="string">
            <text:p>None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500658261" calcext:value-type="float">
            <text:p>0.8545006583</text:p>
          </table:table-cell>
          <table:table-cell office:value-type="float" office:value="0.0139526922358" calcext:value-type="float">
            <text:p>0.013952692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531913155" calcext:value-type="float">
            <text:p>0.8545319132</text:p>
          </table:table-cell>
          <table:table-cell office:value-type="float" office:value="0.0198986914409" calcext:value-type="float">
            <text:p>0.0198986914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594918256" calcext:value-type="float">
            <text:p>0.8545949183</text:p>
          </table:table-cell>
          <table:table-cell office:value-type="float" office:value="0.0161376149287" calcext:value-type="float">
            <text:p>0.016137614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724988836" calcext:value-type="float">
            <text:p>0.8547249888</text:p>
          </table:table-cell>
          <table:table-cell office:value-type="float" office:value="0.00565036135249" calcext:value-type="float">
            <text:p>0.005650361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760396898" calcext:value-type="float">
            <text:p>0.8547603969</text:p>
          </table:table-cell>
          <table:table-cell office:value-type="float" office:value="0.0033372192599" calcext:value-type="float">
            <text:p>0.003337219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788407543" calcext:value-type="float">
            <text:p>0.8547884075</text:p>
          </table:table-cell>
          <table:table-cell office:value-type="float" office:value="0.0190921957503" calcext:value-type="float">
            <text:p>0.019092195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882603368" calcext:value-type="float">
            <text:p>0.8548826034</text:p>
          </table:table-cell>
          <table:table-cell office:value-type="float" office:value="0.00748834624993" calcext:value-type="float">
            <text:p>0.007488346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953535982" calcext:value-type="float">
            <text:p>0.854953536</text:p>
          </table:table-cell>
          <table:table-cell office:value-type="float" office:value="0.00918777474995" calcext:value-type="float">
            <text:p>0.009187774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963727931" calcext:value-type="float">
            <text:p>0.8549637279</text:p>
          </table:table-cell>
          <table:table-cell office:value-type="float" office:value="0.0126274330487" calcext:value-type="float">
            <text:p>0.01262743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4994804322" calcext:value-type="float">
            <text:p>0.8549948043</text:p>
          </table:table-cell>
          <table:table-cell office:value-type="float" office:value="0.0241070132133" calcext:value-type="float">
            <text:p>0.024107013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0329745" calcext:value-type="float">
            <text:p>0.8550329745</text:p>
          </table:table-cell>
          <table:table-cell office:value-type="float" office:value="0.0241102929167" calcext:value-type="float">
            <text:p>0.024110292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234051525" calcext:value-type="float">
            <text:p>0.8552340515</text:p>
          </table:table-cell>
          <table:table-cell office:value-type="float" office:value="0.0100775184507" calcext:value-type="float">
            <text:p>0.010077518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278704267" calcext:value-type="float">
            <text:p>0.8552787043</text:p>
          </table:table-cell>
          <table:table-cell office:value-type="float" office:value="0.0171883055212" calcext:value-type="float">
            <text:p>0.017188305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533007055" calcext:value-type="float">
            <text:p>0.8555330071</text:p>
          </table:table-cell>
          <table:table-cell office:value-type="float" office:value="0.00753198103526" calcext:value-type="float">
            <text:p>0.00753198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602409368" calcext:value-type="float">
            <text:p>0.8556024094</text:p>
          </table:table-cell>
          <table:table-cell office:value-type="float" office:value="0.0178149549994" calcext:value-type="float">
            <text:p>0.01781495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735234836" calcext:value-type="float">
            <text:p>0.8557352348</text:p>
          </table:table-cell>
          <table:table-cell office:value-type="float" office:value="0.0110261953307" calcext:value-type="float">
            <text:p>0.011026195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76613339" calcext:value-type="float">
            <text:p>0.8557661334</text:p>
          </table:table-cell>
          <table:table-cell office:value-type="float" office:value="0.0196473061532" calcext:value-type="float">
            <text:p>0.019647306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822079629" calcext:value-type="float">
            <text:p>0.8558220796</text:p>
          </table:table-cell>
          <table:table-cell office:value-type="float" office:value="0.0263769132726" calcext:value-type="float">
            <text:p>0.026376913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5949565275" calcext:value-type="float">
            <text:p>0.8559495653</text:p>
          </table:table-cell>
          <table:table-cell office:value-type="float" office:value="0.00665921909085" calcext:value-type="float">
            <text:p>0.006659219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085290017" calcext:value-type="float">
            <text:p>0.85608529</text:p>
          </table:table-cell>
          <table:table-cell office:value-type="float" office:value="0.00635975908926" calcext:value-type="float">
            <text:p>0.006359759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183134337" calcext:value-type="float">
            <text:p>0.8561831343</text:p>
          </table:table-cell>
          <table:table-cell office:value-type="float" office:value="0.0290369687338" calcext:value-type="float">
            <text:p>0.029036968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225039429" calcext:value-type="float">
            <text:p>0.8562250394</text:p>
          </table:table-cell>
          <table:table-cell office:value-type="float" office:value="0.00773722057506" calcext:value-type="float">
            <text:p>0.0077372206</text:p>
          </table:table-cell>
          <table:table-cell office:value-type="string" calcext:value-type="string">
            <text:p>log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374486554" calcext:value-type="float">
            <text:p>0.8563744866</text:p>
          </table:table-cell>
          <table:table-cell office:value-type="float" office:value="0.0146554289805" calcext:value-type="float">
            <text:p>0.01465542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407370963" calcext:value-type="float">
            <text:p>0.856407371</text:p>
          </table:table-cell>
          <table:table-cell office:value-type="float" office:value="0.0164587599611" calcext:value-type="float">
            <text:p>0.0164587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429844428" calcext:value-type="float">
            <text:p>0.8564298444</text:p>
          </table:table-cell>
          <table:table-cell office:value-type="float" office:value="0.0284918832315" calcext:value-type="float">
            <text:p>0.028491883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432596412" calcext:value-type="float">
            <text:p>0.8564325964</text:p>
          </table:table-cell>
          <table:table-cell office:value-type="float" office:value="0.0149354302392" calcext:value-type="float">
            <text:p>0.014935430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432596412" calcext:value-type="float">
            <text:p>0.8564325964</text:p>
          </table:table-cell>
          <table:table-cell office:value-type="float" office:value="0.0149354302392" calcext:value-type="float">
            <text:p>0.014935430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58367182" calcext:value-type="float">
            <text:p>0.8565836718</text:p>
          </table:table-cell>
          <table:table-cell office:value-type="float" office:value="0.00990190065804" calcext:value-type="float">
            <text:p>0.009901900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67610188" calcext:value-type="float">
            <text:p>0.8566761019</text:p>
          </table:table-cell>
          <table:table-cell office:value-type="float" office:value="0.00159266618448" calcext:value-type="float">
            <text:p>0.001592666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678836653" calcext:value-type="float">
            <text:p>0.8566788367</text:p>
          </table:table-cell>
          <table:table-cell office:value-type="float" office:value="0.0100200904755" calcext:value-type="float">
            <text:p>0.010020090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695225626" calcext:value-type="float">
            <text:p>0.8566952256</text:p>
          </table:table-cell>
          <table:table-cell office:value-type="float" office:value="0.0137541566014" calcext:value-type="float">
            <text:p>0.013754156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700089469" calcext:value-type="float">
            <text:p>0.8567000895</text:p>
          </table:table-cell>
          <table:table-cell office:value-type="float" office:value="0.0234276474195" calcext:value-type="float">
            <text:p>0.023427647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735041031" calcext:value-type="float">
            <text:p>0.856735041</text:p>
          </table:table-cell>
          <table:table-cell office:value-type="float" office:value="0.025234101458" calcext:value-type="float">
            <text:p>0.025234101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737692049" calcext:value-type="float">
            <text:p>0.856737692</text:p>
          </table:table-cell>
          <table:table-cell office:value-type="float" office:value="0.0143078365978" calcext:value-type="float">
            <text:p>0.014307836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769790886" calcext:value-type="float">
            <text:p>0.8567697909</text:p>
          </table:table-cell>
          <table:table-cell office:value-type="float" office:value="0.0193807223816" calcext:value-type="float">
            <text:p>0.019380722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86798848" calcext:value-type="float">
            <text:p>0.8568679885</text:p>
          </table:table-cell>
          <table:table-cell office:value-type="float" office:value="0.000293852371413" calcext:value-type="float">
            <text:p>0.0002938524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903089805" calcext:value-type="float">
            <text:p>0.8569030898</text:p>
          </table:table-cell>
          <table:table-cell office:value-type="float" office:value="0.00630959219344" calcext:value-type="float">
            <text:p>0.006309592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925733971" calcext:value-type="float">
            <text:p>0.856925734</text:p>
          </table:table-cell>
          <table:table-cell office:value-type="float" office:value="0.0164203669918" calcext:value-type="float">
            <text:p>0.01642036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6950841144" calcext:value-type="float">
            <text:p>0.8569508411</text:p>
          </table:table-cell>
          <table:table-cell office:value-type="float" office:value="0.00726230408476" calcext:value-type="float">
            <text:p>0.007262304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177819736" calcext:value-type="float">
            <text:p>0.8571778197</text:p>
          </table:table-cell>
          <table:table-cell office:value-type="float" office:value="0.00410126509899" calcext:value-type="float">
            <text:p>0.004101265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184668625" calcext:value-type="float">
            <text:p>0.8571846686</text:p>
          </table:table-cell>
          <table:table-cell office:value-type="float" office:value="0.00832240496043" calcext:value-type="float">
            <text:p>0.00832240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319791856" calcext:value-type="float">
            <text:p>0.8573197919</text:p>
          </table:table-cell>
          <table:table-cell office:value-type="float" office:value="0.0139059769464" calcext:value-type="float">
            <text:p>0.013905976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350988563" calcext:value-type="float">
            <text:p>0.8573509886</text:p>
          </table:table-cell>
          <table:table-cell office:value-type="float" office:value="0.0323893728165" calcext:value-type="float">
            <text:p>0.032389372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42964319" calcext:value-type="float">
            <text:p>0.8574296432</text:p>
          </table:table-cell>
          <table:table-cell office:value-type="float" office:value="0.0245515550713" calcext:value-type="float">
            <text:p>0.024551555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459245499" calcext:value-type="float">
            <text:p>0.8574592455</text:p>
          </table:table-cell>
          <table:table-cell office:value-type="float" office:value="0.0124751429315" calcext:value-type="float">
            <text:p>0.012475142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558295566" calcext:value-type="float">
            <text:p>0.8575582956</text:p>
          </table:table-cell>
          <table:table-cell office:value-type="float" office:value="0.00912135268231" calcext:value-type="float">
            <text:p>0.009121352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591621876" calcext:value-type="float">
            <text:p>0.8575916219</text:p>
          </table:table-cell>
          <table:table-cell office:value-type="float" office:value="0.0320578368343" calcext:value-type="float">
            <text:p>0.032057836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685225741" calcext:value-type="float">
            <text:p>0.8576852257</text:p>
          </table:table-cell>
          <table:table-cell office:value-type="float" office:value="0.0120927267643" calcext:value-type="float">
            <text:p>0.012092726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701925304" calcext:value-type="float">
            <text:p>0.8577019253</text:p>
          </table:table-cell>
          <table:table-cell office:value-type="float" office:value="0.00951624418937" calcext:value-type="float">
            <text:p>0.009516244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77088455" calcext:value-type="float">
            <text:p>0.8577708846</text:p>
          </table:table-cell>
          <table:table-cell office:value-type="float" office:value="0.0277638251526" calcext:value-type="float">
            <text:p>0.027763825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7826816274" calcext:value-type="float">
            <text:p>0.8578268163</text:p>
          </table:table-cell>
          <table:table-cell office:value-type="float" office:value="0.0168050498197" calcext:value-type="float">
            <text:p>0.016805049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001534905" calcext:value-type="float">
            <text:p>0.8580015349</text:p>
          </table:table-cell>
          <table:table-cell office:value-type="float" office:value="0.00262879311956" calcext:value-type="float">
            <text:p>0.002628793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161654288" calcext:value-type="float">
            <text:p>0.8581616543</text:p>
          </table:table-cell>
          <table:table-cell office:value-type="float" office:value="0.0037614635063" calcext:value-type="float">
            <text:p>0.003761463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219974173" calcext:value-type="float">
            <text:p>0.8582199742</text:p>
          </table:table-cell>
          <table:table-cell office:value-type="float" office:value="0.0281833549003" calcext:value-type="float">
            <text:p>0.028183354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312524459" calcext:value-type="float">
            <text:p>0.8583125245</text:p>
          </table:table-cell>
          <table:table-cell office:value-type="float" office:value="0.00541660865298" calcext:value-type="float">
            <text:p>0.005416608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366875528" calcext:value-type="float">
            <text:p>0.8583668755</text:p>
          </table:table-cell>
          <table:table-cell office:value-type="float" office:value="0.0282573439478" calcext:value-type="float">
            <text:p>0.028257343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395759882" calcext:value-type="float">
            <text:p>0.8583957599</text:p>
          </table:table-cell>
          <table:table-cell office:value-type="float" office:value="0.00856168317536" calcext:value-type="float">
            <text:p>0.008561683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458261652" calcext:value-type="float">
            <text:p>0.8584582617</text:p>
          </table:table-cell>
          <table:table-cell office:value-type="float" office:value="0.00551417100969" calcext:value-type="float">
            <text:p>0.00551417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479317482" calcext:value-type="float">
            <text:p>0.8584793175</text:p>
          </table:table-cell>
          <table:table-cell office:value-type="float" office:value="0.00786333439997" calcext:value-type="float">
            <text:p>0.007863334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49177499" calcext:value-type="float">
            <text:p>0.858491775</text:p>
          </table:table-cell>
          <table:table-cell office:value-type="float" office:value="0.0346637567598" calcext:value-type="float">
            <text:p>0.034663756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7221255" calcext:value-type="float">
            <text:p>0.8587221255</text:p>
          </table:table-cell>
          <table:table-cell office:value-type="float" office:value="0.0233445995822" calcext:value-type="float">
            <text:p>0.023344599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8986256016" calcext:value-type="float">
            <text:p>0.858986256</text:p>
          </table:table-cell>
          <table:table-cell office:value-type="float" office:value="0.0195864469298" calcext:value-type="float">
            <text:p>0.019586446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08740685" calcext:value-type="float">
            <text:p>0.8590874069</text:p>
          </table:table-cell>
          <table:table-cell office:value-type="float" office:value="0.0104572472108" calcext:value-type="float">
            <text:p>0.010457247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125275623" calcext:value-type="float">
            <text:p>0.8591252756</text:p>
          </table:table-cell>
          <table:table-cell office:value-type="float" office:value="0.00896860367657" calcext:value-type="float">
            <text:p>0.008968603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129291559" calcext:value-type="float">
            <text:p>0.8591292916</text:p>
          </table:table-cell>
          <table:table-cell office:value-type="float" office:value="0.0150571424644" calcext:value-type="float">
            <text:p>0.015057142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133322325" calcext:value-type="float">
            <text:p>0.8591333223</text:p>
          </table:table-cell>
          <table:table-cell office:value-type="float" office:value="0.00878655464777" calcext:value-type="float">
            <text:p>0.008786554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184681302" calcext:value-type="float">
            <text:p>0.8591846813</text:p>
          </table:table-cell>
          <table:table-cell office:value-type="float" office:value="0.0125560376467" calcext:value-type="float">
            <text:p>0.012556037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239985114" calcext:value-type="float">
            <text:p>0.8592399851</text:p>
          </table:table-cell>
          <table:table-cell office:value-type="float" office:value="0.018806497226" calcext:value-type="float">
            <text:p>0.018806497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382609131" calcext:value-type="float">
            <text:p>0.8593826091</text:p>
          </table:table-cell>
          <table:table-cell office:value-type="float" office:value="0.00300670960593" calcext:value-type="float">
            <text:p>0.003006709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544181996" calcext:value-type="float">
            <text:p>0.859544182</text:p>
          </table:table-cell>
          <table:table-cell office:value-type="float" office:value="0.00571802852038" calcext:value-type="float">
            <text:p>0.005718028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596366801" calcext:value-type="float">
            <text:p>0.8595963668</text:p>
          </table:table-cell>
          <table:table-cell office:value-type="float" office:value="0.00663750814119" calcext:value-type="float">
            <text:p>0.006637508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617159452" calcext:value-type="float">
            <text:p>0.8596171595</text:p>
          </table:table-cell>
          <table:table-cell office:value-type="float" office:value="0.00847754568255" calcext:value-type="float">
            <text:p>0.0084775457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654362981" calcext:value-type="float">
            <text:p>0.859654363</text:p>
          </table:table-cell>
          <table:table-cell office:value-type="float" office:value="0.0093532044033" calcext:value-type="float">
            <text:p>0.009353204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659827887" calcext:value-type="float">
            <text:p>0.8596598279</text:p>
          </table:table-cell>
          <table:table-cell office:value-type="float" office:value="0.00741196712998" calcext:value-type="float">
            <text:p>0.007411967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708643326" calcext:value-type="float">
            <text:p>0.8597086433</text:p>
          </table:table-cell>
          <table:table-cell office:value-type="float" office:value="0.00474533739574" calcext:value-type="float">
            <text:p>0.004745337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745716182" calcext:value-type="float">
            <text:p>0.8597457162</text:p>
          </table:table-cell>
          <table:table-cell office:value-type="float" office:value="0.00873285671883" calcext:value-type="float">
            <text:p>0.008732856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777935664" calcext:value-type="float">
            <text:p>0.8597779357</text:p>
          </table:table-cell>
          <table:table-cell office:value-type="float" office:value="0.0108008499825" calcext:value-type="float">
            <text:p>0.0108008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813382444" calcext:value-type="float">
            <text:p>0.8598133824</text:p>
          </table:table-cell>
          <table:table-cell office:value-type="float" office:value="0.0167729424253" calcext:value-type="float">
            <text:p>0.016772942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825518885" calcext:value-type="float">
            <text:p>0.8598255189</text:p>
          </table:table-cell>
          <table:table-cell office:value-type="float" office:value="0.00200175329841" calcext:value-type="float">
            <text:p>0.002001753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876239692" calcext:value-type="float">
            <text:p>0.8598762397</text:p>
          </table:table-cell>
          <table:table-cell office:value-type="float" office:value="0.0092371523224" calcext:value-type="float">
            <text:p>0.009237152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958843426" calcext:value-type="float">
            <text:p>0.8599588434</text:p>
          </table:table-cell>
          <table:table-cell office:value-type="float" office:value="0.0127257279626" calcext:value-type="float">
            <text:p>0.01272572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59960387788" calcext:value-type="float">
            <text:p>0.8599603878</text:p>
          </table:table-cell>
          <table:table-cell office:value-type="float" office:value="0.021567203039" calcext:value-type="float">
            <text:p>0.02156720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244315363" calcext:value-type="float">
            <text:p>0.8602443154</text:p>
          </table:table-cell>
          <table:table-cell office:value-type="float" office:value="0.00542678899403" calcext:value-type="float">
            <text:p>0.00542678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256053143" calcext:value-type="float">
            <text:p>0.8602560531</text:p>
          </table:table-cell>
          <table:table-cell office:value-type="float" office:value="0.0198677294811" calcext:value-type="float">
            <text:p>0.0198677295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36524142" calcext:value-type="float">
            <text:p>0.8603652414</text:p>
          </table:table-cell>
          <table:table-cell office:value-type="float" office:value="0.00896768426819" calcext:value-type="float">
            <text:p>0.008967684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369225481" calcext:value-type="float">
            <text:p>0.8603692255</text:p>
          </table:table-cell>
          <table:table-cell office:value-type="float" office:value="0.0189225427074" calcext:value-type="float">
            <text:p>0.0189225427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570357388" calcext:value-type="float">
            <text:p>0.8605703574</text:p>
          </table:table-cell>
          <table:table-cell office:value-type="float" office:value="0.0115956680454" calcext:value-type="float">
            <text:p>0.01159566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67694787" calcext:value-type="float">
            <text:p>0.8606769479</text:p>
          </table:table-cell>
          <table:table-cell office:value-type="float" office:value="0.0146011202249" calcext:value-type="float">
            <text:p>0.014601120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689588058" calcext:value-type="float">
            <text:p>0.8606895881</text:p>
          </table:table-cell>
          <table:table-cell office:value-type="float" office:value="0.00544841186687" calcext:value-type="float">
            <text:p>0.005448411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690037261" calcext:value-type="float">
            <text:p>0.8606900373</text:p>
          </table:table-cell>
          <table:table-cell office:value-type="float" office:value="0.0140222770923" calcext:value-type="float">
            <text:p>0.014022277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743969991" calcext:value-type="float">
            <text:p>0.86074397</text:p>
          </table:table-cell>
          <table:table-cell office:value-type="float" office:value="0.00211911840399" calcext:value-type="float">
            <text:p>0.002119118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814875564" calcext:value-type="float">
            <text:p>0.8608148756</text:p>
          </table:table-cell>
          <table:table-cell office:value-type="float" office:value="0.0108129270891" calcext:value-type="float">
            <text:p>0.010812927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833578083" calcext:value-type="float">
            <text:p>0.8608335781</text:p>
          </table:table-cell>
          <table:table-cell office:value-type="float" office:value="0.0265244155975" calcext:value-type="float">
            <text:p>0.026524415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882546942" calcext:value-type="float">
            <text:p>0.8608825469</text:p>
          </table:table-cell>
          <table:table-cell office:value-type="float" office:value="0.0450193172341" calcext:value-type="float">
            <text:p>0.045019317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962624776" calcext:value-type="float">
            <text:p>0.8609626248</text:p>
          </table:table-cell>
          <table:table-cell office:value-type="float" office:value="0.014637508529" calcext:value-type="float">
            <text:p>0.0146375085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964221598" calcext:value-type="float">
            <text:p>0.8609642216</text:p>
          </table:table-cell>
          <table:table-cell office:value-type="float" office:value="0.0177289184117" calcext:value-type="float">
            <text:p>0.017728918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0988009006" calcext:value-type="float">
            <text:p>0.860988009</text:p>
          </table:table-cell>
          <table:table-cell office:value-type="float" office:value="0.0137714511529" calcext:value-type="float">
            <text:p>0.0137714512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022944953" calcext:value-type="float">
            <text:p>0.861022945</text:p>
          </table:table-cell>
          <table:table-cell office:value-type="float" office:value="0.0127376870279" calcext:value-type="float">
            <text:p>0.01273768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044295323" calcext:value-type="float">
            <text:p>0.8610442953</text:p>
          </table:table-cell>
          <table:table-cell office:value-type="float" office:value="0.00461633734586" calcext:value-type="float">
            <text:p>0.004616337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132964563" calcext:value-type="float">
            <text:p>0.8611329646</text:p>
          </table:table-cell>
          <table:table-cell office:value-type="float" office:value="0.00566467660846" calcext:value-type="float">
            <text:p>0.005664676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133435887" calcext:value-type="float">
            <text:p>0.8611334359</text:p>
          </table:table-cell>
          <table:table-cell office:value-type="float" office:value="0.00667309794189" calcext:value-type="float">
            <text:p>0.006673097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266041047" calcext:value-type="float">
            <text:p>0.861266041</text:p>
          </table:table-cell>
          <table:table-cell office:value-type="float" office:value="0.0072479363663" calcext:value-type="float">
            <text:p>0.007247936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341059039" calcext:value-type="float">
            <text:p>0.861341059</text:p>
          </table:table-cell>
          <table:table-cell office:value-type="float" office:value="0.0105168848937" calcext:value-type="float">
            <text:p>0.010516884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343347965" calcext:value-type="float">
            <text:p>0.861343348</text:p>
          </table:table-cell>
          <table:table-cell office:value-type="float" office:value="0.0201880843466" calcext:value-type="float">
            <text:p>0.020188084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482459553" calcext:value-type="float">
            <text:p>0.8614824596</text:p>
          </table:table-cell>
          <table:table-cell office:value-type="float" office:value="0.0248256036438" calcext:value-type="float">
            <text:p>0.024825603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499186483" calcext:value-type="float">
            <text:p>0.8614991865</text:p>
          </table:table-cell>
          <table:table-cell office:value-type="float" office:value="0.0261513492466" calcext:value-type="float">
            <text:p>0.026151349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53401097" calcext:value-type="float">
            <text:p>0.861534011</text:p>
          </table:table-cell>
          <table:table-cell office:value-type="float" office:value="0.0118245908206" calcext:value-type="float">
            <text:p>0.011824590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772665854" calcext:value-type="float">
            <text:p>0.8617726659</text:p>
          </table:table-cell>
          <table:table-cell office:value-type="float" office:value="0.0103005693857" calcext:value-type="float">
            <text:p>0.010300569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787735048" calcext:value-type="float">
            <text:p>0.861787735</text:p>
          </table:table-cell>
          <table:table-cell office:value-type="float" office:value="0.00808924723935" calcext:value-type="float">
            <text:p>0.008089247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43963076" calcext:value-type="float">
            <text:p>0.8618439631</text:p>
          </table:table-cell>
          <table:table-cell office:value-type="float" office:value="0.0121708828755" calcext:value-type="float">
            <text:p>0.0121708829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884740541" calcext:value-type="float">
            <text:p>0.8618847405</text:p>
          </table:table-cell>
          <table:table-cell office:value-type="float" office:value="0.0137909360952" calcext:value-type="float">
            <text:p>0.013790936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912956427" calcext:value-type="float">
            <text:p>0.8619129564</text:p>
          </table:table-cell>
          <table:table-cell office:value-type="float" office:value="0.0254120233383" calcext:value-type="float">
            <text:p>0.025412023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1965433749" calcext:value-type="float">
            <text:p>0.8619654337</text:p>
          </table:table-cell>
          <table:table-cell office:value-type="float" office:value="0.0245289158702" calcext:value-type="float">
            <text:p>0.024528915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012927048" calcext:value-type="float">
            <text:p>0.862012927</text:p>
          </table:table-cell>
          <table:table-cell office:value-type="float" office:value="0.0185312880856" calcext:value-type="float">
            <text:p>0.0185312881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047532568" calcext:value-type="float">
            <text:p>0.8620475326</text:p>
          </table:table-cell>
          <table:table-cell office:value-type="float" office:value="0.0211181293283" calcext:value-type="float">
            <text:p>0.021118129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080329433" calcext:value-type="float">
            <text:p>0.8620803294</text:p>
          </table:table-cell>
          <table:table-cell office:value-type="float" office:value="0.0107693635994" calcext:value-type="float">
            <text:p>0.010769363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082956585" calcext:value-type="float">
            <text:p>0.8620829566</text:p>
          </table:table-cell>
          <table:table-cell office:value-type="float" office:value="0.019400901898" calcext:value-type="float">
            <text:p>0.019400901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133504623" calcext:value-type="float">
            <text:p>0.8621335046</text:p>
          </table:table-cell>
          <table:table-cell office:value-type="float" office:value="0.00690763999509" calcext:value-type="float">
            <text:p>0.0069076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135221102" calcext:value-type="float">
            <text:p>0.8621352211</text:p>
          </table:table-cell>
          <table:table-cell office:value-type="float" office:value="0.00355720044813" calcext:value-type="float">
            <text:p>0.003557200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183616247" calcext:value-type="float">
            <text:p>0.8621836162</text:p>
          </table:table-cell>
          <table:table-cell office:value-type="float" office:value="0.0102703226022" calcext:value-type="float">
            <text:p>0.0102703226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209779808" calcext:value-type="float">
            <text:p>0.8622097798</text:p>
          </table:table-cell>
          <table:table-cell office:value-type="float" office:value="0.0258292332022" calcext:value-type="float">
            <text:p>0.025829233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267647584" calcext:value-type="float">
            <text:p>0.8622676476</text:p>
          </table:table-cell>
          <table:table-cell office:value-type="float" office:value="0.00969940165335" calcext:value-type="float">
            <text:p>0.009699401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325544538" calcext:value-type="float">
            <text:p>0.8623255445</text:p>
          </table:table-cell>
          <table:table-cell office:value-type="float" office:value="0.0039672303283" calcext:value-type="float">
            <text:p>0.003967230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33957477" calcext:value-type="float">
            <text:p>0.8623395748</text:p>
          </table:table-cell>
          <table:table-cell office:value-type="float" office:value="0.00623225223655" calcext:value-type="float">
            <text:p>0.006232252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363653432" calcext:value-type="float">
            <text:p>0.8623636534</text:p>
          </table:table-cell>
          <table:table-cell office:value-type="float" office:value="0.00722537288659" calcext:value-type="float">
            <text:p>0.007225372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364798787" calcext:value-type="float">
            <text:p>0.8623647988</text:p>
          </table:table-cell>
          <table:table-cell office:value-type="float" office:value="0.00986061337334" calcext:value-type="float">
            <text:p>0.009860613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447323821" calcext:value-type="float">
            <text:p>0.8624473238</text:p>
          </table:table-cell>
          <table:table-cell office:value-type="float" office:value="0.00939588827512" calcext:value-type="float">
            <text:p>0.009395888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493973354" calcext:value-type="float">
            <text:p>0.8624939734</text:p>
          </table:table-cell>
          <table:table-cell office:value-type="float" office:value="0.0141189978247" calcext:value-type="float">
            <text:p>0.014118997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553042172" calcext:value-type="float">
            <text:p>0.8625530422</text:p>
          </table:table-cell>
          <table:table-cell office:value-type="float" office:value="0.0188802507214" calcext:value-type="float">
            <text:p>0.018880250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664626201" calcext:value-type="float">
            <text:p>0.8626646262</text:p>
          </table:table-cell>
          <table:table-cell office:value-type="float" office:value="0.00421232303846" calcext:value-type="float">
            <text:p>0.00421232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703409084" calcext:value-type="float">
            <text:p>0.8627034091</text:p>
          </table:table-cell>
          <table:table-cell office:value-type="float" office:value="0.0114379017907" calcext:value-type="float">
            <text:p>0.011437901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725359979" calcext:value-type="float">
            <text:p>0.86272536</text:p>
          </table:table-cell>
          <table:table-cell office:value-type="float" office:value="0.00794525708511" calcext:value-type="float">
            <text:p>0.007945257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752814351" calcext:value-type="float">
            <text:p>0.8627528144</text:p>
          </table:table-cell>
          <table:table-cell office:value-type="float" office:value="0.016178762807" calcext:value-type="float">
            <text:p>0.016178762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82470214" calcext:value-type="float">
            <text:p>0.8628247021</text:p>
          </table:table-cell>
          <table:table-cell office:value-type="float" office:value="0.0114314745699" calcext:value-type="float">
            <text:p>0.011431474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834121483" calcext:value-type="float">
            <text:p>0.8628341215</text:p>
          </table:table-cell>
          <table:table-cell office:value-type="float" office:value="0.0137318205425" calcext:value-type="float">
            <text:p>0.013731820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873608197" calcext:value-type="float">
            <text:p>0.8628736082</text:p>
          </table:table-cell>
          <table:table-cell office:value-type="float" office:value="0.0124892234238" calcext:value-type="float">
            <text:p>0.012489223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87516008" calcext:value-type="float">
            <text:p>0.8628751601</text:p>
          </table:table-cell>
          <table:table-cell office:value-type="float" office:value="0.00998457923108" calcext:value-type="float">
            <text:p>0.009984579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929507198" calcext:value-type="float">
            <text:p>0.8629295072</text:p>
          </table:table-cell>
          <table:table-cell office:value-type="float" office:value="0.00206973830218" calcext:value-type="float">
            <text:p>0.0020697383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979355312" calcext:value-type="float">
            <text:p>0.8629793553</text:p>
          </table:table-cell>
          <table:table-cell office:value-type="float" office:value="0.0178912378247" calcext:value-type="float">
            <text:p>0.017891237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2985559782" calcext:value-type="float">
            <text:p>0.8629855598</text:p>
          </table:table-cell>
          <table:table-cell office:value-type="float" office:value="0.0108687289141" calcext:value-type="float">
            <text:p>0.010868728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1090509" calcext:value-type="float">
            <text:p>0.8631090509</text:p>
          </table:table-cell>
          <table:table-cell office:value-type="float" office:value="0.0132293213725" calcext:value-type="float">
            <text:p>0.013229321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300900587" calcext:value-type="float">
            <text:p>0.8633009006</text:p>
          </table:table-cell>
          <table:table-cell office:value-type="float" office:value="0.0156947002327" calcext:value-type="float">
            <text:p>0.015694700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330194305" calcext:value-type="float">
            <text:p>0.8633301943</text:p>
          </table:table-cell>
          <table:table-cell office:value-type="float" office:value="0.00808620058613" calcext:value-type="float">
            <text:p>0.008086200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369329404" calcext:value-type="float">
            <text:p>0.8633693294</text:p>
          </table:table-cell>
          <table:table-cell office:value-type="float" office:value="0.0041010418693" calcext:value-type="float">
            <text:p>0.004101041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456329508" calcext:value-type="float">
            <text:p>0.8634563295</text:p>
          </table:table-cell>
          <table:table-cell office:value-type="float" office:value="0.0186883121509" calcext:value-type="float">
            <text:p>0.018688312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49638888" calcext:value-type="float">
            <text:p>0.8634963889</text:p>
          </table:table-cell>
          <table:table-cell office:value-type="float" office:value="0.00775916902745" calcext:value-type="float">
            <text:p>0.00775916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521839352" calcext:value-type="float">
            <text:p>0.8635218394</text:p>
          </table:table-cell>
          <table:table-cell office:value-type="float" office:value="0.00632345336843" calcext:value-type="float">
            <text:p>0.006323453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623178131" calcext:value-type="float">
            <text:p>0.8636231781</text:p>
          </table:table-cell>
          <table:table-cell office:value-type="float" office:value="0.00625916495544" calcext:value-type="float">
            <text:p>0.00625916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636044734" calcext:value-type="float">
            <text:p>0.8636360447</text:p>
          </table:table-cell>
          <table:table-cell office:value-type="float" office:value="0.0149163688753" calcext:value-type="float">
            <text:p>0.014916368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709094156" calcext:value-type="float">
            <text:p>0.8637090942</text:p>
          </table:table-cell>
          <table:table-cell office:value-type="float" office:value="0.0223458553287" calcext:value-type="float">
            <text:p>0.0223458553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758120681" calcext:value-type="float">
            <text:p>0.8637581207</text:p>
          </table:table-cell>
          <table:table-cell office:value-type="float" office:value="0.0145946387791" calcext:value-type="float">
            <text:p>0.014594638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828741464" calcext:value-type="float">
            <text:p>0.8638287415</text:p>
          </table:table-cell>
          <table:table-cell office:value-type="float" office:value="0.011863772139" calcext:value-type="float">
            <text:p>0.011863772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3924906197" calcext:value-type="float">
            <text:p>0.8639249062</text:p>
          </table:table-cell>
          <table:table-cell office:value-type="float" office:value="0.015113478582" calcext:value-type="float">
            <text:p>0.015113478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166824032" calcext:value-type="float">
            <text:p>0.864166824</text:p>
          </table:table-cell>
          <table:table-cell office:value-type="float" office:value="0.00620856496961" calcext:value-type="float">
            <text:p>0.006208565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283865857" calcext:value-type="float">
            <text:p>0.8642838659</text:p>
          </table:table-cell>
          <table:table-cell office:value-type="float" office:value="0.00781906212699" calcext:value-type="float">
            <text:p>0.007819062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296878502" calcext:value-type="float">
            <text:p>0.8642968785</text:p>
          </table:table-cell>
          <table:table-cell office:value-type="float" office:value="0.0146552405434" calcext:value-type="float">
            <text:p>0.014655240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302472097" calcext:value-type="float">
            <text:p>0.8643024721</text:p>
          </table:table-cell>
          <table:table-cell office:value-type="float" office:value="0.00530749492618" calcext:value-type="float">
            <text:p>0.005307494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315429319" calcext:value-type="float">
            <text:p>0.8643154293</text:p>
          </table:table-cell>
          <table:table-cell office:value-type="float" office:value="0.0194598957008" calcext:value-type="float">
            <text:p>0.019459895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378304578" calcext:value-type="float">
            <text:p>0.8643783046</text:p>
          </table:table-cell>
          <table:table-cell office:value-type="float" office:value="0.0146837309501" calcext:value-type="float">
            <text:p>0.01468373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384304266" calcext:value-type="float">
            <text:p>0.8643843043</text:p>
          </table:table-cell>
          <table:table-cell office:value-type="float" office:value="0.0190524752985" calcext:value-type="float">
            <text:p>0.019052475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531046826" calcext:value-type="float">
            <text:p>0.8645310468</text:p>
          </table:table-cell>
          <table:table-cell office:value-type="float" office:value="0.0271349926869" calcext:value-type="float">
            <text:p>0.027134992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584819405" calcext:value-type="float">
            <text:p>0.8645848194</text:p>
          </table:table-cell>
          <table:table-cell office:value-type="float" office:value="0.00616087072185" calcext:value-type="float">
            <text:p>0.006160870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586894529" calcext:value-type="float">
            <text:p>0.8645868945</text:p>
          </table:table-cell>
          <table:table-cell office:value-type="float" office:value="0.021587784868" calcext:value-type="float">
            <text:p>0.021587784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649293938" calcext:value-type="float">
            <text:p>0.8646492939</text:p>
          </table:table-cell>
          <table:table-cell office:value-type="float" office:value="0.0126231085737" calcext:value-type="float">
            <text:p>0.012623108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655156713" calcext:value-type="float">
            <text:p>0.8646551567</text:p>
          </table:table-cell>
          <table:table-cell office:value-type="float" office:value="0.00666845261734" calcext:value-type="float">
            <text:p>0.006668452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964569529" calcext:value-type="float">
            <text:p>0.8649645695</text:p>
          </table:table-cell>
          <table:table-cell office:value-type="float" office:value="0.0323114171881" calcext:value-type="float">
            <text:p>0.0323114172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497255031" calcext:value-type="float">
            <text:p>0.8649725503</text:p>
          </table:table-cell>
          <table:table-cell office:value-type="float" office:value="0.01515841199" calcext:value-type="float">
            <text:p>0.01515841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004523054" calcext:value-type="float">
            <text:p>0.8650045231</text:p>
          </table:table-cell>
          <table:table-cell office:value-type="float" office:value="0.00868718455089" calcext:value-type="float">
            <text:p>0.008687184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015719621" calcext:value-type="float">
            <text:p>0.8650157196</text:p>
          </table:table-cell>
          <table:table-cell office:value-type="float" office:value="0.0189909542283" calcext:value-type="float">
            <text:p>0.018990954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09188551" calcext:value-type="float">
            <text:p>0.8650918855</text:p>
          </table:table-cell>
          <table:table-cell office:value-type="float" office:value="0.0271366619696" calcext:value-type="float">
            <text:p>0.02713666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181225931" calcext:value-type="float">
            <text:p>0.8651812259</text:p>
          </table:table-cell>
          <table:table-cell office:value-type="float" office:value="0.016496659087" calcext:value-type="float">
            <text:p>0.016496659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265209383" calcext:value-type="float">
            <text:p>0.8652652094</text:p>
          </table:table-cell>
          <table:table-cell office:value-type="float" office:value="0.0223615363415" calcext:value-type="float">
            <text:p>0.0223615363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284683996" calcext:value-type="float">
            <text:p>0.865284684</text:p>
          </table:table-cell>
          <table:table-cell office:value-type="float" office:value="0.00633656301891" calcext:value-type="float">
            <text:p>0.00633656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334940934" calcext:value-type="float">
            <text:p>0.8653349409</text:p>
          </table:table-cell>
          <table:table-cell office:value-type="float" office:value="0.0116280974859" calcext:value-type="float">
            <text:p>0.011628097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396078932" calcext:value-type="float">
            <text:p>0.8653960789</text:p>
          </table:table-cell>
          <table:table-cell office:value-type="float" office:value="0.0199968819691" calcext:value-type="float">
            <text:p>0.01999688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470870233" calcext:value-type="float">
            <text:p>0.8654708702</text:p>
          </table:table-cell>
          <table:table-cell office:value-type="float" office:value="0.0141257021227" calcext:value-type="float">
            <text:p>0.014125702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510981123" calcext:value-type="float">
            <text:p>0.8655109811</text:p>
          </table:table-cell>
          <table:table-cell office:value-type="float" office:value="0.00899833829745" calcext:value-type="float">
            <text:p>0.008998338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54016599" calcext:value-type="float">
            <text:p>0.865540166</text:p>
          </table:table-cell>
          <table:table-cell office:value-type="float" office:value="0.0192850899189" calcext:value-type="float">
            <text:p>0.019285089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543123582" calcext:value-type="float">
            <text:p>0.8655431236</text:p>
          </table:table-cell>
          <table:table-cell office:value-type="float" office:value="0.00318074435868" calcext:value-type="float">
            <text:p>0.003180744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931384875" calcext:value-type="float">
            <text:p>0.8659313849</text:p>
          </table:table-cell>
          <table:table-cell office:value-type="float" office:value="0.0121206432098" calcext:value-type="float">
            <text:p>0.012120643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949131235" calcext:value-type="float">
            <text:p>0.8659491312</text:p>
          </table:table-cell>
          <table:table-cell office:value-type="float" office:value="0.00617007605546" calcext:value-type="float">
            <text:p>0.006170076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5999316752" calcext:value-type="float">
            <text:p>0.8659993168</text:p>
          </table:table-cell>
          <table:table-cell office:value-type="float" office:value="0.0239158017216" calcext:value-type="float">
            <text:p>0.023915801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009370783" calcext:value-type="float">
            <text:p>0.8660093708</text:p>
          </table:table-cell>
          <table:table-cell office:value-type="float" office:value="0.0173748318094" calcext:value-type="float">
            <text:p>0.017374831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056117954" calcext:value-type="float">
            <text:p>0.866056118</text:p>
          </table:table-cell>
          <table:table-cell office:value-type="float" office:value="0.0143602896183" calcext:value-type="float">
            <text:p>0.014360289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066143605" calcext:value-type="float">
            <text:p>0.8660661436</text:p>
          </table:table-cell>
          <table:table-cell office:value-type="float" office:value="0.00249417728347" calcext:value-type="float">
            <text:p>0.0024941773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145954617" calcext:value-type="float">
            <text:p>0.8661459546</text:p>
          </table:table-cell>
          <table:table-cell office:value-type="float" office:value="0.0201201010759" calcext:value-type="float">
            <text:p>0.020120101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188954082" calcext:value-type="float">
            <text:p>0.8661889541</text:p>
          </table:table-cell>
          <table:table-cell office:value-type="float" office:value="0.0215124143305" calcext:value-type="float">
            <text:p>0.021512414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227835726" calcext:value-type="float">
            <text:p>0.8662278357</text:p>
          </table:table-cell>
          <table:table-cell office:value-type="float" office:value="0.0218371397692" calcext:value-type="float">
            <text:p>0.021837139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256195045" calcext:value-type="float">
            <text:p>0.866256195</text:p>
          </table:table-cell>
          <table:table-cell office:value-type="float" office:value="0.0232488316578" calcext:value-type="float">
            <text:p>0.023248831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257359966" calcext:value-type="float">
            <text:p>0.86625736</text:p>
          </table:table-cell>
          <table:table-cell office:value-type="float" office:value="0.0106863959328" calcext:value-type="float">
            <text:p>0.0106863959</text:p>
          </table:table-cell>
          <table:table-cell office:value-type="string" calcext:value-type="string">
            <text:p>sqrt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452167733" calcext:value-type="float">
            <text:p>0.8664521677</text:p>
          </table:table-cell>
          <table:table-cell office:value-type="float" office:value="0.031788275425" calcext:value-type="float">
            <text:p>0.031788275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452167733" calcext:value-type="float">
            <text:p>0.8664521677</text:p>
          </table:table-cell>
          <table:table-cell office:value-type="float" office:value="0.031788275425" calcext:value-type="float">
            <text:p>0.031788275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463009915" calcext:value-type="float">
            <text:p>0.8664630099</text:p>
          </table:table-cell>
          <table:table-cell office:value-type="float" office:value="0.0188102115524" calcext:value-type="float">
            <text:p>0.018810211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486356436" calcext:value-type="float">
            <text:p>0.8664863564</text:p>
          </table:table-cell>
          <table:table-cell office:value-type="float" office:value="0.0160426242308" calcext:value-type="float">
            <text:p>0.016042624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631193823" calcext:value-type="float">
            <text:p>0.8666311938</text:p>
          </table:table-cell>
          <table:table-cell office:value-type="float" office:value="0.0302481860774" calcext:value-type="float">
            <text:p>0.030248186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745321543" calcext:value-type="float">
            <text:p>0.8667453215</text:p>
          </table:table-cell>
          <table:table-cell office:value-type="float" office:value="0.017683223987" calcext:value-type="float">
            <text:p>0.01768322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849036763" calcext:value-type="float">
            <text:p>0.8668490368</text:p>
          </table:table-cell>
          <table:table-cell office:value-type="float" office:value="0.00817947771363" calcext:value-type="float">
            <text:p>0.008179477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6909388242" calcext:value-type="float">
            <text:p>0.8669093882</text:p>
          </table:table-cell>
          <table:table-cell office:value-type="float" office:value="0.0126547690575" calcext:value-type="float">
            <text:p>0.012654769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040528504" calcext:value-type="float">
            <text:p>0.8670405285</text:p>
          </table:table-cell>
          <table:table-cell office:value-type="float" office:value="0.00758959460889" calcext:value-type="float">
            <text:p>0.007589594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45473932" calcext:value-type="float">
            <text:p>0.8674547393</text:p>
          </table:table-cell>
          <table:table-cell office:value-type="float" office:value="0.0138886770395" calcext:value-type="float">
            <text:p>0.01388867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539657221" calcext:value-type="float">
            <text:p>0.8675396572</text:p>
          </table:table-cell>
          <table:table-cell office:value-type="float" office:value="0.0128590586456" calcext:value-type="float">
            <text:p>0.012859058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600821718" calcext:value-type="float">
            <text:p>0.8676008217</text:p>
          </table:table-cell>
          <table:table-cell office:value-type="float" office:value="0.0166041668347" calcext:value-type="float">
            <text:p>0.0166041668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702153147" calcext:value-type="float">
            <text:p>0.8677021531</text:p>
          </table:table-cell>
          <table:table-cell office:value-type="float" office:value="0.0165006288509" calcext:value-type="float">
            <text:p>0.016500628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785648614" calcext:value-type="float">
            <text:p>0.8677856486</text:p>
          </table:table-cell>
          <table:table-cell office:value-type="float" office:value="0.015324498303" calcext:value-type="float">
            <text:p>0.015324498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841601934" calcext:value-type="float">
            <text:p>0.8678416019</text:p>
          </table:table-cell>
          <table:table-cell office:value-type="float" office:value="0.0115772537357" calcext:value-type="float">
            <text:p>0.011577253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7967713866" calcext:value-type="float">
            <text:p>0.8679677139</text:p>
          </table:table-cell>
          <table:table-cell office:value-type="float" office:value="0.0123962539879" calcext:value-type="float">
            <text:p>0.01239625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057104327" calcext:value-type="float">
            <text:p>0.8680571043</text:p>
          </table:table-cell>
          <table:table-cell office:value-type="float" office:value="0.00332702078375" calcext:value-type="float">
            <text:p>0.0033270208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068917806" calcext:value-type="float">
            <text:p>0.8680689178</text:p>
          </table:table-cell>
          <table:table-cell office:value-type="float" office:value="0.00797255434925" calcext:value-type="float">
            <text:p>0.007972554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206102877" calcext:value-type="float">
            <text:p>0.8682061029</text:p>
          </table:table-cell>
          <table:table-cell office:value-type="float" office:value="0.0101533334811" calcext:value-type="float">
            <text:p>0.010153333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22357879" calcext:value-type="float">
            <text:p>0.8682235788</text:p>
          </table:table-cell>
          <table:table-cell office:value-type="float" office:value="0.0180111894123" calcext:value-type="float">
            <text:p>0.018011189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250611436" calcext:value-type="float">
            <text:p>0.8682506114</text:p>
          </table:table-cell>
          <table:table-cell office:value-type="float" office:value="0.018014112545" calcext:value-type="float">
            <text:p>0.018014112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614948732" calcext:value-type="float">
            <text:p>0.8686149487</text:p>
          </table:table-cell>
          <table:table-cell office:value-type="float" office:value="0.00757021764142" calcext:value-type="float">
            <text:p>0.0075702176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4096" calcext:value-type="float">
            <text:p>409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8621213126" calcext:value-type="float">
            <text:p>0.8686212131</text:p>
          </table:table-cell>
          <table:table-cell office:value-type="float" office:value="0.0176688312909" calcext:value-type="float">
            <text:p>0.017668831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015736218" calcext:value-type="float">
            <text:p>0.8690157362</text:p>
          </table:table-cell>
          <table:table-cell office:value-type="float" office:value="0.0194661023176" calcext:value-type="float">
            <text:p>0.019466102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020870057" calcext:value-type="float">
            <text:p>0.8690208701</text:p>
          </table:table-cell>
          <table:table-cell office:value-type="float" office:value="0.009145283901" calcext:value-type="float">
            <text:p>0.009145283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142370113" calcext:value-type="float">
            <text:p>0.8691423701</text:p>
          </table:table-cell>
          <table:table-cell office:value-type="float" office:value="0.0108027041478" calcext:value-type="float">
            <text:p>0.010802704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287755887" calcext:value-type="float">
            <text:p>0.8692877559</text:p>
          </table:table-cell>
          <table:table-cell office:value-type="float" office:value="0.000995264947131" calcext:value-type="float">
            <text:p>0.000995264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406036238" calcext:value-type="float">
            <text:p>0.8694060362</text:p>
          </table:table-cell>
          <table:table-cell office:value-type="float" office:value="0.0131825989285" calcext:value-type="float">
            <text:p>0.013182598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568493409" calcext:value-type="float">
            <text:p>0.8695684934</text:p>
          </table:table-cell>
          <table:table-cell office:value-type="float" office:value="0.0104545723025" calcext:value-type="float">
            <text:p>0.010454572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678206214" calcext:value-type="float">
            <text:p>0.8696782062</text:p>
          </table:table-cell>
          <table:table-cell office:value-type="float" office:value="0.0167842328188" calcext:value-type="float">
            <text:p>0.016784232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689028277" calcext:value-type="float">
            <text:p>0.8696890283</text:p>
          </table:table-cell>
          <table:table-cell office:value-type="float" office:value="0.0168607014101" calcext:value-type="float">
            <text:p>0.016860701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754146554" calcext:value-type="float">
            <text:p>0.8697541466</text:p>
          </table:table-cell>
          <table:table-cell office:value-type="float" office:value="0.0108328153426" calcext:value-type="float">
            <text:p>0.010832815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69808714644" calcext:value-type="float">
            <text:p>0.8698087146</text:p>
          </table:table-cell>
          <table:table-cell office:value-type="float" office:value="0.0162715501531" calcext:value-type="float">
            <text:p>0.016271550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097586293" calcext:value-type="float">
            <text:p>0.8700975863</text:p>
          </table:table-cell>
          <table:table-cell office:value-type="float" office:value="0.0158052135078" calcext:value-type="float">
            <text:p>0.0158052135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196164735" calcext:value-type="float">
            <text:p>0.8701961647</text:p>
          </table:table-cell>
          <table:table-cell office:value-type="float" office:value="0.00327819603453" calcext:value-type="float">
            <text:p>0.003278196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201963573" calcext:value-type="float">
            <text:p>0.8702019636</text:p>
          </table:table-cell>
          <table:table-cell office:value-type="float" office:value="0.0315222995898" calcext:value-type="float">
            <text:p>0.031522299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204352173" calcext:value-type="float">
            <text:p>0.8702043522</text:p>
          </table:table-cell>
          <table:table-cell office:value-type="float" office:value="0.0154172409014" calcext:value-type="float">
            <text:p>0.015417240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29558051" calcext:value-type="float">
            <text:p>0.8702955805</text:p>
          </table:table-cell>
          <table:table-cell office:value-type="float" office:value="0.0149476706065" calcext:value-type="float">
            <text:p>0.014947670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321817584" calcext:value-type="float">
            <text:p>0.8703218176</text:p>
          </table:table-cell>
          <table:table-cell office:value-type="float" office:value="0.0110617940472" calcext:value-type="float">
            <text:p>0.01106179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428394891" calcext:value-type="float">
            <text:p>0.8704283949</text:p>
          </table:table-cell>
          <table:table-cell office:value-type="float" office:value="0.0058958610431" calcext:value-type="float">
            <text:p>0.00589586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470586592" calcext:value-type="float">
            <text:p>0.8704705866</text:p>
          </table:table-cell>
          <table:table-cell office:value-type="float" office:value="0.0209945921598" calcext:value-type="float">
            <text:p>0.020994592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524795137" calcext:value-type="float">
            <text:p>0.8705247951</text:p>
          </table:table-cell>
          <table:table-cell office:value-type="float" office:value="0.0144796841816" calcext:value-type="float">
            <text:p>0.014479684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613037532" calcext:value-type="float">
            <text:p>0.8706130375</text:p>
          </table:table-cell>
          <table:table-cell office:value-type="float" office:value="0.00363004695299" calcext:value-type="float">
            <text:p>0.00363004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740447952" calcext:value-type="float">
            <text:p>0.870740448</text:p>
          </table:table-cell>
          <table:table-cell office:value-type="float" office:value="0.0260178610549" calcext:value-type="float">
            <text:p>0.0260178611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785044831" calcext:value-type="float">
            <text:p>0.8707850448</text:p>
          </table:table-cell>
          <table:table-cell office:value-type="float" office:value="0.0141787572147" calcext:value-type="float">
            <text:p>0.014178757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84668953" calcext:value-type="float">
            <text:p>0.8708466895</text:p>
          </table:table-cell>
          <table:table-cell office:value-type="float" office:value="0.021717879533" calcext:value-type="float">
            <text:p>0.021717879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856100675" calcext:value-type="float">
            <text:p>0.8708561007</text:p>
          </table:table-cell>
          <table:table-cell office:value-type="float" office:value="0.0082691034309" calcext:value-type="float">
            <text:p>0.008269103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08623542" calcext:value-type="float">
            <text:p>0.8708623542</text:p>
          </table:table-cell>
          <table:table-cell office:value-type="float" office:value="0.00281965634363" calcext:value-type="float">
            <text:p>0.0028196563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2722081" calcext:value-type="float">
            <text:p>0.8710272208</text:p>
          </table:table-cell>
          <table:table-cell office:value-type="float" office:value="0.000601314559981" calcext:value-type="float">
            <text:p>0.00060131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077978735" calcext:value-type="float">
            <text:p>0.8710779787</text:p>
          </table:table-cell>
          <table:table-cell office:value-type="float" office:value="0.00793421386124" calcext:value-type="float">
            <text:p>0.007934213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395826091" calcext:value-type="float">
            <text:p>0.8713958261</text:p>
          </table:table-cell>
          <table:table-cell office:value-type="float" office:value="0.0170584289319" calcext:value-type="float">
            <text:p>0.017058428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500681158" calcext:value-type="float">
            <text:p>0.8715006812</text:p>
          </table:table-cell>
          <table:table-cell office:value-type="float" office:value="0.00874320973535" calcext:value-type="float">
            <text:p>0.008743209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556643887" calcext:value-type="float">
            <text:p>0.8715566439</text:p>
          </table:table-cell>
          <table:table-cell office:value-type="float" office:value="0.00750145698157" calcext:value-type="float">
            <text:p>0.00750145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1922466282" calcext:value-type="float">
            <text:p>0.8719224663</text:p>
          </table:table-cell>
          <table:table-cell office:value-type="float" office:value="0.0164559912637" calcext:value-type="float">
            <text:p>0.016455991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168422302" calcext:value-type="float">
            <text:p>0.8721684223</text:p>
          </table:table-cell>
          <table:table-cell office:value-type="float" office:value="0.0164383225125" calcext:value-type="float">
            <text:p>0.016438322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294434305" calcext:value-type="float">
            <text:p>0.8722944343</text:p>
          </table:table-cell>
          <table:table-cell office:value-type="float" office:value="0.0157843936885" calcext:value-type="float">
            <text:p>0.015784393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359709522" calcext:value-type="float">
            <text:p>0.8723597095</text:p>
          </table:table-cell>
          <table:table-cell office:value-type="float" office:value="0.00113187216661" calcext:value-type="float">
            <text:p>0.001131872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385267919" calcext:value-type="float">
            <text:p>0.8723852679</text:p>
          </table:table-cell>
          <table:table-cell office:value-type="float" office:value="0.00999189960238" calcext:value-type="float">
            <text:p>0.009991899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522614521" calcext:value-type="float">
            <text:p>0.8725226145</text:p>
          </table:table-cell>
          <table:table-cell office:value-type="float" office:value="0.0247301503104" calcext:value-type="float">
            <text:p>0.024730150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556659054" calcext:value-type="float">
            <text:p>0.8725566591</text:p>
          </table:table-cell>
          <table:table-cell office:value-type="float" office:value="0.0216142124659" calcext:value-type="float">
            <text:p>0.021614212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562132466" calcext:value-type="float">
            <text:p>0.8725621325</text:p>
          </table:table-cell>
          <table:table-cell office:value-type="float" office:value="0.00567346904965" calcext:value-type="float">
            <text:p>0.005673469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591691758" calcext:value-type="float">
            <text:p>0.8725916918</text:p>
          </table:table-cell>
          <table:table-cell office:value-type="float" office:value="0.0114083767418" calcext:value-type="float">
            <text:p>0.011408376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824989118" calcext:value-type="float">
            <text:p>0.8728249891</text:p>
          </table:table-cell>
          <table:table-cell office:value-type="float" office:value="0.0136324122476" calcext:value-type="float">
            <text:p>0.013632412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82575065" calcext:value-type="float">
            <text:p>0.8728257507</text:p>
          </table:table-cell>
          <table:table-cell office:value-type="float" office:value="0.0111464645342" calcext:value-type="float">
            <text:p>0.011146464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2949607222" calcext:value-type="float">
            <text:p>0.8729496072</text:p>
          </table:table-cell>
          <table:table-cell office:value-type="float" office:value="0.0170680916535" calcext:value-type="float">
            <text:p>0.017068091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000610041" calcext:value-type="float">
            <text:p>0.87300061</text:p>
          </table:table-cell>
          <table:table-cell office:value-type="float" office:value="0.00779640352609" calcext:value-type="float">
            <text:p>0.0077964035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011132798" calcext:value-type="float">
            <text:p>0.8730111328</text:p>
          </table:table-cell>
          <table:table-cell office:value-type="float" office:value="0.00703685140167" calcext:value-type="float">
            <text:p>0.007036851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060689416" calcext:value-type="float">
            <text:p>0.8730606894</text:p>
          </table:table-cell>
          <table:table-cell office:value-type="float" office:value="0.0111122815723" calcext:value-type="float">
            <text:p>0.011112281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073167712" calcext:value-type="float">
            <text:p>0.8730731677</text:p>
          </table:table-cell>
          <table:table-cell office:value-type="float" office:value="0.0172541455689" calcext:value-type="float">
            <text:p>0.017254145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073167712" calcext:value-type="float">
            <text:p>0.8730731677</text:p>
          </table:table-cell>
          <table:table-cell office:value-type="float" office:value="0.0172541455689" calcext:value-type="float">
            <text:p>0.017254145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092458901" calcext:value-type="float">
            <text:p>0.8730924589</text:p>
          </table:table-cell>
          <table:table-cell office:value-type="float" office:value="0.00240939335922" calcext:value-type="float">
            <text:p>0.002409393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244281657" calcext:value-type="float">
            <text:p>0.8732442817</text:p>
          </table:table-cell>
          <table:table-cell office:value-type="float" office:value="0.00575147399603" calcext:value-type="float">
            <text:p>0.00575147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531991661" calcext:value-type="float">
            <text:p>0.8735319917</text:p>
          </table:table-cell>
          <table:table-cell office:value-type="float" office:value="0.0124413996341" calcext:value-type="float">
            <text:p>0.012441399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649889909" calcext:value-type="float">
            <text:p>0.8736498899</text:p>
          </table:table-cell>
          <table:table-cell office:value-type="float" office:value="0.00640840378499" calcext:value-type="float">
            <text:p>0.006408403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832583546" calcext:value-type="float">
            <text:p>0.8738325835</text:p>
          </table:table-cell>
          <table:table-cell office:value-type="float" office:value="0.0217541853783" calcext:value-type="float">
            <text:p>0.021754185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3892040641" calcext:value-type="float">
            <text:p>0.8738920406</text:p>
          </table:table-cell>
          <table:table-cell office:value-type="float" office:value="0.00788853169842" calcext:value-type="float">
            <text:p>0.007888531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181174619" calcext:value-type="float">
            <text:p>0.8741811746</text:p>
          </table:table-cell>
          <table:table-cell office:value-type="float" office:value="0.0141544403102" calcext:value-type="float">
            <text:p>0.014154440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222352972" calcext:value-type="float">
            <text:p>0.874222353</text:p>
          </table:table-cell>
          <table:table-cell office:value-type="float" office:value="0.0139965402156" calcext:value-type="float">
            <text:p>0.013996540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256049843" calcext:value-type="float">
            <text:p>0.8742560498</text:p>
          </table:table-cell>
          <table:table-cell office:value-type="float" office:value="0.0172586186044" calcext:value-type="float">
            <text:p>0.017258618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266800118" calcext:value-type="float">
            <text:p>0.8742668001</text:p>
          </table:table-cell>
          <table:table-cell office:value-type="float" office:value="0.00976760309211" calcext:value-type="float">
            <text:p>0.009767603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308264793" calcext:value-type="float">
            <text:p>0.8743082648</text:p>
          </table:table-cell>
          <table:table-cell office:value-type="float" office:value="0.00786773735692" calcext:value-type="float">
            <text:p>0.007867737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317213461" calcext:value-type="float">
            <text:p>0.8743172135</text:p>
          </table:table-cell>
          <table:table-cell office:value-type="float" office:value="0.011613089443" calcext:value-type="float">
            <text:p>0.011613089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367833757" calcext:value-type="float">
            <text:p>0.8743678338</text:p>
          </table:table-cell>
          <table:table-cell office:value-type="float" office:value="0.0178547848389" calcext:value-type="float">
            <text:p>0.017854784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414474247" calcext:value-type="float">
            <text:p>0.8744144742</text:p>
          </table:table-cell>
          <table:table-cell office:value-type="float" office:value="0.0121364964215" calcext:value-type="float">
            <text:p>0.012136496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517228048" calcext:value-type="float">
            <text:p>0.874517228</text:p>
          </table:table-cell>
          <table:table-cell office:value-type="float" office:value="0.00535579656464" calcext:value-type="float">
            <text:p>0.005355796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57439778" calcext:value-type="float">
            <text:p>0.8745743978</text:p>
          </table:table-cell>
          <table:table-cell office:value-type="float" office:value="0.0081408084962" calcext:value-type="float">
            <text:p>0.008140808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621248103" calcext:value-type="float">
            <text:p>0.8746212481</text:p>
          </table:table-cell>
          <table:table-cell office:value-type="float" office:value="0.00165065990084" calcext:value-type="float">
            <text:p>0.001650659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631456176" calcext:value-type="float">
            <text:p>0.8746314562</text:p>
          </table:table-cell>
          <table:table-cell office:value-type="float" office:value="0.0165595553967" calcext:value-type="float">
            <text:p>0.016559555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656118884" calcext:value-type="float">
            <text:p>0.8746561189</text:p>
          </table:table-cell>
          <table:table-cell office:value-type="float" office:value="0.0152820117291" calcext:value-type="float">
            <text:p>0.015282011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685002411" calcext:value-type="float">
            <text:p>0.8746850024</text:p>
          </table:table-cell>
          <table:table-cell office:value-type="float" office:value="0.0229483274383" calcext:value-type="float">
            <text:p>0.022948327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896644865" calcext:value-type="float">
            <text:p>0.8748966449</text:p>
          </table:table-cell>
          <table:table-cell office:value-type="float" office:value="0.0211971152069" calcext:value-type="float">
            <text:p>0.021197115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908027417" calcext:value-type="float">
            <text:p>0.8749080274</text:p>
          </table:table-cell>
          <table:table-cell office:value-type="float" office:value="0.0114094929376" calcext:value-type="float">
            <text:p>0.011409492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4962118684" calcext:value-type="float">
            <text:p>0.8749621187</text:p>
          </table:table-cell>
          <table:table-cell office:value-type="float" office:value="0.00498970656207" calcext:value-type="float">
            <text:p>0.004989706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07422212" calcext:value-type="float">
            <text:p>0.8750742221</text:p>
          </table:table-cell>
          <table:table-cell office:value-type="float" office:value="0.00102765147703" calcext:value-type="float">
            <text:p>0.001027651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091829671" calcext:value-type="float">
            <text:p>0.8750918297</text:p>
          </table:table-cell>
          <table:table-cell office:value-type="float" office:value="0.0114217000006" calcext:value-type="float">
            <text:p>0.0114217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139635868" calcext:value-type="float">
            <text:p>0.8751396359</text:p>
          </table:table-cell>
          <table:table-cell office:value-type="float" office:value="0.00980745526548" calcext:value-type="float">
            <text:p>0.009807455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29658848" calcext:value-type="float">
            <text:p>0.8752296588</text:p>
          </table:table-cell>
          <table:table-cell office:value-type="float" office:value="0.0179427749627" calcext:value-type="float">
            <text:p>0.01794277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35951499" calcext:value-type="float">
            <text:p>0.8752359515</text:p>
          </table:table-cell>
          <table:table-cell office:value-type="float" office:value="0.00303065851883" calcext:value-type="float">
            <text:p>0.003030658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35951499" calcext:value-type="float">
            <text:p>0.8752359515</text:p>
          </table:table-cell>
          <table:table-cell office:value-type="float" office:value="0.00303065851883" calcext:value-type="float">
            <text:p>0.003030658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35951499" calcext:value-type="float">
            <text:p>0.8752359515</text:p>
          </table:table-cell>
          <table:table-cell office:value-type="float" office:value="0.00303065851883" calcext:value-type="float">
            <text:p>0.003030658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35951499" calcext:value-type="float">
            <text:p>0.8752359515</text:p>
          </table:table-cell>
          <table:table-cell office:value-type="float" office:value="0.00303065851883" calcext:value-type="float">
            <text:p>0.003030658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35951499" calcext:value-type="float">
            <text:p>0.8752359515</text:p>
          </table:table-cell>
          <table:table-cell office:value-type="float" office:value="0.00303065851883" calcext:value-type="float">
            <text:p>0.003030658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35951499" calcext:value-type="float">
            <text:p>0.8752359515</text:p>
          </table:table-cell>
          <table:table-cell office:value-type="float" office:value="0.00303065851883" calcext:value-type="float">
            <text:p>0.003030658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84750671" calcext:value-type="float">
            <text:p>0.8752847507</text:p>
          </table:table-cell>
          <table:table-cell office:value-type="float" office:value="0.0195662419143" calcext:value-type="float">
            <text:p>0.019566241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288110038" calcext:value-type="float">
            <text:p>0.87528811</text:p>
          </table:table-cell>
          <table:table-cell office:value-type="float" office:value="0.0204510373184" calcext:value-type="float">
            <text:p>0.020451037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318724748" calcext:value-type="float">
            <text:p>0.8753187247</text:p>
          </table:table-cell>
          <table:table-cell office:value-type="float" office:value="0.00301867070798" calcext:value-type="float">
            <text:p>0.003018670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458683761" calcext:value-type="float">
            <text:p>0.8754586838</text:p>
          </table:table-cell>
          <table:table-cell office:value-type="float" office:value="0.0123819449945" calcext:value-type="float">
            <text:p>0.01238194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53284585" calcext:value-type="float">
            <text:p>0.8755328459</text:p>
          </table:table-cell>
          <table:table-cell office:value-type="float" office:value="0.0228762625335" calcext:value-type="float">
            <text:p>0.022876262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533674679" calcext:value-type="float">
            <text:p>0.8755336747</text:p>
          </table:table-cell>
          <table:table-cell office:value-type="float" office:value="0.00989315621066" calcext:value-type="float">
            <text:p>0.009893156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735636591" calcext:value-type="float">
            <text:p>0.8757356366</text:p>
          </table:table-cell>
          <table:table-cell office:value-type="float" office:value="0.00194134135456" calcext:value-type="float">
            <text:p>0.001941341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782386489" calcext:value-type="float">
            <text:p>0.8757823865</text:p>
          </table:table-cell>
          <table:table-cell office:value-type="float" office:value="0.000905700926305" calcext:value-type="float">
            <text:p>0.000905700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5835581649" calcext:value-type="float">
            <text:p>0.8758355816</text:p>
          </table:table-cell>
          <table:table-cell office:value-type="float" office:value="0.0079300271925" calcext:value-type="float">
            <text:p>0.007930027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001881977" calcext:value-type="float">
            <text:p>0.876001882</text:p>
          </table:table-cell>
          <table:table-cell office:value-type="float" office:value="0.0072856196567" calcext:value-type="float">
            <text:p>0.007285619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053682989" calcext:value-type="float">
            <text:p>0.876053683</text:p>
          </table:table-cell>
          <table:table-cell office:value-type="float" office:value="0.0174581414033" calcext:value-type="float">
            <text:p>0.017458141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065408062" calcext:value-type="float">
            <text:p>0.8760654081</text:p>
          </table:table-cell>
          <table:table-cell office:value-type="float" office:value="0.00992302739804" calcext:value-type="float">
            <text:p>0.009923027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136079223" calcext:value-type="float">
            <text:p>0.8761360792</text:p>
          </table:table-cell>
          <table:table-cell office:value-type="float" office:value="0.00846452715728" calcext:value-type="float">
            <text:p>0.008464527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14493717" calcext:value-type="float">
            <text:p>0.8761449372</text:p>
          </table:table-cell>
          <table:table-cell office:value-type="float" office:value="0.00869775450223" calcext:value-type="float">
            <text:p>0.0086977545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245564174" calcext:value-type="float">
            <text:p>0.8762455642</text:p>
          </table:table-cell>
          <table:table-cell office:value-type="float" office:value="0.0129370540569" calcext:value-type="float">
            <text:p>0.012937054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405904109" calcext:value-type="float">
            <text:p>0.8764059041</text:p>
          </table:table-cell>
          <table:table-cell office:value-type="float" office:value="0.00731778281851" calcext:value-type="float">
            <text:p>0.007317782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414433628" calcext:value-type="float">
            <text:p>0.8764144336</text:p>
          </table:table-cell>
          <table:table-cell office:value-type="float" office:value="0.00690863563685" calcext:value-type="float">
            <text:p>0.0069086356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428286272" calcext:value-type="float">
            <text:p>0.8764282863</text:p>
          </table:table-cell>
          <table:table-cell office:value-type="float" office:value="0.00999756619548" calcext:value-type="float">
            <text:p>0.009997566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724466653" calcext:value-type="float">
            <text:p>0.8767244667</text:p>
          </table:table-cell>
          <table:table-cell office:value-type="float" office:value="0.00267334847713" calcext:value-type="float">
            <text:p>0.002673348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745902003" calcext:value-type="float">
            <text:p>0.876745902</text:p>
          </table:table-cell>
          <table:table-cell office:value-type="float" office:value="0.0228330619528" calcext:value-type="float">
            <text:p>0.022833062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912309148" calcext:value-type="float">
            <text:p>0.8769123091</text:p>
          </table:table-cell>
          <table:table-cell office:value-type="float" office:value="0.00963628568595" calcext:value-type="float">
            <text:p>0.009636285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923758457" calcext:value-type="float">
            <text:p>0.8769237585</text:p>
          </table:table-cell>
          <table:table-cell office:value-type="float" office:value="0.00381054402748" calcext:value-type="float">
            <text:p>0.00381054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944442604" calcext:value-type="float">
            <text:p>0.8769444426</text:p>
          </table:table-cell>
          <table:table-cell office:value-type="float" office:value="0.00758834918274" calcext:value-type="float">
            <text:p>0.007588349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6970021224" calcext:value-type="float">
            <text:p>0.8769700212</text:p>
          </table:table-cell>
          <table:table-cell office:value-type="float" office:value="0.00826163798193" calcext:value-type="float">
            <text:p>0.00826163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015508728" calcext:value-type="float">
            <text:p>0.8770155087</text:p>
          </table:table-cell>
          <table:table-cell office:value-type="float" office:value="0.0129277123692" calcext:value-type="float">
            <text:p>0.0129277124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02228522" calcext:value-type="float">
            <text:p>0.8770222852</text:p>
          </table:table-cell>
          <table:table-cell office:value-type="float" office:value="0.00960472190245" calcext:value-type="float">
            <text:p>0.0096047219</text:p>
          </table:table-cell>
          <table:table-cell office:value-type="string" calcext:value-type="string">
            <text:p>log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047942407" calcext:value-type="float">
            <text:p>0.8770479424</text:p>
          </table:table-cell>
          <table:table-cell office:value-type="float" office:value="0.00488162301568" calcext:value-type="float">
            <text:p>0.00488162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223577774" calcext:value-type="float">
            <text:p>0.8772235778</text:p>
          </table:table-cell>
          <table:table-cell office:value-type="float" office:value="0.0199762045187" calcext:value-type="float">
            <text:p>0.019976204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267209956" calcext:value-type="float">
            <text:p>0.87726721</text:p>
          </table:table-cell>
          <table:table-cell office:value-type="float" office:value="0.0153753387046" calcext:value-type="float">
            <text:p>0.015375338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29883672" calcext:value-type="float">
            <text:p>0.8772988367</text:p>
          </table:table-cell>
          <table:table-cell office:value-type="float" office:value="0.0132702356885" calcext:value-type="float">
            <text:p>0.0132702357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541684211" calcext:value-type="float">
            <text:p>0.8775416842</text:p>
          </table:table-cell>
          <table:table-cell office:value-type="float" office:value="0.017509465337" calcext:value-type="float">
            <text:p>0.017509465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580180811" calcext:value-type="float">
            <text:p>0.8775801808</text:p>
          </table:table-cell>
          <table:table-cell office:value-type="float" office:value="0.0176707328016" calcext:value-type="float">
            <text:p>0.0176707328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658712222" calcext:value-type="float">
            <text:p>0.8776587122</text:p>
          </table:table-cell>
          <table:table-cell office:value-type="float" office:value="0.0243804205687" calcext:value-type="float">
            <text:p>0.024380420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827491194" calcext:value-type="float">
            <text:p>0.8778274912</text:p>
          </table:table-cell>
          <table:table-cell office:value-type="float" office:value="0.0117484644025" calcext:value-type="float">
            <text:p>0.011748464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941229377" calcext:value-type="float">
            <text:p>0.8779412294</text:p>
          </table:table-cell>
          <table:table-cell office:value-type="float" office:value="0.00887690598628" calcext:value-type="float">
            <text:p>0.00887690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7950775353" calcext:value-type="float">
            <text:p>0.8779507754</text:p>
          </table:table-cell>
          <table:table-cell office:value-type="float" office:value="0.0133046445261" calcext:value-type="float">
            <text:p>0.013304644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15853489" calcext:value-type="float">
            <text:p>0.8781585349</text:p>
          </table:table-cell>
          <table:table-cell office:value-type="float" office:value="0.0199129742371" calcext:value-type="float">
            <text:p>0.019912974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206215703" calcext:value-type="float">
            <text:p>0.8782062157</text:p>
          </table:table-cell>
          <table:table-cell office:value-type="float" office:value="0.00940844136957" calcext:value-type="float">
            <text:p>0.009408441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23356451" calcext:value-type="float">
            <text:p>0.8782335645</text:p>
          </table:table-cell>
          <table:table-cell office:value-type="float" office:value="0.014460910769" calcext:value-type="float">
            <text:p>0.014460910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25095262" calcext:value-type="float">
            <text:p>0.8782509526</text:p>
          </table:table-cell>
          <table:table-cell office:value-type="float" office:value="0.00545216472344" calcext:value-type="float">
            <text:p>0.005452164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340793232" calcext:value-type="float">
            <text:p>0.8783407932</text:p>
          </table:table-cell>
          <table:table-cell office:value-type="float" office:value="0.0147834586889" calcext:value-type="float">
            <text:p>0.014783458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425309505" calcext:value-type="float">
            <text:p>0.8784253095</text:p>
          </table:table-cell>
          <table:table-cell office:value-type="float" office:value="0.0118534359733" calcext:value-type="float">
            <text:p>0.01185343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484582873" calcext:value-type="float">
            <text:p>0.8784845829</text:p>
          </table:table-cell>
          <table:table-cell office:value-type="float" office:value="0.0173230299005" calcext:value-type="float">
            <text:p>0.017323029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582187121" calcext:value-type="float">
            <text:p>0.8785821871</text:p>
          </table:table-cell>
          <table:table-cell office:value-type="float" office:value="0.0273604182226" calcext:value-type="float">
            <text:p>0.027360418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615361106" calcext:value-type="float">
            <text:p>0.8786153611</text:p>
          </table:table-cell>
          <table:table-cell office:value-type="float" office:value="0.0186506240255" calcext:value-type="float">
            <text:p>0.01865062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636862635" calcext:value-type="float">
            <text:p>0.8786368626</text:p>
          </table:table-cell>
          <table:table-cell office:value-type="float" office:value="0.00925565294412" calcext:value-type="float">
            <text:p>0.009255652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668527372" calcext:value-type="float">
            <text:p>0.8786685274</text:p>
          </table:table-cell>
          <table:table-cell office:value-type="float" office:value="0.00745702401792" calcext:value-type="float">
            <text:p>0.00745702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681999212" calcext:value-type="float">
            <text:p>0.8786819992</text:p>
          </table:table-cell>
          <table:table-cell office:value-type="float" office:value="0.00432606365644" calcext:value-type="float">
            <text:p>0.004326063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745294751" calcext:value-type="float">
            <text:p>0.8787452948</text:p>
          </table:table-cell>
          <table:table-cell office:value-type="float" office:value="0.0174472853654" calcext:value-type="float">
            <text:p>0.017447285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81421386" calcext:value-type="float">
            <text:p>0.8788142139</text:p>
          </table:table-cell>
          <table:table-cell office:value-type="float" office:value="0.0121936039757" calcext:value-type="float">
            <text:p>0.012193604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907752072" calcext:value-type="float">
            <text:p>0.8789077521</text:p>
          </table:table-cell>
          <table:table-cell office:value-type="float" office:value="0.00712620621921" calcext:value-type="float">
            <text:p>0.007126206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8921544705" calcext:value-type="float">
            <text:p>0.8789215447</text:p>
          </table:table-cell>
          <table:table-cell office:value-type="float" office:value="0.00854952059066" calcext:value-type="float">
            <text:p>0.008549520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061270472" calcext:value-type="float">
            <text:p>0.8790612705</text:p>
          </table:table-cell>
          <table:table-cell office:value-type="float" office:value="0.0163176990225" calcext:value-type="float">
            <text:p>0.016317699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07025839" calcext:value-type="float">
            <text:p>0.8790702584</text:p>
          </table:table-cell>
          <table:table-cell office:value-type="float" office:value="0.0120745917135" calcext:value-type="float">
            <text:p>0.012074591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09204219" calcext:value-type="float">
            <text:p>0.8790920422</text:p>
          </table:table-cell>
          <table:table-cell office:value-type="float" office:value="0.00271926930043" calcext:value-type="float">
            <text:p>0.002719269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158361988" calcext:value-type="float">
            <text:p>0.879158362</text:p>
          </table:table-cell>
          <table:table-cell office:value-type="float" office:value="0.0125684190077" calcext:value-type="float">
            <text:p>0.01256841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180255075" calcext:value-type="float">
            <text:p>0.8791802551</text:p>
          </table:table-cell>
          <table:table-cell office:value-type="float" office:value="0.00952184604505" calcext:value-type="float">
            <text:p>0.009521846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229787922" calcext:value-type="float">
            <text:p>0.8792297879</text:p>
          </table:table-cell>
          <table:table-cell office:value-type="float" office:value="0.01792676955" calcext:value-type="float">
            <text:p>0.017926769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257970949" calcext:value-type="float">
            <text:p>0.8792579709</text:p>
          </table:table-cell>
          <table:table-cell office:value-type="float" office:value="0.015155629428" calcext:value-type="float">
            <text:p>0.0151556294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291702391" calcext:value-type="float">
            <text:p>0.8792917024</text:p>
          </table:table-cell>
          <table:table-cell office:value-type="float" office:value="0.00267982778104" calcext:value-type="float">
            <text:p>0.002679827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305623542" calcext:value-type="float">
            <text:p>0.8793056235</text:p>
          </table:table-cell>
          <table:table-cell office:value-type="float" office:value="0.00490264470519" calcext:value-type="float">
            <text:p>0.004902644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306127711" calcext:value-type="float">
            <text:p>0.8793061277</text:p>
          </table:table-cell>
          <table:table-cell office:value-type="float" office:value="0.0152542748018" calcext:value-type="float">
            <text:p>0.0152542748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353717395" calcext:value-type="float">
            <text:p>0.8793537174</text:p>
          </table:table-cell>
          <table:table-cell office:value-type="float" office:value="0.0169994516631" calcext:value-type="float">
            <text:p>0.016999451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36179941" calcext:value-type="float">
            <text:p>0.8793617994</text:p>
          </table:table-cell>
          <table:table-cell office:value-type="float" office:value="0.01715994063" calcext:value-type="float">
            <text:p>0.017159940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381310806" calcext:value-type="float">
            <text:p>0.8793813108</text:p>
          </table:table-cell>
          <table:table-cell office:value-type="float" office:value="0.0125261567284" calcext:value-type="float">
            <text:p>0.012526156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400707673" calcext:value-type="float">
            <text:p>0.8794007077</text:p>
          </table:table-cell>
          <table:table-cell office:value-type="float" office:value="0.00789860775334" calcext:value-type="float">
            <text:p>0.007898607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411836751" calcext:value-type="float">
            <text:p>0.8794118368</text:p>
          </table:table-cell>
          <table:table-cell office:value-type="float" office:value="0.00931750624118" calcext:value-type="float">
            <text:p>0.009317506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>
          <table:table-cell office:value-type="float" office:value="0.879470741536" calcext:value-type="float">
            <text:p>0.8794707415</text:p>
          </table:table-cell>
          <table:table-cell office:value-type="float" office:value="0.0149462951023" calcext:value-type="float">
            <text:p>0.014946295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48504334" calcext:value-type="float">
            <text:p>0.8794850433</text:p>
          </table:table-cell>
          <table:table-cell office:value-type="float" office:value="0.00351829871526" calcext:value-type="float">
            <text:p>0.003518298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5310315" calcext:value-type="float">
            <text:p>0.8795310315</text:p>
          </table:table-cell>
          <table:table-cell office:value-type="float" office:value="0.00869238541748" calcext:value-type="float">
            <text:p>0.008692385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539172885" calcext:value-type="float">
            <text:p>0.8795391729</text:p>
          </table:table-cell>
          <table:table-cell office:value-type="float" office:value="0.00704364660416" calcext:value-type="float">
            <text:p>0.007043646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697277053" calcext:value-type="float">
            <text:p>0.8796972771</text:p>
          </table:table-cell>
          <table:table-cell office:value-type="float" office:value="0.01836350722" calcext:value-type="float">
            <text:p>0.018363507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749490511" calcext:value-type="float">
            <text:p>0.8797494905</text:p>
          </table:table-cell>
          <table:table-cell office:value-type="float" office:value="0.0174096689977" calcext:value-type="float">
            <text:p>0.01740966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79974406727" calcext:value-type="float">
            <text:p>0.8799744067</text:p>
          </table:table-cell>
          <table:table-cell office:value-type="float" office:value="0.0107121346056" calcext:value-type="float">
            <text:p>0.010712134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026173871" calcext:value-type="float">
            <text:p>0.8800261739</text:p>
          </table:table-cell>
          <table:table-cell office:value-type="float" office:value="0.0215473324897" calcext:value-type="float">
            <text:p>0.021547332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045044581" calcext:value-type="float">
            <text:p>0.8800450446</text:p>
          </table:table-cell>
          <table:table-cell office:value-type="float" office:value="0.0159186957516" calcext:value-type="float">
            <text:p>0.015918695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091424543" calcext:value-type="float">
            <text:p>0.8800914245</text:p>
          </table:table-cell>
          <table:table-cell office:value-type="float" office:value="0.0141086348781" calcext:value-type="float">
            <text:p>0.0141086349</text:p>
          </table:table-cell>
          <table:table-cell office:value-type="string" calcext:value-type="string">
            <text:p>sqrt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268225853" calcext:value-type="float">
            <text:p>0.8802682259</text:p>
          </table:table-cell>
          <table:table-cell office:value-type="float" office:value="0.00365171255714" calcext:value-type="float">
            <text:p>0.003651712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411644865" calcext:value-type="float">
            <text:p>0.8804116449</text:p>
          </table:table-cell>
          <table:table-cell office:value-type="float" office:value="0.000751418309184" calcext:value-type="float">
            <text:p>0.000751418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45821255" calcext:value-type="float">
            <text:p>0.8804582126</text:p>
          </table:table-cell>
          <table:table-cell office:value-type="float" office:value="0.0194402567453" calcext:value-type="float">
            <text:p>0.019440256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651271831" calcext:value-type="float">
            <text:p>0.8806512718</text:p>
          </table:table-cell>
          <table:table-cell office:value-type="float" office:value="0.00698390996806" calcext:value-type="float">
            <text:p>0.0069839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718817078" calcext:value-type="float">
            <text:p>0.8807188171</text:p>
          </table:table-cell>
          <table:table-cell office:value-type="float" office:value="0.011993734471" calcext:value-type="float">
            <text:p>0.011993734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0855845022" calcext:value-type="float">
            <text:p>0.880855845</text:p>
          </table:table-cell>
          <table:table-cell office:value-type="float" office:value="0.00738822475152" calcext:value-type="float">
            <text:p>0.007388224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025160547" calcext:value-type="float">
            <text:p>0.8810251605</text:p>
          </table:table-cell>
          <table:table-cell office:value-type="float" office:value="0.00604285608802" calcext:value-type="float">
            <text:p>0.006042856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143888563" calcext:value-type="float">
            <text:p>0.8811438886</text:p>
          </table:table-cell>
          <table:table-cell office:value-type="float" office:value="0.0194873524843" calcext:value-type="float">
            <text:p>0.019487352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147725484" calcext:value-type="float">
            <text:p>0.8811477255</text:p>
          </table:table-cell>
          <table:table-cell office:value-type="float" office:value="0.0154780542724" calcext:value-type="float">
            <text:p>0.0154780543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213194731" calcext:value-type="float">
            <text:p>0.8812131947</text:p>
          </table:table-cell>
          <table:table-cell office:value-type="float" office:value="0.0159042988841" calcext:value-type="float">
            <text:p>0.015904298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258729111" calcext:value-type="float">
            <text:p>0.8812587291</text:p>
          </table:table-cell>
          <table:table-cell office:value-type="float" office:value="0.00658006141931" calcext:value-type="float">
            <text:p>0.006580061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324650055" calcext:value-type="float">
            <text:p>0.8813246501</text:p>
          </table:table-cell>
          <table:table-cell office:value-type="float" office:value="0.0191807914686" calcext:value-type="float">
            <text:p>0.0191807915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394184222" calcext:value-type="float">
            <text:p>0.8813941842</text:p>
          </table:table-cell>
          <table:table-cell office:value-type="float" office:value="0.022960414668" calcext:value-type="float">
            <text:p>0.022960414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605336316" calcext:value-type="float">
            <text:p>0.8816053363</text:p>
          </table:table-cell>
          <table:table-cell office:value-type="float" office:value="0.015330730121" calcext:value-type="float">
            <text:p>0.015330730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610489442" calcext:value-type="float">
            <text:p>0.8816104894</text:p>
          </table:table-cell>
          <table:table-cell office:value-type="float" office:value="0.00263230191527" calcext:value-type="float">
            <text:p>0.002632301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667084797" calcext:value-type="float">
            <text:p>0.8816670848</text:p>
          </table:table-cell>
          <table:table-cell office:value-type="float" office:value="0.00139946910787" calcext:value-type="float">
            <text:p>0.001399469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825247659" calcext:value-type="float">
            <text:p>0.8818252477</text:p>
          </table:table-cell>
          <table:table-cell office:value-type="float" office:value="0.0187884352467" calcext:value-type="float">
            <text:p>0.0187884352</text:p>
          </table:table-cell>
          <table:table-cell office:value-type="string" calcext:value-type="string">
            <text:p>log2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84259637" calcext:value-type="float">
            <text:p>0.8818425964</text:p>
          </table:table-cell>
          <table:table-cell office:value-type="float" office:value="0.00697160420353" calcext:value-type="float">
            <text:p>0.006971604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1925644092" calcext:value-type="float">
            <text:p>0.8819256441</text:p>
          </table:table-cell>
          <table:table-cell office:value-type="float" office:value="0.00682771697544" calcext:value-type="float">
            <text:p>0.00682771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175294797" calcext:value-type="float">
            <text:p>0.8821752948</text:p>
          </table:table-cell>
          <table:table-cell office:value-type="float" office:value="0.00850152171921" calcext:value-type="float">
            <text:p>0.008501521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329716689" calcext:value-type="float">
            <text:p>0.8823297167</text:p>
          </table:table-cell>
          <table:table-cell office:value-type="float" office:value="0.0153040840267" calcext:value-type="float">
            <text:p>0.01530408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335427583" calcext:value-type="float">
            <text:p>0.8823354276</text:p>
          </table:table-cell>
          <table:table-cell office:value-type="float" office:value="0.0103212169194" calcext:value-type="float">
            <text:p>0.010321216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363369464" calcext:value-type="float">
            <text:p>0.8823633695</text:p>
          </table:table-cell>
          <table:table-cell office:value-type="float" office:value="0.0101397468356" calcext:value-type="float">
            <text:p>0.010139746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388300878" calcext:value-type="float">
            <text:p>0.8823883009</text:p>
          </table:table-cell>
          <table:table-cell office:value-type="float" office:value="0.0056372030729" calcext:value-type="float">
            <text:p>0.005637203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460454356" calcext:value-type="float">
            <text:p>0.8824604544</text:p>
          </table:table-cell>
          <table:table-cell office:value-type="float" office:value="0.00384992558044" calcext:value-type="float">
            <text:p>0.003849925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485041665" calcext:value-type="float">
            <text:p>0.8824850417</text:p>
          </table:table-cell>
          <table:table-cell office:value-type="float" office:value="0.00881760176942" calcext:value-type="float">
            <text:p>0.008817601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515933673" calcext:value-type="float">
            <text:p>0.8825159337</text:p>
          </table:table-cell>
          <table:table-cell office:value-type="float" office:value="0.00969005047782" calcext:value-type="float">
            <text:p>0.009690050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540838314" calcext:value-type="float">
            <text:p>0.8825408383</text:p>
          </table:table-cell>
          <table:table-cell office:value-type="float" office:value="0.0201576257202" calcext:value-type="float">
            <text:p>0.020157625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556946819" calcext:value-type="float">
            <text:p>0.8825569468</text:p>
          </table:table-cell>
          <table:table-cell office:value-type="float" office:value="0.00728189423124" calcext:value-type="float">
            <text:p>0.0072818942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749884248" calcext:value-type="float">
            <text:p>0.8827498842</text:p>
          </table:table-cell>
          <table:table-cell office:value-type="float" office:value="0.0129118061972" calcext:value-type="float">
            <text:p>0.012911806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75733272" calcext:value-type="float">
            <text:p>0.8827573327</text:p>
          </table:table-cell>
          <table:table-cell office:value-type="float" office:value="0.00996980114831" calcext:value-type="float">
            <text:p>0.009969801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2796815881" calcext:value-type="float">
            <text:p>0.8827968159</text:p>
          </table:table-cell>
          <table:table-cell office:value-type="float" office:value="0.0155632699596" calcext:value-type="float">
            <text:p>0.0155632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159754997" calcext:value-type="float">
            <text:p>0.883159755</text:p>
          </table:table-cell>
          <table:table-cell office:value-type="float" office:value="0.0102473546268" calcext:value-type="float">
            <text:p>0.010247354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188606686" calcext:value-type="float">
            <text:p>0.8831886067</text:p>
          </table:table-cell>
          <table:table-cell office:value-type="float" office:value="0.00864844262945" calcext:value-type="float">
            <text:p>0.008648442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288494578" calcext:value-type="float">
            <text:p>0.8832884946</text:p>
          </table:table-cell>
          <table:table-cell office:value-type="float" office:value="0.0113716127253" calcext:value-type="float">
            <text:p>0.011371612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34689548" calcext:value-type="float">
            <text:p>0.8833468955</text:p>
          </table:table-cell>
          <table:table-cell office:value-type="float" office:value="0.00803510870548" calcext:value-type="float">
            <text:p>0.008035108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381587802" calcext:value-type="float">
            <text:p>0.8833815878</text:p>
          </table:table-cell>
          <table:table-cell office:value-type="float" office:value="0.00606796421158" calcext:value-type="float">
            <text:p>0.006067964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392257772" calcext:value-type="float">
            <text:p>0.8833922578</text:p>
          </table:table-cell>
          <table:table-cell office:value-type="float" office:value="0.0011275512176" calcext:value-type="float">
            <text:p>0.001127551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579924349" calcext:value-type="float">
            <text:p>0.8835799243</text:p>
          </table:table-cell>
          <table:table-cell office:value-type="float" office:value="0.00424486850621" calcext:value-type="float">
            <text:p>0.004244868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65482747" calcext:value-type="float">
            <text:p>0.8836548275</text:p>
          </table:table-cell>
          <table:table-cell office:value-type="float" office:value="0.00995938304022" calcext:value-type="float">
            <text:p>0.00995938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788749297" calcext:value-type="float">
            <text:p>0.8837887493</text:p>
          </table:table-cell>
          <table:table-cell office:value-type="float" office:value="0.0081482685481" calcext:value-type="float">
            <text:p>0.008148268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801913636" calcext:value-type="float">
            <text:p>0.8838019136</text:p>
          </table:table-cell>
          <table:table-cell office:value-type="float" office:value="0.00743048736246" calcext:value-type="float">
            <text:p>0.007430487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873139441" calcext:value-type="float">
            <text:p>0.8838731394</text:p>
          </table:table-cell>
          <table:table-cell office:value-type="float" office:value="0.00397759824404" calcext:value-type="float">
            <text:p>0.003977598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3904255391" calcext:value-type="float">
            <text:p>0.8839042554</text:p>
          </table:table-cell>
          <table:table-cell office:value-type="float" office:value="0.0120596445941" calcext:value-type="float">
            <text:p>0.012059644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037096227" calcext:value-type="float">
            <text:p>0.8840370962</text:p>
          </table:table-cell>
          <table:table-cell office:value-type="float" office:value="0.00513983392406" calcext:value-type="float">
            <text:p>0.005139833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048119764" calcext:value-type="float">
            <text:p>0.8840481198</text:p>
          </table:table-cell>
          <table:table-cell office:value-type="float" office:value="0.00523761920748" calcext:value-type="float">
            <text:p>0.005237619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065983156" calcext:value-type="float">
            <text:p>0.8840659832</text:p>
          </table:table-cell>
          <table:table-cell office:value-type="float" office:value="0.00691416424161" calcext:value-type="float">
            <text:p>0.0069141642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190643278" calcext:value-type="float">
            <text:p>0.8841906433</text:p>
          </table:table-cell>
          <table:table-cell office:value-type="float" office:value="0.00467389159959" calcext:value-type="float">
            <text:p>0.0046738916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398270383" calcext:value-type="float">
            <text:p>0.8843982704</text:p>
          </table:table-cell>
          <table:table-cell office:value-type="float" office:value="0.00686415486047" calcext:value-type="float">
            <text:p>0.006864154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480873154" calcext:value-type="float">
            <text:p>0.8844808732</text:p>
          </table:table-cell>
          <table:table-cell office:value-type="float" office:value="0.0118108257166" calcext:value-type="float">
            <text:p>0.011810825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547562631" calcext:value-type="float">
            <text:p>0.8845475626</text:p>
          </table:table-cell>
          <table:table-cell office:value-type="float" office:value="0.00369168256176" calcext:value-type="float">
            <text:p>0.003691682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633310653" calcext:value-type="float">
            <text:p>0.8846333107</text:p>
          </table:table-cell>
          <table:table-cell office:value-type="float" office:value="0.0131619572971" calcext:value-type="float">
            <text:p>0.013161957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649943815" calcext:value-type="float">
            <text:p>0.8846499438</text:p>
          </table:table-cell>
          <table:table-cell office:value-type="float" office:value="0.0166330768013" calcext:value-type="float">
            <text:p>0.0166330768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684275198" calcext:value-type="float">
            <text:p>0.8846842752</text:p>
          </table:table-cell>
          <table:table-cell office:value-type="float" office:value="0.00601177263126" calcext:value-type="float">
            <text:p>0.006011772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688447257" calcext:value-type="float">
            <text:p>0.8846884473</text:p>
          </table:table-cell>
          <table:table-cell office:value-type="float" office:value="0.0106568036259" calcext:value-type="float">
            <text:p>0.010656803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784617962" calcext:value-type="float">
            <text:p>0.884784618</text:p>
          </table:table-cell>
          <table:table-cell office:value-type="float" office:value="0.013053708906" calcext:value-type="float">
            <text:p>0.013053708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872887599" calcext:value-type="float">
            <text:p>0.8848728876</text:p>
          </table:table-cell>
          <table:table-cell office:value-type="float" office:value="0.0107818582771" calcext:value-type="float">
            <text:p>0.010781858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4893478799" calcext:value-type="float">
            <text:p>0.8848934788</text:p>
          </table:table-cell>
          <table:table-cell office:value-type="float" office:value="0.00666663362798" calcext:value-type="float">
            <text:p>0.006666633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000862977" calcext:value-type="float">
            <text:p>0.885000863</text:p>
          </table:table-cell>
          <table:table-cell office:value-type="float" office:value="0.00523665624839" calcext:value-type="float">
            <text:p>0.005236656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239931468" calcext:value-type="float">
            <text:p>0.8852399315</text:p>
          </table:table-cell>
          <table:table-cell office:value-type="float" office:value="0.00496257788749" calcext:value-type="float">
            <text:p>0.004962577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272469045" calcext:value-type="float">
            <text:p>0.885272469</text:p>
          </table:table-cell>
          <table:table-cell office:value-type="float" office:value="0.01435848048" calcext:value-type="float">
            <text:p>0.014358480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335601049" calcext:value-type="float">
            <text:p>0.885335601</text:p>
          </table:table-cell>
          <table:table-cell office:value-type="float" office:value="0.0040626094066" calcext:value-type="float">
            <text:p>0.004062609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640967627" calcext:value-type="float">
            <text:p>0.8856409676</text:p>
          </table:table-cell>
          <table:table-cell office:value-type="float" office:value="0.00362328442815" calcext:value-type="float">
            <text:p>0.003623284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83983103" calcext:value-type="float">
            <text:p>0.885839831</text:p>
          </table:table-cell>
          <table:table-cell office:value-type="float" office:value="0.000651889013699" calcext:value-type="float">
            <text:p>0.00065188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5991229834" calcext:value-type="float">
            <text:p>0.8859912298</text:p>
          </table:table-cell>
          <table:table-cell office:value-type="float" office:value="0.00521655657216" calcext:value-type="float">
            <text:p>0.005216556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026097176" calcext:value-type="float">
            <text:p>0.8860260972</text:p>
          </table:table-cell>
          <table:table-cell office:value-type="float" office:value="0.00774332469765" calcext:value-type="float">
            <text:p>0.007743324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098677999" calcext:value-type="float">
            <text:p>0.886098678</text:p>
          </table:table-cell>
          <table:table-cell office:value-type="float" office:value="0.0196896630071" calcext:value-type="float">
            <text:p>0.01968966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207359136" calcext:value-type="float">
            <text:p>0.8862073591</text:p>
          </table:table-cell>
          <table:table-cell office:value-type="float" office:value="0.0285118186943" calcext:value-type="float">
            <text:p>0.028511818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2174397" calcext:value-type="float">
            <text:p>0.8862174397</text:p>
          </table:table-cell>
          <table:table-cell office:value-type="float" office:value="0.00937738532894" calcext:value-type="float">
            <text:p>0.0093773853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218366856" calcext:value-type="float">
            <text:p>0.8862183669</text:p>
          </table:table-cell>
          <table:table-cell office:value-type="float" office:value="0.00567786599737" calcext:value-type="float">
            <text:p>0.00567786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322328271" calcext:value-type="float">
            <text:p>0.8863223283</text:p>
          </table:table-cell>
          <table:table-cell office:value-type="float" office:value="0.0127771085919" calcext:value-type="float">
            <text:p>0.012777108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322641772" calcext:value-type="float">
            <text:p>0.8863226418</text:p>
          </table:table-cell>
          <table:table-cell office:value-type="float" office:value="0.00979665268962" calcext:value-type="float">
            <text:p>0.009796652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347032848" calcext:value-type="float">
            <text:p>0.8863470328</text:p>
          </table:table-cell>
          <table:table-cell office:value-type="float" office:value="0.00523857681488" calcext:value-type="float">
            <text:p>0.005238576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383426786" calcext:value-type="float">
            <text:p>0.8863834268</text:p>
          </table:table-cell>
          <table:table-cell office:value-type="float" office:value="0.0121240209781" calcext:value-type="float">
            <text:p>0.012124021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419408581" calcext:value-type="float">
            <text:p>0.8864194086</text:p>
          </table:table-cell>
          <table:table-cell office:value-type="float" office:value="0.00725961996832" calcext:value-type="float">
            <text:p>0.00725962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430361332" calcext:value-type="float">
            <text:p>0.8864303613</text:p>
          </table:table-cell>
          <table:table-cell office:value-type="float" office:value="0.00382064155071" calcext:value-type="float">
            <text:p>0.003820641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483831354" calcext:value-type="float">
            <text:p>0.8864838314</text:p>
          </table:table-cell>
          <table:table-cell office:value-type="float" office:value="0.00974692667304" calcext:value-type="float">
            <text:p>0.009746926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536737302" calcext:value-type="float">
            <text:p>0.8865367373</text:p>
          </table:table-cell>
          <table:table-cell office:value-type="float" office:value="0.0205093448729" calcext:value-type="float">
            <text:p>0.020509344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55732934" calcext:value-type="float">
            <text:p>0.8865573293</text:p>
          </table:table-cell>
          <table:table-cell office:value-type="float" office:value="0.0121732969939" calcext:value-type="float">
            <text:p>0.01217329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754615474" calcext:value-type="float">
            <text:p>0.8867546155</text:p>
          </table:table-cell>
          <table:table-cell office:value-type="float" office:value="0.00419894798142" calcext:value-type="float">
            <text:p>0.004198948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764648605" calcext:value-type="float">
            <text:p>0.8867646486</text:p>
          </table:table-cell>
          <table:table-cell office:value-type="float" office:value="0.00596657014039" calcext:value-type="float">
            <text:p>0.005966570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818032691" calcext:value-type="float">
            <text:p>0.8868180327</text:p>
          </table:table-cell>
          <table:table-cell office:value-type="float" office:value="0.0128755650713" calcext:value-type="float">
            <text:p>0.012875565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6940124276" calcext:value-type="float">
            <text:p>0.8869401243</text:p>
          </table:table-cell>
          <table:table-cell office:value-type="float" office:value="0.00335218815813" calcext:value-type="float">
            <text:p>0.003352188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03698004" calcext:value-type="float">
            <text:p>0.88703698</text:p>
          </table:table-cell>
          <table:table-cell office:value-type="float" office:value="0.0112761007123" calcext:value-type="float">
            <text:p>0.0112761007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166228144" calcext:value-type="float">
            <text:p>0.8871662281</text:p>
          </table:table-cell>
          <table:table-cell office:value-type="float" office:value="0.010412900203" calcext:value-type="float">
            <text:p>0.010412900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277599014" calcext:value-type="float">
            <text:p>0.887277599</text:p>
          </table:table-cell>
          <table:table-cell office:value-type="float" office:value="0.0184075721878" calcext:value-type="float">
            <text:p>0.018407572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280853279" calcext:value-type="float">
            <text:p>0.8872808533</text:p>
          </table:table-cell>
          <table:table-cell office:value-type="float" office:value="0.013527537679" calcext:value-type="float">
            <text:p>0.013527537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349483562" calcext:value-type="float">
            <text:p>0.8873494836</text:p>
          </table:table-cell>
          <table:table-cell office:value-type="float" office:value="0.00475581627271" calcext:value-type="float">
            <text:p>0.004755816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371749328" calcext:value-type="float">
            <text:p>0.8873717493</text:p>
          </table:table-cell>
          <table:table-cell office:value-type="float" office:value="0.00758474271752" calcext:value-type="float">
            <text:p>0.007584742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589360011" calcext:value-type="float">
            <text:p>0.88758936</text:p>
          </table:table-cell>
          <table:table-cell office:value-type="float" office:value="0.00507354831911" calcext:value-type="float">
            <text:p>0.005073548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646684699" calcext:value-type="float">
            <text:p>0.8876466847</text:p>
          </table:table-cell>
          <table:table-cell office:value-type="float" office:value="0.015269406877" calcext:value-type="float">
            <text:p>0.015269406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730471472" calcext:value-type="float">
            <text:p>0.8877304715</text:p>
          </table:table-cell>
          <table:table-cell office:value-type="float" office:value="0.0100194337775" calcext:value-type="float">
            <text:p>0.010019433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766200817" calcext:value-type="float">
            <text:p>0.8877662008</text:p>
          </table:table-cell>
          <table:table-cell office:value-type="float" office:value="0.00481943155302" calcext:value-type="float">
            <text:p>0.004819431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787511627" calcext:value-type="float">
            <text:p>0.8877875116</text:p>
          </table:table-cell>
          <table:table-cell office:value-type="float" office:value="0.0106308319268" calcext:value-type="float">
            <text:p>0.010630831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7797681906" calcext:value-type="float">
            <text:p>0.8877976819</text:p>
          </table:table-cell>
          <table:table-cell office:value-type="float" office:value="0.0245494755162" calcext:value-type="float">
            <text:p>0.024549475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128241831" calcext:value-type="float">
            <text:p>0.8881282418</text:p>
          </table:table-cell>
          <table:table-cell office:value-type="float" office:value="0.0119153046553" calcext:value-type="float">
            <text:p>0.011915304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248148911" calcext:value-type="float">
            <text:p>0.8882481489</text:p>
          </table:table-cell>
          <table:table-cell office:value-type="float" office:value="0.00445996546017" calcext:value-type="float">
            <text:p>0.004459965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289542204" calcext:value-type="float">
            <text:p>0.8882895422</text:p>
          </table:table-cell>
          <table:table-cell office:value-type="float" office:value="0.00834920058687" calcext:value-type="float">
            <text:p>0.008349200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493580943" calcext:value-type="float">
            <text:p>0.8884935809</text:p>
          </table:table-cell>
          <table:table-cell office:value-type="float" office:value="0.00812621068358" calcext:value-type="float">
            <text:p>0.008126210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508164369" calcext:value-type="float">
            <text:p>0.8885081644</text:p>
          </table:table-cell>
          <table:table-cell office:value-type="float" office:value="0.00328277568947" calcext:value-type="float">
            <text:p>0.003282775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731657717" calcext:value-type="float">
            <text:p>0.8887316577</text:p>
          </table:table-cell>
          <table:table-cell office:value-type="float" office:value="0.00770613517998" calcext:value-type="float">
            <text:p>0.007706135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8809061508" calcext:value-type="float">
            <text:p>0.8888090615</text:p>
          </table:table-cell>
          <table:table-cell office:value-type="float" office:value="0.0109758683837" calcext:value-type="float">
            <text:p>0.010975868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056337848" calcext:value-type="float">
            <text:p>0.8890563378</text:p>
          </table:table-cell>
          <table:table-cell office:value-type="float" office:value="0.0160150912734" calcext:value-type="float">
            <text:p>0.016015091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078628286" calcext:value-type="float">
            <text:p>0.8890786283</text:p>
          </table:table-cell>
          <table:table-cell office:value-type="float" office:value="0.00517721608715" calcext:value-type="float">
            <text:p>0.0051772161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119050927" calcext:value-type="float">
            <text:p>0.8891190509</text:p>
          </table:table-cell>
          <table:table-cell office:value-type="float" office:value="0.00296329953881" calcext:value-type="float">
            <text:p>0.002963299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183942673" calcext:value-type="float">
            <text:p>0.8891839427</text:p>
          </table:table-cell>
          <table:table-cell office:value-type="float" office:value="0.0099895741122" calcext:value-type="float">
            <text:p>0.009989574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184099109" calcext:value-type="float">
            <text:p>0.8891840991</text:p>
          </table:table-cell>
          <table:table-cell office:value-type="float" office:value="0.00421625193622" calcext:value-type="float">
            <text:p>0.004216251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301444642" calcext:value-type="float">
            <text:p>0.8893014446</text:p>
          </table:table-cell>
          <table:table-cell office:value-type="float" office:value="0.00186069284516" calcext:value-type="float">
            <text:p>0.001860692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39722226" calcext:value-type="float">
            <text:p>0.8893972223</text:p>
          </table:table-cell>
          <table:table-cell office:value-type="float" office:value="0.0137187679051" calcext:value-type="float">
            <text:p>0.0137187679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485179224" calcext:value-type="float">
            <text:p>0.8894851792</text:p>
          </table:table-cell>
          <table:table-cell office:value-type="float" office:value="0.00749482307802" calcext:value-type="float">
            <text:p>0.0074948231</text:p>
          </table:table-cell>
          <table:table-cell office:value-type="string" calcext:value-type="string">
            <text:p>sqrt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711601325" calcext:value-type="float">
            <text:p>0.8897116013</text:p>
          </table:table-cell>
          <table:table-cell office:value-type="float" office:value="0.00808573601895" calcext:value-type="float">
            <text:p>0.00808573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724981401" calcext:value-type="float">
            <text:p>0.8897249814</text:p>
          </table:table-cell>
          <table:table-cell office:value-type="float" office:value="0.00469461994037" calcext:value-type="float">
            <text:p>0.004694619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789379874" calcext:value-type="float">
            <text:p>0.8897893799</text:p>
          </table:table-cell>
          <table:table-cell office:value-type="float" office:value="0.00890352455249" calcext:value-type="float">
            <text:p>0.008903524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898251669" calcext:value-type="float">
            <text:p>0.8898982517</text:p>
          </table:table-cell>
          <table:table-cell office:value-type="float" office:value="0.0112630975423" calcext:value-type="float">
            <text:p>0.011263097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902020573" calcext:value-type="float">
            <text:p>0.8899020206</text:p>
          </table:table-cell>
          <table:table-cell office:value-type="float" office:value="0.00364445130086" calcext:value-type="float">
            <text:p>0.0036444513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9128144" calcext:value-type="float">
            <text:p>0.8899128144</text:p>
          </table:table-cell>
          <table:table-cell office:value-type="float" office:value="0.00254161241859" calcext:value-type="float">
            <text:p>0.002541612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978474872" calcext:value-type="float">
            <text:p>0.8899784749</text:p>
          </table:table-cell>
          <table:table-cell office:value-type="float" office:value="0.0201101900446" calcext:value-type="float">
            <text:p>0.02011019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89990163537" calcext:value-type="float">
            <text:p>0.8899901635</text:p>
          </table:table-cell>
          <table:table-cell office:value-type="float" office:value="0.0129487643025" calcext:value-type="float">
            <text:p>0.0129487643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0069227569" calcext:value-type="float">
            <text:p>0.8900692276</text:p>
          </table:table-cell>
          <table:table-cell office:value-type="float" office:value="0.00263427834915" calcext:value-type="float">
            <text:p>0.002634278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0211852922" calcext:value-type="float">
            <text:p>0.8902118529</text:p>
          </table:table-cell>
          <table:table-cell office:value-type="float" office:value="0.0111400635541" calcext:value-type="float">
            <text:p>0.011140063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0354740968" calcext:value-type="float">
            <text:p>0.890354741</text:p>
          </table:table-cell>
          <table:table-cell office:value-type="float" office:value="0.0105786585319" calcext:value-type="float">
            <text:p>0.010578658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0599903914" calcext:value-type="float">
            <text:p>0.8905999039</text:p>
          </table:table-cell>
          <table:table-cell office:value-type="float" office:value="0.0129587858296" calcext:value-type="float">
            <text:p>0.012958785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0742764838" calcext:value-type="float">
            <text:p>0.8907427648</text:p>
          </table:table-cell>
          <table:table-cell office:value-type="float" office:value="0.00859480115427" calcext:value-type="float">
            <text:p>0.008594801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0878130294" calcext:value-type="float">
            <text:p>0.8908781303</text:p>
          </table:table-cell>
          <table:table-cell office:value-type="float" office:value="0.00774349136607" calcext:value-type="float">
            <text:p>0.007743491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1521865404" calcext:value-type="float">
            <text:p>0.8915218654</text:p>
          </table:table-cell>
          <table:table-cell office:value-type="float" office:value="0.00226711074033" calcext:value-type="float">
            <text:p>0.002267110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096386189" calcext:value-type="float">
            <text:p>0.8920963862</text:p>
          </table:table-cell>
          <table:table-cell office:value-type="float" office:value="0.0140014564911" calcext:value-type="float">
            <text:p>0.0140014565</text:p>
          </table:table-cell>
          <table:table-cell office:value-type="string" calcext:value-type="string">
            <text:p>log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292370371" calcext:value-type="float">
            <text:p>0.8922923704</text:p>
          </table:table-cell>
          <table:table-cell office:value-type="float" office:value="0.0024530861383" calcext:value-type="float">
            <text:p>0.002453086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552926032" calcext:value-type="float">
            <text:p>0.892552926</text:p>
          </table:table-cell>
          <table:table-cell office:value-type="float" office:value="0.00306237166362" calcext:value-type="float">
            <text:p>0.0030623717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612812396" calcext:value-type="float">
            <text:p>0.8926128124</text:p>
          </table:table-cell>
          <table:table-cell office:value-type="float" office:value="0.00929576453761" calcext:value-type="float">
            <text:p>0.009295764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631218163" calcext:value-type="float">
            <text:p>0.8926312182</text:p>
          </table:table-cell>
          <table:table-cell office:value-type="float" office:value="0.00340614095828" calcext:value-type="float">
            <text:p>0.00340614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91003534" calcext:value-type="float">
            <text:p>0.8929100353</text:p>
          </table:table-cell>
          <table:table-cell office:value-type="float" office:value="0.0106470858317" calcext:value-type="float">
            <text:p>0.010647085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91003534" calcext:value-type="float">
            <text:p>0.8929100353</text:p>
          </table:table-cell>
          <table:table-cell office:value-type="float" office:value="0.0106470858317" calcext:value-type="float">
            <text:p>0.010647085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91003534" calcext:value-type="float">
            <text:p>0.8929100353</text:p>
          </table:table-cell>
          <table:table-cell office:value-type="float" office:value="0.0106470858317" calcext:value-type="float">
            <text:p>0.010647085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91003534" calcext:value-type="float">
            <text:p>0.8929100353</text:p>
          </table:table-cell>
          <table:table-cell office:value-type="float" office:value="0.0106470858317" calcext:value-type="float">
            <text:p>0.010647085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91003534" calcext:value-type="float">
            <text:p>0.8929100353</text:p>
          </table:table-cell>
          <table:table-cell office:value-type="float" office:value="0.0106470858317" calcext:value-type="float">
            <text:p>0.010647085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291003534" calcext:value-type="float">
            <text:p>0.8929100353</text:p>
          </table:table-cell>
          <table:table-cell office:value-type="float" office:value="0.0106470858317" calcext:value-type="float">
            <text:p>0.010647085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3021175324" calcext:value-type="float">
            <text:p>0.8930211753</text:p>
          </table:table-cell>
          <table:table-cell office:value-type="float" office:value="0.00646906381201" calcext:value-type="float">
            <text:p>0.006469063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3139467022" calcext:value-type="float">
            <text:p>0.893139467</text:p>
          </table:table-cell>
          <table:table-cell office:value-type="float" office:value="0.0133807283517" calcext:value-type="float">
            <text:p>0.0133807284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3442540413" calcext:value-type="float">
            <text:p>0.8934425404</text:p>
          </table:table-cell>
          <table:table-cell office:value-type="float" office:value="0.00932511650508" calcext:value-type="float">
            <text:p>0.009325116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3533930313" calcext:value-type="float">
            <text:p>0.8935339303</text:p>
          </table:table-cell>
          <table:table-cell office:value-type="float" office:value="0.0182935215493" calcext:value-type="float">
            <text:p>0.018293521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198856683" calcext:value-type="float">
            <text:p>0.8941988567</text:p>
          </table:table-cell>
          <table:table-cell office:value-type="float" office:value="0.0139370685098" calcext:value-type="float">
            <text:p>0.0139370685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326548706" calcext:value-type="float">
            <text:p>0.8943265487</text:p>
          </table:table-cell>
          <table:table-cell office:value-type="float" office:value="0.00291243292074" calcext:value-type="float">
            <text:p>0.002912432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343741545" calcext:value-type="float">
            <text:p>0.8943437415</text:p>
          </table:table-cell>
          <table:table-cell office:value-type="float" office:value="0.0091478053816" calcext:value-type="float">
            <text:p>0.009147805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477772109" calcext:value-type="float">
            <text:p>0.8944777721</text:p>
          </table:table-cell>
          <table:table-cell office:value-type="float" office:value="0.0114505457293" calcext:value-type="float">
            <text:p>0.011450545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532432863" calcext:value-type="float">
            <text:p>0.8945324329</text:p>
          </table:table-cell>
          <table:table-cell office:value-type="float" office:value="0.00878763331092" calcext:value-type="float">
            <text:p>0.008787633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750683781" calcext:value-type="float">
            <text:p>0.8947506838</text:p>
          </table:table-cell>
          <table:table-cell office:value-type="float" office:value="0.00446036753189" calcext:value-type="float">
            <text:p>0.004460367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4763196582" calcext:value-type="float">
            <text:p>0.8947631966</text:p>
          </table:table-cell>
          <table:table-cell office:value-type="float" office:value="0.0108046583207" calcext:value-type="float">
            <text:p>0.010804658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5451503245" calcext:value-type="float">
            <text:p>0.8954515032</text:p>
          </table:table-cell>
          <table:table-cell office:value-type="float" office:value="0.00615490094757" calcext:value-type="float">
            <text:p>0.006154900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048807666" calcext:value-type="float">
            <text:p>0.8960488077</text:p>
          </table:table-cell>
          <table:table-cell office:value-type="float" office:value="0.00837050050906" calcext:value-type="float">
            <text:p>0.008370500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139106479" calcext:value-type="float">
            <text:p>0.8961391065</text:p>
          </table:table-cell>
          <table:table-cell office:value-type="float" office:value="0.0182121506584" calcext:value-type="float">
            <text:p>0.0182121507</text:p>
          </table:table-cell>
          <table:table-cell office:value-type="string" calcext:value-type="string">
            <text:p>sqr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230492984" calcext:value-type="float">
            <text:p>0.896230493</text:p>
          </table:table-cell>
          <table:table-cell office:value-type="float" office:value="0.00636320012951" calcext:value-type="float">
            <text:p>0.006363200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262171664" calcext:value-type="float">
            <text:p>0.8962621717</text:p>
          </table:table-cell>
          <table:table-cell office:value-type="float" office:value="0.0108035253075" calcext:value-type="float">
            <text:p>0.010803525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362640111" calcext:value-type="float">
            <text:p>0.8963626401</text:p>
          </table:table-cell>
          <table:table-cell office:value-type="float" office:value="0.0043128649109" calcext:value-type="float">
            <text:p>0.004312864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383766957" calcext:value-type="float">
            <text:p>0.896383767</text:p>
          </table:table-cell>
          <table:table-cell office:value-type="float" office:value="0.00878614757362" calcext:value-type="float">
            <text:p>0.008786147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397033898" calcext:value-type="float">
            <text:p>0.8963970339</text:p>
          </table:table-cell>
          <table:table-cell office:value-type="float" office:value="0.0046082000192" calcext:value-type="float">
            <text:p>0.004608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457574891" calcext:value-type="float">
            <text:p>0.8964575749</text:p>
          </table:table-cell>
          <table:table-cell office:value-type="float" office:value="0.0166322072186" calcext:value-type="float">
            <text:p>0.016632207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65984414" calcext:value-type="float">
            <text:p>0.8966598441</text:p>
          </table:table-cell>
          <table:table-cell office:value-type="float" office:value="0.0177153267599" calcext:value-type="float">
            <text:p>0.017715326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704551218" calcext:value-type="float">
            <text:p>0.8967045512</text:p>
          </table:table-cell>
          <table:table-cell office:value-type="float" office:value="0.0106710704854" calcext:value-type="float">
            <text:p>0.010671070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782538904" calcext:value-type="float">
            <text:p>0.8967825389</text:p>
          </table:table-cell>
          <table:table-cell office:value-type="float" office:value="0.00456114412097" calcext:value-type="float">
            <text:p>0.004561144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6833458544" calcext:value-type="float">
            <text:p>0.8968334585</text:p>
          </table:table-cell>
          <table:table-cell office:value-type="float" office:value="0.00853789381224" calcext:value-type="float">
            <text:p>0.008537893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7131473264" calcext:value-type="float">
            <text:p>0.8971314733</text:p>
          </table:table-cell>
          <table:table-cell office:value-type="float" office:value="0.00775544808845" calcext:value-type="float">
            <text:p>0.007755448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7477681493" calcext:value-type="float">
            <text:p>0.8974776815</text:p>
          </table:table-cell>
          <table:table-cell office:value-type="float" office:value="0.0101665133443" calcext:value-type="float">
            <text:p>0.010166513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7662276434" calcext:value-type="float">
            <text:p>0.8976622764</text:p>
          </table:table-cell>
          <table:table-cell office:value-type="float" office:value="0.0045742453047" calcext:value-type="float">
            <text:p>0.004574245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7737967102" calcext:value-type="float">
            <text:p>0.8977379671</text:p>
          </table:table-cell>
          <table:table-cell office:value-type="float" office:value="0.00846411210684" calcext:value-type="float">
            <text:p>0.008464112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7764242767" calcext:value-type="float">
            <text:p>0.8977642428</text:p>
          </table:table-cell>
          <table:table-cell office:value-type="float" office:value="0.0222140629988" calcext:value-type="float">
            <text:p>0.02221406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781688671" calcext:value-type="float">
            <text:p>0.8978168867</text:p>
          </table:table-cell>
          <table:table-cell office:value-type="float" office:value="0.0115838152205" calcext:value-type="float">
            <text:p>0.011583815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44762417" calcext:value-type="float">
            <text:p>0.8984476242</text:p>
          </table:table-cell>
          <table:table-cell office:value-type="float" office:value="0.00694145670906" calcext:value-type="float">
            <text:p>0.0069414567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785513153" calcext:value-type="float">
            <text:p>0.8987855132</text:p>
          </table:table-cell>
          <table:table-cell office:value-type="float" office:value="0.0110700559823" calcext:value-type="float">
            <text:p>0.01107005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785513153" calcext:value-type="float">
            <text:p>0.8987855132</text:p>
          </table:table-cell>
          <table:table-cell office:value-type="float" office:value="0.0110700559823" calcext:value-type="float">
            <text:p>0.01107005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785513153" calcext:value-type="float">
            <text:p>0.8987855132</text:p>
          </table:table-cell>
          <table:table-cell office:value-type="float" office:value="0.0110700559823" calcext:value-type="float">
            <text:p>0.01107005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785513153" calcext:value-type="float">
            <text:p>0.8987855132</text:p>
          </table:table-cell>
          <table:table-cell office:value-type="float" office:value="0.0110700559823" calcext:value-type="float">
            <text:p>0.01107005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785513153" calcext:value-type="float">
            <text:p>0.8987855132</text:p>
          </table:table-cell>
          <table:table-cell office:value-type="float" office:value="0.0110700559823" calcext:value-type="float">
            <text:p>0.01107005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785513153" calcext:value-type="float">
            <text:p>0.8987855132</text:p>
          </table:table-cell>
          <table:table-cell office:value-type="float" office:value="0.0110700559823" calcext:value-type="float">
            <text:p>0.01107005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824788195" calcext:value-type="float">
            <text:p>0.8988247882</text:p>
          </table:table-cell>
          <table:table-cell office:value-type="float" office:value="0.0167431614185" calcext:value-type="float">
            <text:p>0.016743161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8961349861" calcext:value-type="float">
            <text:p>0.8989613499</text:p>
          </table:table-cell>
          <table:table-cell office:value-type="float" office:value="0.0100513351901" calcext:value-type="float">
            <text:p>0.0100513352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035862816" calcext:value-type="float">
            <text:p>0.8990358628</text:p>
          </table:table-cell>
          <table:table-cell office:value-type="float" office:value="0.00637999154631" calcext:value-type="float">
            <text:p>0.006379991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225965863" calcext:value-type="float">
            <text:p>0.8992259659</text:p>
          </table:table-cell>
          <table:table-cell office:value-type="float" office:value="0.0104494354668" calcext:value-type="float">
            <text:p>0.010449435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225965863" calcext:value-type="float">
            <text:p>0.8992259659</text:p>
          </table:table-cell>
          <table:table-cell office:value-type="float" office:value="0.0104494354668" calcext:value-type="float">
            <text:p>0.010449435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225965863" calcext:value-type="float">
            <text:p>0.8992259659</text:p>
          </table:table-cell>
          <table:table-cell office:value-type="float" office:value="0.0104494354668" calcext:value-type="float">
            <text:p>0.010449435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225965863" calcext:value-type="float">
            <text:p>0.8992259659</text:p>
          </table:table-cell>
          <table:table-cell office:value-type="float" office:value="0.0104494354668" calcext:value-type="float">
            <text:p>0.010449435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225965863" calcext:value-type="float">
            <text:p>0.8992259659</text:p>
          </table:table-cell>
          <table:table-cell office:value-type="float" office:value="0.0104494354668" calcext:value-type="float">
            <text:p>0.010449435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225965863" calcext:value-type="float">
            <text:p>0.8992259659</text:p>
          </table:table-cell>
          <table:table-cell office:value-type="float" office:value="0.0104494354668" calcext:value-type="float">
            <text:p>0.0104494355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00694379" calcext:value-type="float">
            <text:p>0.8993006944</text:p>
          </table:table-cell>
          <table:table-cell office:value-type="float" office:value="0.011105824583" calcext:value-type="float">
            <text:p>0.01110582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00694379" calcext:value-type="float">
            <text:p>0.8993006944</text:p>
          </table:table-cell>
          <table:table-cell office:value-type="float" office:value="0.011105824583" calcext:value-type="float">
            <text:p>0.011105824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11177732" calcext:value-type="float">
            <text:p>0.8993111777</text:p>
          </table:table-cell>
          <table:table-cell office:value-type="float" office:value="0.0111145291498" calcext:value-type="float">
            <text:p>0.0111145291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11177732" calcext:value-type="float">
            <text:p>0.8993111777</text:p>
          </table:table-cell>
          <table:table-cell office:value-type="float" office:value="0.0111145291498" calcext:value-type="float">
            <text:p>0.0111145291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42847439" calcext:value-type="float">
            <text:p>0.8993428474</text:p>
          </table:table-cell>
          <table:table-cell office:value-type="float" office:value="0.00885915374798" calcext:value-type="float">
            <text:p>0.008859153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62095901" calcext:value-type="float">
            <text:p>0.8993620959</text:p>
          </table:table-cell>
          <table:table-cell office:value-type="float" office:value="0.0110194568413" calcext:value-type="float">
            <text:p>0.011019456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62095901" calcext:value-type="float">
            <text:p>0.8993620959</text:p>
          </table:table-cell>
          <table:table-cell office:value-type="float" office:value="0.0110194568413" calcext:value-type="float">
            <text:p>0.0110194568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378658079" calcext:value-type="float">
            <text:p>0.8993786581</text:p>
          </table:table-cell>
          <table:table-cell office:value-type="float" office:value="0.00538295293629" calcext:value-type="float">
            <text:p>0.005382952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03256865" calcext:value-type="float">
            <text:p>0.8994032569</text:p>
          </table:table-cell>
          <table:table-cell office:value-type="float" office:value="0.0109850276182" calcext:value-type="float">
            <text:p>0.010985027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03256865" calcext:value-type="float">
            <text:p>0.8994032569</text:p>
          </table:table-cell>
          <table:table-cell office:value-type="float" office:value="0.0109850276182" calcext:value-type="float">
            <text:p>0.010985027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03256865" calcext:value-type="float">
            <text:p>0.8994032569</text:p>
          </table:table-cell>
          <table:table-cell office:value-type="float" office:value="0.0109850276182" calcext:value-type="float">
            <text:p>0.0109850276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13479308" calcext:value-type="float">
            <text:p>0.8994134793</text:p>
          </table:table-cell>
          <table:table-cell office:value-type="float" office:value="0.0109706516626" calcext:value-type="float">
            <text:p>0.0109706517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13479308" calcext:value-type="float">
            <text:p>0.8994134793</text:p>
          </table:table-cell>
          <table:table-cell office:value-type="float" office:value="0.0109706516626" calcext:value-type="float">
            <text:p>0.0109706517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13479308" calcext:value-type="float">
            <text:p>0.8994134793</text:p>
          </table:table-cell>
          <table:table-cell office:value-type="float" office:value="0.0109706516626" calcext:value-type="float">
            <text:p>0.0109706517</text:p>
          </table:table-cell>
          <table:table-cell office:value-type="string" calcext:value-type="string">
            <text:p>Non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445301731" calcext:value-type="float">
            <text:p>0.8994453017</text:p>
          </table:table-cell>
          <table:table-cell office:value-type="float" office:value="0.00792094056664" calcext:value-type="float">
            <text:p>0.007920940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797400605" calcext:value-type="float">
            <text:p>0.8997974006</text:p>
          </table:table-cell>
          <table:table-cell office:value-type="float" office:value="0.0025082401345" calcext:value-type="float">
            <text:p>0.002508240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899874097206" calcext:value-type="float">
            <text:p>0.8998740972</text:p>
          </table:table-cell>
          <table:table-cell office:value-type="float" office:value="0.00804097149347" calcext:value-type="float">
            <text:p>0.0080409715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0180520368" calcext:value-type="float">
            <text:p>0.9001805204</text:p>
          </table:table-cell>
          <table:table-cell office:value-type="float" office:value="0.0194755237618" calcext:value-type="float">
            <text:p>0.019475523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0197710258" calcext:value-type="float">
            <text:p>0.9001977103</text:p>
          </table:table-cell>
          <table:table-cell office:value-type="float" office:value="0.00873432243312" calcext:value-type="float">
            <text:p>0.008734322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08869342" calcext:value-type="float">
            <text:p>0.9008869342</text:p>
          </table:table-cell>
          <table:table-cell office:value-type="float" office:value="0.0108245670686" calcext:value-type="float">
            <text:p>0.010824567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1184807515" calcext:value-type="float">
            <text:p>0.9011848075</text:p>
          </table:table-cell>
          <table:table-cell office:value-type="float" office:value="0.0146549838813" calcext:value-type="float">
            <text:p>0.014654983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1417990647" calcext:value-type="float">
            <text:p>0.9014179906</text:p>
          </table:table-cell>
          <table:table-cell office:value-type="float" office:value="0.0145828079051" calcext:value-type="float">
            <text:p>0.014582807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1978539048" calcext:value-type="float">
            <text:p>0.901978539</text:p>
          </table:table-cell>
          <table:table-cell office:value-type="float" office:value="0.00125970630635" calcext:value-type="float">
            <text:p>0.0012597063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2143958858" calcext:value-type="float">
            <text:p>0.9021439589</text:p>
          </table:table-cell>
          <table:table-cell office:value-type="float" office:value="0.00995706425354" calcext:value-type="float">
            <text:p>0.009957064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2214430738" calcext:value-type="float">
            <text:p>0.9022144307</text:p>
          </table:table-cell>
          <table:table-cell office:value-type="float" office:value="0.0147445761385" calcext:value-type="float">
            <text:p>0.014744576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2554641189" calcext:value-type="float">
            <text:p>0.9025546412</text:p>
          </table:table-cell>
          <table:table-cell office:value-type="float" office:value="0.00593091208658" calcext:value-type="float">
            <text:p>0.0059309121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3082450661" calcext:value-type="float">
            <text:p>0.9030824507</text:p>
          </table:table-cell>
          <table:table-cell office:value-type="float" office:value="0.00509476627329" calcext:value-type="float">
            <text:p>0.005094766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3199326895" calcext:value-type="float">
            <text:p>0.9031993269</text:p>
          </table:table-cell>
          <table:table-cell office:value-type="float" office:value="0.0096586198301" calcext:value-type="float">
            <text:p>0.0096586198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3542546715" calcext:value-type="float">
            <text:p>0.9035425467</text:p>
          </table:table-cell>
          <table:table-cell office:value-type="float" office:value="0.00367282162319" calcext:value-type="float">
            <text:p>0.003672821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3699666878" calcext:value-type="float">
            <text:p>0.9036996669</text:p>
          </table:table-cell>
          <table:table-cell office:value-type="float" office:value="0.0113267583005" calcext:value-type="float">
            <text:p>0.011326758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3704523645" calcext:value-type="float">
            <text:p>0.9037045236</text:p>
          </table:table-cell>
          <table:table-cell office:value-type="float" office:value="0.0064637526894" calcext:value-type="float">
            <text:p>0.006463752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3727003553" calcext:value-type="float">
            <text:p>0.9037270036</text:p>
          </table:table-cell>
          <table:table-cell office:value-type="float" office:value="0.00689357810729" calcext:value-type="float">
            <text:p>0.006893578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4456870224" calcext:value-type="float">
            <text:p>0.9044568702</text:p>
          </table:table-cell>
          <table:table-cell office:value-type="float" office:value="0.00675982573935" calcext:value-type="float">
            <text:p>0.006759825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4897539475" calcext:value-type="float">
            <text:p>0.9048975395</text:p>
          </table:table-cell>
          <table:table-cell office:value-type="float" office:value="0.00265971171503" calcext:value-type="float">
            <text:p>0.002659711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4917705259" calcext:value-type="float">
            <text:p>0.9049177053</text:p>
          </table:table-cell>
          <table:table-cell office:value-type="float" office:value="0.00398836573819" calcext:value-type="float">
            <text:p>0.003988365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4941097185" calcext:value-type="float">
            <text:p>0.9049410972</text:p>
          </table:table-cell>
          <table:table-cell office:value-type="float" office:value="0.0186184163516" calcext:value-type="float">
            <text:p>0.018618416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154064921" calcext:value-type="float">
            <text:p>0.9051540649</text:p>
          </table:table-cell>
          <table:table-cell office:value-type="float" office:value="0.00851503002471" calcext:value-type="float">
            <text:p>0.00851503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158676335" calcext:value-type="float">
            <text:p>0.9051586763</text:p>
          </table:table-cell>
          <table:table-cell office:value-type="float" office:value="0.00555965946372" calcext:value-type="float">
            <text:p>0.0055596595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988470932" calcext:value-type="float">
            <text:p>0.9059884709</text:p>
          </table:table-cell>
          <table:table-cell office:value-type="float" office:value="0.00279105305563" calcext:value-type="float">
            <text:p>0.002791053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988470932" calcext:value-type="float">
            <text:p>0.9059884709</text:p>
          </table:table-cell>
          <table:table-cell office:value-type="float" office:value="0.00279105305563" calcext:value-type="float">
            <text:p>0.002791053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988470932" calcext:value-type="float">
            <text:p>0.9059884709</text:p>
          </table:table-cell>
          <table:table-cell office:value-type="float" office:value="0.00279105305563" calcext:value-type="float">
            <text:p>0.002791053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988470932" calcext:value-type="float">
            <text:p>0.9059884709</text:p>
          </table:table-cell>
          <table:table-cell office:value-type="float" office:value="0.00279105305563" calcext:value-type="float">
            <text:p>0.002791053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988470932" calcext:value-type="float">
            <text:p>0.9059884709</text:p>
          </table:table-cell>
          <table:table-cell office:value-type="float" office:value="0.00279105305563" calcext:value-type="float">
            <text:p>0.002791053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5988470932" calcext:value-type="float">
            <text:p>0.9059884709</text:p>
          </table:table-cell>
          <table:table-cell office:value-type="float" office:value="0.00279105305563" calcext:value-type="float">
            <text:p>0.002791053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6144280535" calcext:value-type="float">
            <text:p>0.9061442805</text:p>
          </table:table-cell>
          <table:table-cell office:value-type="float" office:value="0.00547596087766" calcext:value-type="float">
            <text:p>0.0054759609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6318767738" calcext:value-type="float">
            <text:p>0.9063187677</text:p>
          </table:table-cell>
          <table:table-cell office:value-type="float" office:value="0.00654037403241" calcext:value-type="float">
            <text:p>0.00654037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6657997133" calcext:value-type="float">
            <text:p>0.9066579971</text:p>
          </table:table-cell>
          <table:table-cell office:value-type="float" office:value="0.00271882781004" calcext:value-type="float">
            <text:p>0.002718827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6841661569" calcext:value-type="float">
            <text:p>0.9068416616</text:p>
          </table:table-cell>
          <table:table-cell office:value-type="float" office:value="0.0100675856983" calcext:value-type="float">
            <text:p>0.0100675857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6883540081" calcext:value-type="float">
            <text:p>0.9068835401</text:p>
          </table:table-cell>
          <table:table-cell office:value-type="float" office:value="0.0044679846097" calcext:value-type="float">
            <text:p>0.0044679846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7111651194" calcext:value-type="float">
            <text:p>0.9071116512</text:p>
          </table:table-cell>
          <table:table-cell office:value-type="float" office:value="0.00847872654779" calcext:value-type="float">
            <text:p>0.008478726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7490062091" calcext:value-type="float">
            <text:p>0.9074900621</text:p>
          </table:table-cell>
          <table:table-cell office:value-type="float" office:value="0.0122390861514" calcext:value-type="float">
            <text:p>0.012239086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7749580247" calcext:value-type="float">
            <text:p>0.9077495802</text:p>
          </table:table-cell>
          <table:table-cell office:value-type="float" office:value="0.00192840242701" calcext:value-type="float">
            <text:p>0.0019284024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7758499362" calcext:value-type="float">
            <text:p>0.9077584994</text:p>
          </table:table-cell>
          <table:table-cell office:value-type="float" office:value="0.00914500879666" calcext:value-type="float">
            <text:p>0.009145008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7839242038" calcext:value-type="float">
            <text:p>0.907839242</text:p>
          </table:table-cell>
          <table:table-cell office:value-type="float" office:value="0.0102887958041" calcext:value-type="float">
            <text:p>0.010288795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7839844705" calcext:value-type="float">
            <text:p>0.9078398447</text:p>
          </table:table-cell>
          <table:table-cell office:value-type="float" office:value="0.0126431713268" calcext:value-type="float">
            <text:p>0.0126431713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8281841942" calcext:value-type="float">
            <text:p>0.9082818419</text:p>
          </table:table-cell>
          <table:table-cell office:value-type="float" office:value="0.00558841409886" calcext:value-type="float">
            <text:p>0.005588414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8390120019" calcext:value-type="float">
            <text:p>0.90839012</text:p>
          </table:table-cell>
          <table:table-cell office:value-type="float" office:value="0.00654890262767" calcext:value-type="float">
            <text:p>0.0065489026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8390797441" calcext:value-type="float">
            <text:p>0.9083907974</text:p>
          </table:table-cell>
          <table:table-cell office:value-type="float" office:value="0.0117193844974" calcext:value-type="float">
            <text:p>0.011719384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9284698733" calcext:value-type="float">
            <text:p>0.9092846987</text:p>
          </table:table-cell>
          <table:table-cell office:value-type="float" office:value="0.0110731116788" calcext:value-type="float">
            <text:p>0.011073111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9408950562" calcext:value-type="float">
            <text:p>0.9094089506</text:p>
          </table:table-cell>
          <table:table-cell office:value-type="float" office:value="0.00280360986014" calcext:value-type="float">
            <text:p>0.002803609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09783773212" calcext:value-type="float">
            <text:p>0.9097837732</text:p>
          </table:table-cell>
          <table:table-cell office:value-type="float" office:value="0.00829711186173" calcext:value-type="float">
            <text:p>0.008297111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058048674" calcext:value-type="float">
            <text:p>0.9100580487</text:p>
          </table:table-cell>
          <table:table-cell office:value-type="float" office:value="0.00881036387452" calcext:value-type="float">
            <text:p>0.008810363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117745165" calcext:value-type="float">
            <text:p>0.9101177452</text:p>
          </table:table-cell>
          <table:table-cell office:value-type="float" office:value="0.00548357886089" calcext:value-type="float">
            <text:p>0.005483578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140438626" calcext:value-type="float">
            <text:p>0.9101404386</text:p>
          </table:table-cell>
          <table:table-cell office:value-type="float" office:value="0.00699986992529" calcext:value-type="float">
            <text:p>0.006999869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207165871" calcext:value-type="float">
            <text:p>0.9102071659</text:p>
          </table:table-cell>
          <table:table-cell office:value-type="float" office:value="0.0161918288933" calcext:value-type="float">
            <text:p>0.0161918289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298155699" calcext:value-type="float">
            <text:p>0.9102981557</text:p>
          </table:table-cell>
          <table:table-cell office:value-type="float" office:value="0.00947292193644" calcext:value-type="float">
            <text:p>0.009472921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362915305" calcext:value-type="float">
            <text:p>0.9103629153</text:p>
          </table:table-cell>
          <table:table-cell office:value-type="float" office:value="0.00574583966383" calcext:value-type="float">
            <text:p>0.005745839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638462269" calcext:value-type="float">
            <text:p>0.9106384623</text:p>
          </table:table-cell>
          <table:table-cell office:value-type="float" office:value="0.0128476513303" calcext:value-type="float">
            <text:p>0.0128476513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733005107" calcext:value-type="float">
            <text:p>0.9107330051</text:p>
          </table:table-cell>
          <table:table-cell office:value-type="float" office:value="0.00714333407133" calcext:value-type="float">
            <text:p>0.0071433341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0999987128" calcext:value-type="float">
            <text:p>0.9109999871</text:p>
          </table:table-cell>
          <table:table-cell office:value-type="float" office:value="0.0120275188407" calcext:value-type="float">
            <text:p>0.0120275188</text:p>
          </table:table-cell>
          <table:table-cell office:value-type="string" calcext:value-type="string">
            <text:p>sqrt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1804400479" calcext:value-type="float">
            <text:p>0.9118044005</text:p>
          </table:table-cell>
          <table:table-cell office:value-type="float" office:value="0.0107858275075" calcext:value-type="float">
            <text:p>0.010785827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041155423" calcext:value-type="float">
            <text:p>0.9120411554</text:p>
          </table:table-cell>
          <table:table-cell office:value-type="float" office:value="0.00363266593558" calcext:value-type="float">
            <text:p>0.003632665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127403163" calcext:value-type="float">
            <text:p>0.9121274032</text:p>
          </table:table-cell>
          <table:table-cell office:value-type="float" office:value="0.00816117679369" calcext:value-type="float">
            <text:p>0.008161176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25655257" calcext:value-type="float">
            <text:p>0.9122565526</text:p>
          </table:table-cell>
          <table:table-cell office:value-type="float" office:value="0.0077520315102" calcext:value-type="float">
            <text:p>0.0077520315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379046437" calcext:value-type="float">
            <text:p>0.9123790464</text:p>
          </table:table-cell>
          <table:table-cell office:value-type="float" office:value="0.0159769451275" calcext:value-type="float">
            <text:p>0.015976945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598738479" calcext:value-type="float">
            <text:p>0.9125987385</text:p>
          </table:table-cell>
          <table:table-cell office:value-type="float" office:value="0.0089090600933" calcext:value-type="float">
            <text:p>0.008909060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716696338" calcext:value-type="float">
            <text:p>0.9127166963</text:p>
          </table:table-cell>
          <table:table-cell office:value-type="float" office:value="0.00250184732446" calcext:value-type="float">
            <text:p>0.0025018473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2950291785" calcext:value-type="float">
            <text:p>0.9129502918</text:p>
          </table:table-cell>
          <table:table-cell office:value-type="float" office:value="0.00882662294098" calcext:value-type="float">
            <text:p>0.008826622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3758970268" calcext:value-type="float">
            <text:p>0.9137589703</text:p>
          </table:table-cell>
          <table:table-cell office:value-type="float" office:value="0.0126039462212" calcext:value-type="float">
            <text:p>0.012603946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119781928" calcext:value-type="float">
            <text:p>0.9141197819</text:p>
          </table:table-cell>
          <table:table-cell office:value-type="float" office:value="0.0103217374477" calcext:value-type="float">
            <text:p>0.0103217374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269903886" calcext:value-type="float">
            <text:p>0.9142699039</text:p>
          </table:table-cell>
          <table:table-cell office:value-type="float" office:value="0.000932516200253" calcext:value-type="float">
            <text:p>0.000932516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306406574" calcext:value-type="float">
            <text:p>0.9143064066</text:p>
          </table:table-cell>
          <table:table-cell office:value-type="float" office:value="0.00334112400438" calcext:value-type="float">
            <text:p>0.00334112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398480266" calcext:value-type="float">
            <text:p>0.9143984803</text:p>
          </table:table-cell>
          <table:table-cell office:value-type="float" office:value="0.00116273744091" calcext:value-type="float">
            <text:p>0.0011627374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401152993" calcext:value-type="float">
            <text:p>0.914401153</text:p>
          </table:table-cell>
          <table:table-cell office:value-type="float" office:value="0.00153826017007" calcext:value-type="float">
            <text:p>0.001538260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407163477" calcext:value-type="float">
            <text:p>0.9144071635</text:p>
          </table:table-cell>
          <table:table-cell office:value-type="float" office:value="0.0108837775462" calcext:value-type="float">
            <text:p>0.010883777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513938984" calcext:value-type="float">
            <text:p>0.914513939</text:p>
          </table:table-cell>
          <table:table-cell office:value-type="float" office:value="0.00951759723652" calcext:value-type="float">
            <text:p>0.009517597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4678574649" calcext:value-type="float">
            <text:p>0.9146785746</text:p>
          </table:table-cell>
          <table:table-cell office:value-type="float" office:value="0.00299682928718" calcext:value-type="float">
            <text:p>0.0029968293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5118183112" calcext:value-type="float">
            <text:p>0.9151181831</text:p>
          </table:table-cell>
          <table:table-cell office:value-type="float" office:value="0.00638654160657" calcext:value-type="float">
            <text:p>0.006386541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5242551891" calcext:value-type="float">
            <text:p>0.9152425519</text:p>
          </table:table-cell>
          <table:table-cell office:value-type="float" office:value="0.00546240292111" calcext:value-type="float">
            <text:p>0.005462402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5304814868" calcext:value-type="float">
            <text:p>0.9153048149</text:p>
          </table:table-cell>
          <table:table-cell office:value-type="float" office:value="0.00376321816784" calcext:value-type="float">
            <text:p>0.003763218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5362168142" calcext:value-type="float">
            <text:p>0.9153621681</text:p>
          </table:table-cell>
          <table:table-cell office:value-type="float" office:value="0.00688522808317" calcext:value-type="float">
            <text:p>0.006885228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5394532874" calcext:value-type="float">
            <text:p>0.9153945329</text:p>
          </table:table-cell>
          <table:table-cell office:value-type="float" office:value="0.00569392169501" calcext:value-type="float">
            <text:p>0.005693921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199655076" calcext:value-type="float">
            <text:p>0.9161996551</text:p>
          </table:table-cell>
          <table:table-cell office:value-type="float" office:value="0.00976602835175" calcext:value-type="float">
            <text:p>0.0097660284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26179908" calcext:value-type="float">
            <text:p>0.9162617991</text:p>
          </table:table-cell>
          <table:table-cell office:value-type="float" office:value="0.00742719266518" calcext:value-type="float">
            <text:p>0.0074271927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288908698" calcext:value-type="float">
            <text:p>0.9162889087</text:p>
          </table:table-cell>
          <table:table-cell office:value-type="float" office:value="0.0138113051787" calcext:value-type="float">
            <text:p>0.013811305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445207765" calcext:value-type="float">
            <text:p>0.9164452078</text:p>
          </table:table-cell>
          <table:table-cell office:value-type="float" office:value="0.00347728488515" calcext:value-type="float">
            <text:p>0.003477284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542568558" calcext:value-type="float">
            <text:p>0.9165425686</text:p>
          </table:table-cell>
          <table:table-cell office:value-type="float" office:value="0.0050181385474" calcext:value-type="float">
            <text:p>0.005018138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579543826" calcext:value-type="float">
            <text:p>0.9165795438</text:p>
          </table:table-cell>
          <table:table-cell office:value-type="float" office:value="0.00923086660198" calcext:value-type="float">
            <text:p>0.009230866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643142805" calcext:value-type="float">
            <text:p>0.9166431428</text:p>
          </table:table-cell>
          <table:table-cell office:value-type="float" office:value="0.0011189730969" calcext:value-type="float">
            <text:p>0.001118973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732367571" calcext:value-type="float">
            <text:p>0.9167323676</text:p>
          </table:table-cell>
          <table:table-cell office:value-type="float" office:value="0.0036018310592" calcext:value-type="float">
            <text:p>0.003601831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837714283" calcext:value-type="float">
            <text:p>0.9168377143</text:p>
          </table:table-cell>
          <table:table-cell office:value-type="float" office:value="0.00904902095863" calcext:value-type="float">
            <text:p>0.009049021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902807392" calcext:value-type="float">
            <text:p>0.9169028074</text:p>
          </table:table-cell>
          <table:table-cell office:value-type="float" office:value="0.00397354186383" calcext:value-type="float">
            <text:p>0.003973541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6910753192" calcext:value-type="float">
            <text:p>0.9169107532</text:p>
          </table:table-cell>
          <table:table-cell office:value-type="float" office:value="0.0101519490851" calcext:value-type="float">
            <text:p>0.0101519491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183817739" calcext:value-type="float">
            <text:p>0.9171838177</text:p>
          </table:table-cell>
          <table:table-cell office:value-type="float" office:value="0.00409439393243" calcext:value-type="float">
            <text:p>0.004094393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29905218" calcext:value-type="float">
            <text:p>0.9172990522</text:p>
          </table:table-cell>
          <table:table-cell office:value-type="float" office:value="0.00660326469052" calcext:value-type="float">
            <text:p>0.0066032647</text:p>
          </table:table-cell>
          <table:table-cell office:value-type="string" calcext:value-type="string">
            <text:p>log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344308085" calcext:value-type="float">
            <text:p>0.9173443081</text:p>
          </table:table-cell>
          <table:table-cell office:value-type="float" office:value="0.00662965544803" calcext:value-type="float">
            <text:p>0.0066296554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40659547" calcext:value-type="float">
            <text:p>0.9174065955</text:p>
          </table:table-cell>
          <table:table-cell office:value-type="float" office:value="0.00888484722651" calcext:value-type="float">
            <text:p>0.008884847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725055149" calcext:value-type="float">
            <text:p>0.9177250551</text:p>
          </table:table-cell>
          <table:table-cell office:value-type="float" office:value="0.00297761446528" calcext:value-type="float">
            <text:p>0.002977614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737936347" calcext:value-type="float">
            <text:p>0.9177379363</text:p>
          </table:table-cell>
          <table:table-cell office:value-type="float" office:value="0.00323518823046" calcext:value-type="float">
            <text:p>0.003235188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7993207812" calcext:value-type="float">
            <text:p>0.9179932078</text:p>
          </table:table-cell>
          <table:table-cell office:value-type="float" office:value="0.00501666389034" calcext:value-type="float">
            <text:p>0.005016663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533812226" calcext:value-type="float">
            <text:p>0.9185338122</text:p>
          </table:table-cell>
          <table:table-cell office:value-type="float" office:value="0.00146807315484" calcext:value-type="float">
            <text:p>0.001468073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8991741422" calcext:value-type="float">
            <text:p>0.9189917414</text:p>
          </table:table-cell>
          <table:table-cell office:value-type="float" office:value="0.00614046128251" calcext:value-type="float">
            <text:p>0.006140461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00202181" calcext:value-type="float">
            <text:p>0.9190002022</text:p>
          </table:table-cell>
          <table:table-cell office:value-type="float" office:value="0.00951012664405" calcext:value-type="float">
            <text:p>0.009510126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17775355" calcext:value-type="float">
            <text:p>0.9190177754</text:p>
          </table:table-cell>
          <table:table-cell office:value-type="float" office:value="0.00237205020009" calcext:value-type="float">
            <text:p>0.002372050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2777233" calcext:value-type="float">
            <text:p>0.9190277723</text:p>
          </table:table-cell>
          <table:table-cell office:value-type="float" office:value="0.00237828759855" calcext:value-type="float">
            <text:p>0.002378287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4097081" calcext:value-type="float">
            <text:p>0.9190409708</text:p>
          </table:table-cell>
          <table:table-cell office:value-type="float" office:value="0.0149127834698" calcext:value-type="float">
            <text:p>0.0149127835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7934013" calcext:value-type="float">
            <text:p>0.9190793401</text:p>
          </table:table-cell>
          <table:table-cell office:value-type="float" office:value="0.00241408426264" calcext:value-type="float">
            <text:p>0.0024140843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7934013" calcext:value-type="float">
            <text:p>0.9190793401</text:p>
          </table:table-cell>
          <table:table-cell office:value-type="float" office:value="0.00241408426264" calcext:value-type="float">
            <text:p>0.0024140843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7934013" calcext:value-type="float">
            <text:p>0.9190793401</text:p>
          </table:table-cell>
          <table:table-cell office:value-type="float" office:value="0.00241408426264" calcext:value-type="float">
            <text:p>0.0024140843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7934013" calcext:value-type="float">
            <text:p>0.9190793401</text:p>
          </table:table-cell>
          <table:table-cell office:value-type="float" office:value="0.00241408426264" calcext:value-type="float">
            <text:p>0.0024140843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7934013" calcext:value-type="float">
            <text:p>0.9190793401</text:p>
          </table:table-cell>
          <table:table-cell office:value-type="float" office:value="0.00241408426264" calcext:value-type="float">
            <text:p>0.0024140843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7934013" calcext:value-type="float">
            <text:p>0.9190793401</text:p>
          </table:table-cell>
          <table:table-cell office:value-type="float" office:value="0.00241408426264" calcext:value-type="float">
            <text:p>0.0024140843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85619678" calcext:value-type="float">
            <text:p>0.9190856197</text:p>
          </table:table-cell>
          <table:table-cell office:value-type="float" office:value="0.00229665260598" calcext:value-type="float">
            <text:p>0.002296652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85619678" calcext:value-type="float">
            <text:p>0.9190856197</text:p>
          </table:table-cell>
          <table:table-cell office:value-type="float" office:value="0.00229665260598" calcext:value-type="float">
            <text:p>0.002296652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85619678" calcext:value-type="float">
            <text:p>0.9190856197</text:p>
          </table:table-cell>
          <table:table-cell office:value-type="float" office:value="0.00229665260598" calcext:value-type="float">
            <text:p>0.002296652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085619678" calcext:value-type="float">
            <text:p>0.9190856197</text:p>
          </table:table-cell>
          <table:table-cell office:value-type="float" office:value="0.00229665260598" calcext:value-type="float">
            <text:p>0.002296652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10019819" calcext:value-type="float">
            <text:p>0.9192100198</text:p>
          </table:table-cell>
          <table:table-cell office:value-type="float" office:value="0.000866974900162" calcext:value-type="float">
            <text:p>0.0008669749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13424315" calcext:value-type="float">
            <text:p>0.9192134243</text:p>
          </table:table-cell>
          <table:table-cell office:value-type="float" office:value="0.00228336815216" calcext:value-type="float">
            <text:p>0.002283368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13424315" calcext:value-type="float">
            <text:p>0.9192134243</text:p>
          </table:table-cell>
          <table:table-cell office:value-type="float" office:value="0.00228336815216" calcext:value-type="float">
            <text:p>0.002283368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13424315" calcext:value-type="float">
            <text:p>0.9192134243</text:p>
          </table:table-cell>
          <table:table-cell office:value-type="float" office:value="0.00228336815216" calcext:value-type="float">
            <text:p>0.002283368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23051372" calcext:value-type="float">
            <text:p>0.9192230514</text:p>
          </table:table-cell>
          <table:table-cell office:value-type="float" office:value="0.00226977474294" calcext:value-type="float">
            <text:p>0.002269774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32676764" calcext:value-type="float">
            <text:p>0.9192326768</text:p>
          </table:table-cell>
          <table:table-cell office:value-type="float" office:value="0.00225618394116" calcext:value-type="float">
            <text:p>0.002256183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232676764" calcext:value-type="float">
            <text:p>0.9192326768</text:p>
          </table:table-cell>
          <table:table-cell office:value-type="float" office:value="0.00225618394116" calcext:value-type="float">
            <text:p>0.0022561839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379968131" calcext:value-type="float">
            <text:p>0.9193799681</text:p>
          </table:table-cell>
          <table:table-cell office:value-type="float" office:value="0.00340394755593" calcext:value-type="float">
            <text:p>0.003403947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784612098" calcext:value-type="float">
            <text:p>0.9197846121</text:p>
          </table:table-cell>
          <table:table-cell office:value-type="float" office:value="0.01252987086" calcext:value-type="float">
            <text:p>0.0125298709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19849207829" calcext:value-type="float">
            <text:p>0.9198492078</text:p>
          </table:table-cell>
          <table:table-cell office:value-type="float" office:value="0.00107483471844" calcext:value-type="float">
            <text:p>0.001074834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0169949526" calcext:value-type="float">
            <text:p>0.9201699495</text:p>
          </table:table-cell>
          <table:table-cell office:value-type="float" office:value="0.0081763348697" calcext:value-type="float">
            <text:p>0.008176334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0593458614" calcext:value-type="float">
            <text:p>0.9205934586</text:p>
          </table:table-cell>
          <table:table-cell office:value-type="float" office:value="0.00649764105031" calcext:value-type="float">
            <text:p>0.006497641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0673509545" calcext:value-type="float">
            <text:p>0.9206735095</text:p>
          </table:table-cell>
          <table:table-cell office:value-type="float" office:value="0.00514252822246" calcext:value-type="float">
            <text:p>0.005142528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0792528005" calcext:value-type="float">
            <text:p>0.920792528</text:p>
          </table:table-cell>
          <table:table-cell office:value-type="float" office:value="0.00326982279243" calcext:value-type="float">
            <text:p>0.0032698228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1024484594" calcext:value-type="float">
            <text:p>0.9210244846</text:p>
          </table:table-cell>
          <table:table-cell office:value-type="float" office:value="0.0119655415948" calcext:value-type="float">
            <text:p>0.011965541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1245791513" calcext:value-type="float">
            <text:p>0.9212457915</text:p>
          </table:table-cell>
          <table:table-cell office:value-type="float" office:value="0.00553302620127" calcext:value-type="float">
            <text:p>0.0055330262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1391819047" calcext:value-type="float">
            <text:p>0.921391819</text:p>
          </table:table-cell>
          <table:table-cell office:value-type="float" office:value="0.00748110295611" calcext:value-type="float">
            <text:p>0.00748110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1792070488" calcext:value-type="float">
            <text:p>0.9217920705</text:p>
          </table:table-cell>
          <table:table-cell office:value-type="float" office:value="0.00360527924011" calcext:value-type="float">
            <text:p>0.003605279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112114158" calcext:value-type="float">
            <text:p>0.9221121142</text:p>
          </table:table-cell>
          <table:table-cell office:value-type="float" office:value="0.0034779312287" calcext:value-type="float">
            <text:p>0.003477931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117649981" calcext:value-type="float">
            <text:p>0.92211765</text:p>
          </table:table-cell>
          <table:table-cell office:value-type="float" office:value="0.00573296263211" calcext:value-type="float">
            <text:p>0.005732962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486964382" calcext:value-type="float">
            <text:p>0.9224869644</text:p>
          </table:table-cell>
          <table:table-cell office:value-type="float" office:value="0.00408829785827" calcext:value-type="float">
            <text:p>0.004088297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7112111" calcext:value-type="float">
            <text:p>0.9228711211</text:p>
          </table:table-cell>
          <table:table-cell office:value-type="float" office:value="0.00129454064505" calcext:value-type="float">
            <text:p>0.001294540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7112111" calcext:value-type="float">
            <text:p>0.9228711211</text:p>
          </table:table-cell>
          <table:table-cell office:value-type="float" office:value="0.00129454064505" calcext:value-type="float">
            <text:p>0.001294540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7112111" calcext:value-type="float">
            <text:p>0.9228711211</text:p>
          </table:table-cell>
          <table:table-cell office:value-type="float" office:value="0.00129454064505" calcext:value-type="float">
            <text:p>0.001294540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7112111" calcext:value-type="float">
            <text:p>0.9228711211</text:p>
          </table:table-cell>
          <table:table-cell office:value-type="float" office:value="0.00129454064505" calcext:value-type="float">
            <text:p>0.001294540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7112111" calcext:value-type="float">
            <text:p>0.9228711211</text:p>
          </table:table-cell>
          <table:table-cell office:value-type="float" office:value="0.00129454064505" calcext:value-type="float">
            <text:p>0.001294540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7112111" calcext:value-type="float">
            <text:p>0.9228711211</text:p>
          </table:table-cell>
          <table:table-cell office:value-type="float" office:value="0.00129454064505" calcext:value-type="float">
            <text:p>0.0012945406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99791581" calcext:value-type="float">
            <text:p>0.9228997916</text:p>
          </table:table-cell>
          <table:table-cell office:value-type="float" office:value="0.00127360123831" calcext:value-type="float">
            <text:p>0.001273601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99791581" calcext:value-type="float">
            <text:p>0.9228997916</text:p>
          </table:table-cell>
          <table:table-cell office:value-type="float" office:value="0.00127360123831" calcext:value-type="float">
            <text:p>0.001273601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99791581" calcext:value-type="float">
            <text:p>0.9228997916</text:p>
          </table:table-cell>
          <table:table-cell office:value-type="float" office:value="0.00127360123831" calcext:value-type="float">
            <text:p>0.001273601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99791581" calcext:value-type="float">
            <text:p>0.9228997916</text:p>
          </table:table-cell>
          <table:table-cell office:value-type="float" office:value="0.00127360123831" calcext:value-type="float">
            <text:p>0.001273601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899791581" calcext:value-type="float">
            <text:p>0.9228997916</text:p>
          </table:table-cell>
          <table:table-cell office:value-type="float" office:value="0.00127360123831" calcext:value-type="float">
            <text:p>0.001273601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>
          <table:table-cell office:value-type="float" office:value="0.922899791581" calcext:value-type="float">
            <text:p>0.9228997916</text:p>
          </table:table-cell>
          <table:table-cell office:value-type="float" office:value="0.00127360123831" calcext:value-type="float">
            <text:p>0.0012736012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2968199366" calcext:value-type="float">
            <text:p>0.9229681994</text:p>
          </table:table-cell>
          <table:table-cell office:value-type="float" office:value="0.00925308583474" calcext:value-type="float">
            <text:p>0.0092530858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090747037" calcext:value-type="float">
            <text:p>0.923090747</text:p>
          </table:table-cell>
          <table:table-cell office:value-type="float" office:value="0.0118761259756" calcext:value-type="float">
            <text:p>0.01187612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470416873" calcext:value-type="float">
            <text:p>0.9234704169</text:p>
          </table:table-cell>
          <table:table-cell office:value-type="float" office:value="0.0013117891277" calcext:value-type="float">
            <text:p>0.001311789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470416873" calcext:value-type="float">
            <text:p>0.9234704169</text:p>
          </table:table-cell>
          <table:table-cell office:value-type="float" office:value="0.0013117891277" calcext:value-type="float">
            <text:p>0.001311789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470416873" calcext:value-type="float">
            <text:p>0.9234704169</text:p>
          </table:table-cell>
          <table:table-cell office:value-type="float" office:value="0.0013117891277" calcext:value-type="float">
            <text:p>0.001311789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470416873" calcext:value-type="float">
            <text:p>0.9234704169</text:p>
          </table:table-cell>
          <table:table-cell office:value-type="float" office:value="0.0013117891277" calcext:value-type="float">
            <text:p>0.001311789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470416873" calcext:value-type="float">
            <text:p>0.9234704169</text:p>
          </table:table-cell>
          <table:table-cell office:value-type="float" office:value="0.0013117891277" calcext:value-type="float">
            <text:p>0.001311789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470416873" calcext:value-type="float">
            <text:p>0.9234704169</text:p>
          </table:table-cell>
          <table:table-cell office:value-type="float" office:value="0.0013117891277" calcext:value-type="float">
            <text:p>0.0013117891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593013181" calcext:value-type="float">
            <text:p>0.9235930132</text:p>
          </table:table-cell>
          <table:table-cell office:value-type="float" office:value="0.00231398264163" calcext:value-type="float">
            <text:p>0.0023139826</text:p>
          </table:table-cell>
          <table:table-cell office:value-type="string" calcext:value-type="string">
            <text:p>log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60333988" calcext:value-type="float">
            <text:p>0.9236033399</text:p>
          </table:table-cell>
          <table:table-cell office:value-type="float" office:value="0.00845507364768" calcext:value-type="float">
            <text:p>0.008455073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770175425" calcext:value-type="float">
            <text:p>0.9237701754</text:p>
          </table:table-cell>
          <table:table-cell office:value-type="float" office:value="0.00916046869243" calcext:value-type="float">
            <text:p>0.0091604687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3801598387" calcext:value-type="float">
            <text:p>0.9238015984</text:p>
          </table:table-cell>
          <table:table-cell office:value-type="float" office:value="0.00321555791789" calcext:value-type="float">
            <text:p>0.003215557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>
          <table:table-cell office:value-type="float" office:value="0.924158954398" calcext:value-type="float">
            <text:p>0.9241589544</text:p>
          </table:table-cell>
          <table:table-cell office:value-type="float" office:value="0.010907466508" calcext:value-type="float">
            <text:p>0.0109074665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03213655" calcext:value-type="float">
            <text:p>0.9244032137</text:p>
          </table:table-cell>
          <table:table-cell office:value-type="float" office:value="0.00209665368633" calcext:value-type="float">
            <text:p>0.002096653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03213655" calcext:value-type="float">
            <text:p>0.9244032137</text:p>
          </table:table-cell>
          <table:table-cell office:value-type="float" office:value="0.00209665368633" calcext:value-type="float">
            <text:p>0.002096653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03213655" calcext:value-type="float">
            <text:p>0.9244032137</text:p>
          </table:table-cell>
          <table:table-cell office:value-type="float" office:value="0.00209665368633" calcext:value-type="float">
            <text:p>0.002096653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03213655" calcext:value-type="float">
            <text:p>0.9244032137</text:p>
          </table:table-cell>
          <table:table-cell office:value-type="float" office:value="0.00209665368633" calcext:value-type="float">
            <text:p>0.002096653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03213655" calcext:value-type="float">
            <text:p>0.9244032137</text:p>
          </table:table-cell>
          <table:table-cell office:value-type="float" office:value="0.00209665368633" calcext:value-type="float">
            <text:p>0.002096653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03213655" calcext:value-type="float">
            <text:p>0.9244032137</text:p>
          </table:table-cell>
          <table:table-cell office:value-type="float" office:value="0.00209665368633" calcext:value-type="float">
            <text:p>0.002096653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440813264" calcext:value-type="float">
            <text:p>0.9244408133</text:p>
          </table:table-cell>
          <table:table-cell office:value-type="float" office:value="0.00339910622662" calcext:value-type="float">
            <text:p>0.0033991062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4889472478" calcext:value-type="float">
            <text:p>0.9248894725</text:p>
          </table:table-cell>
          <table:table-cell office:value-type="float" office:value="0.0184182449772" calcext:value-type="float">
            <text:p>0.01841824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46207465" calcext:value-type="float">
            <text:p>0.9255462075</text:p>
          </table:table-cell>
          <table:table-cell office:value-type="float" office:value="0.00346544195417" calcext:value-type="float">
            <text:p>0.00346544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46207465" calcext:value-type="float">
            <text:p>0.9255462075</text:p>
          </table:table-cell>
          <table:table-cell office:value-type="float" office:value="0.00346544195417" calcext:value-type="float">
            <text:p>0.00346544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46207465" calcext:value-type="float">
            <text:p>0.9255462075</text:p>
          </table:table-cell>
          <table:table-cell office:value-type="float" office:value="0.00346544195417" calcext:value-type="float">
            <text:p>0.00346544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46207465" calcext:value-type="float">
            <text:p>0.9255462075</text:p>
          </table:table-cell>
          <table:table-cell office:value-type="float" office:value="0.00346544195417" calcext:value-type="float">
            <text:p>0.00346544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46207465" calcext:value-type="float">
            <text:p>0.9255462075</text:p>
          </table:table-cell>
          <table:table-cell office:value-type="float" office:value="0.00346544195417" calcext:value-type="float">
            <text:p>0.00346544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46207465" calcext:value-type="float">
            <text:p>0.9255462075</text:p>
          </table:table-cell>
          <table:table-cell office:value-type="float" office:value="0.00346544195417" calcext:value-type="float">
            <text:p>0.00346544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595970466" calcext:value-type="float">
            <text:p>0.9255959705</text:p>
          </table:table-cell>
          <table:table-cell office:value-type="float" office:value="0.00742329053192" calcext:value-type="float">
            <text:p>0.007423290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661049031" calcext:value-type="float">
            <text:p>0.925661049</text:p>
          </table:table-cell>
          <table:table-cell office:value-type="float" office:value="0.00342943942933" calcext:value-type="float">
            <text:p>0.0034294394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689244955" calcext:value-type="float">
            <text:p>0.925689245</text:p>
          </table:table-cell>
          <table:table-cell office:value-type="float" office:value="0.00346588336688" calcext:value-type="float">
            <text:p>0.0034658834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689244955" calcext:value-type="float">
            <text:p>0.925689245</text:p>
          </table:table-cell>
          <table:table-cell office:value-type="float" office:value="0.00346588336688" calcext:value-type="float">
            <text:p>0.0034658834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689244955" calcext:value-type="float">
            <text:p>0.925689245</text:p>
          </table:table-cell>
          <table:table-cell office:value-type="float" office:value="0.00346588336688" calcext:value-type="float">
            <text:p>0.0034658834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689244955" calcext:value-type="float">
            <text:p>0.925689245</text:p>
          </table:table-cell>
          <table:table-cell office:value-type="float" office:value="0.00346588336688" calcext:value-type="float">
            <text:p>0.0034658834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689244955" calcext:value-type="float">
            <text:p>0.925689245</text:p>
          </table:table-cell>
          <table:table-cell office:value-type="float" office:value="0.00346588336688" calcext:value-type="float">
            <text:p>0.0034658834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795017781" calcext:value-type="float">
            <text:p>0.9257950178</text:p>
          </table:table-cell>
          <table:table-cell office:value-type="float" office:value="0.0121043966644" calcext:value-type="float">
            <text:p>0.012104396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5831192472" calcext:value-type="float">
            <text:p>0.9258311925</text:p>
          </table:table-cell>
          <table:table-cell office:value-type="float" office:value="0.00391152303056" calcext:value-type="float">
            <text:p>0.00391152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01489843" calcext:value-type="float">
            <text:p>0.9260148984</text:p>
          </table:table-cell>
          <table:table-cell office:value-type="float" office:value="0.00511360790456" calcext:value-type="float">
            <text:p>0.005113607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144532749" calcext:value-type="float">
            <text:p>0.9261445327</text:p>
          </table:table-cell>
          <table:table-cell office:value-type="float" office:value="0.00343405061086" calcext:value-type="float">
            <text:p>0.003434050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144532749" calcext:value-type="float">
            <text:p>0.9261445327</text:p>
          </table:table-cell>
          <table:table-cell office:value-type="float" office:value="0.00343405061086" calcext:value-type="float">
            <text:p>0.003434050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144532749" calcext:value-type="float">
            <text:p>0.9261445327</text:p>
          </table:table-cell>
          <table:table-cell office:value-type="float" office:value="0.00343405061086" calcext:value-type="float">
            <text:p>0.003434050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144532749" calcext:value-type="float">
            <text:p>0.9261445327</text:p>
          </table:table-cell>
          <table:table-cell office:value-type="float" office:value="0.00343405061086" calcext:value-type="float">
            <text:p>0.003434050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144532749" calcext:value-type="float">
            <text:p>0.9261445327</text:p>
          </table:table-cell>
          <table:table-cell office:value-type="float" office:value="0.00343405061086" calcext:value-type="float">
            <text:p>0.003434050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144532749" calcext:value-type="float">
            <text:p>0.9261445327</text:p>
          </table:table-cell>
          <table:table-cell office:value-type="float" office:value="0.00343405061086" calcext:value-type="float">
            <text:p>0.003434050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325515758" calcext:value-type="float">
            <text:p>0.9263255158</text:p>
          </table:table-cell>
          <table:table-cell office:value-type="float" office:value="0.00327762665632" calcext:value-type="float">
            <text:p>0.003277626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07418508" calcext:value-type="float">
            <text:p>0.9267074185</text:p>
          </table:table-cell>
          <table:table-cell office:value-type="float" office:value="0.00188741674438" calcext:value-type="float">
            <text:p>0.0018874167</text:p>
          </table:table-cell>
          <table:table-cell office:value-type="string" calcext:value-type="string">
            <text:p>Non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759512904" calcext:value-type="float">
            <text:p>0.9267595129</text:p>
          </table:table-cell>
          <table:table-cell office:value-type="float" office:value="0.00557109194396" calcext:value-type="float">
            <text:p>0.005571091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858549239" calcext:value-type="float">
            <text:p>0.9268585492</text:p>
          </table:table-cell>
          <table:table-cell office:value-type="float" office:value="0.00536685581723" calcext:value-type="float">
            <text:p>0.005366855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6942659233" calcext:value-type="float">
            <text:p>0.9269426592</text:p>
          </table:table-cell>
          <table:table-cell office:value-type="float" office:value="0.00842415340739" calcext:value-type="float">
            <text:p>0.008424153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718082622" calcext:value-type="float">
            <text:p>0.9271808262</text:p>
          </table:table-cell>
          <table:table-cell office:value-type="float" office:value="0.00323843202327" calcext:value-type="float">
            <text:p>0.00323843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7214391974" calcext:value-type="float">
            <text:p>0.927214392</text:p>
          </table:table-cell>
          <table:table-cell office:value-type="float" office:value="0.00865842210553" calcext:value-type="float">
            <text:p>0.0086584221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7665332867" calcext:value-type="float">
            <text:p>0.9276653329</text:p>
          </table:table-cell>
          <table:table-cell office:value-type="float" office:value="0.007666354453" calcext:value-type="float">
            <text:p>0.007666354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775935993" calcext:value-type="float">
            <text:p>0.9277593599</text:p>
          </table:table-cell>
          <table:table-cell office:value-type="float" office:value="0.00615267881253" calcext:value-type="float">
            <text:p>0.006152678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005689005" calcext:value-type="float">
            <text:p>0.928005689</text:p>
          </table:table-cell>
          <table:table-cell office:value-type="float" office:value="0.00812962424424" calcext:value-type="float">
            <text:p>0.008129624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186839889" calcext:value-type="float">
            <text:p>0.9281868399</text:p>
          </table:table-cell>
          <table:table-cell office:value-type="float" office:value="0.000847543940756" calcext:value-type="float">
            <text:p>0.000847543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401101289" calcext:value-type="float">
            <text:p>0.9284011013</text:p>
          </table:table-cell>
          <table:table-cell office:value-type="float" office:value="0.00298309636162" calcext:value-type="float">
            <text:p>0.002983096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566538936" calcext:value-type="float">
            <text:p>0.9285665389</text:p>
          </table:table-cell>
          <table:table-cell office:value-type="float" office:value="0.0065247875706" calcext:value-type="float">
            <text:p>0.0065247876</text:p>
          </table:table-cell>
          <table:table-cell office:value-type="string" calcext:value-type="string">
            <text:p>sqr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585109837" calcext:value-type="float">
            <text:p>0.9285851098</text:p>
          </table:table-cell>
          <table:table-cell office:value-type="float" office:value="0.0126018298713" calcext:value-type="float">
            <text:p>0.012601829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76499491" calcext:value-type="float">
            <text:p>0.9287649949</text:p>
          </table:table-cell>
          <table:table-cell office:value-type="float" office:value="0.00284061941705" calcext:value-type="float">
            <text:p>0.002840619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768687974" calcext:value-type="float">
            <text:p>0.928768688</text:p>
          </table:table-cell>
          <table:table-cell office:value-type="float" office:value="0.00729115197164" calcext:value-type="float">
            <text:p>0.00729115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866681248" calcext:value-type="float">
            <text:p>0.9288666812</text:p>
          </table:table-cell>
          <table:table-cell office:value-type="float" office:value="0.00250892568071" calcext:value-type="float">
            <text:p>0.002508925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935760968" calcext:value-type="float">
            <text:p>0.928935761</text:p>
          </table:table-cell>
          <table:table-cell office:value-type="float" office:value="0.00180282719557" calcext:value-type="float">
            <text:p>0.001802827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8937952882" calcext:value-type="float">
            <text:p>0.9289379529</text:p>
          </table:table-cell>
          <table:table-cell office:value-type="float" office:value="0.0116254238464" calcext:value-type="float">
            <text:p>0.011625423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093529611" calcext:value-type="float">
            <text:p>0.9290935296</text:p>
          </table:table-cell>
          <table:table-cell office:value-type="float" office:value="0.0142469084892" calcext:value-type="float">
            <text:p>0.014246908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172667349" calcext:value-type="float">
            <text:p>0.9291726673</text:p>
          </table:table-cell>
          <table:table-cell office:value-type="float" office:value="0.00361244609324" calcext:value-type="float">
            <text:p>0.003612446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494580004" calcext:value-type="float">
            <text:p>0.92949458</text:p>
          </table:table-cell>
          <table:table-cell office:value-type="float" office:value="0.0049994245505" calcext:value-type="float">
            <text:p>0.004999424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501922503" calcext:value-type="float">
            <text:p>0.9295019225</text:p>
          </table:table-cell>
          <table:table-cell office:value-type="float" office:value="0.00283993141199" calcext:value-type="float">
            <text:p>0.0028399314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547836372" calcext:value-type="float">
            <text:p>0.9295478364</text:p>
          </table:table-cell>
          <table:table-cell office:value-type="float" office:value="0.00776064872903" calcext:value-type="float">
            <text:p>0.007760648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684493047" calcext:value-type="float">
            <text:p>0.929684493</text:p>
          </table:table-cell>
          <table:table-cell office:value-type="float" office:value="0.00464519709358" calcext:value-type="float">
            <text:p>0.004645197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866259756" calcext:value-type="float">
            <text:p>0.9298662598</text:p>
          </table:table-cell>
          <table:table-cell office:value-type="float" office:value="0.00182527142434" calcext:value-type="float">
            <text:p>0.001825271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29882809186" calcext:value-type="float">
            <text:p>0.9298828092</text:p>
          </table:table-cell>
          <table:table-cell office:value-type="float" office:value="0.00455154830353" calcext:value-type="float">
            <text:p>0.004551548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0161854003" calcext:value-type="float">
            <text:p>0.930161854</text:p>
          </table:table-cell>
          <table:table-cell office:value-type="float" office:value="0.00154186251515" calcext:value-type="float">
            <text:p>0.001541862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0220619416" calcext:value-type="float">
            <text:p>0.9302206194</text:p>
          </table:table-cell>
          <table:table-cell office:value-type="float" office:value="0.00583068837802" calcext:value-type="float">
            <text:p>0.005830688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0368362591" calcext:value-type="float">
            <text:p>0.9303683626</text:p>
          </table:table-cell>
          <table:table-cell office:value-type="float" office:value="0.00713957327843" calcext:value-type="float">
            <text:p>0.007139573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0921973073" calcext:value-type="float">
            <text:p>0.9309219731</text:p>
          </table:table-cell>
          <table:table-cell office:value-type="float" office:value="0.00134706124854" calcext:value-type="float">
            <text:p>0.001347061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0928043764" calcext:value-type="float">
            <text:p>0.9309280438</text:p>
          </table:table-cell>
          <table:table-cell office:value-type="float" office:value="0.00343900961195" calcext:value-type="float">
            <text:p>0.003439009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063618239" calcext:value-type="float">
            <text:p>0.9310636182</text:p>
          </table:table-cell>
          <table:table-cell office:value-type="float" office:value="0.00193237613048" calcext:value-type="float">
            <text:p>0.001932376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281658148" calcext:value-type="float">
            <text:p>0.9312816581</text:p>
          </table:table-cell>
          <table:table-cell office:value-type="float" office:value="0.00570701584172" calcext:value-type="float">
            <text:p>0.005707015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351338187" calcext:value-type="float">
            <text:p>0.9313513382</text:p>
          </table:table-cell>
          <table:table-cell office:value-type="float" office:value="0.00252910877338" calcext:value-type="float">
            <text:p>0.002529108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823306294" calcext:value-type="float">
            <text:p>0.9318233063</text:p>
          </table:table-cell>
          <table:table-cell office:value-type="float" office:value="0.00717495722038" calcext:value-type="float">
            <text:p>0.007174957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867483855" calcext:value-type="float">
            <text:p>0.9318674839</text:p>
          </table:table-cell>
          <table:table-cell office:value-type="float" office:value="0.00362057534451" calcext:value-type="float">
            <text:p>0.003620575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922212846" calcext:value-type="float">
            <text:p>0.9319222128</text:p>
          </table:table-cell>
          <table:table-cell office:value-type="float" office:value="0.000627176638051" calcext:value-type="float">
            <text:p>0.0006271766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943418923" calcext:value-type="float">
            <text:p>0.9319434189</text:p>
          </table:table-cell>
          <table:table-cell office:value-type="float" office:value="0.00801393274537" calcext:value-type="float">
            <text:p>0.008013932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944137146" calcext:value-type="float">
            <text:p>0.9319441371</text:p>
          </table:table-cell>
          <table:table-cell office:value-type="float" office:value="0.00555669335056" calcext:value-type="float">
            <text:p>0.005556693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1985856792" calcext:value-type="float">
            <text:p>0.9319858568</text:p>
          </table:table-cell>
          <table:table-cell office:value-type="float" office:value="0.00663295815656" calcext:value-type="float">
            <text:p>0.006632958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2136517164" calcext:value-type="float">
            <text:p>0.9321365172</text:p>
          </table:table-cell>
          <table:table-cell office:value-type="float" office:value="0.0022955581182" calcext:value-type="float">
            <text:p>0.002295558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2199946036" calcext:value-type="float">
            <text:p>0.932199946</text:p>
          </table:table-cell>
          <table:table-cell office:value-type="float" office:value="0.00709798553113" calcext:value-type="float">
            <text:p>0.007097985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2285846504" calcext:value-type="float">
            <text:p>0.9322858465</text:p>
          </table:table-cell>
          <table:table-cell office:value-type="float" office:value="0.00492401810668" calcext:value-type="float">
            <text:p>0.004924018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2515037388" calcext:value-type="float">
            <text:p>0.9325150374</text:p>
          </table:table-cell>
          <table:table-cell office:value-type="float" office:value="0.00338623915024" calcext:value-type="float">
            <text:p>0.003386239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2582727762" calcext:value-type="float">
            <text:p>0.9325827278</text:p>
          </table:table-cell>
          <table:table-cell office:value-type="float" office:value="0.00421858345133" calcext:value-type="float">
            <text:p>0.004218583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119129605" calcext:value-type="float">
            <text:p>0.9331191296</text:p>
          </table:table-cell>
          <table:table-cell office:value-type="float" office:value="0.0026179845371" calcext:value-type="float">
            <text:p>0.002617984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328664985" calcext:value-type="float">
            <text:p>0.933328665</text:p>
          </table:table-cell>
          <table:table-cell office:value-type="float" office:value="0.00655282236404" calcext:value-type="float">
            <text:p>0.006552822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338941792" calcext:value-type="float">
            <text:p>0.9333389418</text:p>
          </table:table-cell>
          <table:table-cell office:value-type="float" office:value="0.00489037918234" calcext:value-type="float">
            <text:p>0.004890379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554275856" calcext:value-type="float">
            <text:p>0.9335542759</text:p>
          </table:table-cell>
          <table:table-cell office:value-type="float" office:value="0.0060104561068" calcext:value-type="float">
            <text:p>0.006010456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76646202" calcext:value-type="float">
            <text:p>0.933766462</text:p>
          </table:table-cell>
          <table:table-cell office:value-type="float" office:value="0.00510808681262" calcext:value-type="float">
            <text:p>0.005108086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85874162" calcext:value-type="float">
            <text:p>0.9338587416</text:p>
          </table:table-cell>
          <table:table-cell office:value-type="float" office:value="0.00412527651039" calcext:value-type="float">
            <text:p>0.004125276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868351464" calcext:value-type="float">
            <text:p>0.9338683515</text:p>
          </table:table-cell>
          <table:table-cell office:value-type="float" office:value="0.00734737405388" calcext:value-type="float">
            <text:p>0.007347374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879207327" calcext:value-type="float">
            <text:p>0.9338792073</text:p>
          </table:table-cell>
          <table:table-cell office:value-type="float" office:value="0.00654988561926" calcext:value-type="float">
            <text:p>0.006549885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3959553213" calcext:value-type="float">
            <text:p>0.9339595532</text:p>
          </table:table-cell>
          <table:table-cell office:value-type="float" office:value="0.00106594834499" calcext:value-type="float">
            <text:p>0.001065948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270330718" calcext:value-type="float">
            <text:p>0.9342703307</text:p>
          </table:table-cell>
          <table:table-cell office:value-type="float" office:value="0.00215572966241" calcext:value-type="float">
            <text:p>0.002155729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964737958" calcext:value-type="float">
            <text:p>0.934964738</text:p>
          </table:table-cell>
          <table:table-cell office:value-type="float" office:value="0.00604515070175" calcext:value-type="float">
            <text:p>0.006045150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964737958" calcext:value-type="float">
            <text:p>0.934964738</text:p>
          </table:table-cell>
          <table:table-cell office:value-type="float" office:value="0.00604515070175" calcext:value-type="float">
            <text:p>0.006045150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964737958" calcext:value-type="float">
            <text:p>0.934964738</text:p>
          </table:table-cell>
          <table:table-cell office:value-type="float" office:value="0.00604515070175" calcext:value-type="float">
            <text:p>0.006045150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964737958" calcext:value-type="float">
            <text:p>0.934964738</text:p>
          </table:table-cell>
          <table:table-cell office:value-type="float" office:value="0.00604515070175" calcext:value-type="float">
            <text:p>0.006045150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964737958" calcext:value-type="float">
            <text:p>0.934964738</text:p>
          </table:table-cell>
          <table:table-cell office:value-type="float" office:value="0.00604515070175" calcext:value-type="float">
            <text:p>0.006045150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4964737958" calcext:value-type="float">
            <text:p>0.934964738</text:p>
          </table:table-cell>
          <table:table-cell office:value-type="float" office:value="0.00604515070175" calcext:value-type="float">
            <text:p>0.006045150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0614639" calcext:value-type="float">
            <text:p>0.9350614639</text:p>
          </table:table-cell>
          <table:table-cell office:value-type="float" office:value="0.00249271618911" calcext:value-type="float">
            <text:p>0.002492716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0614639" calcext:value-type="float">
            <text:p>0.9350614639</text:p>
          </table:table-cell>
          <table:table-cell office:value-type="float" office:value="0.00249271618911" calcext:value-type="float">
            <text:p>0.0024927162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070946305" calcext:value-type="float">
            <text:p>0.9350709463</text:p>
          </table:table-cell>
          <table:table-cell office:value-type="float" office:value="0.00249621045236" calcext:value-type="float">
            <text:p>0.0024962105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17852693" calcext:value-type="float">
            <text:p>0.9351178527</text:p>
          </table:table-cell>
          <table:table-cell office:value-type="float" office:value="0.0024157925643" calcext:value-type="float">
            <text:p>0.0024157926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27335098" calcext:value-type="float">
            <text:p>0.9351273351</text:p>
          </table:table-cell>
          <table:table-cell office:value-type="float" office:value="0.00241917691251" calcext:value-type="float">
            <text:p>0.002419176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27335098" calcext:value-type="float">
            <text:p>0.9351273351</text:p>
          </table:table-cell>
          <table:table-cell office:value-type="float" office:value="0.00241917691251" calcext:value-type="float">
            <text:p>0.002419176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43546731" calcext:value-type="float">
            <text:p>0.9351435467</text:p>
          </table:table-cell>
          <table:table-cell office:value-type="float" office:value="0.00255767892858" calcext:value-type="float">
            <text:p>0.002557678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43546731" calcext:value-type="float">
            <text:p>0.9351435467</text:p>
          </table:table-cell>
          <table:table-cell office:value-type="float" office:value="0.00255767892858" calcext:value-type="float">
            <text:p>0.002557678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43546731" calcext:value-type="float">
            <text:p>0.9351435467</text:p>
          </table:table-cell>
          <table:table-cell office:value-type="float" office:value="0.00255767892858" calcext:value-type="float">
            <text:p>0.002557678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43546731" calcext:value-type="float">
            <text:p>0.9351435467</text:p>
          </table:table-cell>
          <table:table-cell office:value-type="float" office:value="0.00255767892858" calcext:value-type="float">
            <text:p>0.002557678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43546731" calcext:value-type="float">
            <text:p>0.9351435467</text:p>
          </table:table-cell>
          <table:table-cell office:value-type="float" office:value="0.00255767892858" calcext:value-type="float">
            <text:p>0.002557678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143546731" calcext:value-type="float">
            <text:p>0.9351435467</text:p>
          </table:table-cell>
          <table:table-cell office:value-type="float" office:value="0.00255767892858" calcext:value-type="float">
            <text:p>0.0025576789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62499866" calcext:value-type="float">
            <text:p>0.9352624999</text:p>
          </table:table-cell>
          <table:table-cell office:value-type="float" office:value="0.00342632505233" calcext:value-type="float">
            <text:p>0.003426325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67676587" calcext:value-type="float">
            <text:p>0.9352676766</text:p>
          </table:table-cell>
          <table:table-cell office:value-type="float" office:value="0.00237561870713" calcext:value-type="float">
            <text:p>0.002375618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67676587" calcext:value-type="float">
            <text:p>0.9352676766</text:p>
          </table:table-cell>
          <table:table-cell office:value-type="float" office:value="0.00237561870713" calcext:value-type="float">
            <text:p>0.0023756187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77060638" calcext:value-type="float">
            <text:p>0.9352770606</text:p>
          </table:table-cell>
          <table:table-cell office:value-type="float" office:value="0.00236279800746" calcext:value-type="float">
            <text:p>0.00236279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77060638" calcext:value-type="float">
            <text:p>0.9352770606</text:p>
          </table:table-cell>
          <table:table-cell office:value-type="float" office:value="0.00236279800746" calcext:value-type="float">
            <text:p>0.00236279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77060638" calcext:value-type="float">
            <text:p>0.9352770606</text:p>
          </table:table-cell>
          <table:table-cell office:value-type="float" office:value="0.00236279800746" calcext:value-type="float">
            <text:p>0.002362798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286607062" calcext:value-type="float">
            <text:p>0.9352866071</text:p>
          </table:table-cell>
          <table:table-cell office:value-type="float" office:value="0.0023500442586" calcext:value-type="float">
            <text:p>0.0023500443</text:p>
          </table:table-cell>
          <table:table-cell office:value-type="string" calcext:value-type="string">
            <text:p>Non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309650079" calcext:value-type="float">
            <text:p>0.9353096501</text:p>
          </table:table-cell>
          <table:table-cell office:value-type="float" office:value="0.0116294693157" calcext:value-type="float">
            <text:p>0.011629469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348186565" calcext:value-type="float">
            <text:p>0.9353481866</text:p>
          </table:table-cell>
          <table:table-cell office:value-type="float" office:value="0.00500675348592" calcext:value-type="float">
            <text:p>0.005006753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368702354" calcext:value-type="float">
            <text:p>0.9353687024</text:p>
          </table:table-cell>
          <table:table-cell office:value-type="float" office:value="0.0129438029097" calcext:value-type="float">
            <text:p>0.012943802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400011644" calcext:value-type="float">
            <text:p>0.9354000116</text:p>
          </table:table-cell>
          <table:table-cell office:value-type="float" office:value="0.00404362824129" calcext:value-type="float">
            <text:p>0.0040436282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438253633" calcext:value-type="float">
            <text:p>0.9354382536</text:p>
          </table:table-cell>
          <table:table-cell office:value-type="float" office:value="0.00403033232357" calcext:value-type="float">
            <text:p>0.004030332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633607622" calcext:value-type="float">
            <text:p>0.9356336076</text:p>
          </table:table-cell>
          <table:table-cell office:value-type="float" office:value="0.00603305171819" calcext:value-type="float">
            <text:p>0.006033051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700178619" calcext:value-type="float">
            <text:p>0.9357001786</text:p>
          </table:table-cell>
          <table:table-cell office:value-type="float" office:value="0.00371486331156" calcext:value-type="float">
            <text:p>0.003714863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776519039" calcext:value-type="float">
            <text:p>0.935776519</text:p>
          </table:table-cell>
          <table:table-cell office:value-type="float" office:value="0.00640280734766" calcext:value-type="float">
            <text:p>0.006402807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785688869" calcext:value-type="float">
            <text:p>0.9357856889</text:p>
          </table:table-cell>
          <table:table-cell office:value-type="float" office:value="0.00640882059559" calcext:value-type="float">
            <text:p>0.006408820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794475355" calcext:value-type="float">
            <text:p>0.9357944754</text:p>
          </table:table-cell>
          <table:table-cell office:value-type="float" office:value="0.00681581492329" calcext:value-type="float">
            <text:p>0.006815814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832058994" calcext:value-type="float">
            <text:p>0.935832059</text:p>
          </table:table-cell>
          <table:table-cell office:value-type="float" office:value="0.00632433323765" calcext:value-type="float">
            <text:p>0.0063243332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841228824" calcext:value-type="float">
            <text:p>0.9358412288</text:p>
          </table:table-cell>
          <table:table-cell office:value-type="float" office:value="0.00633034057632" calcext:value-type="float">
            <text:p>0.006330340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841228824" calcext:value-type="float">
            <text:p>0.9358412288</text:p>
          </table:table-cell>
          <table:table-cell office:value-type="float" office:value="0.00633034057632" calcext:value-type="float">
            <text:p>0.006330340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841228824" calcext:value-type="float">
            <text:p>0.9358412288</text:p>
          </table:table-cell>
          <table:table-cell office:value-type="float" office:value="0.00633034057632" calcext:value-type="float">
            <text:p>0.0063303406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592140347" calcext:value-type="float">
            <text:p>0.9359214035</text:p>
          </table:table-cell>
          <table:table-cell office:value-type="float" office:value="0.00569175748309" calcext:value-type="float">
            <text:p>0.005691757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050273989" calcext:value-type="float">
            <text:p>0.936050274</text:p>
          </table:table-cell>
          <table:table-cell office:value-type="float" office:value="0.00330849188518" calcext:value-type="float">
            <text:p>0.003308491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063130779" calcext:value-type="float">
            <text:p>0.9360631308</text:p>
          </table:table-cell>
          <table:table-cell office:value-type="float" office:value="0.0050120309504" calcext:value-type="float">
            <text:p>0.00501203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073403869" calcext:value-type="float">
            <text:p>0.9360734039</text:p>
          </table:table-cell>
          <table:table-cell office:value-type="float" office:value="0.00613494667627" calcext:value-type="float">
            <text:p>0.006134946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092361666" calcext:value-type="float">
            <text:p>0.9360923617</text:p>
          </table:table-cell>
          <table:table-cell office:value-type="float" office:value="0.00614762188747" calcext:value-type="float">
            <text:p>0.006147621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101453564" calcext:value-type="float">
            <text:p>0.9361014536</text:p>
          </table:table-cell>
          <table:table-cell office:value-type="float" office:value="0.00617433989668" calcext:value-type="float">
            <text:p>0.0061743399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110434815" calcext:value-type="float">
            <text:p>0.9361104348</text:p>
          </table:table-cell>
          <table:table-cell office:value-type="float" office:value="0.00618105682117" calcext:value-type="float">
            <text:p>0.0061810568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119676986" calcext:value-type="float">
            <text:p>0.936119677</text:p>
          </table:table-cell>
          <table:table-cell office:value-type="float" office:value="0.00616799421147" calcext:value-type="float">
            <text:p>0.0061679942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14774764" calcext:value-type="float">
            <text:p>0.9361477476</text:p>
          </table:table-cell>
          <table:table-cell office:value-type="float" office:value="0.00616684773782" calcext:value-type="float">
            <text:p>0.006166847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308942117" calcext:value-type="float">
            <text:p>0.9363089421</text:p>
          </table:table-cell>
          <table:table-cell office:value-type="float" office:value="0.00744215037403" calcext:value-type="float">
            <text:p>0.007442150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337346638" calcext:value-type="float">
            <text:p>0.9363373466</text:p>
          </table:table-cell>
          <table:table-cell office:value-type="float" office:value="0.00688835134728" calcext:value-type="float">
            <text:p>0.006888351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375908951" calcext:value-type="float">
            <text:p>0.936375909</text:p>
          </table:table-cell>
          <table:table-cell office:value-type="float" office:value="0.00240662997825" calcext:value-type="float">
            <text:p>0.0024066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750735301" calcext:value-type="float">
            <text:p>0.9367507353</text:p>
          </table:table-cell>
          <table:table-cell office:value-type="float" office:value="0.00482576531526" calcext:value-type="float">
            <text:p>0.004825765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76122715" calcext:value-type="float">
            <text:p>0.9367612272</text:p>
          </table:table-cell>
          <table:table-cell office:value-type="float" office:value="0.00572578772216" calcext:value-type="float">
            <text:p>0.005725787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762568632" calcext:value-type="float">
            <text:p>0.9367625686</text:p>
          </table:table-cell>
          <table:table-cell office:value-type="float" office:value="0.00597695756116" calcext:value-type="float">
            <text:p>0.005976957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939959452" calcext:value-type="float">
            <text:p>0.9369399595</text:p>
          </table:table-cell>
          <table:table-cell office:value-type="float" office:value="0.00705205246484" calcext:value-type="float">
            <text:p>0.007052052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6993128313" calcext:value-type="float">
            <text:p>0.9369931283</text:p>
          </table:table-cell>
          <table:table-cell office:value-type="float" office:value="0.00949257238271" calcext:value-type="float">
            <text:p>0.009492572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014688337" calcext:value-type="float">
            <text:p>0.9370146883</text:p>
          </table:table-cell>
          <table:table-cell office:value-type="float" office:value="0.00657809529649" calcext:value-type="float">
            <text:p>0.006578095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164540866" calcext:value-type="float">
            <text:p>0.9371645409</text:p>
          </table:table-cell>
          <table:table-cell office:value-type="float" office:value="0.0046386128375" calcext:value-type="float">
            <text:p>0.004638612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19400864" calcext:value-type="float">
            <text:p>0.9371940086</text:p>
          </table:table-cell>
          <table:table-cell office:value-type="float" office:value="0.00509865888655" calcext:value-type="float">
            <text:p>0.0050986589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454897397" calcext:value-type="float">
            <text:p>0.9374548974</text:p>
          </table:table-cell>
          <table:table-cell office:value-type="float" office:value="0.00444677342946" calcext:value-type="float">
            <text:p>0.004446773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481641029" calcext:value-type="float">
            <text:p>0.937481641</text:p>
          </table:table-cell>
          <table:table-cell office:value-type="float" office:value="0.00708375221336" calcext:value-type="float">
            <text:p>0.007083752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722020349" calcext:value-type="float">
            <text:p>0.9377220203</text:p>
          </table:table-cell>
          <table:table-cell office:value-type="float" office:value="0.00558323083129" calcext:value-type="float">
            <text:p>0.005583230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7804142773" calcext:value-type="float">
            <text:p>0.9378041428</text:p>
          </table:table-cell>
          <table:table-cell office:value-type="float" office:value="0.00603741495212" calcext:value-type="float">
            <text:p>0.006037415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8173953436" calcext:value-type="float">
            <text:p>0.9381739534</text:p>
          </table:table-cell>
          <table:table-cell office:value-type="float" office:value="0.00520258607123" calcext:value-type="float">
            <text:p>0.005202586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8200655334" calcext:value-type="float">
            <text:p>0.9382006553</text:p>
          </table:table-cell>
          <table:table-cell office:value-type="float" office:value="0.00210167413118" calcext:value-type="float">
            <text:p>0.002101674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8446970465" calcext:value-type="float">
            <text:p>0.9384469705</text:p>
          </table:table-cell>
          <table:table-cell office:value-type="float" office:value="0.00379438296814" calcext:value-type="float">
            <text:p>0.00379438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8553668044" calcext:value-type="float">
            <text:p>0.938553668</text:p>
          </table:table-cell>
          <table:table-cell office:value-type="float" office:value="0.0125852027815" calcext:value-type="float">
            <text:p>0.012585202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8663168369" calcext:value-type="float">
            <text:p>0.9386631684</text:p>
          </table:table-cell>
          <table:table-cell office:value-type="float" office:value="0.00524920766443" calcext:value-type="float">
            <text:p>0.005249207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007827794" calcext:value-type="float">
            <text:p>0.9390078278</text:p>
          </table:table-cell>
          <table:table-cell office:value-type="float" office:value="0.00582942875674" calcext:value-type="float">
            <text:p>0.005829428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545150301" calcext:value-type="float">
            <text:p>0.9395451503</text:p>
          </table:table-cell>
          <table:table-cell office:value-type="float" office:value="0.00261273825219" calcext:value-type="float">
            <text:p>0.002612738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547868521" calcext:value-type="float">
            <text:p>0.9395478685</text:p>
          </table:table-cell>
          <table:table-cell office:value-type="float" office:value="0.00277536200086" calcext:value-type="float">
            <text:p>0.002775362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646762684" calcext:value-type="float">
            <text:p>0.9396467627</text:p>
          </table:table-cell>
          <table:table-cell office:value-type="float" office:value="0.00536084061901" calcext:value-type="float">
            <text:p>0.005360840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660112963" calcext:value-type="float">
            <text:p>0.939660113</text:p>
          </table:table-cell>
          <table:table-cell office:value-type="float" office:value="0.0028051717342" calcext:value-type="float">
            <text:p>0.002805171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708841325" calcext:value-type="float">
            <text:p>0.9397088413</text:p>
          </table:table-cell>
          <table:table-cell office:value-type="float" office:value="0.00541718189803" calcext:value-type="float">
            <text:p>0.005417181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39964609638" calcext:value-type="float">
            <text:p>0.9399646096</text:p>
          </table:table-cell>
          <table:table-cell office:value-type="float" office:value="0.00936363160759" calcext:value-type="float">
            <text:p>0.009363631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110942539" calcext:value-type="float">
            <text:p>0.9401109425</text:p>
          </table:table-cell>
          <table:table-cell office:value-type="float" office:value="0.00655182962535" calcext:value-type="float">
            <text:p>0.0065518296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123119674" calcext:value-type="float">
            <text:p>0.9401231197</text:p>
          </table:table-cell>
          <table:table-cell office:value-type="float" office:value="0.00257946440097" calcext:value-type="float">
            <text:p>0.0025794644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12260827" calcext:value-type="float">
            <text:p>0.9402122608</text:p>
          </table:table-cell>
          <table:table-cell office:value-type="float" office:value="0.00329262433705" calcext:value-type="float">
            <text:p>0.003292624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12260827" calcext:value-type="float">
            <text:p>0.9402122608</text:p>
          </table:table-cell>
          <table:table-cell office:value-type="float" office:value="0.00329262433705" calcext:value-type="float">
            <text:p>0.0032926243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21261184" calcext:value-type="float">
            <text:p>0.9402212612</text:p>
          </table:table-cell>
          <table:table-cell office:value-type="float" office:value="0.00330224200479" calcext:value-type="float">
            <text:p>0.003302242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21261184" calcext:value-type="float">
            <text:p>0.9402212612</text:p>
          </table:table-cell>
          <table:table-cell office:value-type="float" office:value="0.00330224200479" calcext:value-type="float">
            <text:p>0.003302242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>
          <table:table-cell office:value-type="float" office:value="0.940221261184" calcext:value-type="float">
            <text:p>0.9402212612</text:p>
          </table:table-cell>
          <table:table-cell office:value-type="float" office:value="0.00330224200479" calcext:value-type="float">
            <text:p>0.003302242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31254957" calcext:value-type="float">
            <text:p>0.940231255</text:p>
          </table:table-cell>
          <table:table-cell office:value-type="float" office:value="0.0057222470503" calcext:value-type="float">
            <text:p>0.005722247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97417093" calcext:value-type="float">
            <text:p>0.9402974171</text:p>
          </table:table-cell>
          <table:table-cell office:value-type="float" office:value="0.00336389166642" calcext:value-type="float">
            <text:p>0.003363891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97417093" calcext:value-type="float">
            <text:p>0.9402974171</text:p>
          </table:table-cell>
          <table:table-cell office:value-type="float" office:value="0.00336389166642" calcext:value-type="float">
            <text:p>0.003363891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97417093" calcext:value-type="float">
            <text:p>0.9402974171</text:p>
          </table:table-cell>
          <table:table-cell office:value-type="float" office:value="0.00336389166642" calcext:value-type="float">
            <text:p>0.003363891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97417093" calcext:value-type="float">
            <text:p>0.9402974171</text:p>
          </table:table-cell>
          <table:table-cell office:value-type="float" office:value="0.00336389166642" calcext:value-type="float">
            <text:p>0.003363891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297417093" calcext:value-type="float">
            <text:p>0.9402974171</text:p>
          </table:table-cell>
          <table:table-cell office:value-type="float" office:value="0.00336389166642" calcext:value-type="float">
            <text:p>0.0033638917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485402275" calcext:value-type="float">
            <text:p>0.9404854023</text:p>
          </table:table-cell>
          <table:table-cell office:value-type="float" office:value="0.00361087568398" calcext:value-type="float">
            <text:p>0.003610875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804653831" calcext:value-type="float">
            <text:p>0.9408046538</text:p>
          </table:table-cell>
          <table:table-cell office:value-type="float" office:value="0.00722071350919" calcext:value-type="float">
            <text:p>0.007220713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089491401" calcext:value-type="float">
            <text:p>0.940894914</text:p>
          </table:table-cell>
          <table:table-cell office:value-type="float" office:value="0.00831883547175" calcext:value-type="float">
            <text:p>0.008318835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1275119703" calcext:value-type="float">
            <text:p>0.9412751197</text:p>
          </table:table-cell>
          <table:table-cell office:value-type="float" office:value="0.00718995267431" calcext:value-type="float">
            <text:p>0.007189952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1377239605" calcext:value-type="float">
            <text:p>0.9413772396</text:p>
          </table:table-cell>
          <table:table-cell office:value-type="float" office:value="0.00564339244925" calcext:value-type="float">
            <text:p>0.005643392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1420576009" calcext:value-type="float">
            <text:p>0.941420576</text:p>
          </table:table-cell>
          <table:table-cell office:value-type="float" office:value="0.00299577916565" calcext:value-type="float">
            <text:p>0.0029957792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1617016737" calcext:value-type="float">
            <text:p>0.9416170167</text:p>
          </table:table-cell>
          <table:table-cell office:value-type="float" office:value="0.00190159747634" calcext:value-type="float">
            <text:p>0.001901597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1688222052" calcext:value-type="float">
            <text:p>0.9416882221</text:p>
          </table:table-cell>
          <table:table-cell office:value-type="float" office:value="0.00218797789699" calcext:value-type="float">
            <text:p>0.002187977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1824816219" calcext:value-type="float">
            <text:p>0.9418248162</text:p>
          </table:table-cell>
          <table:table-cell office:value-type="float" office:value="0.0113360841413" calcext:value-type="float">
            <text:p>0.0113360841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002776581" calcext:value-type="float">
            <text:p>0.9420027766</text:p>
          </table:table-cell>
          <table:table-cell office:value-type="float" office:value="0.00510260926451" calcext:value-type="float">
            <text:p>0.005102609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372656023" calcext:value-type="float">
            <text:p>0.942372656</text:p>
          </table:table-cell>
          <table:table-cell office:value-type="float" office:value="0.00933112349075" calcext:value-type="float">
            <text:p>0.009331123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783662895" calcext:value-type="float">
            <text:p>0.9427836629</text:p>
          </table:table-cell>
          <table:table-cell office:value-type="float" office:value="0.00824919411991" calcext:value-type="float">
            <text:p>0.008249194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783662895" calcext:value-type="float">
            <text:p>0.9427836629</text:p>
          </table:table-cell>
          <table:table-cell office:value-type="float" office:value="0.00824919411991" calcext:value-type="float">
            <text:p>0.008249194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783662895" calcext:value-type="float">
            <text:p>0.9427836629</text:p>
          </table:table-cell>
          <table:table-cell office:value-type="float" office:value="0.00824919411991" calcext:value-type="float">
            <text:p>0.008249194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783662895" calcext:value-type="float">
            <text:p>0.9427836629</text:p>
          </table:table-cell>
          <table:table-cell office:value-type="float" office:value="0.00824919411991" calcext:value-type="float">
            <text:p>0.008249194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783662895" calcext:value-type="float">
            <text:p>0.9427836629</text:p>
          </table:table-cell>
          <table:table-cell office:value-type="float" office:value="0.00824919411991" calcext:value-type="float">
            <text:p>0.0082491941</text:p>
          </table:table-cell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291789818" calcext:value-type="float">
            <text:p>0.9429178982</text:p>
          </table:table-cell>
          <table:table-cell office:value-type="float" office:value="0.00795963394178" calcext:value-type="float">
            <text:p>0.007959633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3006004334" calcext:value-type="float">
            <text:p>0.9430060043</text:p>
          </table:table-cell>
          <table:table-cell office:value-type="float" office:value="0.00194477434377" calcext:value-type="float">
            <text:p>0.001944774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334391977" calcext:value-type="float">
            <text:p>0.9433439198</text:p>
          </table:table-cell>
          <table:table-cell office:value-type="float" office:value="0.00472444024538" calcext:value-type="float">
            <text:p>0.004724440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3584617815" calcext:value-type="float">
            <text:p>0.9435846178</text:p>
          </table:table-cell>
          <table:table-cell office:value-type="float" office:value="0.00671243495498" calcext:value-type="float">
            <text:p>0.00671243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3767898475" calcext:value-type="float">
            <text:p>0.9437678985</text:p>
          </table:table-cell>
          <table:table-cell office:value-type="float" office:value="0.0027423043374" calcext:value-type="float">
            <text:p>0.002742304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3937106733" calcext:value-type="float">
            <text:p>0.9439371067</text:p>
          </table:table-cell>
          <table:table-cell office:value-type="float" office:value="0.00704254186259" calcext:value-type="float">
            <text:p>0.007042541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4294351667" calcext:value-type="float">
            <text:p>0.9442943517</text:p>
          </table:table-cell>
          <table:table-cell office:value-type="float" office:value="0.00667233588923" calcext:value-type="float">
            <text:p>0.006672335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4633572516" calcext:value-type="float">
            <text:p>0.9446335725</text:p>
          </table:table-cell>
          <table:table-cell office:value-type="float" office:value="0.00377369752932" calcext:value-type="float">
            <text:p>0.003773697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480944049" calcext:value-type="float">
            <text:p>0.9448094405</text:p>
          </table:table-cell>
          <table:table-cell office:value-type="float" office:value="0.00484165634814" calcext:value-type="float">
            <text:p>0.0048416563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5188638161" calcext:value-type="float">
            <text:p>0.9451886382</text:p>
          </table:table-cell>
          <table:table-cell office:value-type="float" office:value="0.00306347406673" calcext:value-type="float">
            <text:p>0.003063474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5691040148" calcext:value-type="float">
            <text:p>0.9456910401</text:p>
          </table:table-cell>
          <table:table-cell office:value-type="float" office:value="0.00642865973815" calcext:value-type="float">
            <text:p>0.006428659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025638216" calcext:value-type="float">
            <text:p>0.9460256382</text:p>
          </table:table-cell>
          <table:table-cell office:value-type="float" office:value="0.00370152574996" calcext:value-type="float">
            <text:p>0.003701525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335069989" calcext:value-type="float">
            <text:p>0.94633507</text:p>
          </table:table-cell>
          <table:table-cell office:value-type="float" office:value="0.00817346000772" calcext:value-type="float">
            <text:p>0.0081734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489316987" calcext:value-type="float">
            <text:p>0.946489317</text:p>
          </table:table-cell>
          <table:table-cell office:value-type="float" office:value="0.00406562875137" calcext:value-type="float">
            <text:p>0.004065628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532254904" calcext:value-type="float">
            <text:p>0.9465322549</text:p>
          </table:table-cell>
          <table:table-cell office:value-type="float" office:value="0.00168094948599" calcext:value-type="float">
            <text:p>0.001680949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557349547" calcext:value-type="float">
            <text:p>0.9465573495</text:p>
          </table:table-cell>
          <table:table-cell office:value-type="float" office:value="0.00370915543784" calcext:value-type="float">
            <text:p>0.003709155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562520775" calcext:value-type="float">
            <text:p>0.9465625208</text:p>
          </table:table-cell>
          <table:table-cell office:value-type="float" office:value="0.00396918487443" calcext:value-type="float">
            <text:p>0.003969184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761541363" calcext:value-type="float">
            <text:p>0.9467615414</text:p>
          </table:table-cell>
          <table:table-cell office:value-type="float" office:value="0.00267908454588" calcext:value-type="float">
            <text:p>0.002679084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764192158" calcext:value-type="float">
            <text:p>0.9467641922</text:p>
          </table:table-cell>
          <table:table-cell office:value-type="float" office:value="0.00215224506017" calcext:value-type="float">
            <text:p>0.002152245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6986263421" calcext:value-type="float">
            <text:p>0.9469862634</text:p>
          </table:table-cell>
          <table:table-cell office:value-type="float" office:value="0.0129732046475" calcext:value-type="float">
            <text:p>0.012973204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7181646618" calcext:value-type="float">
            <text:p>0.9471816466</text:p>
          </table:table-cell>
          <table:table-cell office:value-type="float" office:value="0.00267312648375" calcext:value-type="float">
            <text:p>0.002673126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7478289212" calcext:value-type="float">
            <text:p>0.9474782892</text:p>
          </table:table-cell>
          <table:table-cell office:value-type="float" office:value="0.00158700740485" calcext:value-type="float">
            <text:p>0.001587007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7791887478" calcext:value-type="float">
            <text:p>0.9477918875</text:p>
          </table:table-cell>
          <table:table-cell office:value-type="float" office:value="0.00118255064126" calcext:value-type="float">
            <text:p>0.001182550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7791887478" calcext:value-type="float">
            <text:p>0.9477918875</text:p>
          </table:table-cell>
          <table:table-cell office:value-type="float" office:value="0.00118255064126" calcext:value-type="float">
            <text:p>0.001182550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7791887478" calcext:value-type="float">
            <text:p>0.9477918875</text:p>
          </table:table-cell>
          <table:table-cell office:value-type="float" office:value="0.00118255064126" calcext:value-type="float">
            <text:p>0.001182550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7867734064" calcext:value-type="float">
            <text:p>0.9478677341</text:p>
          </table:table-cell>
          <table:table-cell office:value-type="float" office:value="0.00229727463941" calcext:value-type="float">
            <text:p>0.0022972746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0868941" calcext:value-type="float">
            <text:p>0.9480868941</text:p>
          </table:table-cell>
          <table:table-cell office:value-type="float" office:value="0.00446706778488" calcext:value-type="float">
            <text:p>0.004467067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104710382" calcext:value-type="float">
            <text:p>0.9481047104</text:p>
          </table:table-cell>
          <table:table-cell office:value-type="float" office:value="0.00317624726999" calcext:value-type="float">
            <text:p>0.0031762473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116828161" calcext:value-type="float">
            <text:p>0.9481168282</text:p>
          </table:table-cell>
          <table:table-cell office:value-type="float" office:value="0.0118832317292" calcext:value-type="float">
            <text:p>0.011883231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187529413" calcext:value-type="float">
            <text:p>0.9481875294</text:p>
          </table:table-cell>
          <table:table-cell office:value-type="float" office:value="0.00621816369177" calcext:value-type="float">
            <text:p>0.006218163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392653164" calcext:value-type="float">
            <text:p>0.9483926532</text:p>
          </table:table-cell>
          <table:table-cell office:value-type="float" office:value="0.00334075106298" calcext:value-type="float">
            <text:p>0.003340751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470489312" calcext:value-type="float">
            <text:p>0.9484704893</text:p>
          </table:table-cell>
          <table:table-cell office:value-type="float" office:value="0.0051327710771" calcext:value-type="float">
            <text:p>0.0051327711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812847245" calcext:value-type="float">
            <text:p>0.9488128472</text:p>
          </table:table-cell>
          <table:table-cell office:value-type="float" office:value="0.0023660670227" calcext:value-type="float">
            <text:p>0.00236606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8993008733" calcext:value-type="float">
            <text:p>0.9489930087</text:p>
          </table:table-cell>
          <table:table-cell office:value-type="float" office:value="0.000918664416151" calcext:value-type="float">
            <text:p>0.000918664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014212312" calcext:value-type="float">
            <text:p>0.9490142123</text:p>
          </table:table-cell>
          <table:table-cell office:value-type="float" office:value="0.00263932631075" calcext:value-type="float">
            <text:p>0.002639326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466448096" calcext:value-type="float">
            <text:p>0.9494664481</text:p>
          </table:table-cell>
          <table:table-cell office:value-type="float" office:value="0.00184663703956" calcext:value-type="float">
            <text:p>0.00184663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564004985" calcext:value-type="float">
            <text:p>0.949564005</text:p>
          </table:table-cell>
          <table:table-cell office:value-type="float" office:value="0.00502294581734" calcext:value-type="float">
            <text:p>0.0050229458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80149519" calcext:value-type="float">
            <text:p>0.9498014952</text:p>
          </table:table-cell>
          <table:table-cell office:value-type="float" office:value="0.00433518802033" calcext:value-type="float">
            <text:p>0.004335188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803900435" calcext:value-type="float">
            <text:p>0.9498039004</text:p>
          </table:table-cell>
          <table:table-cell office:value-type="float" office:value="0.00159281935042" calcext:value-type="float">
            <text:p>0.001592819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827966086" calcext:value-type="float">
            <text:p>0.9498279661</text:p>
          </table:table-cell>
          <table:table-cell office:value-type="float" office:value="0.00568752857109" calcext:value-type="float">
            <text:p>0.005687528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839960437" calcext:value-type="float">
            <text:p>0.9498399604</text:p>
          </table:table-cell>
          <table:table-cell office:value-type="float" office:value="0.00470140272986" calcext:value-type="float">
            <text:p>0.004701402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49866192714" calcext:value-type="float">
            <text:p>0.9498661927</text:p>
          </table:table-cell>
          <table:table-cell office:value-type="float" office:value="0.00270553109225" calcext:value-type="float">
            <text:p>0.0027055311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067439633" calcext:value-type="float">
            <text:p>0.9500674396</text:p>
          </table:table-cell>
          <table:table-cell office:value-type="float" office:value="0.00250852507257" calcext:value-type="float">
            <text:p>0.002508525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303259247" calcext:value-type="float">
            <text:p>0.9503032592</text:p>
          </table:table-cell>
          <table:table-cell office:value-type="float" office:value="0.00523481020124" calcext:value-type="float">
            <text:p>0.0052348102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569491141" calcext:value-type="float">
            <text:p>0.9505694911</text:p>
          </table:table-cell>
          <table:table-cell office:value-type="float" office:value="0.000662242298336" calcext:value-type="float">
            <text:p>0.000662242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579923975" calcext:value-type="float">
            <text:p>0.950579924</text:p>
          </table:table-cell>
          <table:table-cell office:value-type="float" office:value="0.00251480711458" calcext:value-type="float">
            <text:p>0.002514807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594578219" calcext:value-type="float">
            <text:p>0.9505945782</text:p>
          </table:table-cell>
          <table:table-cell office:value-type="float" office:value="0.00405393524198" calcext:value-type="float">
            <text:p>0.004053935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807331025" calcext:value-type="float">
            <text:p>0.950807331</text:p>
          </table:table-cell>
          <table:table-cell office:value-type="float" office:value="0.00400397251238" calcext:value-type="float">
            <text:p>0.0040039725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84020667" calcext:value-type="float">
            <text:p>0.9508402067</text:p>
          </table:table-cell>
          <table:table-cell office:value-type="float" office:value="0.003694617915" calcext:value-type="float">
            <text:p>0.003694617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0930810181" calcext:value-type="float">
            <text:p>0.9509308102</text:p>
          </table:table-cell>
          <table:table-cell office:value-type="float" office:value="0.00733358850982" calcext:value-type="float">
            <text:p>0.007333588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14754672" calcext:value-type="float">
            <text:p>0.9511475467</text:p>
          </table:table-cell>
          <table:table-cell office:value-type="float" office:value="0.00478845888625" calcext:value-type="float">
            <text:p>0.004788458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228793849" calcext:value-type="float">
            <text:p>0.9512287938</text:p>
          </table:table-cell>
          <table:table-cell office:value-type="float" office:value="0.00471069694484" calcext:value-type="float">
            <text:p>0.0047106969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316008939" calcext:value-type="float">
            <text:p>0.9513160089</text:p>
          </table:table-cell>
          <table:table-cell office:value-type="float" office:value="0.00706481324196" calcext:value-type="float">
            <text:p>0.0070648132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370012485" calcext:value-type="float">
            <text:p>0.9513700125</text:p>
          </table:table-cell>
          <table:table-cell office:value-type="float" office:value="0.000910043240195" calcext:value-type="float">
            <text:p>0.0009100432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499531338" calcext:value-type="float">
            <text:p>0.9514995313</text:p>
          </table:table-cell>
          <table:table-cell office:value-type="float" office:value="0.00152944183456" calcext:value-type="float">
            <text:p>0.0015294418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624375702" calcext:value-type="float">
            <text:p>0.9516243757</text:p>
          </table:table-cell>
          <table:table-cell office:value-type="float" office:value="0.00226494117032" calcext:value-type="float">
            <text:p>0.002264941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624375702" calcext:value-type="float">
            <text:p>0.9516243757</text:p>
          </table:table-cell>
          <table:table-cell office:value-type="float" office:value="0.00226494117032" calcext:value-type="float">
            <text:p>0.0022649412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624375702" calcext:value-type="float">
            <text:p>0.9516243757</text:p>
          </table:table-cell>
          <table:table-cell office:value-type="float" office:value="0.00226494117032" calcext:value-type="float">
            <text:p>0.0022649412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654515808" calcext:value-type="float">
            <text:p>0.9516545158</text:p>
          </table:table-cell>
          <table:table-cell office:value-type="float" office:value="0.000960881403069" calcext:value-type="float">
            <text:p>0.0009608814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758325327" calcext:value-type="float">
            <text:p>0.9517583253</text:p>
          </table:table-cell>
          <table:table-cell office:value-type="float" office:value="0.00167803209068" calcext:value-type="float">
            <text:p>0.001678032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812461029" calcext:value-type="float">
            <text:p>0.951812461</text:p>
          </table:table-cell>
          <table:table-cell office:value-type="float" office:value="0.00217766735319" calcext:value-type="float">
            <text:p>0.002177667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812461029" calcext:value-type="float">
            <text:p>0.951812461</text:p>
          </table:table-cell>
          <table:table-cell office:value-type="float" office:value="0.00217766735319" calcext:value-type="float">
            <text:p>0.002177667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812461029" calcext:value-type="float">
            <text:p>0.951812461</text:p>
          </table:table-cell>
          <table:table-cell office:value-type="float" office:value="0.00217766735319" calcext:value-type="float">
            <text:p>0.0021776674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1847429493" calcext:value-type="float">
            <text:p>0.9518474295</text:p>
          </table:table-cell>
          <table:table-cell office:value-type="float" office:value="0.00373238657947" calcext:value-type="float">
            <text:p>0.003732386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2327747917" calcext:value-type="float">
            <text:p>0.9523277479</text:p>
          </table:table-cell>
          <table:table-cell office:value-type="float" office:value="0.0028389954917" calcext:value-type="float">
            <text:p>0.0028389955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2638325098" calcext:value-type="float">
            <text:p>0.9526383251</text:p>
          </table:table-cell>
          <table:table-cell office:value-type="float" office:value="0.00355736949939" calcext:value-type="float">
            <text:p>0.003557369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2743019291" calcext:value-type="float">
            <text:p>0.9527430193</text:p>
          </table:table-cell>
          <table:table-cell office:value-type="float" office:value="0.00311959632068" calcext:value-type="float">
            <text:p>0.0031195963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2767613462" calcext:value-type="float">
            <text:p>0.9527676135</text:p>
          </table:table-cell>
          <table:table-cell office:value-type="float" office:value="0.00401155990212" calcext:value-type="float">
            <text:p>0.004011559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06036545" calcext:value-type="float">
            <text:p>0.9530603655</text:p>
          </table:table-cell>
          <table:table-cell office:value-type="float" office:value="0.000828284022114" calcext:value-type="float">
            <text:p>0.00082828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216653541" calcext:value-type="float">
            <text:p>0.9532166535</text:p>
          </table:table-cell>
          <table:table-cell office:value-type="float" office:value="0.00220985746434" calcext:value-type="float">
            <text:p>0.002209857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278253246" calcext:value-type="float">
            <text:p>0.9532782532</text:p>
          </table:table-cell>
          <table:table-cell office:value-type="float" office:value="0.000688653467219" calcext:value-type="float">
            <text:p>0.000688653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401280623" calcext:value-type="float">
            <text:p>0.9534012806</text:p>
          </table:table-cell>
          <table:table-cell office:value-type="float" office:value="0.00529286167109" calcext:value-type="float">
            <text:p>0.005292861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584617941" calcext:value-type="float">
            <text:p>0.9535846179</text:p>
          </table:table-cell>
          <table:table-cell office:value-type="float" office:value="0.00192004270378" calcext:value-type="float">
            <text:p>0.001920042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584617941" calcext:value-type="float">
            <text:p>0.9535846179</text:p>
          </table:table-cell>
          <table:table-cell office:value-type="float" office:value="0.00192004270378" calcext:value-type="float">
            <text:p>0.001920042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584617941" calcext:value-type="float">
            <text:p>0.9535846179</text:p>
          </table:table-cell>
          <table:table-cell office:value-type="float" office:value="0.00192004270378" calcext:value-type="float">
            <text:p>0.001920042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584617941" calcext:value-type="float">
            <text:p>0.9535846179</text:p>
          </table:table-cell>
          <table:table-cell office:value-type="float" office:value="0.00192004270378" calcext:value-type="float">
            <text:p>0.001920042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584617941" calcext:value-type="float">
            <text:p>0.9535846179</text:p>
          </table:table-cell>
          <table:table-cell office:value-type="float" office:value="0.00192004270378" calcext:value-type="float">
            <text:p>0.001920042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610069356" calcext:value-type="float">
            <text:p>0.9536100694</text:p>
          </table:table-cell>
          <table:table-cell office:value-type="float" office:value="0.00239309797262" calcext:value-type="float">
            <text:p>0.002393098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627565947" calcext:value-type="float">
            <text:p>0.9536275659</text:p>
          </table:table-cell>
          <table:table-cell office:value-type="float" office:value="0.00194374311766" calcext:value-type="float">
            <text:p>0.001943743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627565947" calcext:value-type="float">
            <text:p>0.9536275659</text:p>
          </table:table-cell>
          <table:table-cell office:value-type="float" office:value="0.00194374311766" calcext:value-type="float">
            <text:p>0.001943743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627565947" calcext:value-type="float">
            <text:p>0.9536275659</text:p>
          </table:table-cell>
          <table:table-cell office:value-type="float" office:value="0.00194374311766" calcext:value-type="float">
            <text:p>0.001943743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627565947" calcext:value-type="float">
            <text:p>0.9536275659</text:p>
          </table:table-cell>
          <table:table-cell office:value-type="float" office:value="0.00194374311766" calcext:value-type="float">
            <text:p>0.001943743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3751592618" calcext:value-type="float">
            <text:p>0.9537515926</text:p>
          </table:table-cell>
          <table:table-cell office:value-type="float" office:value="0.00551350970196" calcext:value-type="float">
            <text:p>0.005513509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002162486" calcext:value-type="float">
            <text:p>0.9540021625</text:p>
          </table:table-cell>
          <table:table-cell office:value-type="float" office:value="0.00245741533083" calcext:value-type="float">
            <text:p>0.0024574153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015049703" calcext:value-type="float">
            <text:p>0.9540150497</text:p>
          </table:table-cell>
          <table:table-cell office:value-type="float" office:value="0.000644071490571" calcext:value-type="float">
            <text:p>0.0006440715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018617389" calcext:value-type="float">
            <text:p>0.9540186174</text:p>
          </table:table-cell>
          <table:table-cell office:value-type="float" office:value="0.0045406069722" calcext:value-type="float">
            <text:p>0.00454060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105676006" calcext:value-type="float">
            <text:p>0.954105676</text:p>
          </table:table-cell>
          <table:table-cell office:value-type="float" office:value="0.00155414778388" calcext:value-type="float">
            <text:p>0.001554147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105676006" calcext:value-type="float">
            <text:p>0.954105676</text:p>
          </table:table-cell>
          <table:table-cell office:value-type="float" office:value="0.00155414778388" calcext:value-type="float">
            <text:p>0.001554147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105676006" calcext:value-type="float">
            <text:p>0.954105676</text:p>
          </table:table-cell>
          <table:table-cell office:value-type="float" office:value="0.00155414778388" calcext:value-type="float">
            <text:p>0.001554147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188097825" calcext:value-type="float">
            <text:p>0.9541880978</text:p>
          </table:table-cell>
          <table:table-cell office:value-type="float" office:value="0.00536983325513" calcext:value-type="float">
            <text:p>0.0053698333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4598344527" calcext:value-type="float">
            <text:p>0.9545983445</text:p>
          </table:table-cell>
          <table:table-cell office:value-type="float" office:value="0.00353249439385" calcext:value-type="float">
            <text:p>0.0035324944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5010003373" calcext:value-type="float">
            <text:p>0.9550100034</text:p>
          </table:table-cell>
          <table:table-cell office:value-type="float" office:value="0.00310936973472" calcext:value-type="float">
            <text:p>0.0031093697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5085127628" calcext:value-type="float">
            <text:p>0.9550851276</text:p>
          </table:table-cell>
          <table:table-cell office:value-type="float" office:value="0.00454240651172" calcext:value-type="float">
            <text:p>0.0045424065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5126109005" calcext:value-type="float">
            <text:p>0.955126109</text:p>
          </table:table-cell>
          <table:table-cell office:value-type="float" office:value="0.00244016073603" calcext:value-type="float">
            <text:p>0.0024401607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5462982108" calcext:value-type="float">
            <text:p>0.9554629821</text:p>
          </table:table-cell>
          <table:table-cell office:value-type="float" office:value="0.00347322604279" calcext:value-type="float">
            <text:p>0.00347322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5725658002" calcext:value-type="float">
            <text:p>0.955725658</text:p>
          </table:table-cell>
          <table:table-cell office:value-type="float" office:value="0.00531997566095" calcext:value-type="float">
            <text:p>0.0053199757</text:p>
          </table:table-cell>
          <table:table-cell office:value-type="string" calcext:value-type="string">
            <text:p>log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5835439122" calcext:value-type="float">
            <text:p>0.9558354391</text:p>
          </table:table-cell>
          <table:table-cell office:value-type="float" office:value="0.00918743057422" calcext:value-type="float">
            <text:p>0.009187430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102637323" calcext:value-type="float">
            <text:p>0.9561026373</text:p>
          </table:table-cell>
          <table:table-cell office:value-type="float" office:value="0.00538048748047" calcext:value-type="float">
            <text:p>0.0053804875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273852506" calcext:value-type="float">
            <text:p>0.9562738525</text:p>
          </table:table-cell>
          <table:table-cell office:value-type="float" office:value="0.00235758155242" calcext:value-type="float">
            <text:p>0.002357581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273852506" calcext:value-type="float">
            <text:p>0.9562738525</text:p>
          </table:table-cell>
          <table:table-cell office:value-type="float" office:value="0.00235758155242" calcext:value-type="float">
            <text:p>0.00235758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273852506" calcext:value-type="float">
            <text:p>0.9562738525</text:p>
          </table:table-cell>
          <table:table-cell office:value-type="float" office:value="0.00235758155242" calcext:value-type="float">
            <text:p>0.002357581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389429787" calcext:value-type="float">
            <text:p>0.9563894298</text:p>
          </table:table-cell>
          <table:table-cell office:value-type="float" office:value="0.00351506411258" calcext:value-type="float">
            <text:p>0.003515064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39616534" calcext:value-type="float">
            <text:p>0.9563961653</text:p>
          </table:table-cell>
          <table:table-cell office:value-type="float" office:value="0.00202236318581" calcext:value-type="float">
            <text:p>0.002022363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39616534" calcext:value-type="float">
            <text:p>0.9563961653</text:p>
          </table:table-cell>
          <table:table-cell office:value-type="float" office:value="0.00202236318581" calcext:value-type="float">
            <text:p>0.0020223632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39616534" calcext:value-type="float">
            <text:p>0.9563961653</text:p>
          </table:table-cell>
          <table:table-cell office:value-type="float" office:value="0.00202236318581" calcext:value-type="float">
            <text:p>0.0020223632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6615288478" calcext:value-type="float">
            <text:p>0.9566152885</text:p>
          </table:table-cell>
          <table:table-cell office:value-type="float" office:value="0.000692455053413" calcext:value-type="float">
            <text:p>0.0006924551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138370188" calcext:value-type="float">
            <text:p>0.9571383702</text:p>
          </table:table-cell>
          <table:table-cell office:value-type="float" office:value="0.00177894287459" calcext:value-type="float">
            <text:p>0.0017789429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265705441" calcext:value-type="float">
            <text:p>0.9572657054</text:p>
          </table:table-cell>
          <table:table-cell office:value-type="float" office:value="0.00581550766697" calcext:value-type="float">
            <text:p>0.0058155077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355198787" calcext:value-type="float">
            <text:p>0.9573551988</text:p>
          </table:table-cell>
          <table:table-cell office:value-type="float" office:value="0.00278115781318" calcext:value-type="float">
            <text:p>0.002781157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355198787" calcext:value-type="float">
            <text:p>0.9573551988</text:p>
          </table:table-cell>
          <table:table-cell office:value-type="float" office:value="0.00278115781318" calcext:value-type="float">
            <text:p>0.002781157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355198787" calcext:value-type="float">
            <text:p>0.9573551988</text:p>
          </table:table-cell>
          <table:table-cell office:value-type="float" office:value="0.00278115781318" calcext:value-type="float">
            <text:p>0.0027811578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638853046" calcext:value-type="float">
            <text:p>0.957638853</text:p>
          </table:table-cell>
          <table:table-cell office:value-type="float" office:value="0.00246281276944" calcext:value-type="float">
            <text:p>0.0024628128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693072764" calcext:value-type="float">
            <text:p>0.9576930728</text:p>
          </table:table-cell>
          <table:table-cell office:value-type="float" office:value="0.00854586651311" calcext:value-type="float">
            <text:p>0.008545866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760174746" calcext:value-type="float">
            <text:p>0.9577601747</text:p>
          </table:table-cell>
          <table:table-cell office:value-type="float" office:value="0.00248092422646" calcext:value-type="float">
            <text:p>0.0024809242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7848716476" calcext:value-type="float">
            <text:p>0.9578487165</text:p>
          </table:table-cell>
          <table:table-cell office:value-type="float" office:value="0.00197213489425" calcext:value-type="float">
            <text:p>0.001972134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158710491" calcext:value-type="float">
            <text:p>0.9581587105</text:p>
          </table:table-cell>
          <table:table-cell office:value-type="float" office:value="0.00173600458787" calcext:value-type="float">
            <text:p>0.001736004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158710491" calcext:value-type="float">
            <text:p>0.9581587105</text:p>
          </table:table-cell>
          <table:table-cell office:value-type="float" office:value="0.00173600458787" calcext:value-type="float">
            <text:p>0.001736004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158710491" calcext:value-type="float">
            <text:p>0.9581587105</text:p>
          </table:table-cell>
          <table:table-cell office:value-type="float" office:value="0.00173600458787" calcext:value-type="float">
            <text:p>0.001736004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158710491" calcext:value-type="float">
            <text:p>0.9581587105</text:p>
          </table:table-cell>
          <table:table-cell office:value-type="float" office:value="0.00173600458787" calcext:value-type="float">
            <text:p>0.001736004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158710491" calcext:value-type="float">
            <text:p>0.9581587105</text:p>
          </table:table-cell>
          <table:table-cell office:value-type="float" office:value="0.00173600458787" calcext:value-type="float">
            <text:p>0.001736004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158710491" calcext:value-type="float">
            <text:p>0.9581587105</text:p>
          </table:table-cell>
          <table:table-cell office:value-type="float" office:value="0.00173600458787" calcext:value-type="float">
            <text:p>0.001736004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562559117" calcext:value-type="float">
            <text:p>0.9585625591</text:p>
          </table:table-cell>
          <table:table-cell office:value-type="float" office:value="0.00689279585454" calcext:value-type="float">
            <text:p>0.0068927959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799399849" calcext:value-type="float">
            <text:p>0.9587993998</text:p>
          </table:table-cell>
          <table:table-cell office:value-type="float" office:value="0.00236989185371" calcext:value-type="float">
            <text:p>0.002369891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799449046" calcext:value-type="float">
            <text:p>0.958799449</text:p>
          </table:table-cell>
          <table:table-cell office:value-type="float" office:value="0.00238177439138" calcext:value-type="float">
            <text:p>0.002381774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8885127939" calcext:value-type="float">
            <text:p>0.9588851279</text:p>
          </table:table-cell>
          <table:table-cell office:value-type="float" office:value="0.00141594464433" calcext:value-type="float">
            <text:p>0.0014159446</text:p>
          </table:table-cell>
          <table:table-cell office:value-type="string" calcext:value-type="string">
            <text:p>sq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10201137" calcext:value-type="float">
            <text:p>0.9591020114</text:p>
          </table:table-cell>
          <table:table-cell office:value-type="float" office:value="0.00273692640676" calcext:value-type="float">
            <text:p>0.002736926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245618996" calcext:value-type="float">
            <text:p>0.959245619</text:p>
          </table:table-cell>
          <table:table-cell office:value-type="float" office:value="0.00303116290542" calcext:value-type="float">
            <text:p>0.003031162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3965852" calcext:value-type="float">
            <text:p>0.9593965852</text:p>
          </table:table-cell>
          <table:table-cell office:value-type="float" office:value="0.00292400930384" calcext:value-type="float">
            <text:p>0.002924009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425945214" calcext:value-type="float">
            <text:p>0.9594259452</text:p>
          </table:table-cell>
          <table:table-cell office:value-type="float" office:value="0.00378298266423" calcext:value-type="float">
            <text:p>0.003782982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492648341" calcext:value-type="float">
            <text:p>0.9594926483</text:p>
          </table:table-cell>
          <table:table-cell office:value-type="float" office:value="0.00399368209395" calcext:value-type="float">
            <text:p>0.0039936821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533070696" calcext:value-type="float">
            <text:p>0.9595330707</text:p>
          </table:table-cell>
          <table:table-cell office:value-type="float" office:value="0.0030829439376" calcext:value-type="float">
            <text:p>0.0030829439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59967745785" calcext:value-type="float">
            <text:p>0.9599677458</text:p>
          </table:table-cell>
          <table:table-cell office:value-type="float" office:value="0.00305948860539" calcext:value-type="float">
            <text:p>0.0030594886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030435747" calcext:value-type="float">
            <text:p>0.9603043575</text:p>
          </table:table-cell>
          <table:table-cell office:value-type="float" office:value="0.00169095022729" calcext:value-type="float">
            <text:p>0.001690950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1145858947" calcext:value-type="float">
            <text:p>0.9611458589</text:p>
          </table:table-cell>
          <table:table-cell office:value-type="float" office:value="0.00336420239126" calcext:value-type="float">
            <text:p>0.0033642024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1260115443" calcext:value-type="float">
            <text:p>0.9612601154</text:p>
          </table:table-cell>
          <table:table-cell office:value-type="float" office:value="0.00490278707215" calcext:value-type="float">
            <text:p>0.0049027871</text:p>
          </table:table-cell>
          <table:table-cell office:value-type="string" calcext:value-type="string">
            <text:p>lo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1449282678" calcext:value-type="float">
            <text:p>0.9614492827</text:p>
          </table:table-cell>
          <table:table-cell office:value-type="float" office:value="0.00249133674187" calcext:value-type="float">
            <text:p>0.0024913367</text:p>
          </table:table-cell>
          <table:table-cell office:value-type="string" calcext:value-type="string">
            <text:p>log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1455398412" calcext:value-type="float">
            <text:p>0.9614553984</text:p>
          </table:table-cell>
          <table:table-cell office:value-type="float" office:value="0.00443611062308" calcext:value-type="float">
            <text:p>0.0044361106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2165055067" calcext:value-type="float">
            <text:p>0.9621650551</text:p>
          </table:table-cell>
          <table:table-cell office:value-type="float" office:value="0.00292984654654" calcext:value-type="float">
            <text:p>0.002929846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2225977511" calcext:value-type="float">
            <text:p>0.9622259775</text:p>
          </table:table-cell>
          <table:table-cell office:value-type="float" office:value="0.00241870872686" calcext:value-type="float">
            <text:p>0.002418708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2345948237" calcext:value-type="float">
            <text:p>0.9623459482</text:p>
          </table:table-cell>
          <table:table-cell office:value-type="float" office:value="0.00249371516795" calcext:value-type="float">
            <text:p>0.0024937152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2602301392" calcext:value-type="float">
            <text:p>0.9626023014</text:p>
          </table:table-cell>
          <table:table-cell office:value-type="float" office:value="0.00189481163485" calcext:value-type="float">
            <text:p>0.0018948116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2937717173" calcext:value-type="float">
            <text:p>0.9629377172</text:p>
          </table:table-cell>
          <table:table-cell office:value-type="float" office:value="0.0028930203503" calcext:value-type="float">
            <text:p>0.0028930204</text:p>
          </table:table-cell>
          <table:table-cell office:value-type="string" calcext:value-type="string">
            <text:p>sq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218124636" calcext:value-type="float">
            <text:p>0.9632181246</text:p>
          </table:table-cell>
          <table:table-cell office:value-type="float" office:value="0.0049220085135" calcext:value-type="float">
            <text:p>0.0049220085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249478805" calcext:value-type="float">
            <text:p>0.9632494788</text:p>
          </table:table-cell>
          <table:table-cell office:value-type="float" office:value="0.0034618002405" calcext:value-type="float">
            <text:p>0.003461800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264888471" calcext:value-type="float">
            <text:p>0.9632648885</text:p>
          </table:table-cell>
          <table:table-cell office:value-type="float" office:value="0.00358203033901" calcext:value-type="float">
            <text:p>0.003582030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638171239" calcext:value-type="float">
            <text:p>0.9636381712</text:p>
          </table:table-cell>
          <table:table-cell office:value-type="float" office:value="0.00245067268554" calcext:value-type="float">
            <text:p>0.0024506727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873838232" calcext:value-type="float">
            <text:p>0.9638738382</text:p>
          </table:table-cell>
          <table:table-cell office:value-type="float" office:value="0.00248268422568" calcext:value-type="float">
            <text:p>0.0024826842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992490075" calcext:value-type="float">
            <text:p>0.9639924901</text:p>
          </table:table-cell>
          <table:table-cell office:value-type="float" office:value="0.00238485727082" calcext:value-type="float">
            <text:p>0.002384857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399251301" calcext:value-type="float">
            <text:p>0.963992513</text:p>
          </table:table-cell>
          <table:table-cell office:value-type="float" office:value="0.00236995562747" calcext:value-type="float">
            <text:p>0.002369955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4191572143" calcext:value-type="float">
            <text:p>0.9641915721</text:p>
          </table:table-cell>
          <table:table-cell office:value-type="float" office:value="0.00256049836897" calcext:value-type="float">
            <text:p>0.002560498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442546125" calcext:value-type="float">
            <text:p>0.9644254613</text:p>
          </table:table-cell>
          <table:table-cell office:value-type="float" office:value="0.00241599106673" calcext:value-type="float">
            <text:p>0.002415991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4608087689" calcext:value-type="float">
            <text:p>0.9646080877</text:p>
          </table:table-cell>
          <table:table-cell office:value-type="float" office:value="0.000447150190299" calcext:value-type="float">
            <text:p>0.0004471502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523849735" calcext:value-type="float">
            <text:p>0.9652384974</text:p>
          </table:table-cell>
          <table:table-cell office:value-type="float" office:value="0.00206591439276" calcext:value-type="float">
            <text:p>0.002065914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5317638951" calcext:value-type="float">
            <text:p>0.965317639</text:p>
          </table:table-cell>
          <table:table-cell office:value-type="float" office:value="0.00257032517767" calcext:value-type="float">
            <text:p>0.002570325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5499780829" calcext:value-type="float">
            <text:p>0.9654997808</text:p>
          </table:table-cell>
          <table:table-cell office:value-type="float" office:value="0.000694896690211" calcext:value-type="float">
            <text:p>0.00069489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5773448423" calcext:value-type="float">
            <text:p>0.9657734484</text:p>
          </table:table-cell>
          <table:table-cell office:value-type="float" office:value="0.00158488911651" calcext:value-type="float">
            <text:p>0.001584889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580816327" calcext:value-type="float">
            <text:p>0.9658081633</text:p>
          </table:table-cell>
          <table:table-cell office:value-type="float" office:value="0.00295340912626" calcext:value-type="float">
            <text:p>0.002953409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5852340313" calcext:value-type="float">
            <text:p>0.9658523403</text:p>
          </table:table-cell>
          <table:table-cell office:value-type="float" office:value="0.00155470802959" calcext:value-type="float">
            <text:p>0.00155470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6144711563" calcext:value-type="float">
            <text:p>0.9661447116</text:p>
          </table:table-cell>
          <table:table-cell office:value-type="float" office:value="0.00218712725475" calcext:value-type="float">
            <text:p>0.002187127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6263841315" calcext:value-type="float">
            <text:p>0.9662638413</text:p>
          </table:table-cell>
          <table:table-cell office:value-type="float" office:value="0.0000585169314882" calcext:value-type="float">
            <text:p>5.85169314882E-00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6987324571" calcext:value-type="float">
            <text:p>0.9669873246</text:p>
          </table:table-cell>
          <table:table-cell office:value-type="float" office:value="0.000849036669535" calcext:value-type="float">
            <text:p>0.000849036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7054282078" calcext:value-type="float">
            <text:p>0.9670542821</text:p>
          </table:table-cell>
          <table:table-cell office:value-type="float" office:value="0.00224623265034" calcext:value-type="float">
            <text:p>0.0022462327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7165499681" calcext:value-type="float">
            <text:p>0.9671654997</text:p>
          </table:table-cell>
          <table:table-cell office:value-type="float" office:value="0.0024509298984" calcext:value-type="float">
            <text:p>0.002450929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7264519162" calcext:value-type="float">
            <text:p>0.9672645192</text:p>
          </table:table-cell>
          <table:table-cell office:value-type="float" office:value="0.000365738412339" calcext:value-type="float">
            <text:p>0.0003657384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7364005195" calcext:value-type="float">
            <text:p>0.9673640052</text:p>
          </table:table-cell>
          <table:table-cell office:value-type="float" office:value="0.000359022291743" calcext:value-type="float">
            <text:p>0.0003590223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7523771387" calcext:value-type="float">
            <text:p>0.9675237714</text:p>
          </table:table-cell>
          <table:table-cell office:value-type="float" office:value="0.000270508667235" calcext:value-type="float">
            <text:p>0.000270508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037396897" calcext:value-type="float">
            <text:p>0.9680373969</text:p>
          </table:table-cell>
          <table:table-cell office:value-type="float" office:value="0.00028178635749" calcext:value-type="float">
            <text:p>0.0002817864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037719322" calcext:value-type="float">
            <text:p>0.9680377193</text:p>
          </table:table-cell>
          <table:table-cell office:value-type="float" office:value="0.0018332182372" calcext:value-type="float">
            <text:p>0.0018332182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079148924" calcext:value-type="float">
            <text:p>0.9680791489</text:p>
          </table:table-cell>
          <table:table-cell office:value-type="float" office:value="0.00184369032929" calcext:value-type="float">
            <text:p>0.001843690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350215932" calcext:value-type="float">
            <text:p>0.9683502159</text:p>
          </table:table-cell>
          <table:table-cell office:value-type="float" office:value="0.00281363594612" calcext:value-type="float">
            <text:p>0.0028136359</text:p>
          </table:table-cell>
          <table:table-cell office:value-type="string" calcext:value-type="string">
            <text:p>sq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374373656" calcext:value-type="float">
            <text:p>0.9683743737</text:p>
          </table:table-cell>
          <table:table-cell office:value-type="float" office:value="0.00024645493274" calcext:value-type="float">
            <text:p>0.0002464549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375224005" calcext:value-type="float">
            <text:p>0.968375224</text:p>
          </table:table-cell>
          <table:table-cell office:value-type="float" office:value="0.000389061036759" calcext:value-type="float">
            <text:p>0.00038906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440263267" calcext:value-type="float">
            <text:p>0.9684402633</text:p>
          </table:table-cell>
          <table:table-cell office:value-type="float" office:value="0.000611651031235" calcext:value-type="float">
            <text:p>0.00061165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8653308908" calcext:value-type="float">
            <text:p>0.9686533089</text:p>
          </table:table-cell>
          <table:table-cell office:value-type="float" office:value="0.000496865257967" calcext:value-type="float">
            <text:p>0.000496865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009256475" calcext:value-type="float">
            <text:p>0.9690092565</text:p>
          </table:table-cell>
          <table:table-cell office:value-type="float" office:value="0.00278232990843" calcext:value-type="float">
            <text:p>0.0027823299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315863612" calcext:value-type="float">
            <text:p>0.9693158636</text:p>
          </table:table-cell>
          <table:table-cell office:value-type="float" office:value="0.0018022370077" calcext:value-type="float">
            <text:p>0.001802237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486684635" calcext:value-type="float">
            <text:p>0.9694866846</text:p>
          </table:table-cell>
          <table:table-cell office:value-type="float" office:value="0.00194925053423" calcext:value-type="float">
            <text:p>0.001949250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558173566" calcext:value-type="float">
            <text:p>0.9695581736</text:p>
          </table:table-cell>
          <table:table-cell office:value-type="float" office:value="0.00296795262842" calcext:value-type="float">
            <text:p>0.002967952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563116751" calcext:value-type="float">
            <text:p>0.9695631168</text:p>
          </table:table-cell>
          <table:table-cell office:value-type="float" office:value="0.00253584041208" calcext:value-type="float">
            <text:p>0.002535840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636463732" calcext:value-type="float">
            <text:p>0.9696364637</text:p>
          </table:table-cell>
          <table:table-cell office:value-type="float" office:value="0.00166653323914" calcext:value-type="float">
            <text:p>0.0016665332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673940784" calcext:value-type="float">
            <text:p>0.9696739408</text:p>
          </table:table-cell>
          <table:table-cell office:value-type="float" office:value="0.00243341663295" calcext:value-type="float">
            <text:p>0.002433416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77283489" calcext:value-type="float">
            <text:p>0.9697728349</text:p>
          </table:table-cell>
          <table:table-cell office:value-type="float" office:value="0.00242556859074" calcext:value-type="float">
            <text:p>0.002425568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789321327" calcext:value-type="float">
            <text:p>0.9697893213</text:p>
          </table:table-cell>
          <table:table-cell office:value-type="float" office:value="0.0024470374927" calcext:value-type="float">
            <text:p>0.0024470375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69847825584" calcext:value-type="float">
            <text:p>0.9698478256</text:p>
          </table:table-cell>
          <table:table-cell office:value-type="float" office:value="0.00182086675345" calcext:value-type="float">
            <text:p>0.001820866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0332188988" calcext:value-type="float">
            <text:p>0.970332189</text:p>
          </table:table-cell>
          <table:table-cell office:value-type="float" office:value="0.00275379229152" calcext:value-type="float">
            <text:p>0.002753792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0498068883" calcext:value-type="float">
            <text:p>0.9704980689</text:p>
          </table:table-cell>
          <table:table-cell office:value-type="float" office:value="0.00253764692632" calcext:value-type="float">
            <text:p>0.0025376469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1049877874" calcext:value-type="float">
            <text:p>0.9710498779</text:p>
          </table:table-cell>
          <table:table-cell office:value-type="float" office:value="0.000683678472837" calcext:value-type="float">
            <text:p>0.000683678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10573621" calcext:value-type="float">
            <text:p>0.9710573621</text:p>
          </table:table-cell>
          <table:table-cell office:value-type="float" office:value="0.00123200502522" calcext:value-type="float">
            <text:p>0.001232005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1152003846" calcext:value-type="float">
            <text:p>0.9711520038</text:p>
          </table:table-cell>
          <table:table-cell office:value-type="float" office:value="0.00140266099215" calcext:value-type="float">
            <text:p>0.001402661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1318054461" calcext:value-type="float">
            <text:p>0.9713180545</text:p>
          </table:table-cell>
          <table:table-cell office:value-type="float" office:value="0.000973302815989" calcext:value-type="float">
            <text:p>0.0009733028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15429161" calcext:value-type="float">
            <text:p>0.9715429161</text:p>
          </table:table-cell>
          <table:table-cell office:value-type="float" office:value="0.00185530316169" calcext:value-type="float">
            <text:p>0.0018553032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2123836028" calcext:value-type="float">
            <text:p>0.972123836</text:p>
          </table:table-cell>
          <table:table-cell office:value-type="float" office:value="0.00197724596979" calcext:value-type="float">
            <text:p>0.00197724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2144297458" calcext:value-type="float">
            <text:p>0.9721442975</text:p>
          </table:table-cell>
          <table:table-cell office:value-type="float" office:value="0.00196954708163" calcext:value-type="float">
            <text:p>0.001969547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2176393844" calcext:value-type="float">
            <text:p>0.9721763938</text:p>
          </table:table-cell>
          <table:table-cell office:value-type="float" office:value="0.00118358741236" calcext:value-type="float">
            <text:p>0.001183587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2225709301" calcext:value-type="float">
            <text:p>0.9722257093</text:p>
          </table:table-cell>
          <table:table-cell office:value-type="float" office:value="0.00120780981404" calcext:value-type="float">
            <text:p>0.001207809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2416720785" calcext:value-type="float">
            <text:p>0.9724167208</text:p>
          </table:table-cell>
          <table:table-cell office:value-type="float" office:value="0.000727087996428" calcext:value-type="float">
            <text:p>0.000727088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2592568119" calcext:value-type="float">
            <text:p>0.9725925681</text:p>
          </table:table-cell>
          <table:table-cell office:value-type="float" office:value="0.00201054733506" calcext:value-type="float">
            <text:p>0.002010547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3196692435" calcext:value-type="float">
            <text:p>0.9731966924</text:p>
          </table:table-cell>
          <table:table-cell office:value-type="float" office:value="0.00133981139096" calcext:value-type="float">
            <text:p>0.00133981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3696993484" calcext:value-type="float">
            <text:p>0.9736969935</text:p>
          </table:table-cell>
          <table:table-cell office:value-type="float" office:value="0.00169073510185" calcext:value-type="float">
            <text:p>0.0016907351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3872387762" calcext:value-type="float">
            <text:p>0.9738723878</text:p>
          </table:table-cell>
          <table:table-cell office:value-type="float" office:value="0.001906970124" calcext:value-type="float">
            <text:p>0.001906970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4033638782" calcext:value-type="float">
            <text:p>0.9740336388</text:p>
          </table:table-cell>
          <table:table-cell office:value-type="float" office:value="0.00164859616825" calcext:value-type="float">
            <text:p>0.0016485962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4166987063" calcext:value-type="float">
            <text:p>0.9741669871</text:p>
          </table:table-cell>
          <table:table-cell office:value-type="float" office:value="0.00120043356524" calcext:value-type="float">
            <text:p>0.001200433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4378233281" calcext:value-type="float">
            <text:p>0.9743782333</text:p>
          </table:table-cell>
          <table:table-cell office:value-type="float" office:value="0.000966333264907" calcext:value-type="float">
            <text:p>0.0009663333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4475179788" calcext:value-type="float">
            <text:p>0.9744751798</text:p>
          </table:table-cell>
          <table:table-cell office:value-type="float" office:value="0.00102821059392" calcext:value-type="float">
            <text:p>0.001028210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4679278597" calcext:value-type="float">
            <text:p>0.9746792786</text:p>
          </table:table-cell>
          <table:table-cell office:value-type="float" office:value="0.00173298055762" calcext:value-type="float">
            <text:p>0.001732980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4778361705" calcext:value-type="float">
            <text:p>0.9747783617</text:p>
          </table:table-cell>
          <table:table-cell office:value-type="float" office:value="0.00106225843277" calcext:value-type="float">
            <text:p>0.001062258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5534718224" calcext:value-type="float">
            <text:p>0.9755347182</text:p>
          </table:table-cell>
          <table:table-cell office:value-type="float" office:value="0.000315390733061" calcext:value-type="float">
            <text:p>0.0003153907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n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visibility="filter">
          <table:table-cell office:value-type="float" office:value="0.976157033561" calcext:value-type="float">
            <text:p>0.9761570336</text:p>
          </table:table-cell>
          <table:table-cell office:value-type="float" office:value="0.00161142957933" calcext:value-type="float">
            <text:p>0.0016114296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opy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 table:number-rows-repeated="104565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  <table:database-ranges>
        <table:database-range table:name="__Anonymous_Sheet_DB__0" table:target-range-address="Sheet1.A1:Sheet1.G2917" table:display-filter-buttons="true">
          <table:filter>
            <table:filter-and>
              <table:filter-condition table:field-number="2" table:value="sqrt" table:operator="=">
                <table:filter-set-item table:value="sqrt"/>
                <table:filter-set-item table:value="None"/>
              </table:filter-condition>
              <table:filter-condition table:field-number="6" table:value="2" table:operator="="/>
              <table:filter-condition table:field-number="3" table:value="8192" table:operator="=">
                <table:filter-set-item table:value="8192"/>
                <table:filter-set-item table:value="512"/>
                <table:filter-set-item table:value="2048"/>
              </table:filter-condition>
              <table:filter-condition table:field-number="5" table:value="14" table:operator="="/>
              <table:filter-condition table:field-number="4" table:value="entropy" table:operator="=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0:34:40.515020557</dc:date>
    <meta:editing-duration>P15824DT17H31M44S</meta:editing-duration>
    <meta:document-statistic meta:table-count="1" meta:cell-count="20419" meta:object-count="0"/>
    <meta:generator>LibreOffice/4.2.8.2$Linux_X86_64 LibreOffice_project/420m0$Build-2</meta:generator>
  </office:meta>
</office:document-meta>
</file>